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13000005C4F629856C.png" manifest:media-type="image/png"/>
  <manifest:file-entry manifest:full-path="Pictures/100000010000058E000003714518E11F.png" manifest:media-type="image/png"/>
  <manifest:file-entry manifest:full-path="Pictures/100000010000057B0000049D95859FED.png" manifest:media-type="image/png"/>
  <manifest:file-entry manifest:full-path="Pictures/10000001000006F6000003721E6B7688.png" manifest:media-type="image/png"/>
  <manifest:file-entry manifest:full-path="Pictures/1000000100000825000002DD47CB06D5.png" manifest:media-type="image/png"/>
  <manifest:file-entry manifest:full-path="Pictures/10000000000000C8000000C8AF795E6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drawing:1.0" xmlns:ns4="urn:org:documentfoundation:names:experimental:office:xmlns:loext:1.0" xmlns:ns5="urn:oasis:names:tc:opendocument:xmlns:xsl-fo-compatible:1.0" xmlns:ns6="urn:oasis:names:tc:opendocument:xmlns:text:1.0" xmlns:ns7="http://www.w3.org/1999/xlink" ns0:version="1.4">
  <ns0:scripts/>
  <ns0:font-face-decls>
    <ns1:font-face ns1:name="Courier" ns2:font-family="Courier"/>
    <ns1:font-face ns1:name="DejaVu Sans" ns2:font-family="'DejaVu Sans'" ns1:font-family-generic="system" ns1:font-pitch="variable"/>
    <ns1:font-face ns1:name="Helvetica" ns2:font-family="Helvetica"/>
    <ns1:font-face ns1:name="Liberation Sans" ns2:font-family="'Liberation Sans'" ns1:font-family-generic="roman" ns1:font-pitch="variable"/>
    <ns1:font-face ns1:name="Liberation Serif" ns2:font-family="'Liberation Serif'" ns1:font-family-generic="roman" ns1:font-pitch="variable"/>
    <ns1:font-face ns1:name="Noto Sans" ns2:font-family="'Noto Sans'" ns1:font-family-generic="roman" ns1:font-pitch="variable"/>
    <ns1:font-face ns1:name="Noto Sans CJK SC" ns2:font-family="'Noto Sans CJK SC'" ns1:font-family-generic="system" ns1:font-pitch="variable"/>
    <ns1:font-face ns1:name="Noto Sans Devanagari" ns2:font-family="'Noto Sans Devanagari'" ns1:font-family-generic="system" ns1:font-pitch="variable"/>
    <ns1:font-face ns1:name="Noto Sans1" ns2:font-family="'Noto Sans'" ns1:font-family-generic="system" ns1:font-pitch="variable"/>
    <ns1:font-face ns1:name="Symbol" ns2:font-family="Symbol"/>
    <ns1:font-face ns1:name="ZapfDingbats" ns2:font-family="ZapfDingbats"/>
  </ns0:font-face-decls>
  <ns0:automatic-styles>
    <ns1:style ns1:name="dp1" ns1:family="drawing-page"/>
    <ns1:style ns1:name="gr1" ns1:family="graphic" ns1:parent-style-name="standard">
      <ns1:graphic-properties ns3:stroke="none" ns3:fill="solid" ns3:fill-color="#1e3a5f" ns4:decorative="false"/>
    </ns1:style>
    <ns1:style ns1:name="gr2" ns1:family="graphic" ns1:parent-style-name="standard">
      <ns1:graphic-properties ns3:stroke="none" ns3:fill="none" ns3:textarea-horizontal-align="left" ns3:textarea-vertical-align="top" ns3:auto-grow-height="true" ns3:auto-grow-width="true" ns5:min-height="0.228cm" ns5:min-width="0.228cm" ns5:padding-top="0cm" ns5:padding-bottom="0cm" ns5:padding-left="0cm" ns5:padding-right="0cm" ns4:decorative="false"/>
      <ns1:paragraph-properties ns1:writing-mode="lr-tb"/>
    </ns1:style>
    <ns1:style ns1:name="gr3" ns1:family="graphic" ns1:parent-style-name="standard">
      <ns1:graphic-properties ns3:stroke="none" ns3:fill="none" ns3:textarea-horizontal-align="left" ns3:textarea-vertical-align="top" ns3:auto-grow-height="true" ns3:auto-grow-width="true" ns5:min-height="0cm" ns5:min-width="0cm" ns5:padding-top="0cm" ns5:padding-bottom="0cm" ns5:padding-left="0cm" ns5:padding-right="0cm" ns1:mirror="none" ns4:decorative="false"/>
    </ns1:style>
    <ns1:style ns1:name="gr4" ns1:family="graphic" ns1:parent-style-name="standard">
      <ns1:graphic-properties ns3:stroke="none" ns3:fill="none" ns3:textarea-horizontal-align="left" ns3:textarea-vertical-align="top" ns3:auto-grow-height="true" ns3:auto-grow-width="true" ns5:min-height="0.775cm" ns5:min-width="0.775cm" ns5:padding-top="0cm" ns5:padding-bottom="0cm" ns5:padding-left="0cm" ns5:padding-right="0cm" ns4:decorative="false"/>
      <ns1:paragraph-properties ns1:writing-mode="lr-tb"/>
    </ns1:style>
    <ns1:style ns1:name="gr5" ns1:family="graphic" ns1:parent-style-name="standard">
      <ns1:graphic-properties ns3:stroke="none" ns3:fill="none" ns3:textarea-horizontal-align="left" ns3:textarea-vertical-align="top" ns3:auto-grow-height="true" ns3:auto-grow-width="true" ns5:min-height="0.422cm" ns5:min-width="0.422cm" ns5:padding-top="0cm" ns5:padding-bottom="0cm" ns5:padding-left="0cm" ns5:padding-right="0cm" ns4:decorative="false"/>
      <ns1:paragraph-properties ns1:writing-mode="lr-tb"/>
    </ns1:style>
    <ns1:style ns1:name="gr6" ns1:family="graphic" ns1:parent-style-name="standard">
      <ns1:graphic-properties ns3:stroke="none" ns3:fill="solid" ns3:fill-color="#f5f5f5" ns4:decorative="false"/>
    </ns1:style>
    <ns1:style ns1:name="gr7" ns1:family="graphic" ns1:parent-style-name="standard">
      <ns1:graphic-properties ns3:stroke="none" ns3:fill="none" ns3:textarea-horizontal-align="left" ns3:textarea-vertical-align="top" ns3:auto-grow-height="true" ns3:auto-grow-width="true" ns5:min-height="0.317cm" ns5:min-width="0.317cm" ns5:padding-top="0cm" ns5:padding-bottom="0cm" ns5:padding-left="0cm" ns5:padding-right="0cm" ns4:decorative="false"/>
      <ns1:paragraph-properties ns1:writing-mode="lr-tb"/>
    </ns1:style>
    <ns1:style ns1:name="gr8" ns1:family="graphic" ns1:parent-style-name="standard">
      <ns1:graphic-properties ns3:stroke="solid" ns2:stroke-width="0.01cm" ns2:stroke-color="#cccccc" ns3:stroke-linejoin="round" ns2:stroke-linecap="round" ns3:fill="none" ns5:padding-top="0.005cm" ns5:padding-bottom="0.005cm" ns5:padding-left="0.005cm" ns5:padding-right="0.005cm" ns4:decorative="false"/>
    </ns1:style>
    <ns1:style ns1:name="gr9" ns1:family="graphic" ns1:parent-style-name="standard">
      <ns1:graphic-properties ns3:stroke="solid" ns2:stroke-width="0.017cm" ns2:stroke-color="#2c5f8a" ns3:stroke-linejoin="round" ns2:stroke-linecap="round" ns3:fill="none" ns5:padding-top="0.008cm" ns5:padding-bottom="0.008cm" ns5:padding-left="0.008cm" ns5:padding-right="0.008cm" ns4:decorative="false"/>
    </ns1:style>
    <ns1:style ns1:name="gr10" ns1:family="graphic" ns1:parent-style-name="standard">
      <ns1:graphic-properties ns3:stroke="none" ns3:fill="none" ns3:textarea-horizontal-align="left" ns3:textarea-vertical-align="top" ns3:auto-grow-height="true" ns3:auto-grow-width="true" ns5:min-height="0.334cm" ns5:min-width="0.334cm" ns5:padding-top="0cm" ns5:padding-bottom="0cm" ns5:padding-left="0cm" ns5:padding-right="0cm" ns4:decorative="false"/>
      <ns1:paragraph-properties ns1:writing-mode="lr-tb"/>
    </ns1:style>
    <ns1:style ns1:name="gr11" ns1:family="graphic" ns1:parent-style-name="standard">
      <ns1:graphic-properties ns3:stroke="none" ns3:fill="solid" ns3:fill-color="#d6e4f0" ns4:decorative="false"/>
    </ns1:style>
    <ns1:style ns1:name="gr12" ns1:family="graphic" ns1:parent-style-name="standard">
      <ns1:graphic-properties ns3:stroke="none" ns3:fill="none" ns3:textarea-horizontal-align="left" ns3:textarea-vertical-align="top" ns3:auto-grow-height="true" ns3:auto-grow-width="true" ns5:min-height="0.458cm" ns5:min-width="0.458cm" ns5:padding-top="0cm" ns5:padding-bottom="0cm" ns5:padding-left="0cm" ns5:padding-right="0cm" ns4:decorative="false"/>
      <ns1:paragraph-properties ns1:writing-mode="lr-tb"/>
    </ns1:style>
    <ns1:style ns1:name="gr13" ns1:family="graphic" ns1:parent-style-name="standard">
      <ns1:graphic-properties ns3:stroke="none" ns3:fill="none" ns3:textarea-horizontal-align="left" ns3:textarea-vertical-align="top" ns3:auto-grow-height="true" ns3:auto-grow-width="true" ns5:min-height="0.705cm" ns5:min-width="0.705cm" ns5:padding-top="0cm" ns5:padding-bottom="0cm" ns5:padding-left="0cm" ns5:padding-right="0cm" ns4:decorative="false"/>
      <ns1:paragraph-properties ns1:writing-mode="lr-tb"/>
    </ns1:style>
    <ns1:style ns1:name="gr14" ns1:family="graphic" ns1:parent-style-name="standard">
      <ns1:graphic-properties ns3:stroke="none" ns3:fill="none" ns3:textarea-horizontal-align="left" ns3:textarea-vertical-align="top" ns3:auto-grow-height="true" ns3:auto-grow-width="true" ns5:min-height="0.264cm" ns5:min-width="0.264cm" ns5:padding-top="0cm" ns5:padding-bottom="0cm" ns5:padding-left="0cm" ns5:padding-right="0cm" ns4:decorative="false"/>
      <ns1:paragraph-properties ns1:writing-mode="lr-tb"/>
    </ns1:style>
    <ns1:style ns1:name="gr15" ns1:family="graphic" ns1:parent-style-name="standard">
      <ns1:graphic-properties ns3:stroke="solid" ns2:stroke-width="0.01cm" ns2:stroke-color="#2c5f8a" ns3:stroke-linejoin="round" ns2:stroke-linecap="round" ns3:fill="none" ns5:padding-top="0.005cm" ns5:padding-bottom="0.005cm" ns5:padding-left="0.005cm" ns5:padding-right="0.005cm" ns4:decorative="false"/>
    </ns1:style>
    <ns1:style ns1:name="gr16" ns1:family="graphic" ns1:parent-style-name="standard">
      <ns1:graphic-properties ns3:stroke="none" ns3:fill="none" ns3:textarea-horizontal-align="left" ns3:textarea-vertical-align="top" ns3:auto-grow-height="true" ns3:auto-grow-width="true" ns5:min-height="0.387cm" ns5:min-width="0.387cm" ns5:padding-top="0cm" ns5:padding-bottom="0cm" ns5:padding-left="0cm" ns5:padding-right="0cm" ns4:decorative="false"/>
      <ns1:paragraph-properties ns1:writing-mode="lr-tb"/>
    </ns1:style>
    <ns1:style ns1:name="gr17" ns1:family="graphic" ns1:parent-style-name="standard">
      <ns1:graphic-properties ns3:stroke="solid" ns2:stroke-width="0.028cm" ns2:stroke-color="#2c5f8a" ns3:stroke-linejoin="round" ns2:stroke-linecap="round" ns3:fill="none" ns5:padding-top="0.014cm" ns5:padding-bottom="0.014cm" ns5:padding-left="0.014cm" ns5:padding-right="0.014cm" ns4:decorative="false"/>
    </ns1:style>
    <ns1:style ns1:name="gr18" ns1:family="graphic" ns1:parent-style-name="standard">
      <ns1:graphic-properties ns3:stroke="none" ns3:fill="solid" ns3:fill-color="#ffffff" ns4:decorative="false"/>
    </ns1:style>
    <ns1:style ns1:name="gr19" ns1:family="graphic" ns1:parent-style-name="standard">
      <ns1:graphic-properties ns3:stroke="none" ns3:fill="none" ns3:textarea-horizontal-align="left" ns3:textarea-vertical-align="top" ns3:auto-grow-height="true" ns3:auto-grow-width="true" ns5:min-height="0.281cm" ns5:min-width="0.281cm" ns5:padding-top="0cm" ns5:padding-bottom="0cm" ns5:padding-left="0cm" ns5:padding-right="0cm" ns4:decorative="false"/>
      <ns1:paragraph-properties ns1:writing-mode="lr-tb"/>
    </ns1:style>
    <ns1:style ns1:name="gr20" ns1:family="graphic" ns1:parent-style-name="standard">
      <ns1:graphic-properties ns3:stroke="none" ns3:fill="solid" ns3:fill-color="#fff3cd" ns4:decorative="false"/>
    </ns1:style>
    <ns1:style ns1:name="gr21" ns1:family="graphic" ns1:parent-style-name="standard">
      <ns1:graphic-properties ns3:stroke="solid" ns2:stroke-width="0.028cm" ns2:stroke-color="#e6c200" ns3:stroke-linejoin="round" ns2:stroke-linecap="round" ns3:fill="none" ns5:padding-top="0.014cm" ns5:padding-bottom="0.014cm" ns5:padding-left="0.014cm" ns5:padding-right="0.014cm" ns4:decorative="false"/>
    </ns1:style>
    <ns1:style ns1:name="gr22" ns1:family="graphic" ns1:parent-style-name="standard">
      <ns1:graphic-properties ns3:stroke="none" ns3:fill="solid" ns3:fill-color="#c0392b" ns4:decorative="false"/>
    </ns1:style>
    <ns1:style ns1:name="gr23" ns1:family="graphic" ns1:parent-style-name="standard">
      <ns1:graphic-properties ns3:stroke="none" ns3:fill="none" ns3:textarea-horizontal-align="left" ns3:textarea-vertical-align="top" ns3:auto-grow-height="true" ns3:auto-grow-width="true" ns5:min-height="0.299cm" ns5:min-width="0.299cm" ns5:padding-top="0cm" ns5:padding-bottom="0cm" ns5:padding-left="0cm" ns5:padding-right="0cm" ns4:decorative="false"/>
      <ns1:paragraph-properties ns1:writing-mode="lr-tb"/>
    </ns1:style>
    <ns1:style ns1:name="gr24" ns1:family="graphic" ns1:parent-style-name="standard">
      <ns1:graphic-properties ns3:stroke="none" ns3:fill="none" ns3:textarea-horizontal-align="left" ns3:textarea-vertical-align="top" ns3:auto-grow-height="true" ns3:auto-grow-width="true" ns5:min-height="0.352cm" ns5:min-width="0.352cm" ns5:padding-top="0cm" ns5:padding-bottom="0cm" ns5:padding-left="0cm" ns5:padding-right="0cm" ns4:decorative="false"/>
      <ns1:paragraph-properties ns1:writing-mode="lr-tb"/>
    </ns1:style>
    <ns1:style ns1:name="gr25" ns1:family="graphic" ns1:parent-style-name="standard">
      <ns1:graphic-properties ns3:stroke="solid" ns2:stroke-width="0.017cm" ns2:stroke-color="#cccccc" ns3:stroke-linejoin="round" ns2:stroke-linecap="round" ns3:fill="none" ns5:padding-top="0.008cm" ns5:padding-bottom="0.008cm" ns5:padding-left="0.008cm" ns5:padding-right="0.008cm" ns4:decorative="false"/>
    </ns1:style>
    <ns1:style ns1:name="gr26" ns1:family="graphic" ns1:parent-style-name="standard">
      <ns1:graphic-properties ns3:stroke="none" ns3:fill="solid" ns3:fill-color="#e67e22" ns4:decorative="false"/>
    </ns1:style>
    <ns1:style ns1:name="gr27" ns1:family="graphic" ns1:parent-style-name="standard">
      <ns1:graphic-properties ns3:stroke="none" ns3:fill="solid" ns3:fill-color="#2c5f8a" ns4:decorative="false"/>
    </ns1:style>
    <ns1:style ns1:name="gr28" ns1:family="graphic" ns1:parent-style-name="standard">
      <ns1:graphic-properties ns3:stroke="none" ns3:fill="solid" ns3:fill-color="#e8f4fd" ns4:decorative="false"/>
    </ns1:style>
    <ns1:style ns1:name="gr29" ns1:family="graphic" ns1:parent-style-name="standard">
      <ns1:graphic-properties ns3:stroke="solid" ns2:stroke-width="0.035cm" ns2:stroke-color="#2c5f8a" ns3:stroke-linejoin="round" ns2:stroke-linecap="round" ns3:fill="none" ns5:padding-top="0.017cm" ns5:padding-bottom="0.017cm" ns5:padding-left="0.017cm" ns5:padding-right="0.017cm" ns4:decorative="false"/>
    </ns1:style>
    <ns1:style ns1:name="gr30" ns1:family="graphic" ns1:parent-style-name="standard">
      <ns1:graphic-properties ns3:stroke="none" ns3:fill="solid" ns3:fill-color="#1e1e2e" ns4:decorative="false"/>
    </ns1:style>
    <ns1:style ns1:name="gr31" ns1:family="graphic" ns1:parent-style-name="standard">
      <ns1:graphic-properties ns3:stroke="solid" ns2:stroke-width="0.017cm" ns2:stroke-color="#585b70" ns3:stroke-linejoin="round" ns2:stroke-linecap="round" ns3:fill="none" ns5:padding-top="0.008cm" ns5:padding-bottom="0.008cm" ns5:padding-left="0.008cm" ns5:padding-right="0.008cm" ns4:decorative="false"/>
    </ns1:style>
    <ns1:style ns1:name="P1" ns1:family="paragraph">
      <ns4:graphic-properties ns3:fill="solid" ns3:fill-color="#1e3a5f"/>
    </ns1:style>
    <ns1:style ns1:name="P2" ns1:family="paragraph">
      <ns1:paragraph-properties ns5:text-align="start" ns1:writing-mode="lr-tb"/>
    </ns1:style>
    <ns1:style ns1:name="P3" ns1:family="paragraph">
      <ns4:graphic-properties ns3:fill="none"/>
      <ns1:text-properties ns5:font-size="6.5pt" ns1:font-size-asian="6.5pt" ns1:font-size-complex="6.5pt"/>
    </ns1:style>
    <ns1:style ns1:name="P4" ns1:family="paragraph">
      <ns4:graphic-properties ns3:fill="none"/>
    </ns1:style>
    <ns1:style ns1:name="P5" ns1:family="paragraph">
      <ns4:graphic-properties ns3:fill="none"/>
      <ns1:text-properties ns5:font-size="22pt" ns1:font-size-asian="22pt" ns1:font-size-complex="22pt"/>
    </ns1:style>
    <ns1:style ns1:name="P6" ns1:family="paragraph">
      <ns4:graphic-properties ns3:fill="none"/>
      <ns1:text-properties ns5:font-size="12pt" ns1:font-size-asian="12pt" ns1:font-size-complex="12pt"/>
    </ns1:style>
    <ns1:style ns1:name="P7" ns1:family="paragraph">
      <ns4:graphic-properties ns3:fill="solid" ns3:fill-color="#f5f5f5"/>
    </ns1:style>
    <ns1:style ns1:name="P8" ns1:family="paragraph">
      <ns4:graphic-properties ns3:fill="none"/>
      <ns1:text-properties ns5:font-size="9pt" ns1:font-size-asian="9pt" ns1:font-size-complex="9pt"/>
    </ns1:style>
    <ns1:style ns1:name="P9" ns1:family="paragraph">
      <ns4:graphic-properties ns3:fill="none"/>
      <ns1:text-properties ns5:font-size="9.5pt" ns1:font-size-asian="9.5pt" ns1:font-size-complex="9.5pt"/>
    </ns1:style>
    <ns1:style ns1:name="P10" ns1:family="paragraph">
      <ns4:graphic-properties ns3:fill="solid" ns3:fill-color="#d6e4f0"/>
    </ns1:style>
    <ns1:style ns1:name="P11" ns1:family="paragraph">
      <ns4:graphic-properties ns3:fill="none"/>
      <ns1:text-properties ns5:font-size="13pt" ns1:font-size-asian="13pt" ns1:font-size-complex="13pt"/>
    </ns1:style>
    <ns1:style ns1:name="P12" ns1:family="paragraph">
      <ns4:graphic-properties ns3:fill="none"/>
      <ns1:text-properties ns5:font-size="20pt" ns1:font-size-asian="20pt" ns1:font-size-complex="20pt"/>
    </ns1:style>
    <ns1:style ns1:name="P13" ns1:family="paragraph">
      <ns4:graphic-properties ns3:fill="none"/>
      <ns1:text-properties ns5:font-size="7.5pt" ns1:font-size-asian="7.5pt" ns1:font-size-complex="7.5pt"/>
    </ns1:style>
    <ns1:style ns1:name="P14" ns1:family="paragraph">
      <ns4:graphic-properties ns3:fill="none"/>
      <ns1:text-properties ns5:font-size="11pt" ns1:font-size-asian="11pt" ns1:font-size-complex="11pt"/>
    </ns1:style>
    <ns1:style ns1:name="P15" ns1:family="paragraph">
      <ns4:graphic-properties ns3:fill="solid" ns3:fill-color="#ffffff"/>
    </ns1:style>
    <ns1:style ns1:name="P16" ns1:family="paragraph">
      <ns4:graphic-properties ns3:fill="none"/>
      <ns1:text-properties ns5:font-size="8pt" ns1:font-size-asian="8pt" ns1:font-size-complex="8pt"/>
    </ns1:style>
    <ns1:style ns1:name="P17" ns1:family="paragraph">
      <ns4:graphic-properties ns3:fill="solid" ns3:fill-color="#fff3cd"/>
    </ns1:style>
    <ns1:style ns1:name="P18" ns1:family="paragraph">
      <ns4:graphic-properties ns3:fill="solid" ns3:fill-color="#c0392b"/>
    </ns1:style>
    <ns1:style ns1:name="P19" ns1:family="paragraph">
      <ns4:graphic-properties ns3:fill="none"/>
      <ns1:text-properties ns5:font-size="8.5pt" ns1:font-size-asian="8.5pt" ns1:font-size-complex="8.5pt"/>
    </ns1:style>
    <ns1:style ns1:name="P20" ns1:family="paragraph">
      <ns4:graphic-properties ns3:fill="none"/>
      <ns1:text-properties ns5:font-size="10pt" ns1:font-size-asian="10pt" ns1:font-size-complex="10pt"/>
    </ns1:style>
    <ns1:style ns1:name="P21" ns1:family="paragraph">
      <ns4:graphic-properties ns3:fill="solid" ns3:fill-color="#e67e22"/>
    </ns1:style>
    <ns1:style ns1:name="P22" ns1:family="paragraph">
      <ns4:graphic-properties ns3:fill="solid" ns3:fill-color="#2c5f8a"/>
    </ns1:style>
    <ns1:style ns1:name="P23" ns1:family="paragraph">
      <ns4:graphic-properties ns3:fill="solid" ns3:fill-color="#e8f4fd"/>
    </ns1:style>
    <ns1:style ns1:name="P24" ns1:family="paragraph">
      <ns4:graphic-properties ns3:fill="solid" ns3:fill-color="#1e1e2e"/>
    </ns1:style>
    <ns1:style ns1:name="T1" ns1:family="text">
      <ns1:text-properties ns5:color="#ffffff" ns4:opacity="100%" ns1:font-name="Helvetica" ns5:font-size="6.5pt" ns5:font-weight="normal" ns1:font-name-asian="Helvetica" ns1:font-size-asian="6.5pt" ns1:font-weight-asian="normal" ns1:font-name-complex="Helvetica" ns1:font-size-complex="6.5pt" ns1:font-weight-complex="normal"/>
    </ns1:style>
    <ns1:style ns1:name="T2" ns1:family="text">
      <ns1:text-properties ns5:color="#ffffff" ns4:opacity="100%" ns1:font-name="Helvetica" ns5:font-size="22pt" ns5:font-weight="bold" ns1:font-name-asian="Helvetica" ns1:font-size-asian="22pt" ns1:font-weight-asian="bold" ns1:font-name-complex="Helvetica" ns1:font-size-complex="22pt" ns1:font-weight-complex="bold"/>
    </ns1:style>
    <ns1:style ns1:name="T3" ns1:family="text">
      <ns1:text-properties ns5:color="#d6e4f0" ns4:opacity="100%" ns1:font-name="Helvetica" ns5:font-size="12pt" ns5:font-weight="normal" ns1:font-name-asian="Helvetica" ns1:font-size-asian="12pt" ns1:font-weight-asian="normal" ns1:font-name-complex="Helvetica" ns1:font-size-complex="12pt" ns1:font-weight-complex="normal"/>
    </ns1:style>
    <ns1:style ns1:name="T4" ns1:family="text">
      <ns1:text-properties ns5:color="#1e3a5f" ns4:opacity="100%" ns1:font-name="Helvetica" ns5:font-size="9pt" ns5:font-weight="bold" ns1:font-name-asian="Helvetica" ns1:font-size-asian="9pt" ns1:font-weight-asian="bold" ns1:font-name-complex="Helvetica" ns1:font-size-complex="9pt" ns1:font-weight-complex="bold"/>
    </ns1:style>
    <ns1:style ns1:name="T5" ns1:family="text">
      <ns1:text-properties ns5:color="#000333" ns4:opacity="100%" ns1:font-name="Helvetica" ns5:font-size="9pt" ns5:font-weight="normal" ns1:font-name-asian="Helvetica" ns1:font-size-asian="9pt" ns1:font-weight-asian="normal" ns1:font-name-complex="Helvetica" ns1:font-size-complex="9pt" ns1:font-weight-complex="normal"/>
    </ns1:style>
    <ns1:style ns1:name="T6" ns1:family="text">
      <ns1:text-properties ns5:color="#000000" ns4:opacity="100%" ns1:font-name="Helvetica" ns5:font-size="9.5pt" ns5:font-weight="normal" ns1:font-name-asian="Helvetica" ns1:font-size-asian="9.5pt" ns1:font-weight-asian="normal" ns1:font-name-complex="Helvetica" ns1:font-size-complex="9.5pt" ns1:font-weight-complex="normal"/>
    </ns1:style>
    <ns1:style ns1:name="T7" ns1:family="text">
      <ns1:text-properties ns5:color="#ffffff" ns4:opacity="100%" ns1:font-name="Helvetica" ns5:font-size="13pt" ns5:font-weight="bold" ns1:font-name-asian="Helvetica" ns1:font-size-asian="13pt" ns1:font-weight-asian="bold" ns1:font-name-complex="Helvetica" ns1:font-size-complex="13pt" ns1:font-weight-complex="bold"/>
    </ns1:style>
    <ns1:style ns1:name="T8" ns1:family="text">
      <ns1:text-properties ns5:color="#1e3a5f" ns4:opacity="100%" ns1:font-name="Helvetica" ns5:font-size="20pt" ns5:font-weight="bold" ns1:font-name-asian="Helvetica" ns1:font-size-asian="20pt" ns1:font-weight-asian="bold" ns1:font-name-complex="Helvetica" ns1:font-size-complex="20pt" ns1:font-weight-complex="bold"/>
    </ns1:style>
    <ns1:style ns1:name="T9" ns1:family="text">
      <ns1:text-properties ns5:color="#000666" ns4:opacity="100%" ns1:font-name="Helvetica" ns5:font-size="7.5pt" ns5:font-weight="normal" ns1:font-name-asian="Helvetica" ns1:font-size-asian="7.5pt" ns1:font-weight-asian="normal" ns1:font-name-complex="Helvetica" ns1:font-size-complex="7.5pt" ns1:font-weight-complex="normal"/>
    </ns1:style>
    <ns1:style ns1:name="T10" ns1:family="text">
      <ns1:text-properties ns5:color="#1e3a5f" ns4:opacity="100%" ns1:font-name="Helvetica" ns5:font-size="11pt" ns5:font-weight="bold" ns1:font-name-asian="Helvetica" ns1:font-size-asian="11pt" ns1:font-weight-asian="bold" ns1:font-name-complex="Helvetica" ns1:font-size-complex="11pt" ns1:font-weight-complex="bold"/>
    </ns1:style>
    <ns1:style ns1:name="T11" ns1:family="text">
      <ns1:text-properties ns5:color="#000000" ns4:opacity="100%" ns1:font-name="Helvetica" ns5:font-size="9.5pt" ns5:font-weight="bold" ns1:font-name-asian="Helvetica" ns1:font-size-asian="9.5pt" ns1:font-weight-asian="bold" ns1:font-name-complex="Helvetica" ns1:font-size-complex="9.5pt" ns1:font-weight-complex="bold"/>
    </ns1:style>
    <ns1:style ns1:name="T12" ns1:family="text">
      <ns1:text-properties ns5:color="#000000" ns4:opacity="100%" ns1:font-name="Symbol" ns5:font-size="9.5pt" ns5:font-weight="normal" ns1:font-name-asian="Symbol" ns1:font-size-asian="9.5pt" ns1:font-weight-asian="normal" ns1:font-name-complex="Symbol" ns1:font-size-complex="9.5pt" ns1:font-weight-complex="normal"/>
    </ns1:style>
    <ns1:style ns1:name="T13" ns1:family="text">
      <ns1:text-properties ns5:color="#000555" ns4:opacity="100%" ns1:font-name="Helvetica" ns5:font-size="8pt" ns5:font-weight="normal" ns1:font-name-asian="Helvetica" ns1:font-size-asian="8pt" ns1:font-weight-asian="normal" ns1:font-name-complex="Helvetica" ns1:font-size-complex="8pt" ns1:font-weight-complex="normal"/>
    </ns1:style>
    <ns1:style ns1:name="T14" ns1:family="text">
      <ns1:text-properties ns5:color="#000000" ns4:opacity="100%" ns1:font-name="ZapfDingbats" ns5:font-size="9.5pt" ns5:font-weight="normal" ns1:font-name-asian="ZapfDingbats" ns1:font-size-asian="9.5pt" ns1:font-weight-asian="normal" ns1:font-name-complex="ZapfDingbats" ns1:font-size-complex="9.5pt" ns1:font-weight-complex="normal"/>
    </ns1:style>
    <ns1:style ns1:name="T15" ns1:family="text">
      <ns1:text-properties ns5:color="#ffffff" ns4:opacity="100%" ns1:font-name="Helvetica" ns5:font-size="8.5pt" ns5:font-weight="bold" ns1:font-name-asian="Helvetica" ns1:font-size-asian="8.5pt" ns1:font-weight-asian="bold" ns1:font-name-complex="Helvetica" ns1:font-size-complex="8.5pt" ns1:font-weight-complex="bold"/>
    </ns1:style>
    <ns1:style ns1:name="T16" ns1:family="text">
      <ns1:text-properties ns5:color="#1e3a5f" ns4:opacity="100%" ns1:font-name="Helvetica" ns5:font-size="10pt" ns5:font-weight="bold" ns1:font-name-asian="Helvetica" ns1:font-size-asian="10pt" ns1:font-weight-asian="bold" ns1:font-name-complex="Helvetica" ns1:font-size-complex="10pt" ns1:font-weight-complex="bold"/>
    </ns1:style>
    <ns1:style ns1:name="T17" ns1:family="text">
      <ns1:text-properties ns5:color="#1e3a5f" ns4:opacity="100%" ns1:font-name="ZapfDingbats" ns5:font-size="9pt" ns5:font-weight="normal" ns1:font-name-asian="ZapfDingbats" ns1:font-size-asian="9pt" ns1:font-weight-asian="normal" ns1:font-name-complex="ZapfDingbats" ns1:font-size-complex="9pt" ns1:font-weight-complex="normal"/>
    </ns1:style>
    <ns1:style ns1:name="T18" ns1:family="text">
      <ns1:text-properties ns5:color="#2c5f8a" ns4:opacity="100%" ns1:font-name="Helvetica" ns5:font-size="9pt" ns5:font-style="italic" ns5:font-weight="normal" ns1:font-name-asian="Helvetica" ns1:font-size-asian="9pt" ns1:font-style-asian="italic" ns1:font-weight-asian="normal" ns1:font-name-complex="Helvetica" ns1:font-size-complex="9pt" ns1:font-style-complex="italic" ns1:font-weight-complex="normal"/>
    </ns1:style>
    <ns1:style ns1:name="T19" ns1:family="text">
      <ns1:text-properties ns5:color="#2c5f8a" ns4:opacity="100%" ns1:font-name="Helvetica" ns5:font-size="10pt" ns5:font-style="italic" ns5:font-weight="bold" ns1:font-name-asian="Helvetica" ns1:font-size-asian="10pt" ns1:font-style-asian="italic" ns1:font-weight-asian="bold" ns1:font-name-complex="Helvetica" ns1:font-size-complex="10pt" ns1:font-style-complex="italic" ns1:font-weight-complex="bold"/>
    </ns1:style>
    <ns1:style ns1:name="T20" ns1:family="text">
      <ns1:text-properties ns5:color="#cdd6f4" ns4:opacity="100%" ns1:font-name="Courier" ns5:font-size="7.5pt" ns5:font-weight="normal" ns1:font-name-asian="Courier" ns1:font-size-asian="7.5pt" ns1:font-weight-asian="normal" ns1:font-name-complex="Courier" ns1:font-size-complex="7.5pt" ns1:font-weight-complex="normal"/>
    </ns1:style>
    <ns1:style ns1:name="T21" ns1:family="text">
      <ns1:text-properties ns5:color="#000444" ns4:opacity="100%" ns1:font-name="Helvetica" ns5:font-size="8pt" ns5:font-weight="normal" ns1:font-name-asian="Helvetica" ns1:font-size-asian="8pt" ns1:font-weight-asian="normal" ns1:font-name-complex="Helvetica" ns1:font-size-complex="8pt" ns1:font-weight-complex="normal"/>
    </ns1:style>
    <ns1:style ns1:name="T22" ns1:family="text">
      <ns1:text-properties ns5:color="#000444" ns4:opacity="100%" ns1:font-name="Helvetica" ns5:font-size="8pt" ns5:font-weight="bold" ns1:font-name-asian="Helvetica" ns1:font-size-asian="8pt" ns1:font-weight-asian="bold" ns1:font-name-complex="Helvetica" ns1:font-size-complex="8pt" ns1:font-weight-complex="bold"/>
    </ns1:style>
    <ns6:list-style ns1:name="L1">
      <ns6:list-level-style-bullet ns6:level="1" ns6:bullet-char="●">
        <ns1:list-level-properties ns6:min-label-width="0.6cm"/>
        <ns1:text-properties ns5:font-family="OpenSymbol" ns1:use-window-font-color="true" ns5:font-size="45%"/>
      </ns6:list-level-style-bullet>
      <ns6:list-level-style-bullet ns6:level="2" ns6:bullet-char="●">
        <ns1:list-level-properties ns6:space-before="0.6cm" ns6:min-label-width="0.6cm"/>
        <ns1:text-properties ns5:font-family="OpenSymbol" ns1:use-window-font-color="true" ns5:font-size="45%"/>
      </ns6:list-level-style-bullet>
      <ns6:list-level-style-bullet ns6:level="3" ns6:bullet-char="●">
        <ns1:list-level-properties ns6:space-before="1.2cm" ns6:min-label-width="0.6cm"/>
        <ns1:text-properties ns5:font-family="OpenSymbol" ns1:use-window-font-color="true" ns5:font-size="45%"/>
      </ns6:list-level-style-bullet>
      <ns6:list-level-style-bullet ns6:level="4" ns6:bullet-char="●">
        <ns1:list-level-properties ns6:space-before="1.8cm" ns6:min-label-width="0.6cm"/>
        <ns1:text-properties ns5:font-family="OpenSymbol" ns1:use-window-font-color="true" ns5:font-size="45%"/>
      </ns6:list-level-style-bullet>
      <ns6:list-level-style-bullet ns6:level="5" ns6:bullet-char="●">
        <ns1:list-level-properties ns6:space-before="2.4cm" ns6:min-label-width="0.6cm"/>
        <ns1:text-properties ns5:font-family="OpenSymbol" ns1:use-window-font-color="true" ns5:font-size="45%"/>
      </ns6:list-level-style-bullet>
      <ns6:list-level-style-bullet ns6:level="6" ns6:bullet-char="●">
        <ns1:list-level-properties ns6:space-before="3cm" ns6:min-label-width="0.6cm"/>
        <ns1:text-properties ns5:font-family="OpenSymbol" ns1:use-window-font-color="true" ns5:font-size="45%"/>
      </ns6:list-level-style-bullet>
      <ns6:list-level-style-bullet ns6:level="7" ns6:bullet-char="●">
        <ns1:list-level-properties ns6:space-before="3.6cm" ns6:min-label-width="0.6cm"/>
        <ns1:text-properties ns5:font-family="OpenSymbol" ns1:use-window-font-color="true" ns5:font-size="45%"/>
      </ns6:list-level-style-bullet>
      <ns6:list-level-style-bullet ns6:level="8" ns6:bullet-char="●">
        <ns1:list-level-properties ns6:space-before="4.2cm" ns6:min-label-width="0.6cm"/>
        <ns1:text-properties ns5:font-family="OpenSymbol" ns1:use-window-font-color="true" ns5:font-size="45%"/>
      </ns6:list-level-style-bullet>
      <ns6:list-level-style-bullet ns6:level="9" ns6:bullet-char="●">
        <ns1:list-level-properties ns6:space-before="4.8cm" ns6:min-label-width="0.6cm"/>
        <ns1:text-properties ns5:font-family="OpenSymbol" ns1:use-window-font-color="true" ns5:font-size="45%"/>
      </ns6:list-level-style-bullet>
      <ns6:list-level-style-bullet ns6:level="10" ns6:bullet-char="●">
        <ns1:list-level-properties ns6:space-before="5.4cm" ns6:min-label-width="0.6cm"/>
        <ns1:text-properties ns5:font-family="OpenSymbol" ns1:use-window-font-color="true" ns5:font-size="45%"/>
      </ns6:list-level-style-bullet>
    </ns6:list-style>
  </ns0:automatic-styles>
  <ns0:body>
    <ns0:drawing>
      <ns3:page ns3:name="page1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7.973cm" ns2:x="1.999cm" ns2:y="2.711cm" ns2:viewBox="0 0 17002 7974" ns3:points="0,0 17002,0 17002,7974 0,7974">
          <ns6:p/>
        </ns3:polygon>
        <ns3:frame ns3:style-name="gr3" ns3:text-style-name="P4" ns3:layer="layout" ns2:width="3.199cm" ns2:height="3.199cm" ns2:x="2.471cm" ns2:y="5.098cm">
          <ns3:image ns7:href="Pictures/10000000000000C8000000C8AF795E63.jpg" ns7:type="simple" ns7:show="embed" ns7:actuate="onLoad" ns3:mime-type="image/jpeg">
            <ns6:p/>
          </ns3:image>
        </ns3:frame>
        <ns3:polygon ns3:style-name="gr1" ns3:text-style-name="P1" ns3:layer="layout" ns2:width="13cm" ns2:height="6.986cm" ns2:x="6.352cm" ns2:y="3.205cm" ns2:viewBox="0 0 13001 6987" ns3:points="0,0 13001,0 13001,6987 0,6987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1</ns6:span></ns6:p>
          </ns3:text-box>
        </ns3:frame>
        <ns3:frame ns3:style-name="gr4" ns3:text-style-name="P5" ns3:layer="layout" ns2:width="9.742cm" ns2:height="0.776cm" ns2:x="7.974cm" ns2:y="4.051cm">
          <ns3:text-box>
            <ns6:p ns6:style-name="P2"><ns6:span ns6:style-name="T2">RAP</ns6:span><ns6:span ns6:style-name="T2">PO</ns6:span><ns6:span ns6:style-name="T2">RT </ns6:span><ns6:span ns6:style-name="T2">D'A</ns6:span><ns6:span ns6:style-name="T2">NAL</ns6:span><ns6:span ns6:style-name="T2">YSE </ns6:span><ns6:span ns6:style-name="T2">DE</ns6:span></ns6:p>
          </ns3:text-box>
        </ns3:frame>
        <ns3:frame ns3:style-name="gr4" ns3:text-style-name="P5" ns3:layer="layout" ns2:width="3.833cm" ns2:height="0.776cm" ns2:x="10.934cm" ns2:y="5.039cm">
          <ns3:text-box>
            <ns6:p ns6:style-name="P2"><ns6:span ns6:style-name="T2">DON</ns6:span><ns6:span ns6:style-name="T2">NÉE</ns6:span><ns6:span ns6:style-name="T2">S</ns6:span></ns6:p>
          </ns3:text-box>
        </ns3:frame>
        <ns3:frame ns3:style-name="gr5" ns3:text-style-name="P6" ns3:layer="layout" ns2:width="11.06cm" ns2:height="0.424cm" ns2:x="7.324cm" ns2:y="7.201cm">
          <ns3:text-box>
            <ns6:p ns6:style-name="P2"><ns6:span ns6:style-name="T7">TP-02 — Déplacements forcés de population (rapport REESO)</ns6:span></ns6:p>
          </ns3:text-box>
        </ns3:frame>
        <ns3:frame ns3:style-name="gr5" ns3:text-style-name="P6" ns3:layer="layout" ns2:width="4.967cm" ns2:height="0.424cm" ns2:x="10.37cm" ns2:y="9.071cm">
          <ns3:text-box>
            <ns6:p ns6:style-name="P2"><ns6:span ns6:style-name="T3">Burkina </ns6:span><ns6:span ns6:style-name="T3">Faso · </ns6:span><ns6:span ns6:style-name="T3">2025–</ns6:span><ns6:span ns6:style-name="T3">2026</ns6:span></ns6:p>
          </ns3:text-box>
        </ns3:frame>
        <ns3:polygon ns3:style-name="gr6" ns3:text-style-name="P7" ns3:layer="layout" ns2:width="17.001cm" ns2:height="5.68cm" ns2:x="1.999cm" ns2:y="13.395cm" ns2:viewBox="0 0 17002 5681" ns3:points="0,0 17002,0 17002,5681 0,5681">
          <ns6:p/>
        </ns3:polygon>
        <ns3:frame ns3:style-name="gr7" ns3:text-style-name="P8" ns3:layer="layout" ns2:width="1.748cm" ns2:height="0.319cm" ns2:x="2.353cm" ns2:y="13.693cm">
          <ns3:text-box>
            <ns6:p ns6:style-name="P2"><ns6:span ns6:style-name="T4">Formation </ns6:span><ns6:span ns6:style-name="T4">:</ns6:span></ns6:p>
          </ns3:text-box>
        </ns3:frame>
        <ns3:frame ns3:style-name="gr7" ns3:text-style-name="P8" ns3:layer="layout" ns2:width="5.914cm" ns2:height="0.319cm" ns2:x="6.353cm" ns2:y="13.658cm">
          <ns3:text-box>
            <ns6:p ns6:style-name="P2"><ns6:span ns6:style-name="T5">Analyse </ns6:span><ns6:span ns6:style-name="T5">de </ns6:span><ns6:span ns6:style-name="T5">Données </ns6:span><ns6:span ns6:style-name="T5">avec </ns6:span><ns6:span ns6:style-name="T5">Python </ns6:span><ns6:span ns6:style-name="T5">(FADP)</ns6:span></ns6:p>
          </ns3:text-box>
        </ns3:frame>
        <ns3:frame ns3:style-name="gr7" ns3:text-style-name="P8" ns3:layer="layout" ns2:width="2.172cm" ns2:height="0.319cm" ns2:x="2.353cm" ns2:y="14.505cm">
          <ns3:text-box>
            <ns6:p ns6:style-name="P2"><ns6:span ns6:style-name="T4">Organisateur :</ns6:span></ns6:p>
          </ns3:text-box>
        </ns3:frame>
        <ns3:frame ns3:style-name="gr7" ns3:text-style-name="P8" ns3:layer="layout" ns2:width="8.039cm" ns2:height="0.319cm" ns2:x="6.353cm" ns2:y="14.469cm">
          <ns3:text-box>
            <ns6:p ns6:style-name="P2"><ns6:span ns6:style-name="T5">Réseau </ns6:span><ns6:span ns6:style-name="T5">d'Entrai</ns6:span><ns6:span ns6:style-name="T5">de des </ns6:span><ns6:span ns6:style-name="T5">Étudian</ns6:span><ns6:span ns6:style-name="T5">ts en </ns6:span><ns6:span ns6:style-name="T5">Statistiq</ns6:span><ns6:span ns6:style-name="T5">ue </ns6:span><ns6:span ns6:style-name="T5">(REES</ns6:span><ns6:span ns6:style-name="T5">O)</ns6:span></ns6:p>
          </ns3:text-box>
        </ns3:frame>
        <ns3:frame ns3:style-name="gr7" ns3:text-style-name="P8" ns3:layer="layout" ns2:width="1.766cm" ns2:height="0.319cm" ns2:x="2.353cm" ns2:y="15.316cm">
          <ns3:text-box>
            <ns6:p ns6:style-name="P2"><ns6:span ns6:style-name="T4">Format</ns6:span><ns6:span ns6:style-name="T4">eur :</ns6:span></ns6:p>
          </ns3:text-box>
        </ns3:frame>
        <ns3:frame ns3:style-name="gr7" ns3:text-style-name="P8" ns3:layer="layout" ns2:width="4.607cm" ns2:height="0.319cm" ns2:x="6.353cm" ns2:y="15.281cm">
          <ns3:text-box>
            <ns6:p ns6:style-name="P2"><ns6:span ns6:style-name="T5">Amedée DERA — </ns6:span><ns6:span ns6:style-name="T5">Data Scientist</ns6:span></ns6:p>
          </ns3:text-box>
        </ns3:frame>
        <ns3:frame ns3:style-name="gr7" ns3:text-style-name="P8" ns3:layer="layout" ns2:width="0.972cm" ns2:height="0.319cm" ns2:x="2.353cm" ns2:y="16.127cm">
          <ns3:text-box>
            <ns6:p ns6:style-name="P2"><ns6:span ns6:style-name="T4">Sujet :</ns6:span></ns6:p>
          </ns3:text-box>
        </ns3:frame>
        <ns3:frame ns3:style-name="gr7" ns3:text-style-name="P8" ns3:layer="layout" ns2:width="8.102cm" ns2:height="0.319cm" ns2:x="6.353cm" ns2:y="16.092cm">
          <ns3:text-box>
            <ns6:p ns6:style-name="P2"><ns6:span ns6:style-name="T5">TP-02 — </ns6:span><ns6:span ns6:style-name="T5">Analyse des </ns6:span><ns6:span ns6:style-name="T5">déplacemen</ns6:span><ns6:span ns6:style-name="T5">ts forcés de </ns6:span><ns6:span ns6:style-name="T5">population</ns6:span></ns6:p>
          </ns3:text-box>
        </ns3:frame>
        <ns3:frame ns3:style-name="gr7" ns3:text-style-name="P8" ns3:layer="layout" ns2:width="1.343cm" ns2:height="0.319cm" ns2:x="2.353cm" ns2:y="16.939cm">
          <ns3:text-box>
            <ns6:p ns6:style-name="P2"><ns6:span ns6:style-name="T4">Dataset :</ns6:span></ns6:p>
          </ns3:text-box>
        </ns3:frame>
        <ns3:frame ns3:style-name="gr7" ns3:text-style-name="P8" ns3:layer="layout" ns2:width="4.942cm" ns2:height="0.319cm" ns2:x="6.353cm" ns2:y="16.904cm">
          <ns3:text-box>
            <ns6:p ns6:style-name="P2"><ns6:span ns6:style-name="T5">event_data_bfa.csv (IDMC </ns6:span><ns6:span ns6:style-name="T5">/ IDRM)</ns6:span></ns6:p>
          </ns3:text-box>
        </ns3:frame>
        <ns3:frame ns3:style-name="gr7" ns3:text-style-name="P8" ns3:layer="layout" ns2:width="0.849cm" ns2:height="0.319cm" ns2:x="2.353cm" ns2:y="17.75cm">
          <ns3:text-box>
            <ns6:p ns6:style-name="P2"><ns6:span ns6:style-name="T4">Lieu :</ns6:span></ns6:p>
          </ns3:text-box>
        </ns3:frame>
        <ns3:frame ns3:style-name="gr7" ns3:text-style-name="P8" ns3:layer="layout" ns2:width="4.061cm" ns2:height="0.319cm" ns2:x="6.353cm" ns2:y="17.715cm">
          <ns3:text-box>
            <ns6:p ns6:style-name="P2"><ns6:span ns6:style-name="T5">Ouagadougou, Burkina Faso</ns6:span></ns6:p>
          </ns3:text-box>
        </ns3:frame>
        <ns3:frame ns3:style-name="gr7" ns3:text-style-name="P8" ns3:layer="layout" ns2:width="2.455cm" ns2:height="0.319cm" ns2:x="2.353cm" ns2:y="18.562cm">
          <ns3:text-box>
            <ns6:p ns6:style-name="P2"><ns6:span ns6:style-name="T4">Date de remise :</ns6:span></ns6:p>
          </ns3:text-box>
        </ns3:frame>
        <ns3:line ns3:style-name="gr8" ns3:text-style-name="P4" ns3:layer="layout" ns2:x1="1.999cm" ns2:y1="14.206cm" ns2:x2="19cm" ns2:y2="14.206cm">
          <ns6:p/>
        </ns3:line>
        <ns3:line ns3:style-name="gr8" ns3:text-style-name="P4" ns3:layer="layout" ns2:x1="1.999cm" ns2:y1="15.018cm" ns2:x2="19cm" ns2:y2="15.018cm">
          <ns6:p/>
        </ns3:line>
        <ns3:line ns3:style-name="gr8" ns3:text-style-name="P4" ns3:layer="layout" ns2:x1="1.999cm" ns2:y1="15.829cm" ns2:x2="19cm" ns2:y2="15.829cm">
          <ns6:p/>
        </ns3:line>
        <ns3:line ns3:style-name="gr8" ns3:text-style-name="P4" ns3:layer="layout" ns2:x1="1.999cm" ns2:y1="16.641cm" ns2:x2="19cm" ns2:y2="16.641cm">
          <ns6:p/>
        </ns3:line>
        <ns3:line ns3:style-name="gr8" ns3:text-style-name="P4" ns3:layer="layout" ns2:x1="1.999cm" ns2:y1="17.452cm" ns2:x2="19cm" ns2:y2="17.452cm">
          <ns6:p/>
        </ns3:line>
        <ns3:line ns3:style-name="gr8" ns3:text-style-name="P4" ns3:layer="layout" ns2:x1="1.999cm" ns2:y1="18.263cm" ns2:x2="19cm" ns2:y2="18.263cm">
          <ns6:p/>
        </ns3:line>
        <ns3:line ns3:style-name="gr8" ns3:text-style-name="P4" ns3:layer="layout" ns2:x1="5.999cm" ns2:y1="19.075cm" ns2:x2="5.999cm" ns2:y2="13.395cm">
          <ns6:p/>
        </ns3:line>
        <ns3:line ns3:style-name="gr9" ns3:text-style-name="P4" ns3:layer="layout" ns2:x1="1.999cm" ns2:y1="13.395cm" ns2:x2="19cm" ns2:y2="13.395cm">
          <ns6:p/>
        </ns3:line>
        <ns3:line ns3:style-name="gr9" ns3:text-style-name="P4" ns3:layer="layout" ns2:x1="1.999cm" ns2:y1="19.075cm" ns2:x2="19cm" ns2:y2="19.075cm">
          <ns6:p/>
        </ns3:line>
        <ns3:line ns3:style-name="gr9" ns3:text-style-name="P4" ns3:layer="layout" ns2:x1="1.999cm" ns2:y1="19.075cm" ns2:x2="1.999cm" ns2:y2="13.395cm">
          <ns6:p/>
        </ns3:line>
        <ns3:line ns3:style-name="gr9" ns3:text-style-name="P4" ns3:layer="layout" ns2:x1="19cm" ns2:y1="19.075cm" ns2:x2="19cm" ns2:y2="13.395cm">
          <ns6:p/>
        </ns3:line>
        <ns3:frame ns3:style-name="gr7" ns3:text-style-name="P8" ns3:layer="layout" ns2:width="3.179cm" ns2:height="0.319cm" ns2:x="6.353cm" ns2:y="18.526cm">
          <ns3:text-box>
            <ns6:p ns6:style-name="P2"><ns6:span ns6:style-name="T5">Vendredi 10 avril 2026</ns6:span></ns6:p>
          </ns3:text-box>
        </ns3:frame>
        <ns3:frame ns3:style-name="gr10" ns3:text-style-name="P9" ns3:layer="layout" ns2:width="15.97cm" ns2:height="0.336cm" ns2:x="2.212cm" ns2:y="19.737cm">
          <ns3:text-box>
            <ns6:p ns6:style-name="P2"><ns6:span ns6:style-name="T7">Ce rapport présente une analyse des déplacements forcés de population au Burkina Faso, réalisée selon la structure exigée pour le projet final FADP/REESO (2026). Les calculs reproduisent le notebook d'analyse (pandas, numpy, visualisations) sur le fichier event_data_bfa.csv. Période couverte : 2025-09-16 – 2026-02-13.</ns6:span></ns6:p>
          </ns3:text-box>
        </ns3:frame>
        <ns3:frame ns3:style-name="gr10" ns3:text-style-name="P9" ns3:layer="layout" ns2:width="16.545cm" ns2:height="0.336cm" ns2:x="2.212cm" ns2:y="20.231cm">
          <ns3:text-box>
            <ns6:p ns6:style-name="P2"><ns6:span ns6:style-name="T6">Faso. </ns6:span><ns6:span ns6:style-name="T6">Il est </ns6:span><ns6:span ns6:style-name="T6">réalis</ns6:span><ns6:span ns6:style-name="T6">é </ns6:span><ns6:span ns6:style-name="T6">dans </ns6:span><ns6:span ns6:style-name="T6">le </ns6:span><ns6:span ns6:style-name="T6">cadre </ns6:span><ns6:span ns6:style-name="T6">du </ns6:span><ns6:span ns6:style-name="T6">projet </ns6:span><ns6:span ns6:style-name="T6">final </ns6:span><ns6:span ns6:style-name="T6">de la </ns6:span><ns6:span ns6:style-name="T6">forma</ns6:span><ns6:span ns6:style-name="T6">tion </ns6:span><ns6:span ns6:style-name="T6">FADP</ns6:span><ns6:span ns6:style-name="T6">/REE</ns6:span><ns6:span ns6:style-name="T6">SO </ns6:span><ns6:span ns6:style-name="T6">2026 </ns6:span><ns6:span ns6:style-name="T6">et </ns6:span><ns6:span ns6:style-name="T6">couvr</ns6:span><ns6:span ns6:style-name="T6">e la </ns6:span><ns6:span ns6:style-name="T6">périod</ns6:span><ns6:span ns6:style-name="T6">e </ns6:span><ns6:span ns6:style-name="T6">octobr</ns6:span><ns6:span ns6:style-name="T6">e</ns6:span></ns6:p>
          </ns3:text-box>
        </ns3:frame>
        <ns3:frame ns3:style-name="gr10" ns3:text-style-name="P9" ns3:layer="layout" ns2:width="2.976cm" ns2:height="0.336cm" ns2:x="2.212cm" ns2:y="20.724cm">
          <ns3:text-box>
            <ns6:p ns6:style-name="P2"><ns6:span ns6:style-name="T6">2025 – février 2026.</ns6:span></ns6:p>
          </ns3:text-box>
        </ns3:frame>
      </ns3:page>
      <ns3:page ns3:name="page2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2</ns6:span></ns6:p>
          </ns3:text-box>
        </ns3:frame>
        <ns3:polygon ns3:style-name="gr11" ns3:text-style-name="P10" ns3:layer="layout" ns2:width="17.001cm" ns2:height="2.893cm" ns2:x="1.999cm" ns2:y="4.105cm" ns2:viewBox="0 0 17002 2894" ns3:points="0,0 17002,0 17002,2894 0,2894">
          <ns6:p/>
        </ns3:polygon>
        <ns3:frame ns3:style-name="gr12" ns3:text-style-name="P11" ns3:layer="layout" ns2:width="4.854cm" ns2:height="0.458cm" ns2:x="2.353cm" ns2:y="3.083cm">
          <ns3:text-box>
            <ns6:p ns6:style-name="P2"><ns6:span ns6:style-name="T7">TABLE DES MATIÈRES</ns6:span></ns6:p>
          </ns3:text-box>
        </ns3:frame>
        <ns3:frame ns3:style-name="gr13" ns3:text-style-name="P12" ns3:layer="layout" ns2:width="0.788cm" ns2:height="0.708cm" ns2:x="3.308cm" ns2:y="4.649cm">
          <ns3:text-box>
            <ns6:p ns6:style-name="P2"><ns6:span ns6:style-name="T7"/></ns6:p>
          </ns3:text-box>
        </ns3:frame>
        <ns3:frame ns3:style-name="gr13" ns3:text-style-name="P12" ns3:layer="layout" ns2:width="2.164cm" ns2:height="0.708cm" ns2:x="6.021cm" ns2:y="4.649cm">
          <ns3:text-box>
            <ns6:p ns6:style-name="P2"><ns6:span ns6:style-name="T7"/></ns6:p>
          </ns3:text-box>
        </ns3:frame>
        <ns3:frame ns3:style-name="gr13" ns3:text-style-name="P12" ns3:layer="layout" ns2:width="1.771cm" ns2:height="0.708cm" ns2:x="9.617cm" ns2:y="4.649cm">
          <ns3:text-box>
            <ns6:p ns6:style-name="P2"><ns6:span ns6:style-name="T7"/></ns6:p>
          </ns3:text-box>
        </ns3:frame>
        <ns3:frame ns3:style-name="gr13" ns3:text-style-name="P12" ns3:layer="layout" ns2:width="0.705cm" ns2:height="0.708cm" ns2:x="13.704cm" ns2:y="4.649cm">
          <ns3:text-box>
            <ns6:p ns6:style-name="P2"><ns6:span ns6:style-name="T7"/></ns6:p>
          </ns3:text-box>
        </ns3:frame>
        <ns3:frame ns3:style-name="gr13" ns3:text-style-name="P12" ns3:layer="layout" ns2:width="0.705cm" ns2:height="0.708cm" ns2:x="17.104cm" ns2:y="4.649cm">
          <ns3:text-box>
            <ns6:p ns6:style-name="P2"><ns6:span ns6:style-name="T7"/></ns6:p>
          </ns3:text-box>
        </ns3:frame>
        <ns3:frame ns3:style-name="gr14" ns3:text-style-name="P13" ns3:layer="layout" ns2:width="1.484cm" ns2:height="0.268cm" ns2:x="2.965cm" ns2:y="6.011cm">
          <ns3:text-box>
            <ns6:p ns6:style-name="P2"><ns6:span ns6:style-name="T7"/></ns6:p>
          </ns3:text-box>
        </ns3:frame>
        <ns3:frame ns3:style-name="gr14" ns3:text-style-name="P13" ns3:layer="layout" ns2:width="1.529cm" ns2:height="0.268cm" ns2:x="2.943cm" ns2:y="6.399cm">
          <ns3:text-box>
            <ns6:p ns6:style-name="P2"><ns6:span ns6:style-name="T7"/></ns6:p>
          </ns3:text-box>
        </ns3:frame>
        <ns3:frame ns3:style-name="gr14" ns3:text-style-name="P13" ns3:layer="layout" ns2:width="2.567cm" ns2:height="0.268cm" ns2:x="5.828cm" ns2:y="6.205cm">
          <ns3:text-box>
            <ns6:p ns6:style-name="P2"><ns6:span ns6:style-name="T7"/></ns6:p>
          </ns3:text-box>
        </ns3:frame>
        <ns3:frame ns3:style-name="gr14" ns3:text-style-name="P13" ns3:layer="layout" ns2:width="2.225cm" ns2:height="0.268cm" ns2:x="9.397cm" ns2:y="6.205cm">
          <ns3:text-box>
            <ns6:p ns6:style-name="P2"><ns6:span ns6:style-name="T7"/></ns6:p>
          </ns3:text-box>
        </ns3:frame>
        <ns3:frame ns3:style-name="gr14" ns3:text-style-name="P13" ns3:layer="layout" ns2:width="2.203cm" ns2:height="0.268cm" ns2:x="12.808cm" ns2:y="6.205cm">
          <ns3:text-box>
            <ns6:p ns6:style-name="P2"><ns6:span ns6:style-name="T7"/></ns6:p>
          </ns3:text-box>
        </ns3:frame>
        <ns3:line ns3:style-name="gr9" ns3:text-style-name="P4" ns3:layer="layout" ns2:x1="1.999cm" ns2:y1="4.105cm" ns2:x2="19cm" ns2:y2="4.105cm">
          <ns6:p/>
        </ns3:line>
        <ns3:line ns3:style-name="gr9" ns3:text-style-name="P4" ns3:layer="layout" ns2:x1="1.999cm" ns2:y1="6.998cm" ns2:x2="19cm" ns2:y2="6.998cm">
          <ns6:p/>
        </ns3:line>
        <ns3:line ns3:style-name="gr9" ns3:text-style-name="P4" ns3:layer="layout" ns2:x1="1.999cm" ns2:y1="6.998cm" ns2:x2="1.999cm" ns2:y2="4.105cm">
          <ns6:p/>
        </ns3:line>
        <ns3:line ns3:style-name="gr9" ns3:text-style-name="P4" ns3:layer="layout" ns2:x1="19cm" ns2:y1="6.998cm" ns2:x2="19cm" ns2:y2="4.105cm">
          <ns6:p/>
        </ns3:line>
        <ns3:line ns3:style-name="gr15" ns3:text-style-name="P4" ns3:layer="layout" ns2:x1="1.999cm" ns2:y1="5.586cm" ns2:x2="19cm" ns2:y2="5.586cm">
          <ns6:p/>
        </ns3:line>
        <ns3:line ns3:style-name="gr15" ns3:text-style-name="P4" ns3:layer="layout" ns2:x1="5.399cm" ns2:y1="6.998cm" ns2:x2="5.399cm" ns2:y2="4.105cm">
          <ns6:p/>
        </ns3:line>
        <ns3:line ns3:style-name="gr15" ns3:text-style-name="P4" ns3:layer="layout" ns2:x1="8.799cm" ns2:y1="6.998cm" ns2:x2="8.799cm" ns2:y2="4.105cm">
          <ns6:p/>
        </ns3:line>
        <ns3:line ns3:style-name="gr15" ns3:text-style-name="P4" ns3:layer="layout" ns2:x1="12.2cm" ns2:y1="6.998cm" ns2:x2="12.2cm" ns2:y2="4.105cm">
          <ns6:p/>
        </ns3:line>
        <ns3:line ns3:style-name="gr15" ns3:text-style-name="P4" ns3:layer="layout" ns2:x1="15.599cm" ns2:y1="6.998cm" ns2:x2="15.599cm" ns2:y2="4.105cm">
          <ns6:p/>
        </ns3:line>
        <ns3:frame ns3:style-name="gr14" ns3:text-style-name="P13" ns3:layer="layout" ns2:width="2.121cm" ns2:height="0.268cm" ns2:x="16.249cm" ns2:y="6.205cm">
          <ns3:text-box>
            <ns6:p ns6:style-name="P2"><ns6:span ns6:style-name="T7"/></ns6:p>
          </ns3:text-box>
        </ns3:frame>
        <ns3:frame ns3:style-name="gr16" ns3:text-style-name="P14" ns3:layer="layout" ns2:width="1.668cm" ns2:height="0.391cm" ns2:x="2.212cm" ns2:y="7.821cm">
          <ns3:text-box>
            <ns6:p ns6:style-name="P2"><ns6:span ns6:style-name="T7">1. Résumé exécutif ........................................ page 3</ns6:span></ns6:p>
          </ns3:text-box>
        </ns3:frame>
        <ns3:frame ns3:style-name="gr10" ns3:text-style-name="P9" ns3:layer="layout" ns2:width="16.508cm" ns2:height="0.336cm" ns2:x="2.212cm" ns2:y="8.477cm">
          <ns3:text-box>
            <ns6:p ns6:style-name="P2"><ns6:span ns6:style-name="T7">2. Introduction .......................................... page 4</ns6:span></ns6:p>
          </ns3:text-box>
        </ns3:frame>
        <ns3:frame ns3:style-name="gr10" ns3:text-style-name="P9" ns3:layer="layout" ns2:width="16.499cm" ns2:height="0.336cm" ns2:x="2.212cm" ns2:y="8.971cm">
          <ns3:text-box>
            <ns6:p ns6:style-name="P2"><ns6:span ns6:style-name="T7">3. Données et méthodologie ............................... pages 5-6</ns6:span></ns6:p>
          </ns3:text-box>
        </ns3:frame>
        <ns3:frame ns3:style-name="gr10" ns3:text-style-name="P9" ns3:layer="layout" ns2:width="8.318cm" ns2:height="0.336cm" ns2:x="2.212cm" ns2:y="9.464cm">
          <ns3:text-box>
            <ns6:p ns6:style-name="P2"><ns6:span ns6:style-name="T7">4. Résultats .............................................. pages 7-10</ns6:span></ns6:p>
          </ns3:text-box>
        </ns3:frame>
        <ns3:polygon ns3:style-name="gr11" ns3:text-style-name="P10" ns3:layer="layout" ns2:width="17.001cm" ns2:height="2.046cm" ns2:x="1.999cm" ns2:y="11.125cm" ns2:viewBox="0 0 17002 2047" ns3:points="0,0 17002,0 17002,2047 0,2047">
          <ns6:p/>
        </ns3:polygon>
        <ns3:frame ns3:style-name="gr16" ns3:text-style-name="P14" ns3:layer="layout" ns2:width="3.725cm" ns2:height="0.391cm" ns2:x="2.212cm" ns2:y="10.561cm">
          <ns3:text-box>
            <ns6:p ns6:style-name="P2"><ns6:span ns6:style-name="T7">5. Discussion ............................................ page 11</ns6:span></ns6:p>
          </ns3:text-box>
        </ns3:frame>
        <ns3:frame ns3:style-name="gr10" ns3:text-style-name="P9" ns3:layer="layout" ns2:width="16.395cm" ns2:height="0.336cm" ns2:x="2.353cm" ns2:y="11.499cm">
          <ns3:text-box>
            <ns6:p ns6:style-name="P2"><ns6:span ns6:style-name="T7">6. Recommandations ....................................... page 12</ns6:span></ns6:p>
          </ns3:text-box>
        </ns3:frame>
        <ns3:frame ns3:style-name="gr10" ns3:text-style-name="P9" ns3:layer="layout" ns2:width="16.332cm" ns2:height="0.336cm" ns2:x="2.353cm" ns2:y="11.993cm">
          <ns3:text-box>
            <ns6:p ns6:style-name="P2"><ns6:span ns6:style-name="T7">7. Annexes ............................................... pages 13-15</ns6:span></ns6:p>
          </ns3:text-box>
        </ns3:frame>
        <ns3:line ns3:style-name="gr17" ns3:text-style-name="P4" ns3:layer="layout" ns2:x1="1.999cm" ns2:y1="11.125cm" ns2:x2="19cm" ns2:y2="11.125cm">
          <ns6:p/>
        </ns3:line>
        <ns3:line ns3:style-name="gr17" ns3:text-style-name="P4" ns3:layer="layout" ns2:x1="1.999cm" ns2:y1="13.171cm" ns2:x2="19cm" ns2:y2="13.171cm">
          <ns6:p/>
        </ns3:line>
        <ns3:line ns3:style-name="gr17" ns3:text-style-name="P4" ns3:layer="layout" ns2:x1="1.999cm" ns2:y1="13.171cm" ns2:x2="1.999cm" ns2:y2="11.125cm">
          <ns6:p/>
        </ns3:line>
        <ns3:line ns3:style-name="gr17" ns3:text-style-name="P4" ns3:layer="layout" ns2:x1="19cm" ns2:y1="13.171cm" ns2:x2="19cm" ns2:y2="11.125cm">
          <ns6:p/>
        </ns3:line>
        <ns3:frame ns3:style-name="gr10" ns3:text-style-name="P9" ns3:layer="layout" ns2:width="15.819cm" ns2:height="0.336cm" ns2:x="2.353cm" ns2:y="12.487cm">
          <ns3:text-box>
            <ns6:p ns6:style-name="P2"><ns6:span ns6:style-name="T7"/></ns6:p>
          </ns3:text-box>
        </ns3:frame>
        <ns3:frame ns3:style-name="gr16" ns3:text-style-name="P14" ns3:layer="layout" ns2:width="4.352cm" ns2:height="0.391cm" ns2:x="2.212cm" ns2:y="13.795cm">
          <ns3:text-box>
            <ns6:p ns6:style-name="P2"><ns6:span ns6:style-name="T7"/></ns6:p>
          </ns3:text-box>
        </ns3:frame>
        <ns3:frame ns3:style-name="gr10" ns3:text-style-name="P9" ns3:layer="layout" ns2:width="9.543cm" ns2:height="0.336cm" ns2:x="2.706cm" ns2:y="14.451cm">
          <ns3:text-box>
            <ns6:p ns6:style-name="P2"><ns6:span ns6:style-name="T7"/></ns6:p>
          </ns3:text-box>
        </ns3:frame>
        <ns3:frame ns3:style-name="gr10" ns3:text-style-name="P9" ns3:layer="layout" ns2:width="7.432cm" ns2:height="0.336cm" ns2:x="2.706cm" ns2:y="15.015cm">
          <ns3:text-box>
            <ns6:p ns6:style-name="P2"><ns6:span ns6:style-name="T7"/></ns6:p>
          </ns3:text-box>
        </ns3:frame>
        <ns3:frame ns3:style-name="gr10" ns3:text-style-name="P9" ns3:layer="layout" ns2:width="8.547cm" ns2:height="0.336cm" ns2:x="2.706cm" ns2:y="15.579cm">
          <ns3:text-box>
            <ns6:p ns6:style-name="P2"><ns6:span ns6:style-name="T7"/></ns6:p>
          </ns3:text-box>
        </ns3:frame>
        <ns3:frame ns3:style-name="gr10" ns3:text-style-name="P9" ns3:layer="layout" ns2:width="12.703cm" ns2:height="0.336cm" ns2:x="2.706cm" ns2:y="16.144cm">
          <ns3:text-box>
            <ns6:p ns6:style-name="P2"><ns6:span ns6:style-name="T7"/></ns6:p>
          </ns3:text-box>
        </ns3:frame>
      </ns3:page>
      <ns3:page ns3:name="page3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3</ns6:span></ns6:p>
          </ns3:text-box>
        </ns3:frame>
        <ns3:polygon ns3:style-name="gr11" ns3:text-style-name="P10" ns3:layer="layout" ns2:width="17.001cm" ns2:height="2.893cm" ns2:x="1.999cm" ns2:y="4.105cm" ns2:viewBox="0 0 17002 2894" ns3:points="0,0 17002,0 17002,2894 0,2894">
          <ns6:p/>
        </ns3:polygon>
        <ns3:frame ns3:style-name="gr12" ns3:text-style-name="P11" ns3:layer="layout" ns2:width="4.854cm" ns2:height="0.458cm" ns2:x="2.353cm" ns2:y="3.083cm">
          <ns3:text-box>
            <ns6:p ns6:style-name="P2"><ns6:span ns6:style-name="T7">1. </ns6:span><ns6:span ns6:style-name="T7">RÉSUM</ns6:span><ns6:span ns6:style-name="T7">É </ns6:span><ns6:span ns6:style-name="T7">EXÉCU</ns6:span><ns6:span ns6:style-name="T7">TIF</ns6:span></ns6:p>
          </ns3:text-box>
        </ns3:frame>
        <ns3:frame ns3:style-name="gr13" ns3:text-style-name="P12" ns3:layer="layout" ns2:width="0.788cm" ns2:height="0.708cm" ns2:x="3.308cm" ns2:y="4.649cm">
          <ns3:text-box>
            <ns6:p ns6:style-name="P2"><ns6:span ns6:style-name="T7">25</ns6:span></ns6:p>
          </ns3:text-box>
        </ns3:frame>
        <ns3:frame ns3:style-name="gr13" ns3:text-style-name="P12" ns3:layer="layout" ns2:width="2.164cm" ns2:height="0.708cm" ns2:x="6.021cm" ns2:y="4.649cm">
          <ns3:text-box>
            <ns6:p ns6:style-name="P2"><ns6:span ns6:style-name="T7">61 746</ns6:span></ns6:p>
          </ns3:text-box>
        </ns3:frame>
        <ns3:frame ns3:style-name="gr13" ns3:text-style-name="P12" ns3:layer="layout" ns2:width="1.771cm" ns2:height="0.708cm" ns2:x="9.617cm" ns2:y="4.649cm">
          <ns3:text-box>
            <ns6:p ns6:style-name="P2"><ns6:span ns6:style-name="T7">1 536</ns6:span></ns6:p>
          </ns3:text-box>
        </ns3:frame>
        <ns3:frame ns3:style-name="gr13" ns3:text-style-name="P12" ns3:layer="layout" ns2:width="0.705cm" ns2:height="0.708cm" ns2:x="13.704cm" ns2:y="4.649cm">
          <ns3:text-box>
            <ns6:p ns6:style-name="P2"><ns6:span ns6:style-name="T7">3</ns6:span></ns6:p>
          </ns3:text-box>
        </ns3:frame>
        <ns3:frame ns3:style-name="gr13" ns3:text-style-name="P12" ns3:layer="layout" ns2:width="0.705cm" ns2:height="0.708cm" ns2:x="17.104cm" ns2:y="4.649cm">
          <ns3:text-box>
            <ns6:p ns6:style-name="P2"><ns6:span ns6:style-name="T7">2</ns6:span></ns6:p>
          </ns3:text-box>
        </ns3:frame>
        <ns3:frame ns3:style-name="gr14" ns3:text-style-name="P13" ns3:layer="layout" ns2:width="1.484cm" ns2:height="0.268cm" ns2:x="2.965cm" ns2:y="6.011cm">
          <ns3:text-box>
            <ns6:p ns6:style-name="P2"><ns6:span ns6:style-name="T9">Événements</ns6:span></ns6:p>
          </ns3:text-box>
        </ns3:frame>
        <ns3:frame ns3:style-name="gr14" ns3:text-style-name="P13" ns3:layer="layout" ns2:width="1.529cm" ns2:height="0.268cm" ns2:x="2.943cm" ns2:y="6.399cm">
          <ns3:text-box>
            <ns6:p ns6:style-name="P2"><ns6:span ns6:style-name="T9">déplacement</ns6:span></ns6:p>
          </ns3:text-box>
        </ns3:frame>
        <ns3:frame ns3:style-name="gr14" ns3:text-style-name="P13" ns3:layer="layout" ns2:width="2.567cm" ns2:height="0.268cm" ns2:x="5.828cm" ns2:y="6.205cm">
          <ns3:text-box>
            <ns6:p ns6:style-name="P2"><ns6:span ns6:style-name="T9">Personnes déplacées</ns6:span></ns6:p>
          </ns3:text-box>
        </ns3:frame>
        <ns3:frame ns3:style-name="gr14" ns3:text-style-name="P13" ns3:layer="layout" ns2:width="2.225cm" ns2:height="0.268cm" ns2:x="9.397cm" ns2:y="6.205cm">
          <ns3:text-box>
            <ns6:p ns6:style-name="P2"><ns6:span ns6:style-name="T9">Médiane (pers/evt)</ns6:span></ns6:p>
          </ns3:text-box>
        </ns3:frame>
        <ns3:frame ns3:style-name="gr14" ns3:text-style-name="P13" ns3:layer="layout" ns2:width="2.203cm" ns2:height="0.268cm" ns2:x="12.808cm" ns2:y="6.205cm">
          <ns3:text-box>
            <ns6:p ns6:style-name="P2"><ns6:span ns6:style-name="T9">Évts massifs &gt;P90</ns6:span></ns6:p>
          </ns3:text-box>
        </ns3:frame>
        <ns3:line ns3:style-name="gr9" ns3:text-style-name="P4" ns3:layer="layout" ns2:x1="1.999cm" ns2:y1="4.105cm" ns2:x2="19cm" ns2:y2="4.105cm">
          <ns6:p/>
        </ns3:line>
        <ns3:line ns3:style-name="gr9" ns3:text-style-name="P4" ns3:layer="layout" ns2:x1="1.999cm" ns2:y1="6.998cm" ns2:x2="19cm" ns2:y2="6.998cm">
          <ns6:p/>
        </ns3:line>
        <ns3:line ns3:style-name="gr9" ns3:text-style-name="P4" ns3:layer="layout" ns2:x1="1.999cm" ns2:y1="6.998cm" ns2:x2="1.999cm" ns2:y2="4.105cm">
          <ns6:p/>
        </ns3:line>
        <ns3:line ns3:style-name="gr9" ns3:text-style-name="P4" ns3:layer="layout" ns2:x1="19cm" ns2:y1="6.998cm" ns2:x2="19cm" ns2:y2="4.105cm">
          <ns6:p/>
        </ns3:line>
        <ns3:line ns3:style-name="gr15" ns3:text-style-name="P4" ns3:layer="layout" ns2:x1="1.999cm" ns2:y1="5.586cm" ns2:x2="19cm" ns2:y2="5.586cm">
          <ns6:p/>
        </ns3:line>
        <ns3:line ns3:style-name="gr15" ns3:text-style-name="P4" ns3:layer="layout" ns2:x1="5.399cm" ns2:y1="6.998cm" ns2:x2="5.399cm" ns2:y2="4.105cm">
          <ns6:p/>
        </ns3:line>
        <ns3:line ns3:style-name="gr15" ns3:text-style-name="P4" ns3:layer="layout" ns2:x1="8.799cm" ns2:y1="6.998cm" ns2:x2="8.799cm" ns2:y2="4.105cm">
          <ns6:p/>
        </ns3:line>
        <ns3:line ns3:style-name="gr15" ns3:text-style-name="P4" ns3:layer="layout" ns2:x1="12.2cm" ns2:y1="6.998cm" ns2:x2="12.2cm" ns2:y2="4.105cm">
          <ns6:p/>
        </ns3:line>
        <ns3:line ns3:style-name="gr15" ns3:text-style-name="P4" ns3:layer="layout" ns2:x1="15.599cm" ns2:y1="6.998cm" ns2:x2="15.599cm" ns2:y2="4.105cm">
          <ns6:p/>
        </ns3:line>
        <ns3:frame ns3:style-name="gr14" ns3:text-style-name="P13" ns3:layer="layout" ns2:width="2.121cm" ns2:height="0.268cm" ns2:x="16.249cm" ns2:y="6.205cm">
          <ns3:text-box>
            <ns6:p ns6:style-name="P2"><ns6:span ns6:style-name="T9">Hotspots critiques</ns6:span></ns6:p>
          </ns3:text-box>
        </ns3:frame>
        <ns3:frame ns3:style-name="gr16" ns3:text-style-name="P14" ns3:layer="layout" ns2:width="1.668cm" ns2:height="0.391cm" ns2:x="2.212cm" ns2:y="7.821cm">
          <ns3:text-box>
            <ns6:p ns6:style-name="P2"><ns6:span ns6:style-name="T10">Contexte</ns6:span></ns6:p>
          </ns3:text-box>
        </ns3:frame>
        <ns3:frame ns3:style-name="gr10" ns3:text-style-name="P9" ns3:layer="layout" ns2:width="16.508cm" ns2:height="0.336cm" ns2:x="2.212cm" ns2:y="8.477cm">
          <ns3:text-box>
            <ns6:p ns6:style-name="P2"><ns6:span ns6:style-name="T6">Le </ns6:span><ns6:span ns6:style-name="T6">Burkin</ns6:span><ns6:span ns6:style-name="T6">a </ns6:span><ns6:span ns6:style-name="T6">Faso </ns6:span><ns6:span ns6:style-name="T6">traver</ns6:span><ns6:span ns6:style-name="T6">se </ns6:span><ns6:span ns6:style-name="T6">une </ns6:span><ns6:span ns6:style-name="T6">grave </ns6:span><ns6:span ns6:style-name="T6">crise </ns6:span><ns6:span ns6:style-name="T6">de </ns6:span><ns6:span ns6:style-name="T6">dépla</ns6:span><ns6:span ns6:style-name="T6">ceme</ns6:span><ns6:span ns6:style-name="T6">nt </ns6:span><ns6:span ns6:style-name="T6">intern</ns6:span><ns6:span ns6:style-name="T6">e </ns6:span><ns6:span ns6:style-name="T6">depui</ns6:span><ns6:span ns6:style-name="T6">s </ns6:span><ns6:span ns6:style-name="T6">2015, </ns6:span><ns6:span ns6:style-name="T6">alime</ns6:span><ns6:span ns6:style-name="T6">ntée </ns6:span><ns6:span ns6:style-name="T6">par </ns6:span><ns6:span ns6:style-name="T6">les </ns6:span><ns6:span ns6:style-name="T6">conflit</ns6:span><ns6:span ns6:style-name="T6">s </ns6:span><ns6:span ns6:style-name="T6">armés</ns6:span></ns6:p>
          </ns3:text-box>
        </ns3:frame>
        <ns3:frame ns3:style-name="gr10" ns3:text-style-name="P9" ns3:layer="layout" ns2:width="16.499cm" ns2:height="0.336cm" ns2:x="2.212cm" ns2:y="8.971cm">
          <ns3:text-box>
            <ns6:p ns6:style-name="P2"><ns6:span ns6:style-name="T6">dans les régions du Sahel, du Nord et de la Boucle du Mouhoun. Cette analyse quantifie l'ampleur de la crise et</ns6:span></ns6:p>
          </ns3:text-box>
        </ns3:frame>
        <ns3:frame ns3:style-name="gr10" ns3:text-style-name="P9" ns3:layer="layout" ns2:width="8.318cm" ns2:height="0.336cm" ns2:x="2.212cm" ns2:y="9.464cm">
          <ns3:text-box>
            <ns6:p ns6:style-name="P2"><ns6:span ns6:style-name="T6">identifie les zones prioritaires d'intervention humanitaire.</ns6:span></ns6:p>
          </ns3:text-box>
        </ns3:frame>
        <ns3:polygon ns3:style-name="gr11" ns3:text-style-name="P10" ns3:layer="layout" ns2:width="17.001cm" ns2:height="2.046cm" ns2:x="1.999cm" ns2:y="11.125cm" ns2:viewBox="0 0 17002 2047" ns3:points="0,0 17002,0 17002,2047 0,2047">
          <ns6:p/>
        </ns3:polygon>
        <ns3:frame ns3:style-name="gr16" ns3:text-style-name="P14" ns3:layer="layout" ns2:width="3.725cm" ns2:height="0.391cm" ns2:x="2.212cm" ns2:y="10.561cm">
          <ns3:text-box>
            <ns6:p ns6:style-name="P2"><ns6:span ns6:style-name="T7">Principaux résultats</ns6:span></ns6:p>
          </ns3:text-box>
        </ns3:frame>
        <ns3:frame ns3:style-name="gr10" ns3:text-style-name="P9" ns3:layer="layout" ns2:width="16.395cm" ns2:height="0.336cm" ns2:x="2.353cm" ns2:y="11.499cm">
          <ns3:text-box>
            <ns6:p ns6:style-name="P2"><ns6:span ns6:style-name="T7">La région Boucle du Mouhoun concentre environ 60 % des déplacés (10 événements). La localité Djibasso reste le principal foyer avec 8 événements et 32 643 personnes déplacées au total. Le pic mensuel est observé en 2025-11 (18 682 déplacés). La prévision linéaire à court terme (série mensuelle agrégée) est d'environ 6 324 déplacés pour le mois suivant (R²=0.15).</ns6:span></ns6:p>
          </ns3:text-box>
        </ns3:frame>
        <ns3:frame ns3:style-name="gr10" ns3:text-style-name="P9" ns3:layer="layout" ns2:width="16.332cm" ns2:height="0.336cm" ns2:x="2.353cm" ns2:y="11.993cm">
          <ns3:text-box>
            <ns6:p ns6:style-name="P2"><ns6:span ns6:style-name="T7"/></ns6:p>
          </ns3:text-box>
        </ns3:frame>
        <ns3:line ns3:style-name="gr17" ns3:text-style-name="P4" ns3:layer="layout" ns2:x1="1.999cm" ns2:y1="11.125cm" ns2:x2="19cm" ns2:y2="11.125cm">
          <ns6:p/>
        </ns3:line>
        <ns3:line ns3:style-name="gr17" ns3:text-style-name="P4" ns3:layer="layout" ns2:x1="1.999cm" ns2:y1="13.171cm" ns2:x2="19cm" ns2:y2="13.171cm">
          <ns6:p/>
        </ns3:line>
        <ns3:line ns3:style-name="gr17" ns3:text-style-name="P4" ns3:layer="layout" ns2:x1="1.999cm" ns2:y1="13.171cm" ns2:x2="1.999cm" ns2:y2="11.125cm">
          <ns6:p/>
        </ns3:line>
        <ns3:line ns3:style-name="gr17" ns3:text-style-name="P4" ns3:layer="layout" ns2:x1="19cm" ns2:y1="13.171cm" ns2:x2="19cm" ns2:y2="11.125cm">
          <ns6:p/>
        </ns3:line>
        <ns3:frame ns3:style-name="gr10" ns3:text-style-name="P9" ns3:layer="layout" ns2:width="15.819cm" ns2:height="0.336cm" ns2:x="2.353cm" ns2:y="12.487cm">
          <ns3:text-box>
            <ns6:p ns6:style-name="P2"><ns6:span ns6:style-name="T7"/></ns6:p>
          </ns3:text-box>
        </ns3:frame>
        <ns3:frame ns3:style-name="gr16" ns3:text-style-name="P14" ns3:layer="layout" ns2:width="4.352cm" ns2:height="0.391cm" ns2:x="2.212cm" ns2:y="13.795cm">
          <ns3:text-box>
            <ns6:p ns6:style-name="P2"><ns6:span ns6:style-name="T7">Recommandations clés</ns6:span></ns6:p>
          </ns3:text-box>
        </ns3:frame>
        <ns3:frame ns3:style-name="gr10" ns3:text-style-name="P9" ns3:layer="layout" ns2:width="9.543cm" ns2:height="0.336cm" ns2:x="2.706cm" ns2:y="14.451cm">
          <ns3:text-box>
            <ns6:p ns6:style-name="P2"><ns6:span ns6:style-name="T7">• Prioriser Djibasso (Boucle du Mouhoun) : suivi des besoins et accès humanitaire.</ns6:span></ns6:p>
          </ns3:text-box>
        </ns3:frame>
        <ns3:frame ns3:style-name="gr10" ns3:text-style-name="P9" ns3:layer="layout" ns2:width="7.432cm" ns2:height="0.336cm" ns2:x="2.706cm" ns2:y="15.015cm">
          <ns3:text-box>
            <ns6:p ns6:style-name="P2"><ns6:span ns6:style-name="T7">• Renforcer la veille sur les corridors à risque (données géolocalisées).</ns6:span></ns6:p>
          </ns3:text-box>
        </ns3:frame>
        <ns3:frame ns3:style-name="gr10" ns3:text-style-name="P9" ns3:layer="layout" ns2:width="8.547cm" ns2:height="0.336cm" ns2:x="2.706cm" ns2:y="15.579cm">
          <ns3:text-box>
            <ns6:p ns6:style-name="P2"><ns6:span ns6:style-name="T7">• Harmoniser les libellés régionaux (FR/EN) dans les chaînes locations_name.</ns6:span></ns6:p>
          </ns3:text-box>
        </ns3:frame>
        <ns3:frame ns3:style-name="gr10" ns3:text-style-name="P9" ns3:layer="layout" ns2:width="12.703cm" ns2:height="0.336cm" ns2:x="2.706cm" ns2:y="16.144cm">
          <ns3:text-box>
            <ns6:p ns6:style-name="P2"><ns6:span ns6:style-name="T7">• Documenter le notebook (cellules exécutées) pour la soutenance projet REESO.</ns6:span></ns6:p>
          </ns3:text-box>
        </ns3:frame>
      </ns3:page>
      <ns3:page ns3:name="page4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4</ns6:span></ns6:p>
          </ns3:text-box>
        </ns3:frame>
        <ns3:frame ns3:style-name="gr12" ns3:text-style-name="P11" ns3:layer="layout" ns2:width="4.015cm" ns2:height="0.458cm" ns2:x="2.353cm" ns2:y="3.083cm">
          <ns3:text-box>
            <ns6:p ns6:style-name="P2"><ns6:span ns6:style-name="T7">2. INTRODUCTION</ns6:span></ns6:p>
          </ns3:text-box>
        </ns3:frame>
        <ns3:frame ns3:style-name="gr16" ns3:text-style-name="P14" ns3:layer="layout" ns2:width="4.092cm" ns2:height="0.391cm" ns2:x="2.212cm" ns2:y="4.528cm">
          <ns3:text-box>
            <ns6:p ns6:style-name="P2"><ns6:span ns6:style-name="T10">2.1 Contexte du projet</ns6:span></ns6:p>
          </ns3:text-box>
        </ns3:frame>
        <ns3:frame ns3:style-name="gr10" ns3:text-style-name="P9" ns3:layer="layout" ns2:width="16.138cm" ns2:height="0.336cm" ns2:x="2.212cm" ns2:y="5.184cm">
          <ns3:text-box>
            <ns6:p ns6:style-name="P2"><ns6:span ns6:style-name="T6">Le Burkina Faso est depuis 2015 confronté à une grave détérioration de la sécurité. Les attaques de groupes</ns6:span></ns6:p>
          </ns3:text-box>
        </ns3:frame>
        <ns3:frame ns3:style-name="gr10" ns3:text-style-name="P9" ns3:layer="layout" ns2:width="16.387cm" ns2:height="0.336cm" ns2:x="2.212cm" ns2:y="5.678cm">
          <ns3:text-box>
            <ns6:p ns6:style-name="P2"><ns6:span ns6:style-name="T6">ar</ns6:span><ns6:span ns6:style-name="T6">m</ns6:span><ns6:span ns6:style-name="T6">és </ns6:span><ns6:span ns6:style-name="T6">no</ns6:span><ns6:span ns6:style-name="T6">n-</ns6:span><ns6:span ns6:style-name="T6">ét</ns6:span><ns6:span ns6:style-name="T6">ati</ns6:span><ns6:span ns6:style-name="T6">qu</ns6:span><ns6:span ns6:style-name="T6">es </ns6:span><ns6:span ns6:style-name="T6">on</ns6:span><ns6:span ns6:style-name="T6">t </ns6:span><ns6:span ns6:style-name="T6">pr</ns6:span><ns6:span ns6:style-name="T6">ov</ns6:span><ns6:span ns6:style-name="T6">oq</ns6:span><ns6:span ns6:style-name="T6">ué </ns6:span><ns6:span ns6:style-name="T6">de</ns6:span><ns6:span ns6:style-name="T6">s </ns6:span><ns6:span ns6:style-name="T6">va</ns6:span><ns6:span ns6:style-name="T6">gu</ns6:span><ns6:span ns6:style-name="T6">es </ns6:span><ns6:span ns6:style-name="T6">su</ns6:span><ns6:span ns6:style-name="T6">cc</ns6:span><ns6:span ns6:style-name="T6">es</ns6:span><ns6:span ns6:style-name="T6">si</ns6:span><ns6:span ns6:style-name="T6">ve</ns6:span><ns6:span ns6:style-name="T6">s </ns6:span><ns6:span ns6:style-name="T6">de </ns6:span><ns6:span ns6:style-name="T6">dé</ns6:span><ns6:span ns6:style-name="T6">pl</ns6:span><ns6:span ns6:style-name="T6">ac</ns6:span><ns6:span ns6:style-name="T6">e</ns6:span><ns6:span ns6:style-name="T6">m</ns6:span><ns6:span ns6:style-name="T6">en</ns6:span><ns6:span ns6:style-name="T6">ts </ns6:span><ns6:span ns6:style-name="T6">int</ns6:span><ns6:span ns6:style-name="T6">er</ns6:span><ns6:span ns6:style-name="T6">ne</ns6:span><ns6:span ns6:style-name="T6">s, </ns6:span><ns6:span ns6:style-name="T6">fai</ns6:span><ns6:span ns6:style-name="T6">sa</ns6:span><ns6:span ns6:style-name="T6">nt </ns6:span><ns6:span ns6:style-name="T6">du </ns6:span><ns6:span ns6:style-name="T6">pa</ns6:span><ns6:span ns6:style-name="T6">ys </ns6:span><ns6:span ns6:style-name="T6">l'u</ns6:span><ns6:span ns6:style-name="T6">n </ns6:span><ns6:span ns6:style-name="T6">de</ns6:span><ns6:span ns6:style-name="T6">s</ns6:span></ns6:p>
          </ns3:text-box>
        </ns3:frame>
        <ns3:frame ns3:style-name="gr10" ns3:text-style-name="P9" ns3:layer="layout" ns2:width="16.479cm" ns2:height="0.336cm" ns2:x="2.212cm" ns2:y="6.172cm">
          <ns3:text-box>
            <ns6:p ns6:style-name="P2"><ns6:span ns6:style-name="T6">plus <ns6:s/>touchés <ns6:s/>de <ns6:s/>la <ns6:s/>sous-région. <ns6:s/>L'IDMC <ns6:s/>(Internal <ns6:s/>Displacement <ns6:s/>Monitoring <ns6:s/>Centre) <ns6:s/>collecte <ns6:s/>des <ns6:s/>données</ns6:span></ns6:p>
          </ns3:text-box>
        </ns3:frame>
        <ns3:frame ns3:style-name="gr10" ns3:text-style-name="P9" ns3:layer="layout" ns2:width="13.255cm" ns2:height="0.336cm" ns2:x="2.212cm" ns2:y="6.666cm">
          <ns3:text-box>
            <ns6:p ns6:style-name="P2"><ns6:span ns6:style-name="T6">systématiques sur les </ns6:span><ns6:span ns6:style-name="T6">événements de </ns6:span><ns6:span ns6:style-name="T6">déplacement pour </ns6:span><ns6:span ns6:style-name="T6">appuyer la réponse </ns6:span><ns6:span ns6:style-name="T6">humanitaire.</ns6:span></ns6:p>
          </ns3:text-box>
        </ns3:frame>
        <ns3:frame ns3:style-name="gr16" ns3:text-style-name="P14" ns3:layer="layout" ns2:width="8.292cm" ns2:height="0.391cm" ns2:x="2.212cm" ns2:y="7.762cm">
          <ns3:text-box>
            <ns6:p ns6:style-name="P2"><ns6:span ns6:style-name="T10">2.2 Problématique et questions de recherche</ns6:span></ns6:p>
          </ns3:text-box>
        </ns3:frame>
        <ns3:frame ns3:style-name="gr10" ns3:text-style-name="P9" ns3:layer="layout" ns2:width="16.042cm" ns2:height="0.336cm" ns2:x="2.212cm" ns2:y="8.418cm">
          <ns3:text-box>
            <ns6:p ns6:style-name="P2"><ns6:span ns6:style-name="T11">Question centrale : </ns6:span><ns6:span ns6:style-name="T6">Quels sont les déterminants spatiaux et temporels des </ns6:span><ns6:span ns6:style-name="T6">déplacements forcés au Burkina</ns6:span></ns6:p>
          </ns3:text-box>
        </ns3:frame>
        <ns3:frame ns3:style-name="gr10" ns3:text-style-name="P9" ns3:layer="layout" ns2:width="9.545cm" ns2:height="0.336cm" ns2:x="2.212cm" ns2:y="8.912cm">
          <ns3:text-box>
            <ns6:p ns6:style-name="P2"><ns6:span ns6:style-name="T6">Faso, et comment identifier les zones prioritaires d'intervention ?</ns6:span></ns6:p>
          </ns3:text-box>
        </ns3:frame>
        <ns3:frame ns3:style-name="gr10" ns3:text-style-name="P9" ns3:layer="layout" ns2:width="8.614cm" ns2:height="0.336cm" ns2:x="2.706cm" ns2:y="9.647cm">
          <ns3:text-box>
            <ns6:p ns6:style-name="P2"><ns6:span ns6:style-name="T6">• Q1 : </ns6:span><ns6:span ns6:style-name="T6">Quelles </ns6:span><ns6:span ns6:style-name="T6">régions </ns6:span><ns6:span ns6:style-name="T6">et </ns6:span><ns6:span ns6:style-name="T6">localité</ns6:span><ns6:span ns6:style-name="T6">s sont </ns6:span><ns6:span ns6:style-name="T6">les plus </ns6:span><ns6:span ns6:style-name="T6">affecté</ns6:span><ns6:span ns6:style-name="T6">es ?</ns6:span></ns6:p>
          </ns3:text-box>
        </ns3:frame>
        <ns3:frame ns3:style-name="gr10" ns3:text-style-name="P9" ns3:layer="layout" ns2:width="9.375cm" ns2:height="0.336cm" ns2:x="2.706cm" ns2:y="10.211cm">
          <ns3:text-box>
            <ns6:p ns6:style-name="P2"><ns6:span ns6:style-name="T6">• Q2 : </ns6:span><ns6:span ns6:style-name="T6">Existe-t-il </ns6:span><ns6:span ns6:style-name="T6">des pics </ns6:span><ns6:span ns6:style-name="T6">saisonni</ns6:span><ns6:span ns6:style-name="T6">ers ou </ns6:span><ns6:span ns6:style-name="T6">des </ns6:span><ns6:span ns6:style-name="T6">cycles </ns6:span><ns6:span ns6:style-name="T6">temporel</ns6:span><ns6:span ns6:style-name="T6">s ?</ns6:span></ns6:p>
          </ns3:text-box>
        </ns3:frame>
        <ns3:frame ns3:style-name="gr10" ns3:text-style-name="P9" ns3:layer="layout" ns2:width="10.51cm" ns2:height="0.336cm" ns2:x="2.706cm" ns2:y="10.776cm">
          <ns3:text-box>
            <ns6:p ns6:style-name="P2"><ns6:span ns6:style-name="T6">• Q3 : </ns6:span><ns6:span ns6:style-name="T6">Quelle </ns6:span><ns6:span ns6:style-name="T6">est la </ns6:span><ns6:span ns6:style-name="T6">corrélatio</ns6:span><ns6:span ns6:style-name="T6">n entre </ns6:span><ns6:span ns6:style-name="T6">distance </ns6:span><ns6:span ns6:style-name="T6">à la </ns6:span><ns6:span ns6:style-name="T6">capitale </ns6:span><ns6:span ns6:style-name="T6">et </ns6:span><ns6:span ns6:style-name="T6">intensité </ns6:span><ns6:span ns6:style-name="T6">?</ns6:span></ns6:p>
          </ns3:text-box>
        </ns3:frame>
        <ns3:frame ns3:style-name="gr10" ns3:text-style-name="P9" ns3:layer="layout" ns2:width="11.774cm" ns2:height="0.336cm" ns2:x="2.706cm" ns2:y="11.34cm">
          <ns3:text-box>
            <ns6:p ns6:style-name="P2"><ns6:span ns6:style-name="T6">• Q4 : Quels sont les hotspots critiques </ns6:span><ns6:span ns6:style-name="T6">nécessitant une intervention prioritaire ?</ns6:span></ns6:p>
          </ns3:text-box>
        </ns3:frame>
        <ns3:frame ns3:style-name="gr10" ns3:text-style-name="P9" ns3:layer="layout" ns2:width="8.168cm" ns2:height="0.336cm" ns2:x="2.706cm" ns2:y="11.904cm">
          <ns3:text-box>
            <ns6:p ns6:style-name="P2"><ns6:span ns6:style-name="T6">• Q5 : Quelle tendance à court terme </ns6:span><ns6:span ns6:style-name="T6">peut-on projeter ?</ns6:span></ns6:p>
          </ns3:text-box>
        </ns3:frame>
        <ns3:polygon ns3:style-name="gr1" ns3:text-style-name="P1" ns3:layer="layout" ns2:width="17.001cm" ns2:height="0.776cm" ns2:x="1.999cm" ns2:y="13.565cm" ns2:viewBox="0 0 17002 777" ns3:points="0,0 17002,0 17002,777 0,777">
          <ns6:p/>
        </ns3:polygon>
        <ns3:polygon ns3:style-name="gr18" ns3:text-style-name="P15" ns3:layer="layout" ns2:width="17.001cm" ns2:height="0.777cm" ns2:x="1.999cm" ns2:y="14.341cm" ns2:viewBox="0 0 17002 778" ns3:points="0,0 17002,0 17002,778 0,778">
          <ns6:p/>
        </ns3:polygon>
        <ns3:polygon ns3:style-name="gr6" ns3:text-style-name="P7" ns3:layer="layout" ns2:width="17.001cm" ns2:height="0.776cm" ns2:x="1.999cm" ns2:y="15.118cm" ns2:viewBox="0 0 17002 777" ns3:points="0,0 17002,0 17002,777 0,777">
          <ns6:p/>
        </ns3:polygon>
        <ns3:polygon ns3:style-name="gr18" ns3:text-style-name="P15" ns3:layer="layout" ns2:width="17.001cm" ns2:height="0.776cm" ns2:x="1.999cm" ns2:y="15.894cm" ns2:viewBox="0 0 17002 777" ns3:points="0,0 17002,0 17002,777 0,777">
          <ns6:p/>
        </ns3:polygon>
        <ns3:polygon ns3:style-name="gr6" ns3:text-style-name="P7" ns3:layer="layout" ns2:width="17.001cm" ns2:height="0.776cm" ns2:x="1.999cm" ns2:y="16.67cm" ns2:viewBox="0 0 17002 777" ns3:points="0,0 17002,0 17002,777 0,777">
          <ns6:p/>
        </ns3:polygon>
        <ns3:polygon ns3:style-name="gr18" ns3:text-style-name="P15" ns3:layer="layout" ns2:width="17.001cm" ns2:height="0.776cm" ns2:x="1.999cm" ns2:y="17.446cm" ns2:viewBox="0 0 17002 777" ns3:points="0,0 17002,0 17002,777 0,777">
          <ns6:p/>
        </ns3:polygon>
        <ns3:frame ns3:style-name="gr16" ns3:text-style-name="P14" ns3:layer="layout" ns2:width="4.359cm" ns2:height="0.391cm" ns2:x="2.212cm" ns2:y="13.001cm">
          <ns3:text-box>
            <ns6:p ns6:style-name="P2"><ns6:span ns6:style-name="T10">2.3 Périmètre de l'étude</ns6:span></ns6:p>
          </ns3:text-box>
        </ns3:frame>
        <ns3:frame ns3:style-name="gr10" ns3:text-style-name="P9" ns3:layer="layout" ns2:width="1.08cm" ns2:height="0.336cm" ns2:x="3.71cm" ns2:y="13.798cm">
          <ns3:text-box>
            <ns6:p ns6:style-name="P2"><ns6:span ns6:style-name="T11">Critère</ns6:span></ns6:p>
          </ns3:text-box>
        </ns3:frame>
        <ns3:frame ns3:style-name="gr10" ns3:text-style-name="P9" ns3:layer="layout" ns2:width="1.842cm" ns2:height="0.336cm" ns2:x="11.828cm" ns2:y="13.798cm">
          <ns3:text-box>
            <ns6:p ns6:style-name="P2"><ns6:span ns6:style-name="T11">De</ns6:span><ns6:span ns6:style-name="T11">scr</ns6:span><ns6:span ns6:style-name="T11">ipti</ns6:span><ns6:span ns6:style-name="T11">on</ns6:span></ns6:p>
          </ns3:text-box>
        </ns3:frame>
        <ns3:frame ns3:style-name="gr10" ns3:text-style-name="P9" ns3:layer="layout" ns2:width="0.745cm" ns2:height="0.336cm" ns2:x="2.212cm" ns2:y="14.574cm">
          <ns3:text-box>
            <ns6:p ns6:style-name="P2"><ns6:span ns6:style-name="T6">Pays</ns6:span></ns6:p>
          </ns3:text-box>
        </ns3:frame>
        <ns3:frame ns3:style-name="gr10" ns3:text-style-name="P9" ns3:layer="layout" ns2:width="2.938cm" ns2:height="0.336cm" ns2:x="6.712cm" ns2:y="14.574cm">
          <ns3:text-box>
            <ns6:p ns6:style-name="P2"><ns6:span ns6:style-name="T6">B</ns6:span><ns6:span ns6:style-name="T6">u</ns6:span><ns6:span ns6:style-name="T6">r</ns6:span><ns6:span ns6:style-name="T6">k</ns6:span><ns6:span ns6:style-name="T6">i</ns6:span><ns6:span ns6:style-name="T6">n</ns6:span><ns6:span ns6:style-name="T6">a </ns6:span><ns6:span ns6:style-name="T6">F</ns6:span><ns6:span ns6:style-name="T6">a</ns6:span><ns6:span ns6:style-name="T6">s</ns6:span><ns6:span ns6:style-name="T6">o </ns6:span><ns6:span ns6:style-name="T6">(</ns6:span><ns6:span ns6:style-name="T6">B</ns6:span><ns6:span ns6:style-name="T6">F</ns6:span><ns6:span ns6:style-name="T6">A</ns6:span><ns6:span ns6:style-name="T6">)</ns6:span></ns6:p>
          </ns3:text-box>
        </ns3:frame>
        <ns3:frame ns3:style-name="gr10" ns3:text-style-name="P9" ns3:layer="layout" ns2:width="1.154cm" ns2:height="0.336cm" ns2:x="2.212cm" ns2:y="15.35cm">
          <ns3:text-box>
            <ns6:p ns6:style-name="P2"><ns6:span ns6:style-name="T6">Période</ns6:span></ns6:p>
          </ns3:text-box>
        </ns3:frame>
        <ns3:frame ns3:style-name="gr10" ns3:text-style-name="P9" ns3:layer="layout" ns2:width="4.277cm" ns2:height="0.336cm" ns2:x="6.712cm" ns2:y="15.35cm">
          <ns3:text-box>
            <ns6:p ns6:style-name="P2"><ns6:span ns6:style-name="T6">Octobre 2025 – Février 2026</ns6:span></ns6:p>
          </ns3:text-box>
        </ns3:frame>
        <ns3:frame ns3:style-name="gr10" ns3:text-style-name="P9" ns3:layer="layout" ns2:width="2.278cm" ns2:height="0.336cm" ns2:x="2.212cm" ns2:y="16.126cm">
          <ns3:text-box>
            <ns6:p ns6:style-name="P2"><ns6:span ns6:style-name="T6">Unité d'analyse</ns6:span></ns6:p>
          </ns3:text-box>
        </ns3:frame>
        <ns3:frame ns3:style-name="gr10" ns3:text-style-name="P9" ns3:layer="layout" ns2:width="5.235cm" ns2:height="0.336cm" ns2:x="6.712cm" ns2:y="16.126cm">
          <ns3:text-box>
            <ns6:p ns6:style-name="P2"><ns6:span ns6:style-name="T6">Événement de déplacement (n=25)</ns6:span></ns6:p>
          </ns3:text-box>
        </ns3:frame>
        <ns3:frame ns3:style-name="gr10" ns3:text-style-name="P9" ns3:layer="layout" ns2:width="0.745cm" ns2:height="0.336cm" ns2:x="2.212cm" ns2:y="16.902cm">
          <ns3:text-box>
            <ns6:p ns6:style-name="P2"><ns6:span ns6:style-name="T6">Ty</ns6:span><ns6:span ns6:style-name="T6">pe</ns6:span></ns6:p>
          </ns3:text-box>
        </ns3:frame>
        <ns3:frame ns3:style-name="gr10" ns3:text-style-name="P9" ns3:layer="layout" ns2:width="3.57cm" ns2:height="0.336cm" ns2:x="6.712cm" ns2:y="16.902cm">
          <ns3:text-box>
            <ns6:p ns6:style-name="P2"><ns6:span ns6:style-name="T6">Conflits </ns6:span><ns6:span ns6:style-name="T6">armés </ns6:span><ns6:span ns6:style-name="T6">(Conflict)</ns6:span></ns6:p>
          </ns3:text-box>
        </ns3:frame>
        <ns3:frame ns3:style-name="gr10" ns3:text-style-name="P9" ns3:layer="layout" ns2:width="2.102cm" ns2:height="0.336cm" ns2:x="2.212cm" ns2:y="17.678cm">
          <ns3:text-box>
            <ns6:p ns6:style-name="P2"><ns6:span ns6:style-name="T6">Niveau spatial</ns6:span></ns6:p>
          </ns3:text-box>
        </ns3:frame>
        <ns3:line ns3:style-name="gr9" ns3:text-style-name="P4" ns3:layer="layout" ns2:x1="1.999cm" ns2:y1="13.565cm" ns2:x2="19cm" ns2:y2="13.565cm">
          <ns6:p/>
        </ns3:line>
        <ns3:line ns3:style-name="gr9" ns3:text-style-name="P4" ns3:layer="layout" ns2:x1="1.999cm" ns2:y1="18.222cm" ns2:x2="19cm" ns2:y2="18.222cm">
          <ns6:p/>
        </ns3:line>
        <ns3:line ns3:style-name="gr9" ns3:text-style-name="P4" ns3:layer="layout" ns2:x1="1.999cm" ns2:y1="18.222cm" ns2:x2="1.999cm" ns2:y2="13.565cm">
          <ns6:p/>
        </ns3:line>
        <ns3:line ns3:style-name="gr9" ns3:text-style-name="P4" ns3:layer="layout" ns2:x1="19cm" ns2:y1="18.222cm" ns2:x2="19cm" ns2:y2="13.565cm">
          <ns6:p/>
        </ns3:line>
        <ns3:line ns3:style-name="gr8" ns3:text-style-name="P4" ns3:layer="layout" ns2:x1="1.999cm" ns2:y1="14.341cm" ns2:x2="19cm" ns2:y2="14.341cm">
          <ns6:p/>
        </ns3:line>
        <ns3:line ns3:style-name="gr8" ns3:text-style-name="P4" ns3:layer="layout" ns2:x1="1.999cm" ns2:y1="15.118cm" ns2:x2="19cm" ns2:y2="15.118cm">
          <ns6:p/>
        </ns3:line>
        <ns3:line ns3:style-name="gr8" ns3:text-style-name="P4" ns3:layer="layout" ns2:x1="1.999cm" ns2:y1="15.894cm" ns2:x2="19cm" ns2:y2="15.894cm">
          <ns6:p/>
        </ns3:line>
        <ns3:line ns3:style-name="gr8" ns3:text-style-name="P4" ns3:layer="layout" ns2:x1="1.999cm" ns2:y1="16.67cm" ns2:x2="19cm" ns2:y2="16.67cm">
          <ns6:p/>
        </ns3:line>
        <ns3:line ns3:style-name="gr8" ns3:text-style-name="P4" ns3:layer="layout" ns2:x1="1.999cm" ns2:y1="17.446cm" ns2:x2="19cm" ns2:y2="17.446cm">
          <ns6:p/>
        </ns3:line>
        <ns3:line ns3:style-name="gr8" ns3:text-style-name="P4" ns3:layer="layout" ns2:x1="6.5cm" ns2:y1="18.222cm" ns2:x2="6.5cm" ns2:y2="13.565cm">
          <ns6:p/>
        </ns3:line>
        <ns3:frame ns3:style-name="gr10" ns3:text-style-name="P9" ns3:layer="layout" ns2:width="4.277cm" ns2:height="0.336cm" ns2:x="6.712cm" ns2:y="17.678cm">
          <ns3:text-box>
            <ns6:p ns6:style-name="P2"><ns6:span ns6:style-name="T6">Région, Province, Commune</ns6:span></ns6:p>
          </ns3:text-box>
        </ns3:frame>
      </ns3:page>
      <ns3:page ns3:name="page5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5</ns6:span></ns6:p>
          </ns3:text-box>
        </ns3:frame>
        <ns3:frame ns3:style-name="gr12" ns3:text-style-name="P11" ns3:layer="layout" ns2:width="7.369cm" ns2:height="0.458cm" ns2:x="2.353cm" ns2:y="3.083cm">
          <ns3:text-box>
            <ns6:p ns6:style-name="P2"><ns6:span ns6:style-name="T7">3. </ns6:span><ns6:span ns6:style-name="T7">DON</ns6:span><ns6:span ns6:style-name="T7">NÉE</ns6:span><ns6:span ns6:style-name="T7">S ET </ns6:span><ns6:span ns6:style-name="T7">MÉT</ns6:span><ns6:span ns6:style-name="T7">HOD</ns6:span><ns6:span ns6:style-name="T7">OLO</ns6:span><ns6:span ns6:style-name="T7">GIE</ns6:span></ns6:p>
          </ns3:text-box>
        </ns3:frame>
        <ns3:frame ns3:style-name="gr16" ns3:text-style-name="P14" ns3:layer="layout" ns2:width="4.244cm" ns2:height="0.391cm" ns2:x="2.212cm" ns2:y="4.528cm">
          <ns3:text-box>
            <ns6:p ns6:style-name="P2"><ns6:span ns6:style-name="T10">3.1 Source de données</ns6:span></ns6:p>
          </ns3:text-box>
        </ns3:frame>
        <ns3:frame ns3:style-name="gr10" ns3:text-style-name="P9" ns3:layer="layout" ns2:width="16.255cm" ns2:height="0.336cm" ns2:x="2.212cm" ns2:y="5.184cm">
          <ns3:text-box>
            <ns6:p ns6:style-name="P2"><ns6:span ns6:style-name="T6">Le fichier </ns6:span><ns6:span ns6:style-name="T11">event_data_bfa.csv </ns6:span><ns6:span ns6:style-name="T6">provient du système IDMC/IDRM. Il contient 25 enregistrements d'événements</ns6:span></ns6:p>
          </ns3:text-box>
        </ns3:frame>
        <ns3:frame ns3:style-name="gr10" ns3:text-style-name="P9" ns3:layer="layout" ns2:width="16.267cm" ns2:height="0.336cm" ns2:x="2.212cm" ns2:y="5.678cm">
          <ns3:text-box>
            <ns6:p ns6:style-name="P2"><ns6:span ns6:style-name="T6">de déplacement avec des informations géographiques (latitude/longitude), temporelles (dates) et quantitatives</ns6:span></ns6:p>
          </ns3:text-box>
        </ns3:frame>
        <ns3:frame ns3:style-name="gr10" ns3:text-style-name="P9" ns3:layer="layout" ns2:width="3.896cm" ns2:height="0.336cm" ns2:x="2.212cm" ns2:y="6.172cm">
          <ns3:text-box>
            <ns6:p ns6:style-name="P2"><ns6:span ns6:style-name="T6">(figure = nb. de déplacés).</ns6:span></ns6:p>
          </ns3:text-box>
        </ns3:frame>
        <ns3:polygon ns3:style-name="gr1" ns3:text-style-name="P1" ns3:layer="layout" ns2:width="17.001cm" ns2:height="0.776cm" ns2:x="1.999cm" ns2:y="7.833cm" ns2:viewBox="0 0 17002 777" ns3:points="0,0 17002,0 17002,777 0,777">
          <ns6:p/>
        </ns3:polygon>
        <ns3:polygon ns3:style-name="gr18" ns3:text-style-name="P15" ns3:layer="layout" ns2:width="17.001cm" ns2:height="0.776cm" ns2:x="1.999cm" ns2:y="8.609cm" ns2:viewBox="0 0 17002 777" ns3:points="0,0 17002,0 17002,777 0,777">
          <ns6:p/>
        </ns3:polygon>
        <ns3:polygon ns3:style-name="gr6" ns3:text-style-name="P7" ns3:layer="layout" ns2:width="17.001cm" ns2:height="0.776cm" ns2:x="1.999cm" ns2:y="9.385cm" ns2:viewBox="0 0 17002 777" ns3:points="0,0 17002,0 17002,777 0,777">
          <ns6:p/>
        </ns3:polygon>
        <ns3:polygon ns3:style-name="gr18" ns3:text-style-name="P15" ns3:layer="layout" ns2:width="17.001cm" ns2:height="0.776cm" ns2:x="1.999cm" ns2:y="10.161cm" ns2:viewBox="0 0 17002 777" ns3:points="0,0 17002,0 17002,777 0,777">
          <ns6:p/>
        </ns3:polygon>
        <ns3:polygon ns3:style-name="gr6" ns3:text-style-name="P7" ns3:layer="layout" ns2:width="17.001cm" ns2:height="0.776cm" ns2:x="1.999cm" ns2:y="10.937cm" ns2:viewBox="0 0 17002 777" ns3:points="0,0 17002,0 17002,777 0,777">
          <ns6:p/>
        </ns3:polygon>
        <ns3:polygon ns3:style-name="gr18" ns3:text-style-name="P15" ns3:layer="layout" ns2:width="17.001cm" ns2:height="0.776cm" ns2:x="1.999cm" ns2:y="11.713cm" ns2:viewBox="0 0 17002 777" ns3:points="0,0 17002,0 17002,777 0,777">
          <ns6:p/>
        </ns3:polygon>
        <ns3:polygon ns3:style-name="gr6" ns3:text-style-name="P7" ns3:layer="layout" ns2:width="17.001cm" ns2:height="0.776cm" ns2:x="1.999cm" ns2:y="12.489cm" ns2:viewBox="0 0 17002 777" ns3:points="0,0 17002,0 17002,777 0,777">
          <ns6:p/>
        </ns3:polygon>
        <ns3:frame ns3:style-name="gr16" ns3:text-style-name="P14" ns3:layer="layout" ns2:width="4.548cm" ns2:height="0.391cm" ns2:x="2.212cm" ns2:y="7.268cm">
          <ns3:text-box>
            <ns6:p ns6:style-name="P2"><ns6:span ns6:style-name="T10">3.2 Variables principales</ns6:span></ns6:p>
          </ns3:text-box>
        </ns3:frame>
        <ns3:frame ns3:style-name="gr10" ns3:text-style-name="P9" ns3:layer="layout" ns2:width="1.303cm" ns2:height="0.336cm" ns2:x="3.348cm" ns2:y="8.065cm">
          <ns3:text-box>
            <ns6:p ns6:style-name="P2"><ns6:span ns6:style-name="T11">Variable</ns6:span></ns6:p>
          </ns3:text-box>
        </ns3:frame>
        <ns3:frame ns3:style-name="gr10" ns3:text-style-name="P9" ns3:layer="layout" ns2:width="0.783cm" ns2:height="0.336cm" ns2:x="7.109cm" ns2:y="8.065cm">
          <ns3:text-box>
            <ns6:p ns6:style-name="P2"><ns6:span ns6:style-name="T11">Type</ns6:span></ns6:p>
          </ns3:text-box>
        </ns3:frame>
        <ns3:frame ns3:style-name="gr10" ns3:text-style-name="P9" ns3:layer="layout" ns2:width="1.842cm" ns2:height="0.336cm" ns2:x="13.078cm" ns2:y="8.065cm">
          <ns3:text-box>
            <ns6:p ns6:style-name="P2"><ns6:span ns6:style-name="T11">Description</ns6:span></ns6:p>
          </ns3:text-box>
        </ns3:frame>
        <ns3:frame ns3:style-name="gr10" ns3:text-style-name="P9" ns3:layer="layout" ns2:width="0.838cm" ns2:height="0.336cm" ns2:x="2.212cm" ns2:y="8.841cm">
          <ns3:text-box>
            <ns6:p ns6:style-name="P2"><ns6:span ns6:style-name="T6">figure</ns6:span></ns6:p>
          </ns3:text-box>
        </ns3:frame>
        <ns3:frame ns3:style-name="gr10" ns3:text-style-name="P9" ns3:layer="layout" ns2:width="0.876cm" ns2:height="0.336cm" ns2:x="6.212cm" ns2:y="8.841cm">
          <ns3:text-box>
            <ns6:p ns6:style-name="P2"><ns6:span ns6:style-name="T6">Entier</ns6:span></ns6:p>
          </ns3:text-box>
        </ns3:frame>
        <ns3:frame ns3:style-name="gr10" ns3:text-style-name="P9" ns3:layer="layout" ns2:width="7.195cm" ns2:height="0.336cm" ns2:x="9.212cm" ns2:y="8.841cm">
          <ns3:text-box>
            <ns6:p ns6:style-name="P2"><ns6:span ns6:style-name="T6">Nombre de personnes déplacées (variable cible)</ns6:span></ns6:p>
          </ns3:text-box>
        </ns3:frame>
        <ns3:frame ns3:style-name="gr10" ns3:text-style-name="P9" ns3:layer="layout" ns2:width="2.716cm" ns2:height="0.336cm" ns2:x="2.212cm" ns2:y="9.617cm">
          <ns3:text-box>
            <ns6:p ns6:style-name="P2"><ns6:span ns6:style-name="T6">latitude / longitude</ns6:span></ns6:p>
          </ns3:text-box>
        </ns3:frame>
        <ns3:frame ns3:style-name="gr10" ns3:text-style-name="P9" ns3:layer="layout" ns2:width="1.637cm" ns2:height="0.336cm" ns2:x="6.212cm" ns2:y="9.617cm">
          <ns3:text-box>
            <ns6:p ns6:style-name="P2"><ns6:span ns6:style-name="T6">Numérique</ns6:span></ns6:p>
          </ns3:text-box>
        </ns3:frame>
        <ns3:frame ns3:style-name="gr10" ns3:text-style-name="P9" ns3:layer="layout" ns2:width="6.267cm" ns2:height="0.336cm" ns2:x="9.212cm" ns2:y="9.617cm">
          <ns3:text-box>
            <ns6:p ns6:style-name="P2"><ns6:span ns6:style-name="T6">Coordonnées géographiques du centroïde</ns6:span></ns6:p>
          </ns3:text-box>
        </ns3:frame>
        <ns3:frame ns3:style-name="gr10" ns3:text-style-name="P9" ns3:layer="layout" ns2:width="2.809cm" ns2:height="0.336cm" ns2:x="2.212cm" ns2:y="10.393cm">
          <ns3:text-box>
            <ns6:p ns6:style-name="P2"><ns6:span ns6:style-name="T6">displacement_date</ns6:span></ns6:p>
          </ns3:text-box>
        </ns3:frame>
        <ns3:frame ns3:style-name="gr10" ns3:text-style-name="P9" ns3:layer="layout" ns2:width="0.708cm" ns2:height="0.336cm" ns2:x="6.212cm" ns2:y="10.393cm">
          <ns3:text-box>
            <ns6:p ns6:style-name="P2"><ns6:span ns6:style-name="T6">Date</ns6:span></ns6:p>
          </ns3:text-box>
        </ns3:frame>
        <ns3:frame ns3:style-name="gr10" ns3:text-style-name="P9" ns3:layer="layout" ns2:width="5.029cm" ns2:height="0.336cm" ns2:x="9.212cm" ns2:y="10.393cm">
          <ns3:text-box>
            <ns6:p ns6:style-name="P2"><ns6:span ns6:style-name="T6">Date de référence de l'événement</ns6:span></ns6:p>
          </ns3:text-box>
        </ns3:frame>
        <ns3:frame ns3:style-name="gr10" ns3:text-style-name="P9" ns3:layer="layout" ns2:width="2.344cm" ns2:height="0.336cm" ns2:x="2.212cm" ns2:y="11.169cm">
          <ns3:text-box>
            <ns6:p ns6:style-name="P2"><ns6:span ns6:style-name="T6">locations_name</ns6:span></ns6:p>
          </ns3:text-box>
        </ns3:frame>
        <ns3:frame ns3:style-name="gr10" ns3:text-style-name="P9" ns3:layer="layout" ns2:width="0.838cm" ns2:height="0.336cm" ns2:x="6.212cm" ns2:y="11.169cm">
          <ns3:text-box>
            <ns6:p ns6:style-name="P2"><ns6:span ns6:style-name="T6">Texte</ns6:span></ns6:p>
          </ns3:text-box>
        </ns3:frame>
        <ns3:frame ns3:style-name="gr10" ns3:text-style-name="P9" ns3:layer="layout" ns2:width="6.043cm" ns2:height="0.336cm" ns2:x="9.212cm" ns2:y="11.169cm">
          <ns3:text-box>
            <ns6:p ns6:style-name="P2"><ns6:span ns6:style-name="T6">Localité, Province, Région, Burkina Faso</ns6:span></ns6:p>
          </ns3:text-box>
        </ns3:frame>
        <ns3:frame ns3:style-name="gr10" ns3:text-style-name="P9" ns3:layer="layout" ns2:width="2.79cm" ns2:height="0.336cm" ns2:x="2.212cm" ns2:y="11.946cm">
          <ns3:text-box>
            <ns6:p ns6:style-name="P2"><ns6:span ns6:style-name="T6">displacement_type</ns6:span></ns6:p>
          </ns3:text-box>
        </ns3:frame>
        <ns3:frame ns3:style-name="gr10" ns3:text-style-name="P9" ns3:layer="layout" ns2:width="1.786cm" ns2:height="0.336cm" ns2:x="6.212cm" ns2:y="11.946cm">
          <ns3:text-box>
            <ns6:p ns6:style-name="P2"><ns6:span ns6:style-name="T6">Catégorielle</ns6:span></ns6:p>
          </ns3:text-box>
        </ns3:frame>
        <ns3:frame ns3:style-name="gr10" ns3:text-style-name="P9" ns3:layer="layout" ns2:width="3.645cm" ns2:height="0.336cm" ns2:x="9.212cm" ns2:y="11.946cm">
          <ns3:text-box>
            <ns6:p ns6:style-name="P2"><ns6:span ns6:style-name="T6">Type : Conflict / Disaster</ns6:span></ns6:p>
          </ns3:text-box>
        </ns3:frame>
        <ns3:frame ns3:style-name="gr10" ns3:text-style-name="P9" ns3:layer="layout" ns2:width="1.285cm" ns2:height="0.336cm" ns2:x="2.212cm" ns2:y="12.722cm">
          <ns3:text-box>
            <ns6:p ns6:style-name="P2"><ns6:span ns6:style-name="T6">category</ns6:span></ns6:p>
          </ns3:text-box>
        </ns3:frame>
        <ns3:frame ns3:style-name="gr10" ns3:text-style-name="P9" ns3:layer="layout" ns2:width="1.786cm" ns2:height="0.336cm" ns2:x="6.212cm" ns2:y="12.722cm">
          <ns3:text-box>
            <ns6:p ns6:style-name="P2"><ns6:span ns6:style-name="T6">Catégorielle</ns6:span></ns6:p>
          </ns3:text-box>
        </ns3:frame>
        <ns3:line ns3:style-name="gr9" ns3:text-style-name="P4" ns3:layer="layout" ns2:x1="1.999cm" ns2:y1="7.833cm" ns2:x2="19cm" ns2:y2="7.833cm">
          <ns6:p/>
        </ns3:line>
        <ns3:line ns3:style-name="gr9" ns3:text-style-name="P4" ns3:layer="layout" ns2:x1="1.999cm" ns2:y1="13.265cm" ns2:x2="19cm" ns2:y2="13.265cm">
          <ns6:p/>
        </ns3:line>
        <ns3:line ns3:style-name="gr9" ns3:text-style-name="P4" ns3:layer="layout" ns2:x1="1.999cm" ns2:y1="13.265cm" ns2:x2="1.999cm" ns2:y2="7.833cm">
          <ns6:p/>
        </ns3:line>
        <ns3:line ns3:style-name="gr9" ns3:text-style-name="P4" ns3:layer="layout" ns2:x1="19cm" ns2:y1="13.265cm" ns2:x2="19cm" ns2:y2="7.833cm">
          <ns6:p/>
        </ns3:line>
        <ns3:line ns3:style-name="gr8" ns3:text-style-name="P4" ns3:layer="layout" ns2:x1="1.999cm" ns2:y1="8.609cm" ns2:x2="19cm" ns2:y2="8.609cm">
          <ns6:p/>
        </ns3:line>
        <ns3:line ns3:style-name="gr8" ns3:text-style-name="P4" ns3:layer="layout" ns2:x1="1.999cm" ns2:y1="9.385cm" ns2:x2="19cm" ns2:y2="9.385cm">
          <ns6:p/>
        </ns3:line>
        <ns3:line ns3:style-name="gr8" ns3:text-style-name="P4" ns3:layer="layout" ns2:x1="1.999cm" ns2:y1="10.161cm" ns2:x2="19cm" ns2:y2="10.161cm">
          <ns6:p/>
        </ns3:line>
        <ns3:line ns3:style-name="gr8" ns3:text-style-name="P4" ns3:layer="layout" ns2:x1="1.999cm" ns2:y1="10.937cm" ns2:x2="19cm" ns2:y2="10.937cm">
          <ns6:p/>
        </ns3:line>
        <ns3:line ns3:style-name="gr8" ns3:text-style-name="P4" ns3:layer="layout" ns2:x1="1.999cm" ns2:y1="11.713cm" ns2:x2="19cm" ns2:y2="11.713cm">
          <ns6:p/>
        </ns3:line>
        <ns3:line ns3:style-name="gr8" ns3:text-style-name="P4" ns3:layer="layout" ns2:x1="1.999cm" ns2:y1="12.489cm" ns2:x2="19cm" ns2:y2="12.489cm">
          <ns6:p/>
        </ns3:line>
        <ns3:line ns3:style-name="gr8" ns3:text-style-name="P4" ns3:layer="layout" ns2:x1="5.999cm" ns2:y1="13.265cm" ns2:x2="5.999cm" ns2:y2="7.833cm">
          <ns6:p/>
        </ns3:line>
        <ns3:line ns3:style-name="gr8" ns3:text-style-name="P4" ns3:layer="layout" ns2:x1="8.999cm" ns2:y1="13.265cm" ns2:x2="8.999cm" ns2:y2="7.833cm">
          <ns6:p/>
        </ns3:line>
        <ns3:frame ns3:style-name="gr10" ns3:text-style-name="P9" ns3:layer="layout" ns2:width="4.601cm" ns2:height="0.336cm" ns2:x="9.212cm" ns2:y="12.722cm">
          <ns3:text-box>
            <ns6:p ns6:style-name="P2"><ns6:span ns6:style-name="T6">Sous-catégorie de l'événement</ns6:span></ns6:p>
          </ns3:text-box>
        </ns3:frame>
        <ns3:frame ns3:style-name="gr16" ns3:text-style-name="P14" ns3:layer="layout" ns2:width="9.524cm" ns2:height="0.391cm" ns2:x="2.212cm" ns2:y="13.888cm">
          <ns3:text-box>
            <ns6:p ns6:style-name="P2"><ns6:span ns6:style-name="T10">3.3 Nettoyage et préparation (Partie B du notebook)</ns6:span></ns6:p>
          </ns3:text-box>
        </ns3:frame>
        <ns3:frame ns3:style-name="gr10" ns3:text-style-name="P9" ns3:layer="layout" ns2:width="10.863cm" ns2:height="0.336cm" ns2:x="2.706cm" ns2:y="14.544cm">
          <ns3:text-box>
            <ns6:p ns6:style-name="P2"><ns6:span ns6:style-name="T6">• Conversion de 3 colonnes de dates en format datetime (pd.to_datetime)</ns6:span></ns6:p>
          </ns3:text-box>
        </ns3:frame>
        <ns3:frame ns3:style-name="gr10" ns3:text-style-name="P9" ns3:layer="layout" ns2:width="8cm" ns2:height="0.336cm" ns2:x="2.706cm" ns2:y="15.109cm">
          <ns3:text-box>
            <ns6:p ns6:style-name="P2"><ns6:span ns6:style-name="T6">• Extraction des variables mois, année, durée en jours</ns6:span></ns6:p>
          </ns3:text-box>
        </ns3:frame>
        <ns3:frame ns3:style-name="gr10" ns3:text-style-name="P9" ns3:layer="layout" ns2:width="12.944cm" ns2:height="0.336cm" ns2:x="2.706cm" ns2:y="15.673cm">
          <ns3:text-box>
            <ns6:p ns6:style-name="P2"><ns6:span ns6:style-name="T6">• Extraction de la région depuis locations_name (Village, Province, Région) ; harmonisation des libellés Est/Nord et chaînes multi-localités (;)</ns6:span></ns6:p>
          </ns3:text-box>
        </ns3:frame>
        <ns3:frame ns3:style-name="gr10" ns3:text-style-name="P9" ns3:layer="layout" ns2:width="5.789cm" ns2:height="0.336cm" ns2:x="2.706cm" ns2:y="16.238cm">
          <ns3:text-box>
            <ns6:p ns6:style-name="P2"><ns6:span ns6:style-name="T6">• Validation des coordonnées : latitude </ns6:span></ns6:p>
          </ns3:text-box>
        </ns3:frame>
        <ns3:frame ns3:style-name="gr10" ns3:text-style-name="P9" ns3:layer="layout" ns2:width="0.334cm" ns2:height="0.335cm" ns2:x="8.505cm" ns2:y="16.221cm">
          <ns3:text-box>
            <ns6:p ns6:style-name="P2"><ns6:span ns6:style-name="T12">∈</ns6:span></ns6:p>
          </ns3:text-box>
        </ns3:frame>
        <ns3:frame ns3:style-name="gr10" ns3:text-style-name="P9" ns3:layer="layout" ns2:width="2.661cm" ns2:height="0.336cm" ns2:x="8.744cm" ns2:y="16.238cm">
          <ns3:text-box>
            <ns6:p ns6:style-name="P2"><ns6:span ns6:style-name="T6"><ns6:s/>[9, 15], longitude </ns6:span></ns6:p>
          </ns3:text-box>
        </ns3:frame>
        <ns3:frame ns3:style-name="gr10" ns3:text-style-name="P9" ns3:layer="layout" ns2:width="0.334cm" ns2:height="0.335cm" ns2:x="11.408cm" ns2:y="16.221cm">
          <ns3:text-box>
            <ns6:p ns6:style-name="P2"><ns6:span ns6:style-name="T12">∈</ns6:span></ns6:p>
          </ns3:text-box>
        </ns3:frame>
        <ns3:frame ns3:style-name="gr10" ns3:text-style-name="P9" ns3:layer="layout" ns2:width="1.043cm" ns2:height="0.336cm" ns2:x="11.647cm" ns2:y="16.238cm">
          <ns3:text-box>
            <ns6:p ns6:style-name="P2"><ns6:span ns6:style-name="T6"><ns6:s/>[-6, 3] </ns6:span></ns6:p>
          </ns3:text-box>
        </ns3:frame>
        <ns3:frame ns3:style-name="gr10" ns3:text-style-name="P9" ns3:layer="layout" ns2:width="0.334cm" ns2:height="0.335cm" ns2:x="12.69cm" ns2:y="16.221cm">
          <ns3:text-box>
            <ns6:p ns6:style-name="P2"><ns6:span ns6:style-name="T12">→</ns6:span></ns6:p>
          </ns3:text-box>
        </ns3:frame>
        <ns3:frame ns3:style-name="gr10" ns3:text-style-name="P9" ns3:layer="layout" ns2:width="2.734cm" ns2:height="0.336cm" ns2:x="13.021cm" ns2:y="16.238cm">
          <ns3:text-box>
            <ns6:p ns6:style-name="P2"><ns6:span ns6:style-name="T6"><ns6:s/>0 ligne supprimée</ns6:span></ns6:p>
          </ns3:text-box>
        </ns3:frame>
        <ns3:frame ns3:style-name="gr10" ns3:text-style-name="P9" ns3:layer="layout" ns2:width="10.622cm" ns2:height="0.336cm" ns2:x="2.706cm" ns2:y="16.802cm">
          <ns3:text-box>
            <ns6:p ns6:style-name="P2"><ns6:span ns6:style-name="T6">• Calcul de la distance haversine à Ouagadougou (lat=12.37, lon=-1.52)</ns6:span></ns6:p>
          </ns3:text-box>
        </ns3:frame>
        <ns3:frame ns3:style-name="gr10" ns3:text-style-name="P9" ns3:layer="layout" ns2:width="10.938cm" ns2:height="0.336cm" ns2:x="2.706cm" ns2:y="17.367cm">
          <ns3:text-box>
            <ns6:p ns6:style-name="P2"><ns6:span ns6:style-name="T6">• Création de zones de distance : &lt;50km, 50-100km, 100-200km, &gt;200km</ns6:span></ns6:p>
          </ns3:text-box>
        </ns3:frame>
        <ns3:polygon ns3:style-name="gr1" ns3:text-style-name="P1" ns3:layer="layout" ns2:width="17.001cm" ns2:height="0.776cm" ns2:x="1.999cm" ns2:y="19.028cm" ns2:viewBox="0 0 17002 777" ns3:points="0,0 17002,0 17002,777 0,777">
          <ns6:p/>
        </ns3:polygon>
        <ns3:polygon ns3:style-name="gr18" ns3:text-style-name="P15" ns3:layer="layout" ns2:width="17.001cm" ns2:height="1.271cm" ns2:x="1.999cm" ns2:y="19.804cm" ns2:viewBox="0 0 17002 1272" ns3:points="0,0 17002,0 17002,1272 0,1272">
          <ns6:p/>
        </ns3:polygon>
        <ns3:polygon ns3:style-name="gr6" ns3:text-style-name="P7" ns3:layer="layout" ns2:width="17.001cm" ns2:height="1.271cm" ns2:x="1.999cm" ns2:y="21.074cm" ns2:viewBox="0 0 17002 1272" ns3:points="0,0 17002,0 17002,1272 0,1272">
          <ns6:p/>
        </ns3:polygon>
        <ns3:polygon ns3:style-name="gr18" ns3:text-style-name="P15" ns3:layer="layout" ns2:width="17.001cm" ns2:height="1.271cm" ns2:x="1.999cm" ns2:y="22.344cm" ns2:viewBox="0 0 17002 1272" ns3:points="0,0 17002,0 17002,1272 0,1272">
          <ns6:p/>
        </ns3:polygon>
        <ns3:polygon ns3:style-name="gr6" ns3:text-style-name="P7" ns3:layer="layout" ns2:width="17.001cm" ns2:height="1.271cm" ns2:x="1.999cm" ns2:y="23.614cm" ns2:viewBox="0 0 17002 1272" ns3:points="0,0 17002,0 17002,1272 0,1272">
          <ns6:p/>
        </ns3:polygon>
        <ns3:polygon ns3:style-name="gr18" ns3:text-style-name="P15" ns3:layer="layout" ns2:width="17.001cm" ns2:height="0.776cm" ns2:x="1.999cm" ns2:y="24.884cm" ns2:viewBox="0 0 17002 777" ns3:points="0,0 17002,0 17002,777 0,777">
          <ns6:p/>
        </ns3:polygon>
        <ns3:polygon ns3:style-name="gr6" ns3:text-style-name="P7" ns3:layer="layout" ns2:width="17.001cm" ns2:height="1.271cm" ns2:x="1.999cm" ns2:y="25.66cm" ns2:viewBox="0 0 17002 1272" ns3:points="0,0 17002,0 17002,1272 0,1272">
          <ns6:p/>
        </ns3:polygon>
        <ns3:frame ns3:style-name="gr16" ns3:text-style-name="P14" ns3:layer="layout" ns2:width="9.812cm" ns2:height="0.391cm" ns2:x="2.212cm" ns2:y="18.463cm">
          <ns3:text-box>
            <ns6:p ns6:style-name="P2"><ns6:span ns6:style-name="T10">3.4 Méthodes d'analyse (Parties C, D, E du notebook)</ns6:span></ns6:p>
          </ns3:text-box>
        </ns3:frame>
        <ns3:frame ns3:style-name="gr10" ns3:text-style-name="P9" ns3:layer="layout" ns2:width="0.931cm" ns2:height="0.336cm" ns2:x="2.784cm" ns2:y="19.26cm">
          <ns3:text-box>
            <ns6:p ns6:style-name="P2"><ns6:span ns6:style-name="T11">Partie</ns6:span></ns6:p>
          </ns3:text-box>
        </ns3:frame>
        <ns3:frame ns3:style-name="gr10" ns3:text-style-name="P9" ns3:layer="layout" ns2:width="1.377cm" ns2:height="0.336cm" ns2:x="6.811cm" ns2:y="19.26cm">
          <ns3:text-box>
            <ns6:p ns6:style-name="P2"><ns6:span ns6:style-name="T11">Méthode</ns6:span></ns6:p>
          </ns3:text-box>
        </ns3:frame>
        <ns3:frame ns3:style-name="gr10" ns3:text-style-name="P9" ns3:layer="layout" ns2:width="1.99cm" ns2:height="0.336cm" ns2:x="13.754cm" ns2:y="19.26cm">
          <ns3:text-box>
            <ns6:p ns6:style-name="P2"><ns6:span ns6:style-name="T11">Outil Python</ns6:span></ns6:p>
          </ns3:text-box>
        </ns3:frame>
        <ns3:frame ns3:style-name="gr10" ns3:text-style-name="P9" ns3:layer="layout" ns2:width="0.334cm" ns2:height="0.336cm" ns2:x="2.212cm" ns2:y="20.283cm">
          <ns3:text-box>
            <ns6:p ns6:style-name="P2"><ns6:span ns6:style-name="T6">C</ns6:span></ns6:p>
          </ns3:text-box>
        </ns3:frame>
        <ns3:frame ns3:style-name="gr10" ns3:text-style-name="P9" ns3:layer="layout" ns2:width="1.824cm" ns2:height="0.336cm" ns2:x="4.712cm" ns2:y="20.036cm">
          <ns3:text-box>
            <ns6:p ns6:style-name="P2"><ns6:span ns6:style-name="T6">Statistiques </ns6:span></ns6:p>
          </ns3:text-box>
        </ns3:frame>
        <ns3:frame ns3:style-name="gr10" ns3:text-style-name="P9" ns3:layer="layout" ns2:width="1.86cm" ns2:height="0.336cm" ns2:x="6.737cm" ns2:y="20.036cm">
          <ns3:text-box>
            <ns6:p ns6:style-name="P2"><ns6:span ns6:style-name="T6">descriptives </ns6:span></ns6:p>
          </ns3:text-box>
        </ns3:frame>
        <ns3:frame ns3:style-name="gr10" ns3:text-style-name="P9" ns3:layer="layout" ns2:width="1.489cm" ns2:height="0.336cm" ns2:x="8.798cm" ns2:y="20.036cm">
          <ns3:text-box>
            <ns6:p ns6:style-name="P2"><ns6:span ns6:style-name="T6">(médiane,</ns6:span></ns6:p>
          </ns3:text-box>
        </ns3:frame>
        <ns3:frame ns3:style-name="gr10" ns3:text-style-name="P9" ns3:layer="layout" ns2:width="2.14cm" ns2:height="0.336cm" ns2:x="4.712cm" ns2:y="20.53cm">
          <ns3:text-box>
            <ns6:p ns6:style-name="P2"><ns6:span ns6:style-name="T6">P75, P90, CV)</ns6:span></ns6:p>
          </ns3:text-box>
        </ns3:frame>
        <ns3:frame ns3:style-name="gr10" ns3:text-style-name="P9" ns3:layer="layout" ns2:width="2.289cm" ns2:height="0.336cm" ns2:x="10.712cm" ns2:y="20.283cm">
          <ns3:text-box>
            <ns6:p ns6:style-name="P2"><ns6:span ns6:style-name="T6">numpy, pandas</ns6:span></ns6:p>
          </ns3:text-box>
        </ns3:frame>
        <ns3:frame ns3:style-name="gr10" ns3:text-style-name="P9" ns3:layer="layout" ns2:width="0.334cm" ns2:height="0.336cm" ns2:x="2.212cm" ns2:y="21.553cm">
          <ns3:text-box>
            <ns6:p ns6:style-name="P2"><ns6:span ns6:style-name="T6">C</ns6:span></ns6:p>
          </ns3:text-box>
        </ns3:frame>
        <ns3:frame ns3:style-name="gr10" ns3:text-style-name="P9" ns3:layer="layout" ns2:width="1.285cm" ns2:height="0.336cm" ns2:x="4.712cm" ns2:y="21.306cm">
          <ns3:text-box>
            <ns6:p ns6:style-name="P2"><ns6:span ns6:style-name="T6">Analyse </ns6:span></ns6:p>
          </ns3:text-box>
        </ns3:frame>
        <ns3:frame ns3:style-name="gr10" ns3:text-style-name="P9" ns3:layer="layout" ns2:width="1.656cm" ns2:height="0.336cm" ns2:x="6.269cm" ns2:y="21.306cm">
          <ns3:text-box>
            <ns6:p ns6:style-name="P2"><ns6:span ns6:style-name="T6">temporelle </ns6:span></ns6:p>
          </ns3:text-box>
        </ns3:frame>
        <ns3:frame ns3:style-name="gr10" ns3:text-style-name="P9" ns3:layer="layout" ns2:width="1.619cm" ns2:height="0.336cm" ns2:x="8.2cm" ns2:y="21.306cm">
          <ns3:text-box>
            <ns6:p ns6:style-name="P2"><ns6:span ns6:style-name="T6">mensuelle </ns6:span></ns6:p>
          </ns3:text-box>
        </ns3:frame>
        <ns3:frame ns3:style-name="gr10" ns3:text-style-name="P9" ns3:layer="layout" ns2:width="0.334cm" ns2:height="0.336cm" ns2:x="10.093cm" ns2:y="21.306cm">
          <ns3:text-box>
            <ns6:p ns6:style-name="P2"><ns6:span ns6:style-name="T6">+</ns6:span></ns6:p>
          </ns3:text-box>
        </ns3:frame>
        <ns3:frame ns3:style-name="gr10" ns3:text-style-name="P9" ns3:layer="layout" ns2:width="2.809cm" ns2:height="0.336cm" ns2:x="4.712cm" ns2:y="21.8cm">
          <ns3:text-box>
            <ns6:p ns6:style-name="P2"><ns6:span ns6:style-name="T6">moyenne mobile 7j</ns6:span></ns6:p>
          </ns3:text-box>
        </ns3:frame>
        <ns3:frame ns3:style-name="gr10" ns3:text-style-name="P9" ns3:layer="layout" ns2:width="2.567cm" ns2:height="0.336cm" ns2:x="10.712cm" ns2:y="21.553cm">
          <ns3:text-box>
            <ns6:p ns6:style-name="P2"><ns6:span ns6:style-name="T6">pandas.resample</ns6:span></ns6:p>
          </ns3:text-box>
        </ns3:frame>
        <ns3:frame ns3:style-name="gr10" ns3:text-style-name="P9" ns3:layer="layout" ns2:width="0.334cm" ns2:height="0.336cm" ns2:x="2.212cm" ns2:y="22.823cm">
          <ns3:text-box>
            <ns6:p ns6:style-name="P2"><ns6:span ns6:style-name="T6">C</ns6:span></ns6:p>
          </ns3:text-box>
        </ns3:frame>
        <ns3:frame ns3:style-name="gr10" ns3:text-style-name="P9" ns3:layer="layout" ns2:width="1.285cm" ns2:height="0.336cm" ns2:x="4.712cm" ns2:y="22.576cm">
          <ns3:text-box>
            <ns6:p ns6:style-name="P2"><ns6:span ns6:style-name="T6">Analyse </ns6:span></ns6:p>
          </ns3:text-box>
        </ns3:frame>
        <ns3:frame ns3:style-name="gr10" ns3:text-style-name="P9" ns3:layer="layout" ns2:width="1.47cm" ns2:height="0.336cm" ns2:x="6.409cm" ns2:y="22.576cm">
          <ns3:text-box>
            <ns6:p ns6:style-name="P2"><ns6:span ns6:style-name="T6">régionale </ns6:span></ns6:p>
          </ns3:text-box>
        </ns3:frame>
        <ns3:frame ns3:style-name="gr10" ns3:text-style-name="P9" ns3:layer="layout" ns2:width="0.374cm" ns2:height="0.336cm" ns2:x="8.293cm" ns2:y="22.576cm">
          <ns3:text-box>
            <ns6:p ns6:style-name="P2"><ns6:span ns6:style-name="T6">et </ns6:span></ns6:p>
          </ns3:text-box>
        </ns3:frame>
        <ns3:frame ns3:style-name="gr10" ns3:text-style-name="P9" ns3:layer="layout" ns2:width="1.21cm" ns2:height="0.336cm" ns2:x="9.078cm" ns2:y="22.576cm">
          <ns3:text-box>
            <ns6:p ns6:style-name="P2"><ns6:span ns6:style-name="T6">localités</ns6:span></ns6:p>
          </ns3:text-box>
        </ns3:frame>
        <ns3:frame ns3:style-name="gr10" ns3:text-style-name="P9" ns3:layer="layout" ns2:width="2.325cm" ns2:height="0.336cm" ns2:x="4.712cm" ns2:y="23.07cm">
          <ns3:text-box>
            <ns6:p ns6:style-name="P2"><ns6:span ns6:style-name="T6">(groupby, pivot)</ns6:span></ns6:p>
          </ns3:text-box>
        </ns3:frame>
        <ns3:frame ns3:style-name="gr10" ns3:text-style-name="P9" ns3:layer="layout" ns2:width="1.099cm" ns2:height="0.336cm" ns2:x="10.712cm" ns2:y="22.823cm">
          <ns3:text-box>
            <ns6:p ns6:style-name="P2"><ns6:span ns6:style-name="T6">pandas</ns6:span></ns6:p>
          </ns3:text-box>
        </ns3:frame>
        <ns3:frame ns3:style-name="gr10" ns3:text-style-name="P9" ns3:layer="layout" ns2:width="0.334cm" ns2:height="0.336cm" ns2:x="2.212cm" ns2:y="24.093cm">
          <ns3:text-box>
            <ns6:p ns6:style-name="P2"><ns6:span ns6:style-name="T6">D</ns6:span></ns6:p>
          </ns3:text-box>
        </ns3:frame>
        <ns3:frame ns3:style-name="gr10" ns3:text-style-name="P9" ns3:layer="layout" ns2:width="2.139cm" ns2:height="0.336cm" ns2:x="4.712cm" ns2:y="23.846cm">
          <ns3:text-box>
            <ns6:p ns6:style-name="P2"><ns6:span ns6:style-name="T6">Visualisations </ns6:span></ns6:p>
          </ns3:text-box>
        </ns3:frame>
        <ns3:frame ns3:style-name="gr10" ns3:text-style-name="P9" ns3:layer="layout" ns2:width="1.098cm" ns2:height="0.336cm" ns2:x="7.109cm" ns2:y="23.846cm">
          <ns3:text-box>
            <ns6:p ns6:style-name="P2"><ns6:span ns6:style-name="T6">(séries </ns6:span></ns6:p>
          </ns3:text-box>
        </ns3:frame>
        <ns3:frame ns3:style-name="gr10" ns3:text-style-name="P9" ns3:layer="layout" ns2:width="1.823cm" ns2:height="0.336cm" ns2:x="8.463cm" ns2:y="23.846cm">
          <ns3:text-box>
            <ns6:p ns6:style-name="P2"><ns6:span ns6:style-name="T6">temporelles,</ns6:span></ns6:p>
          </ns3:text-box>
        </ns3:frame>
        <ns3:frame ns3:style-name="gr10" ns3:text-style-name="P9" ns3:layer="layout" ns2:width="3.813cm" ns2:height="0.336cm" ns2:x="4.712cm" ns2:y="24.34cm">
          <ns3:text-box>
            <ns6:p ns6:style-name="P2"><ns6:span ns6:style-name="T6">barplot, heatmap, scatter)</ns6:span></ns6:p>
          </ns3:text-box>
        </ns3:frame>
        <ns3:frame ns3:style-name="gr10" ns3:text-style-name="P9" ns3:layer="layout" ns2:width="2.827cm" ns2:height="0.336cm" ns2:x="10.712cm" ns2:y="24.093cm">
          <ns3:text-box>
            <ns6:p ns6:style-name="P2"><ns6:span ns6:style-name="T6">matplotlib, seaborn</ns6:span></ns6:p>
          </ns3:text-box>
        </ns3:frame>
        <ns3:frame ns3:style-name="gr10" ns3:text-style-name="P9" ns3:layer="layout" ns2:width="0.334cm" ns2:height="0.336cm" ns2:x="2.212cm" ns2:y="25.116cm">
          <ns3:text-box>
            <ns6:p ns6:style-name="P2"><ns6:span ns6:style-name="T6">E</ns6:span></ns6:p>
          </ns3:text-box>
        </ns3:frame>
        <ns3:frame ns3:style-name="gr10" ns3:text-style-name="P9" ns3:layer="layout" ns2:width="4.788cm" ns2:height="0.336cm" ns2:x="4.712cm" ns2:y="25.116cm">
          <ns3:text-box>
            <ns6:p ns6:style-name="P2"><ns6:span ns6:style-name="T6">Distance haversine + corrélation</ns6:span></ns6:p>
          </ns3:text-box>
        </ns3:frame>
        <ns3:frame ns3:style-name="gr10" ns3:text-style-name="P9" ns3:layer="layout" ns2:width="1.006cm" ns2:height="0.336cm" ns2:x="10.712cm" ns2:y="25.116cm">
          <ns3:text-box>
            <ns6:p ns6:style-name="P2"><ns6:span ns6:style-name="T6">numpy</ns6:span></ns6:p>
          </ns3:text-box>
        </ns3:frame>
        <ns3:frame ns3:style-name="gr10" ns3:text-style-name="P9" ns3:layer="layout" ns2:width="0.334cm" ns2:height="0.336cm" ns2:x="2.212cm" ns2:y="26.139cm">
          <ns3:text-box>
            <ns6:p ns6:style-name="P2"><ns6:span ns6:style-name="T6">E</ns6:span></ns6:p>
          </ns3:text-box>
        </ns3:frame>
        <ns3:frame ns3:style-name="gr10" ns3:text-style-name="P9" ns3:layer="layout" ns2:width="1.786cm" ns2:height="0.336cm" ns2:x="4.712cm" ns2:y="25.892cm">
          <ns3:text-box>
            <ns6:p ns6:style-name="P2"><ns6:span ns6:style-name="T6">Régression </ns6:span></ns6:p>
          </ns3:text-box>
        </ns3:frame>
        <ns3:frame ns3:style-name="gr10" ns3:text-style-name="P9" ns3:layer="layout" ns2:width="1.173cm" ns2:height="0.336cm" ns2:x="6.909cm" ns2:y="25.892cm">
          <ns3:text-box>
            <ns6:p ns6:style-name="P2"><ns6:span ns6:style-name="T6">linéaire </ns6:span></ns6:p>
          </ns3:text-box>
        </ns3:frame>
        <ns3:frame ns3:style-name="gr10" ns3:text-style-name="P9" ns3:layer="layout" ns2:width="1.191cm" ns2:height="0.336cm" ns2:x="8.492cm" ns2:y="25.892cm">
          <ns3:text-box>
            <ns6:p ns6:style-name="P2"><ns6:span ns6:style-name="T6">(polyfit) </ns6:span></ns6:p>
          </ns3:text-box>
        </ns3:frame>
        <ns3:frame ns3:style-name="gr10" ns3:text-style-name="P9" ns3:layer="layout" ns2:width="0.334cm" ns2:height="0.336cm" ns2:x="10.093cm" ns2:y="25.892cm">
          <ns3:text-box>
            <ns6:p ns6:style-name="P2"><ns6:span ns6:style-name="T6">+</ns6:span></ns6:p>
          </ns3:text-box>
        </ns3:frame>
        <ns3:frame ns3:style-name="gr10" ns3:text-style-name="P9" ns3:layer="layout" ns2:width="1.34cm" ns2:height="0.336cm" ns2:x="4.712cm" ns2:y="26.386cm">
          <ns3:text-box>
            <ns6:p ns6:style-name="P2"><ns6:span ns6:style-name="T6">prévision</ns6:span></ns6:p>
          </ns3:text-box>
        </ns3:frame>
        <ns3:line ns3:style-name="gr9" ns3:text-style-name="P4" ns3:layer="layout" ns2:x1="1.999cm" ns2:y1="19.028cm" ns2:x2="19cm" ns2:y2="19.028cm">
          <ns6:p/>
        </ns3:line>
        <ns3:line ns3:style-name="gr9" ns3:text-style-name="P4" ns3:layer="layout" ns2:x1="1.999cm" ns2:y1="26.93cm" ns2:x2="1.999cm" ns2:y2="19.028cm">
          <ns6:p/>
        </ns3:line>
        <ns3:line ns3:style-name="gr9" ns3:text-style-name="P4" ns3:layer="layout" ns2:x1="19cm" ns2:y1="26.93cm" ns2:x2="19cm" ns2:y2="19.028cm">
          <ns6:p/>
        </ns3:line>
        <ns3:line ns3:style-name="gr8" ns3:text-style-name="P4" ns3:layer="layout" ns2:x1="1.999cm" ns2:y1="26.93cm" ns2:x2="19cm" ns2:y2="26.93cm">
          <ns6:p/>
        </ns3:line>
        <ns3:line ns3:style-name="gr8" ns3:text-style-name="P4" ns3:layer="layout" ns2:x1="1.999cm" ns2:y1="19.804cm" ns2:x2="19cm" ns2:y2="19.804cm">
          <ns6:p/>
        </ns3:line>
        <ns3:line ns3:style-name="gr8" ns3:text-style-name="P4" ns3:layer="layout" ns2:x1="1.999cm" ns2:y1="21.074cm" ns2:x2="19cm" ns2:y2="21.074cm">
          <ns6:p/>
        </ns3:line>
        <ns3:line ns3:style-name="gr8" ns3:text-style-name="P4" ns3:layer="layout" ns2:x1="1.999cm" ns2:y1="22.344cm" ns2:x2="19cm" ns2:y2="22.344cm">
          <ns6:p/>
        </ns3:line>
        <ns3:line ns3:style-name="gr8" ns3:text-style-name="P4" ns3:layer="layout" ns2:x1="1.999cm" ns2:y1="23.614cm" ns2:x2="19cm" ns2:y2="23.614cm">
          <ns6:p/>
        </ns3:line>
        <ns3:line ns3:style-name="gr8" ns3:text-style-name="P4" ns3:layer="layout" ns2:x1="1.999cm" ns2:y1="24.884cm" ns2:x2="19cm" ns2:y2="24.884cm">
          <ns6:p/>
        </ns3:line>
        <ns3:line ns3:style-name="gr8" ns3:text-style-name="P4" ns3:layer="layout" ns2:x1="1.999cm" ns2:y1="25.66cm" ns2:x2="19cm" ns2:y2="25.66cm">
          <ns6:p/>
        </ns3:line>
        <ns3:line ns3:style-name="gr8" ns3:text-style-name="P4" ns3:layer="layout" ns2:x1="4.499cm" ns2:y1="26.93cm" ns2:x2="4.499cm" ns2:y2="19.028cm">
          <ns6:p/>
        </ns3:line>
        <ns3:line ns3:style-name="gr8" ns3:text-style-name="P4" ns3:layer="layout" ns2:x1="10.5cm" ns2:y1="26.93cm" ns2:x2="10.5cm" ns2:y2="19.028cm">
          <ns6:p/>
        </ns3:line>
        <ns3:frame ns3:style-name="gr10" ns3:text-style-name="P9" ns3:layer="layout" ns2:width="1.972cm" ns2:height="0.336cm" ns2:x="10.712cm" ns2:y="26.139cm">
          <ns3:text-box>
            <ns6:p ns6:style-name="P2"><ns6:span ns6:style-name="T6">numpy.polyfit</ns6:span></ns6:p>
          </ns3:text-box>
        </ns3:frame>
      </ns3:page>
      <ns3:page ns3:name="page6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0.776cm" ns2:x="1.999cm" ns2:y="2.711cm" ns2:viewBox="0 0 17002 777" ns3:points="0,0 17002,0 17002,777 0,777">
          <ns6:p/>
        </ns3:polygon>
        <ns3:polygon ns3:style-name="gr18" ns3:text-style-name="P15" ns3:layer="layout" ns2:width="17.001cm" ns2:height="1.271cm" ns2:x="1.999cm" ns2:y="3.487cm" ns2:viewBox="0 0 17002 1272" ns3:points="0,0 17002,0 17002,1272 0,1272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6</ns6:span></ns6:p>
          </ns3:text-box>
        </ns3:frame>
        <ns3:frame ns3:style-name="gr10" ns3:text-style-name="P9" ns3:layer="layout" ns2:width="0.931cm" ns2:height="0.336cm" ns2:x="2.784cm" ns2:y="2.944cm">
          <ns3:text-box>
            <ns6:p ns6:style-name="P2"><ns6:span ns6:style-name="T11">Partie</ns6:span></ns6:p>
          </ns3:text-box>
        </ns3:frame>
        <ns3:frame ns3:style-name="gr10" ns3:text-style-name="P9" ns3:layer="layout" ns2:width="1.377cm" ns2:height="0.336cm" ns2:x="6.811cm" ns2:y="2.944cm">
          <ns3:text-box>
            <ns6:p ns6:style-name="P2"><ns6:span ns6:style-name="T11">Méthode</ns6:span></ns6:p>
          </ns3:text-box>
        </ns3:frame>
        <ns3:frame ns3:style-name="gr10" ns3:text-style-name="P9" ns3:layer="layout" ns2:width="1.99cm" ns2:height="0.336cm" ns2:x="13.754cm" ns2:y="2.944cm">
          <ns3:text-box>
            <ns6:p ns6:style-name="P2"><ns6:span ns6:style-name="T11">Outil Python</ns6:span></ns6:p>
          </ns3:text-box>
        </ns3:frame>
        <ns3:frame ns3:style-name="gr10" ns3:text-style-name="P9" ns3:layer="layout" ns2:width="0.334cm" ns2:height="0.336cm" ns2:x="2.212cm" ns2:y="3.967cm">
          <ns3:text-box>
            <ns6:p ns6:style-name="P2"><ns6:span ns6:style-name="T6">E</ns6:span></ns6:p>
          </ns3:text-box>
        </ns3:frame>
        <ns3:frame ns3:style-name="gr10" ns3:text-style-name="P9" ns3:layer="layout" ns2:width="5.466cm" ns2:height="0.336cm" ns2:x="4.712cm" ns2:y="3.72cm">
          <ns3:text-box>
            <ns6:p ns6:style-name="P2"><ns6:span ns6:style-name="T6">Export Excel multi-feuilles, CSV SIG,</ns6:span></ns6:p>
          </ns3:text-box>
        </ns3:frame>
        <ns3:frame ns3:style-name="gr10" ns3:text-style-name="P9" ns3:layer="layout" ns2:width="1.544cm" ns2:height="0.336cm" ns2:x="4.712cm" ns2:y="4.214cm">
          <ns3:text-box>
            <ns6:p ns6:style-name="P2"><ns6:span ns6:style-name="T6">Markdown</ns6:span></ns6:p>
          </ns3:text-box>
        </ns3:frame>
        <ns3:line ns3:style-name="gr9" ns3:text-style-name="P4" ns3:layer="layout" ns2:x1="1.999cm" ns2:y1="2.711cm" ns2:x2="19cm" ns2:y2="2.711cm">
          <ns6:p/>
        </ns3:line>
        <ns3:line ns3:style-name="gr9" ns3:text-style-name="P4" ns3:layer="layout" ns2:x1="1.999cm" ns2:y1="3.487cm" ns2:x2="1.999cm" ns2:y2="2.711cm">
          <ns6:p/>
        </ns3:line>
        <ns3:line ns3:style-name="gr9" ns3:text-style-name="P4" ns3:layer="layout" ns2:x1="1.999cm" ns2:y1="4.757cm" ns2:x2="1.999cm" ns2:y2="3.487cm">
          <ns6:p/>
        </ns3:line>
        <ns3:line ns3:style-name="gr9" ns3:text-style-name="P4" ns3:layer="layout" ns2:x1="19cm" ns2:y1="3.487cm" ns2:x2="19cm" ns2:y2="2.711cm">
          <ns6:p/>
        </ns3:line>
        <ns3:line ns3:style-name="gr9" ns3:text-style-name="P4" ns3:layer="layout" ns2:x1="19cm" ns2:y1="4.757cm" ns2:x2="19cm" ns2:y2="3.487cm">
          <ns6:p/>
        </ns3:line>
        <ns3:line ns3:style-name="gr9" ns3:text-style-name="P4" ns3:layer="layout" ns2:x1="1.999cm" ns2:y1="4.757cm" ns2:x2="19cm" ns2:y2="4.757cm">
          <ns6:p/>
        </ns3:line>
        <ns3:line ns3:style-name="gr8" ns3:text-style-name="P4" ns3:layer="layout" ns2:x1="1.999cm" ns2:y1="3.487cm" ns2:x2="19cm" ns2:y2="3.487cm">
          <ns6:p/>
        </ns3:line>
        <ns3:line ns3:style-name="gr8" ns3:text-style-name="P4" ns3:layer="layout" ns2:x1="4.499cm" ns2:y1="3.487cm" ns2:x2="4.499cm" ns2:y2="2.711cm">
          <ns6:p/>
        </ns3:line>
        <ns3:line ns3:style-name="gr8" ns3:text-style-name="P4" ns3:layer="layout" ns2:x1="10.5cm" ns2:y1="3.487cm" ns2:x2="10.5cm" ns2:y2="2.711cm">
          <ns6:p/>
        </ns3:line>
        <ns3:line ns3:style-name="gr8" ns3:text-style-name="P4" ns3:layer="layout" ns2:x1="4.499cm" ns2:y1="4.757cm" ns2:x2="4.499cm" ns2:y2="3.487cm">
          <ns6:p/>
        </ns3:line>
        <ns3:line ns3:style-name="gr8" ns3:text-style-name="P4" ns3:layer="layout" ns2:x1="10.5cm" ns2:y1="4.757cm" ns2:x2="10.5cm" ns2:y2="3.487cm">
          <ns6:p/>
        </ns3:line>
        <ns3:frame ns3:style-name="gr10" ns3:text-style-name="P9" ns3:layer="layout" ns2:width="2.716cm" ns2:height="0.336cm" ns2:x="10.712cm" ns2:y="3.967cm">
          <ns3:text-box>
            <ns6:p ns6:style-name="P2"><ns6:span ns6:style-name="T6">openpyxl, tabulate</ns6:span></ns6:p>
          </ns3:text-box>
        </ns3:frame>
      </ns3:page>
      <ns3:page ns3:name="page7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7</ns6:span></ns6:p>
          </ns3:text-box>
        </ns3:frame>
        <ns3:frame ns3:style-name="gr12" ns3:text-style-name="P11" ns3:layer="layout" ns2:width="3.254cm" ns2:height="0.458cm" ns2:x="2.353cm" ns2:y="3.083cm">
          <ns3:text-box>
            <ns6:p ns6:style-name="P2"><ns6:span ns6:style-name="T7">4. RÉSULTATS</ns6:span></ns6:p>
          </ns3:text-box>
        </ns3:frame>
        <ns3:polygon ns3:style-name="gr1" ns3:text-style-name="P1" ns3:layer="layout" ns2:width="17.001cm" ns2:height="0.776cm" ns2:x="1.999cm" ns2:y="5.093cm" ns2:viewBox="0 0 17002 777" ns3:points="0,0 17002,0 17002,777 0,777">
          <ns6:p/>
        </ns3:polygon>
        <ns3:polygon ns3:style-name="gr18" ns3:text-style-name="P15" ns3:layer="layout" ns2:width="17.001cm" ns2:height="0.776cm" ns2:x="1.999cm" ns2:y="5.869cm" ns2:viewBox="0 0 17002 777" ns3:points="0,0 17002,0 17002,777 0,777">
          <ns6:p/>
        </ns3:polygon>
        <ns3:polygon ns3:style-name="gr6" ns3:text-style-name="P7" ns3:layer="layout" ns2:width="17.001cm" ns2:height="0.776cm" ns2:x="1.999cm" ns2:y="6.645cm" ns2:viewBox="0 0 17002 777" ns3:points="0,0 17002,0 17002,777 0,777">
          <ns6:p/>
        </ns3:polygon>
        <ns3:polygon ns3:style-name="gr18" ns3:text-style-name="P15" ns3:layer="layout" ns2:width="17.001cm" ns2:height="0.776cm" ns2:x="1.999cm" ns2:y="7.421cm" ns2:viewBox="0 0 17002 777" ns3:points="0,0 17002,0 17002,777 0,777">
          <ns6:p/>
        </ns3:polygon>
        <ns3:polygon ns3:style-name="gr6" ns3:text-style-name="P7" ns3:layer="layout" ns2:width="17.001cm" ns2:height="0.776cm" ns2:x="1.999cm" ns2:y="8.197cm" ns2:viewBox="0 0 17002 777" ns3:points="0,0 17002,0 17002,777 0,777">
          <ns6:p/>
        </ns3:polygon>
        <ns3:polygon ns3:style-name="gr18" ns3:text-style-name="P15" ns3:layer="layout" ns2:width="17.001cm" ns2:height="0.776cm" ns2:x="1.999cm" ns2:y="8.973cm" ns2:viewBox="0 0 17002 777" ns3:points="0,0 17002,0 17002,777 0,777">
          <ns6:p/>
        </ns3:polygon>
        <ns3:polygon ns3:style-name="gr6" ns3:text-style-name="P7" ns3:layer="layout" ns2:width="17.001cm" ns2:height="0.776cm" ns2:x="1.999cm" ns2:y="9.749cm" ns2:viewBox="0 0 17002 777" ns3:points="0,0 17002,0 17002,777 0,777">
          <ns6:p/>
        </ns3:polygon>
        <ns3:polygon ns3:style-name="gr18" ns3:text-style-name="P15" ns3:layer="layout" ns2:width="17.001cm" ns2:height="0.776cm" ns2:x="1.999cm" ns2:y="10.525cm" ns2:viewBox="0 0 17002 777" ns3:points="0,0 17002,0 17002,777 0,777">
          <ns6:p/>
        </ns3:polygon>
        <ns3:polygon ns3:style-name="gr6" ns3:text-style-name="P7" ns3:layer="layout" ns2:width="17.001cm" ns2:height="0.777cm" ns2:x="1.999cm" ns2:y="11.301cm" ns2:viewBox="0 0 17002 778" ns3:points="0,0 17002,0 17002,778 0,778">
          <ns6:p/>
        </ns3:polygon>
        <ns3:polygon ns3:style-name="gr18" ns3:text-style-name="P15" ns3:layer="layout" ns2:width="17.001cm" ns2:height="0.776cm" ns2:x="1.999cm" ns2:y="12.078cm" ns2:viewBox="0 0 17002 777" ns3:points="0,0 17002,0 17002,777 0,777">
          <ns6:p/>
        </ns3:polygon>
        <ns3:polygon ns3:style-name="gr6" ns3:text-style-name="P7" ns3:layer="layout" ns2:width="17.001cm" ns2:height="0.776cm" ns2:x="1.999cm" ns2:y="12.854cm" ns2:viewBox="0 0 17002 777" ns3:points="0,0 17002,0 17002,777 0,777">
          <ns6:p/>
        </ns3:polygon>
        <ns3:frame ns3:style-name="gr16" ns3:text-style-name="P14" ns3:layer="layout" ns2:width="6.929cm" ns2:height="0.391cm" ns2:x="2.212cm" ns2:y="4.528cm">
          <ns3:text-box>
            <ns6:p ns6:style-name="P2"><ns6:span ns6:style-name="T10">4.1 Statistiques descriptives globales</ns6:span></ns6:p>
          </ns3:text-box>
        </ns3:frame>
        <ns3:frame ns3:style-name="gr10" ns3:text-style-name="P9" ns3:layer="layout" ns2:width="1.712cm" ns2:height="0.336cm" ns2:x="3.643cm" ns2:y="5.325cm">
          <ns3:text-box>
            <ns6:p ns6:style-name="P2"><ns6:span ns6:style-name="T11">Statistique</ns6:span></ns6:p>
          </ns3:text-box>
        </ns3:frame>
        <ns3:frame ns3:style-name="gr10" ns3:text-style-name="P9" ns3:layer="layout" ns2:width="1.024cm" ns2:height="0.336cm" ns2:x="8.488cm" ns2:y="5.325cm">
          <ns3:text-box>
            <ns6:p ns6:style-name="P2"><ns6:span ns6:style-name="T11">Valeur</ns6:span></ns6:p>
          </ns3:text-box>
        </ns3:frame>
        <ns3:frame ns3:style-name="gr10" ns3:text-style-name="P9" ns3:layer="layout" ns2:width="2.157cm" ns2:height="0.336cm" ns2:x="13.92cm" ns2:y="5.325cm">
          <ns3:text-box>
            <ns6:p ns6:style-name="P2"><ns6:span ns6:style-name="T11">Interprétation</ns6:span></ns6:p>
          </ns3:text-box>
        </ns3:frame>
        <ns3:frame ns3:style-name="gr10" ns3:text-style-name="P9" ns3:layer="layout" ns2:width="2.177cm" ns2:height="0.336cm" ns2:x="2.212cm" ns2:y="6.101cm">
          <ns3:text-box>
            <ns6:p ns6:style-name="P2"><ns6:span ns6:style-name="T6">Total déplacés</ns6:span></ns6:p>
          </ns3:text-box>
        </ns3:frame>
        <ns3:frame ns3:style-name="gr10" ns3:text-style-name="P9" ns3:layer="layout" ns2:width="1.025cm" ns2:height="0.336cm" ns2:x="7.212cm" ns2:y="6.101cm">
          <ns3:text-box>
            <ns6:p ns6:style-name="P2"><ns6:span ns6:style-name="T6">61 746</ns6:span></ns6:p>
          </ns3:text-box>
        </ns3:frame>
        <ns3:frame ns3:style-name="gr10" ns3:text-style-name="P9" ns3:layer="layout" ns2:width="4.24cm" ns2:height="0.336cm" ns2:x="11.212cm" ns2:y="6.101cm">
          <ns3:text-box>
            <ns6:p ns6:style-name="P2"><ns6:span ns6:style-name="T6">Volume global sur la période</ns6:span></ns6:p>
          </ns3:text-box>
        </ns3:frame>
        <ns3:frame ns3:style-name="gr10" ns3:text-style-name="P9" ns3:layer="layout" ns2:width="2.437cm" ns2:height="0.336cm" ns2:x="2.212cm" ns2:y="6.877cm">
          <ns3:text-box>
            <ns6:p ns6:style-name="P2"><ns6:span ns6:style-name="T6">Nb. événements</ns6:span></ns6:p>
          </ns3:text-box>
        </ns3:frame>
        <ns3:frame ns3:style-name="gr10" ns3:text-style-name="P9" ns3:layer="layout" ns2:width="0.374cm" ns2:height="0.336cm" ns2:x="7.212cm" ns2:y="6.877cm">
          <ns3:text-box>
            <ns6:p ns6:style-name="P2"><ns6:span ns6:style-name="T6">25</ns6:span></ns6:p>
          </ns3:text-box>
        </ns3:frame>
        <ns3:frame ns3:style-name="gr10" ns3:text-style-name="P9" ns3:layer="layout" ns2:width="6.08cm" ns2:height="0.336cm" ns2:x="11.212cm" ns2:y="6.877cm">
          <ns3:text-box>
            <ns6:p ns6:style-name="P2"><ns6:span ns6:style-name="T6">Observations géoréférencées et validées</ns6:span></ns6:p>
          </ns3:text-box>
        </ns3:frame>
        <ns3:frame ns3:style-name="gr10" ns3:text-style-name="P9" ns3:layer="layout" ns2:width="3.125cm" ns2:height="0.336cm" ns2:x="2.212cm" ns2:y="7.653cm">
          <ns3:text-box>
            <ns6:p ns6:style-name="P2"><ns6:span ns6:style-name="T6">Moyenne/événement</ns6:span></ns6:p>
          </ns3:text-box>
        </ns3:frame>
        <ns3:frame ns3:style-name="gr10" ns3:text-style-name="P9" ns3:layer="layout" ns2:width="0.839cm" ns2:height="0.336cm" ns2:x="7.212cm" ns2:y="7.653cm">
          <ns3:text-box>
            <ns6:p ns6:style-name="P2"><ns6:span ns6:style-name="T6">2 298</ns6:span></ns6:p>
          </ns3:text-box>
        </ns3:frame>
        <ns3:frame ns3:style-name="gr10" ns3:text-style-name="P9" ns3:layer="layout" ns2:width="4.732cm" ns2:height="0.336cm" ns2:x="11.212cm" ns2:y="7.653cm">
          <ns3:text-box>
            <ns6:p ns6:style-name="P2"><ns6:span ns6:style-name="T6">Taille moyenne d'un événement</ns6:span></ns6:p>
          </ns3:text-box>
        </ns3:frame>
        <ns3:frame ns3:style-name="gr10" ns3:text-style-name="P9" ns3:layer="layout" ns2:width="3.032cm" ns2:height="0.336cm" ns2:x="2.212cm" ns2:y="8.429cm">
          <ns3:text-box>
            <ns6:p ns6:style-name="P2"><ns6:span ns6:style-name="T6">Médiane/événement</ns6:span></ns6:p>
          </ns3:text-box>
        </ns3:frame>
        <ns3:frame ns3:style-name="gr10" ns3:text-style-name="P9" ns3:layer="layout" ns2:width="0.839cm" ns2:height="0.336cm" ns2:x="7.212cm" ns2:y="8.429cm">
          <ns3:text-box>
            <ns6:p ns6:style-name="P2"><ns6:span ns6:style-name="T6">1 536</ns6:span></ns6:p>
          </ns3:text-box>
        </ns3:frame>
        <ns3:frame ns3:style-name="gr10" ns3:text-style-name="P9" ns3:layer="layout" ns2:width="4.797cm" ns2:height="0.336cm" ns2:x="11.212cm" ns2:y="8.429cm">
          <ns3:text-box>
            <ns6:p ns6:style-name="P2"><ns6:span ns6:style-name="T6">Distribution asymétrique à droite</ns6:span></ns6:p>
          </ns3:text-box>
        </ns3:frame>
        <ns3:frame ns3:style-name="gr10" ns3:text-style-name="P9" ns3:layer="layout" ns2:width="1.526cm" ns2:height="0.336cm" ns2:x="2.212cm" ns2:y="9.206cm">
          <ns3:text-box>
            <ns6:p ns6:style-name="P2"><ns6:span ns6:style-name="T6">Écart-type</ns6:span></ns6:p>
          </ns3:text-box>
        </ns3:frame>
        <ns3:frame ns3:style-name="gr10" ns3:text-style-name="P9" ns3:layer="layout" ns2:width="0.839cm" ns2:height="0.336cm" ns2:x="7.212cm" ns2:y="9.206cm">
          <ns3:text-box>
            <ns6:p ns6:style-name="P2"><ns6:span ns6:style-name="T6">2 291</ns6:span></ns6:p>
          </ns3:text-box>
        </ns3:frame>
        <ns3:frame ns3:style-name="gr10" ns3:text-style-name="P9" ns3:layer="layout" ns2:width="5.615cm" ns2:height="0.336cm" ns2:x="11.212cm" ns2:y="9.206cm">
          <ns3:text-box>
            <ns6:p ns6:style-name="P2"><ns6:span ns6:style-name="T6">Très forte variabilité inter-événements</ns6:span></ns6:p>
          </ns3:text-box>
        </ns3:frame>
        <ns3:frame ns3:style-name="gr10" ns3:text-style-name="P9" ns3:layer="layout" ns2:width="2.957cm" ns2:height="0.336cm" ns2:x="2.212cm" ns2:y="9.982cm">
          <ns3:text-box>
            <ns6:p ns6:style-name="P2"><ns6:span ns6:style-name="T6">CV (coeff. variation)</ns6:span></ns6:p>
          </ns3:text-box>
        </ns3:frame>
        <ns3:frame ns3:style-name="gr10" ns3:text-style-name="P9" ns3:layer="layout" ns2:width="1.043cm" ns2:height="0.336cm" ns2:x="7.212cm" ns2:y="9.982cm">
          <ns3:text-box>
            <ns6:p ns6:style-name="P2"><ns6:span ns6:style-name="T6">99,7 %</ns6:span></ns6:p>
          </ns3:text-box>
        </ns3:frame>
        <ns3:frame ns3:style-name="gr10" ns3:text-style-name="P9" ns3:layer="layout" ns2:width="5.225cm" ns2:height="0.336cm" ns2:x="11.212cm" ns2:y="9.982cm">
          <ns3:text-box>
            <ns6:p ns6:style-name="P2"><ns6:span ns6:style-name="T6">Hétérogénéité extrêmement élevée</ns6:span></ns6:p>
          </ns3:text-box>
        </ns3:frame>
        <ns3:frame ns3:style-name="gr10" ns3:text-style-name="P9" ns3:layer="layout" ns2:width="1.358cm" ns2:height="0.336cm" ns2:x="2.212cm" ns2:y="10.758cm">
          <ns3:text-box>
            <ns6:p ns6:style-name="P2"><ns6:span ns6:style-name="T6">Minimum</ns6:span></ns6:p>
          </ns3:text-box>
        </ns3:frame>
        <ns3:frame ns3:style-name="gr10" ns3:text-style-name="P9" ns3:layer="layout" ns2:width="1.396cm" ns2:height="0.336cm" ns2:x="7.212cm" ns2:y="10.758cm">
          <ns3:text-box>
            <ns6:p ns6:style-name="P2"><ns6:span ns6:style-name="T6">131 pers.</ns6:span></ns6:p>
          </ns3:text-box>
        </ns3:frame>
        <ns3:frame ns3:style-name="gr10" ns3:text-style-name="P9" ns3:layer="layout" ns2:width="4.481cm" ns2:height="0.336cm" ns2:x="11.212cm" ns2:y="10.758cm">
          <ns3:text-box>
            <ns6:p ns6:style-name="P2"><ns6:span ns6:style-name="T6">Tibga, Gourma Province, East</ns6:span></ns6:p>
          </ns3:text-box>
        </ns3:frame>
        <ns3:frame ns3:style-name="gr10" ns3:text-style-name="P9" ns3:layer="layout" ns2:width="1.451cm" ns2:height="0.336cm" ns2:x="2.212cm" ns2:y="11.534cm">
          <ns3:text-box>
            <ns6:p ns6:style-name="P2"><ns6:span ns6:style-name="T6">Maximum</ns6:span></ns6:p>
          </ns3:text-box>
        </ns3:frame>
        <ns3:frame ns3:style-name="gr10" ns3:text-style-name="P9" ns3:layer="layout" ns2:width="1.675cm" ns2:height="0.336cm" ns2:x="7.212cm" ns2:y="11.534cm">
          <ns3:text-box>
            <ns6:p ns6:style-name="P2"><ns6:span ns6:style-name="T6">9 341 pers.</ns6:span></ns6:p>
          </ns3:text-box>
        </ns3:frame>
        <ns3:frame ns3:style-name="gr10" ns3:text-style-name="P9" ns3:layer="layout" ns2:width="5.448cm" ns2:height="0.336cm" ns2:x="11.212cm" ns2:y="11.534cm">
          <ns3:text-box>
            <ns6:p ns6:style-name="P2"><ns6:span ns6:style-name="T6">Djibasso, Kossi, Boucle du Mouhoun</ns6:span></ns6:p>
          </ns3:text-box>
        </ns3:frame>
        <ns3:frame ns3:style-name="gr10" ns3:text-style-name="P9" ns3:layer="layout" ns2:width="0.597cm" ns2:height="0.336cm" ns2:x="2.212cm" ns2:y="12.31cm">
          <ns3:text-box>
            <ns6:p ns6:style-name="P2"><ns6:span ns6:style-name="T6">P90</ns6:span></ns6:p>
          </ns3:text-box>
        </ns3:frame>
        <ns3:frame ns3:style-name="gr10" ns3:text-style-name="P9" ns3:layer="layout" ns2:width="1.675cm" ns2:height="0.336cm" ns2:x="7.212cm" ns2:y="12.31cm">
          <ns3:text-box>
            <ns6:p ns6:style-name="P2"><ns6:span ns6:style-name="T6">3 923 pers.</ns6:span></ns6:p>
          </ns3:text-box>
        </ns3:frame>
        <ns3:frame ns3:style-name="gr10" ns3:text-style-name="P9" ns3:layer="layout" ns2:width="3.68cm" ns2:height="0.336cm" ns2:x="11.212cm" ns2:y="12.31cm">
          <ns3:text-box>
            <ns6:p ns6:style-name="P2"><ns6:span ns6:style-name="T6">Seuil 'événement massif'</ns6:span></ns6:p>
          </ns3:text-box>
        </ns3:frame>
        <ns3:frame ns3:style-name="gr10" ns3:text-style-name="P9" ns3:layer="layout" ns2:width="4.193cm" ns2:height="0.336cm" ns2:x="2.212cm" ns2:y="13.086cm">
          <ns3:text-box>
            <ns6:p ns6:style-name="P2"><ns6:span ns6:style-name="T6">Événements massifs (&gt;P90)</ns6:span></ns6:p>
          </ns3:text-box>
        </ns3:frame>
        <ns3:frame ns3:style-name="gr10" ns3:text-style-name="P9" ns3:layer="layout" ns2:width="0.334cm" ns2:height="0.336cm" ns2:x="7.212cm" ns2:y="13.086cm">
          <ns3:text-box>
            <ns6:p ns6:style-name="P2"><ns6:span ns6:style-name="T6">3</ns6:span></ns6:p>
          </ns3:text-box>
        </ns3:frame>
        <ns3:line ns3:style-name="gr9" ns3:text-style-name="P4" ns3:layer="layout" ns2:x1="1.999cm" ns2:y1="5.093cm" ns2:x2="19cm" ns2:y2="5.093cm">
          <ns6:p/>
        </ns3:line>
        <ns3:line ns3:style-name="gr9" ns3:text-style-name="P4" ns3:layer="layout" ns2:x1="1.999cm" ns2:y1="13.63cm" ns2:x2="19cm" ns2:y2="13.63cm">
          <ns6:p/>
        </ns3:line>
        <ns3:line ns3:style-name="gr9" ns3:text-style-name="P4" ns3:layer="layout" ns2:x1="1.999cm" ns2:y1="13.63cm" ns2:x2="1.999cm" ns2:y2="5.093cm">
          <ns6:p/>
        </ns3:line>
        <ns3:line ns3:style-name="gr9" ns3:text-style-name="P4" ns3:layer="layout" ns2:x1="19cm" ns2:y1="13.63cm" ns2:x2="19cm" ns2:y2="5.093cm">
          <ns6:p/>
        </ns3:line>
        <ns3:line ns3:style-name="gr8" ns3:text-style-name="P4" ns3:layer="layout" ns2:x1="1.999cm" ns2:y1="5.869cm" ns2:x2="19cm" ns2:y2="5.869cm">
          <ns6:p/>
        </ns3:line>
        <ns3:line ns3:style-name="gr8" ns3:text-style-name="P4" ns3:layer="layout" ns2:x1="1.999cm" ns2:y1="6.645cm" ns2:x2="19cm" ns2:y2="6.645cm">
          <ns6:p/>
        </ns3:line>
        <ns3:line ns3:style-name="gr8" ns3:text-style-name="P4" ns3:layer="layout" ns2:x1="1.999cm" ns2:y1="7.421cm" ns2:x2="19cm" ns2:y2="7.421cm">
          <ns6:p/>
        </ns3:line>
        <ns3:line ns3:style-name="gr8" ns3:text-style-name="P4" ns3:layer="layout" ns2:x1="1.999cm" ns2:y1="8.197cm" ns2:x2="19cm" ns2:y2="8.197cm">
          <ns6:p/>
        </ns3:line>
        <ns3:line ns3:style-name="gr8" ns3:text-style-name="P4" ns3:layer="layout" ns2:x1="1.999cm" ns2:y1="8.973cm" ns2:x2="19cm" ns2:y2="8.973cm">
          <ns6:p/>
        </ns3:line>
        <ns3:line ns3:style-name="gr8" ns3:text-style-name="P4" ns3:layer="layout" ns2:x1="1.999cm" ns2:y1="9.749cm" ns2:x2="19cm" ns2:y2="9.749cm">
          <ns6:p/>
        </ns3:line>
        <ns3:line ns3:style-name="gr8" ns3:text-style-name="P4" ns3:layer="layout" ns2:x1="1.999cm" ns2:y1="10.525cm" ns2:x2="19cm" ns2:y2="10.525cm">
          <ns6:p/>
        </ns3:line>
        <ns3:line ns3:style-name="gr8" ns3:text-style-name="P4" ns3:layer="layout" ns2:x1="1.999cm" ns2:y1="11.301cm" ns2:x2="19cm" ns2:y2="11.301cm">
          <ns6:p/>
        </ns3:line>
        <ns3:line ns3:style-name="gr8" ns3:text-style-name="P4" ns3:layer="layout" ns2:x1="1.999cm" ns2:y1="12.078cm" ns2:x2="19cm" ns2:y2="12.078cm">
          <ns6:p/>
        </ns3:line>
        <ns3:line ns3:style-name="gr8" ns3:text-style-name="P4" ns3:layer="layout" ns2:x1="1.999cm" ns2:y1="12.854cm" ns2:x2="19cm" ns2:y2="12.854cm">
          <ns6:p/>
        </ns3:line>
        <ns3:line ns3:style-name="gr8" ns3:text-style-name="P4" ns3:layer="layout" ns2:x1="7cm" ns2:y1="13.63cm" ns2:x2="7cm" ns2:y2="5.093cm">
          <ns6:p/>
        </ns3:line>
        <ns3:line ns3:style-name="gr8" ns3:text-style-name="P4" ns3:layer="layout" ns2:x1="10.999cm" ns2:y1="13.63cm" ns2:x2="10.999cm" ns2:y2="5.093cm">
          <ns6:p/>
        </ns3:line>
        <ns3:frame ns3:style-name="gr10" ns3:text-style-name="P9" ns3:layer="layout" ns2:width="3.311cm" ns2:height="0.336cm" ns2:x="11.212cm" ns2:y="13.086cm">
          <ns3:text-box>
            <ns6:p ns6:style-name="P2"><ns6:span ns6:style-name="T6">12 % des événements</ns6:span></ns6:p>
          </ns3:text-box>
        </ns3:frame>
        <ns3:frame ns3:style-name="gr16" ns3:text-style-name="P14" ns3:layer="layout" ns2:width="7.989cm" ns2:height="0.391cm" ns2:x="2.212cm" ns2:y="14.253cm">
          <ns3:text-box>
            <ns6:p ns6:style-name="P2"><ns6:span ns6:style-name="T10">4.2 Évolution temporelle des déplacements</ns6:span></ns6:p>
          </ns3:text-box>
        </ns3:frame>
        <ns3:frame ns3:style-name="gr10" ns3:text-style-name="P9" ns3:layer="layout" ns2:width="17.14cm" ns2:height="0.336cm" ns2:x="2.212cm" ns2:y="14.909cm">
          <ns3:text-box>
            <ns6:p ns6:style-name="P2"><ns6:span ns6:style-name="T6">La <ns6:s/>série <ns6:s/>temporelle <ns6:s/>révèle <ns6:s/>une <ns6:s/>dynamique <ns6:s/>irrégulière <ns6:s/>sans <ns6:s/>cycle <ns6:s/>saisonnier <ns6:s/>clair. <ns6:s/>Le <ns6:s/>pic <ns6:s/>de <ns6:s/>novembre <ns6:s/>2025</ns6:span></ns6:p>
          </ns3:text-box>
        </ns3:frame>
        <ns3:frame ns3:style-name="gr3" ns3:text-style-name="P4" ns3:layer="layout" ns2:width="16.999cm" ns2:height="8.839cm" ns2:x="2cm" ns2:y="16.076cm">
          <ns3:image ns7:href="Pictures/1000000100000825000002DD47CB06D5.png" ns7:type="simple" ns7:show="embed" ns7:actuate="onLoad" ns3:mime-type="image/png">
            <ns6:p/>
          </ns3:image>
        </ns3:frame>
        <ns3:frame ns3:style-name="gr10" ns3:text-style-name="P9" ns3:layer="layout" ns2:width="14.138cm" ns2:height="0.336cm" ns2:x="2.212cm" ns2:y="15.403cm">
          <ns3:text-box>
            <ns6:p ns6:style-name="P2"><ns6:span ns6:style-name="T6">coïncide avec des recrudescences d'attaques armées dans la région de la Boucle du Mouhoun.</ns6:span></ns6:p>
          </ns3:text-box>
        </ns3:frame>
        <ns3:frame ns3:style-name="gr19" ns3:text-style-name="P16" ns3:layer="layout" ns2:width="13.015cm" ns2:height="0.285cm" ns2:x="4.026cm" ns2:y="24.993cm">
          <ns3:text-box>
            <ns6:p ns6:style-name="P2"><ns6:span ns6:style-name="T13">Figure 1 : Évolution quotidienne avec moyenne mobile 7j et marqueurs des événements massifs (&gt;P90)</ns6:span></ns6:p>
          </ns3:text-box>
        </ns3:frame>
      </ns3:page>
      <ns3:page ns3:name="page8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0.776cm" ns2:x="1.999cm" ns2:y="2.711cm" ns2:viewBox="0 0 17002 777" ns3:points="0,0 17002,0 17002,777 0,777">
          <ns6:p/>
        </ns3:polygon>
        <ns3:polygon ns3:style-name="gr18" ns3:text-style-name="P15" ns3:layer="layout" ns2:width="17.001cm" ns2:height="1.271cm" ns2:x="1.999cm" ns2:y="3.487cm" ns2:viewBox="0 0 17002 1272" ns3:points="0,0 17002,0 17002,1272 0,1272">
          <ns6:p/>
        </ns3:polygon>
        <ns3:polygon ns3:style-name="gr6" ns3:text-style-name="P7" ns3:layer="layout" ns2:width="17.001cm" ns2:height="1.271cm" ns2:x="1.999cm" ns2:y="4.757cm" ns2:viewBox="0 0 17002 1272" ns3:points="0,0 17002,0 17002,1272 0,1272">
          <ns6:p/>
        </ns3:polygon>
        <ns3:polygon ns3:style-name="gr18" ns3:text-style-name="P15" ns3:layer="layout" ns2:width="17.001cm" ns2:height="0.776cm" ns2:x="1.999cm" ns2:y="6.027cm" ns2:viewBox="0 0 17002 777" ns3:points="0,0 17002,0 17002,777 0,777">
          <ns6:p/>
        </ns3:polygon>
        <ns3:polygon ns3:style-name="gr6" ns3:text-style-name="P7" ns3:layer="layout" ns2:width="17.001cm" ns2:height="1.271cm" ns2:x="1.999cm" ns2:y="6.803cm" ns2:viewBox="0 0 17002 1272" ns3:points="0,0 17002,0 17002,1272 0,1272">
          <ns6:p/>
        </ns3:polygon>
        <ns3:polygon ns3:style-name="gr18" ns3:text-style-name="P15" ns3:layer="layout" ns2:width="17.001cm" ns2:height="0.777cm" ns2:x="1.999cm" ns2:y="8.073cm" ns2:viewBox="0 0 17002 778" ns3:points="0,0 17002,0 17002,778 0,778">
          <ns6:p/>
        </ns3:polygon>
        <ns3:frame ns3:style-name="gr2" ns3:text-style-name="P3" ns3:layer="layout" ns2:width="0.726cm" ns2:height="0.23cm" ns2:x="18.273cm" ns2:y="29.313cm">
          <ns3:text-box>
            <ns6:p ns6:style-name="P2"><ns6:span ns6:style-name="T7">Page 8</ns6:span></ns6:p>
          </ns3:text-box>
        </ns3:frame>
        <ns3:frame ns3:style-name="gr10" ns3:text-style-name="P9" ns3:layer="layout" ns2:width="1.229cm" ns2:height="0.336cm" ns2:x="3.135cm" ns2:y="2.944cm">
          <ns3:text-box>
            <ns6:p ns6:style-name="P2"><ns6:span ns6:style-name="T11">Période</ns6:span></ns6:p>
          </ns3:text-box>
        </ns3:frame>
        <ns3:frame ns3:style-name="gr10" ns3:text-style-name="P9" ns3:layer="layout" ns2:width="2.325cm" ns2:height="0.336cm" ns2:x="6.086cm" ns2:y="2.944cm">
          <ns3:text-box>
            <ns6:p ns6:style-name="P2"><ns6:span ns6:style-name="T11">Total déplacés</ns6:span></ns6:p>
          </ns3:text-box>
        </ns3:frame>
        <ns3:frame ns3:style-name="gr10" ns3:text-style-name="P9" ns3:layer="layout" ns2:width="2.567cm" ns2:height="0.336cm" ns2:x="9.465cm" ns2:y="2.944cm">
          <ns3:text-box>
            <ns6:p ns6:style-name="P2"><ns6:span ns6:style-name="T11">Nb. événements</ns6:span></ns6:p>
          </ns3:text-box>
        </ns3:frame>
        <ns3:frame ns3:style-name="gr10" ns3:text-style-name="P9" ns3:layer="layout" ns2:width="1.953cm" ns2:height="0.336cm" ns2:x="14.772cm" ns2:y="2.944cm">
          <ns3:text-box>
            <ns6:p ns6:style-name="P2"><ns6:span ns6:style-name="T11">Observation</ns6:span></ns6:p>
          </ns3:text-box>
        </ns3:frame>
        <ns3:frame ns3:style-name="gr10" ns3:text-style-name="P9" ns3:layer="layout" ns2:width="2.028cm" ns2:height="0.336cm" ns2:x="2.212cm" ns2:y="3.967cm">
          <ns3:text-box>
            <ns6:p ns6:style-name="P2"><ns6:span ns6:style-name="T6">Octobre 2025</ns6:span></ns6:p>
          </ns3:text-box>
        </ns3:frame>
        <ns3:frame ns3:style-name="gr10" ns3:text-style-name="P9" ns3:layer="layout" ns2:width="1.025cm" ns2:height="0.336cm" ns2:x="5.712cm" ns2:y="3.967cm">
          <ns3:text-box>
            <ns6:p ns6:style-name="P2"><ns6:span ns6:style-name="T6">18 682</ns6:span></ns6:p>
          </ns3:text-box>
        </ns3:frame>
        <ns3:frame ns3:style-name="gr10" ns3:text-style-name="P9" ns3:layer="layout" ns2:width="0.334cm" ns2:height="0.336cm" ns2:x="9.212cm" ns2:y="3.967cm">
          <ns3:text-box>
            <ns6:p ns6:style-name="P2"><ns6:span ns6:style-name="T6">2</ns6:span></ns6:p>
          </ns3:text-box>
        </ns3:frame>
        <ns3:frame ns3:style-name="gr10" ns3:text-style-name="P9" ns3:layer="layout" ns2:width="6.388cm" ns2:height="0.336cm" ns2:x="12.712cm" ns2:y="3.72cm">
          <ns3:text-box>
            <ns6:p ns6:style-name="P2"><ns6:span ns6:style-name="T6">Djibasso <ns6:s/>: <ns6:s/>9 <ns6:s/>341 <ns6:s/>× <ns6:s/>2 <ns6:s/>(doublons <ns6:s/>de <ns6:s/>rôle</ns6:span></ns6:p>
          </ns3:text-box>
        </ns3:frame>
        <ns3:frame ns3:style-name="gr10" ns3:text-style-name="P9" ns3:layer="layout" ns2:width="1.154cm" ns2:height="0.336cm" ns2:x="12.712cm" ns2:y="4.214cm">
          <ns3:text-box>
            <ns6:p ns6:style-name="P2"><ns6:span ns6:style-name="T6">validés)</ns6:span></ns6:p>
          </ns3:text-box>
        </ns3:frame>
        <ns3:frame ns3:style-name="gr10" ns3:text-style-name="P9" ns3:layer="layout" ns2:width="2.381cm" ns2:height="0.336cm" ns2:x="2.212cm" ns2:y="5.237cm">
          <ns3:text-box>
            <ns6:p ns6:style-name="P2"><ns6:span ns6:style-name="T6">Novembre 2025</ns6:span></ns6:p>
          </ns3:text-box>
        </ns3:frame>
        <ns3:frame ns3:style-name="gr10" ns3:text-style-name="P9" ns3:layer="layout" ns2:width="0.839cm" ns2:height="0.336cm" ns2:x="5.712cm" ns2:y="5.237cm">
          <ns3:text-box>
            <ns6:p ns6:style-name="P2"><ns6:span ns6:style-name="T6">7 635</ns6:span></ns6:p>
          </ns3:text-box>
        </ns3:frame>
        <ns3:frame ns3:style-name="gr10" ns3:text-style-name="P9" ns3:layer="layout" ns2:width="0.334cm" ns2:height="0.336cm" ns2:x="9.212cm" ns2:y="5.237cm">
          <ns3:text-box>
            <ns6:p ns6:style-name="P2"><ns6:span ns6:style-name="T6">5</ns6:span></ns6:p>
          </ns3:text-box>
        </ns3:frame>
        <ns3:frame ns3:style-name="gr10" ns3:text-style-name="P9" ns3:layer="layout" ns2:width="6.293cm" ns2:height="0.336cm" ns2:x="12.712cm" ns2:y="4.99cm">
          <ns3:text-box>
            <ns6:p ns6:style-name="P2"><ns6:span ns6:style-name="T6">Pic <ns6:s/>d'intensité <ns6:s/>— <ns6:s/>régions <ns6:s/>Est <ns6:s/>et <ns6:s/>Boucle</ns6:span></ns6:p>
          </ns3:text-box>
        </ns3:frame>
        <ns3:frame ns3:style-name="gr10" ns3:text-style-name="P9" ns3:layer="layout" ns2:width="1.861cm" ns2:height="0.336cm" ns2:x="12.712cm" ns2:y="5.484cm">
          <ns3:text-box>
            <ns6:p ns6:style-name="P2"><ns6:span ns6:style-name="T6">du Mouhoun</ns6:span></ns6:p>
          </ns3:text-box>
        </ns3:frame>
        <ns3:frame ns3:style-name="gr10" ns3:text-style-name="P9" ns3:layer="layout" ns2:width="2.381cm" ns2:height="0.336cm" ns2:x="2.212cm" ns2:y="6.26cm">
          <ns3:text-box>
            <ns6:p ns6:style-name="P2"><ns6:span ns6:style-name="T6">Décembre 2025</ns6:span></ns6:p>
          </ns3:text-box>
        </ns3:frame>
        <ns3:frame ns3:style-name="gr10" ns3:text-style-name="P9" ns3:layer="layout" ns2:width="0.839cm" ns2:height="0.336cm" ns2:x="5.712cm" ns2:y="6.26cm">
          <ns3:text-box>
            <ns6:p ns6:style-name="P2"><ns6:span ns6:style-name="T6">5 936</ns6:span></ns6:p>
          </ns3:text-box>
        </ns3:frame>
        <ns3:frame ns3:style-name="gr10" ns3:text-style-name="P9" ns3:layer="layout" ns2:width="0.334cm" ns2:height="0.336cm" ns2:x="9.212cm" ns2:y="6.26cm">
          <ns3:text-box>
            <ns6:p ns6:style-name="P2"><ns6:span ns6:style-name="T6">4</ns6:span></ns6:p>
          </ns3:text-box>
        </ns3:frame>
        <ns3:frame ns3:style-name="gr10" ns3:text-style-name="P9" ns3:layer="layout" ns2:width="5.355cm" ns2:height="0.336cm" ns2:x="12.712cm" ns2:y="6.26cm">
          <ns3:text-box>
            <ns6:p ns6:style-name="P2"><ns6:span ns6:style-name="T6">Baisse relative — zones Nord et Est</ns6:span></ns6:p>
          </ns3:text-box>
        </ns3:frame>
        <ns3:frame ns3:style-name="gr10" ns3:text-style-name="P9" ns3:layer="layout" ns2:width="1.917cm" ns2:height="0.336cm" ns2:x="2.212cm" ns2:y="7.283cm">
          <ns3:text-box>
            <ns6:p ns6:style-name="P2"><ns6:span ns6:style-name="T6">Janvier 2026</ns6:span></ns6:p>
          </ns3:text-box>
        </ns3:frame>
        <ns3:frame ns3:style-name="gr10" ns3:text-style-name="P9" ns3:layer="layout" ns2:width="1.025cm" ns2:height="0.336cm" ns2:x="5.712cm" ns2:y="7.283cm">
          <ns3:text-box>
            <ns6:p ns6:style-name="P2"><ns6:span ns6:style-name="T6">16 947</ns6:span></ns6:p>
          </ns3:text-box>
        </ns3:frame>
        <ns3:frame ns3:style-name="gr10" ns3:text-style-name="P9" ns3:layer="layout" ns2:width="0.334cm" ns2:height="0.336cm" ns2:x="9.212cm" ns2:y="7.283cm">
          <ns3:text-box>
            <ns6:p ns6:style-name="P2"><ns6:span ns6:style-name="T6">9</ns6:span></ns6:p>
          </ns3:text-box>
        </ns3:frame>
        <ns3:frame ns3:style-name="gr10" ns3:text-style-name="P9" ns3:layer="layout" ns2:width="2.418cm" ns2:height="0.336cm" ns2:x="12.712cm" ns2:y="7.036cm">
          <ns3:text-box>
            <ns6:p ns6:style-name="P2"><ns6:span ns6:style-name="T6">Recrudescence </ns6:span></ns6:p>
          </ns3:text-box>
        </ns3:frame>
        <ns3:frame ns3:style-name="gr10" ns3:text-style-name="P9" ns3:layer="layout" ns2:width="0.429cm" ns2:height="0.336cm" ns2:x="15.576cm" ns2:y="7.036cm">
          <ns3:text-box>
            <ns6:p ns6:style-name="P2"><ns6:span ns6:style-name="T6">— </ns6:span></ns6:p>
          </ns3:text-box>
        </ns3:frame>
        <ns3:frame ns3:style-name="gr10" ns3:text-style-name="P9" ns3:layer="layout" ns2:width="0.522cm" ns2:height="0.336cm" ns2:x="16.448cm" ns2:y="7.036cm">
          <ns3:text-box>
            <ns6:p ns6:style-name="P2"><ns6:span ns6:style-name="T6">pic </ns6:span></ns6:p>
          </ns3:text-box>
        </ns3:frame>
        <ns3:frame ns3:style-name="gr10" ns3:text-style-name="P9" ns3:layer="layout" ns2:width="0.467cm" ns2:height="0.336cm" ns2:x="17.413cm" ns2:y="7.036cm">
          <ns3:text-box>
            <ns6:p ns6:style-name="P2"><ns6:span ns6:style-name="T6">en </ns6:span></ns6:p>
          </ns3:text-box>
        </ns3:frame>
        <ns3:frame ns3:style-name="gr10" ns3:text-style-name="P9" ns3:layer="layout" ns2:width="0.467cm" ns2:height="0.336cm" ns2:x="18.322cm" ns2:y="7.036cm">
          <ns3:text-box>
            <ns6:p ns6:style-name="P2"><ns6:span ns6:style-name="T6">nb.</ns6:span></ns6:p>
          </ns3:text-box>
        </ns3:frame>
        <ns3:frame ns3:style-name="gr10" ns3:text-style-name="P9" ns3:layer="layout" ns2:width="2.073cm" ns2:height="0.336cm" ns2:x="12.712cm" ns2:y="7.53cm">
          <ns3:text-box>
            <ns6:p ns6:style-name="P2"><ns6:span ns6:style-name="T6">d'événements</ns6:span></ns6:p>
          </ns3:text-box>
        </ns3:frame>
        <ns3:frame ns3:style-name="gr10" ns3:text-style-name="P9" ns3:layer="layout" ns2:width="1.879cm" ns2:height="0.336cm" ns2:x="2.212cm" ns2:y="8.306cm">
          <ns3:text-box>
            <ns6:p ns6:style-name="P2"><ns6:span ns6:style-name="T6">Février 2026</ns6:span></ns6:p>
          </ns3:text-box>
        </ns3:frame>
        <ns3:frame ns3:style-name="gr10" ns3:text-style-name="P9" ns3:layer="layout" ns2:width="0.839cm" ns2:height="0.336cm" ns2:x="5.712cm" ns2:y="8.306cm">
          <ns3:text-box>
            <ns6:p ns6:style-name="P2"><ns6:span ns6:style-name="T6">8 246</ns6:span></ns6:p>
          </ns3:text-box>
        </ns3:frame>
        <ns3:frame ns3:style-name="gr10" ns3:text-style-name="P9" ns3:layer="layout" ns2:width="0.334cm" ns2:height="0.336cm" ns2:x="9.212cm" ns2:y="8.306cm">
          <ns3:text-box>
            <ns6:p ns6:style-name="P2"><ns6:span ns6:style-name="T6">5</ns6:span></ns6:p>
          </ns3:text-box>
        </ns3:frame>
        <ns3:line ns3:style-name="gr9" ns3:text-style-name="P4" ns3:layer="layout" ns2:x1="1.999cm" ns2:y1="2.711cm" ns2:x2="19cm" ns2:y2="2.711cm">
          <ns6:p/>
        </ns3:line>
        <ns3:line ns3:style-name="gr9" ns3:text-style-name="P4" ns3:layer="layout" ns2:x1="1.999cm" ns2:y1="8.85cm" ns2:x2="19cm" ns2:y2="8.85cm">
          <ns6:p/>
        </ns3:line>
        <ns3:line ns3:style-name="gr9" ns3:text-style-name="P4" ns3:layer="layout" ns2:x1="1.999cm" ns2:y1="8.85cm" ns2:x2="1.999cm" ns2:y2="2.711cm">
          <ns6:p/>
        </ns3:line>
        <ns3:line ns3:style-name="gr9" ns3:text-style-name="P4" ns3:layer="layout" ns2:x1="19cm" ns2:y1="8.85cm" ns2:x2="19cm" ns2:y2="2.711cm">
          <ns6:p/>
        </ns3:line>
        <ns3:line ns3:style-name="gr8" ns3:text-style-name="P4" ns3:layer="layout" ns2:x1="1.999cm" ns2:y1="3.487cm" ns2:x2="19cm" ns2:y2="3.487cm">
          <ns6:p/>
        </ns3:line>
        <ns3:line ns3:style-name="gr8" ns3:text-style-name="P4" ns3:layer="layout" ns2:x1="1.999cm" ns2:y1="4.757cm" ns2:x2="19cm" ns2:y2="4.757cm">
          <ns6:p/>
        </ns3:line>
        <ns3:line ns3:style-name="gr8" ns3:text-style-name="P4" ns3:layer="layout" ns2:x1="1.999cm" ns2:y1="6.027cm" ns2:x2="19cm" ns2:y2="6.027cm">
          <ns6:p/>
        </ns3:line>
        <ns3:line ns3:style-name="gr8" ns3:text-style-name="P4" ns3:layer="layout" ns2:x1="1.999cm" ns2:y1="6.803cm" ns2:x2="19cm" ns2:y2="6.803cm">
          <ns6:p/>
        </ns3:line>
        <ns3:line ns3:style-name="gr8" ns3:text-style-name="P4" ns3:layer="layout" ns2:x1="1.999cm" ns2:y1="8.073cm" ns2:x2="19cm" ns2:y2="8.073cm">
          <ns6:p/>
        </ns3:line>
        <ns3:line ns3:style-name="gr8" ns3:text-style-name="P4" ns3:layer="layout" ns2:x1="5.499cm" ns2:y1="8.85cm" ns2:x2="5.499cm" ns2:y2="2.711cm">
          <ns6:p/>
        </ns3:line>
        <ns3:line ns3:style-name="gr8" ns3:text-style-name="P4" ns3:layer="layout" ns2:x1="8.999cm" ns2:y1="8.85cm" ns2:x2="8.999cm" ns2:y2="2.711cm">
          <ns6:p/>
        </ns3:line>
        <ns3:line ns3:style-name="gr8" ns3:text-style-name="P4" ns3:layer="layout" ns2:x1="12.5cm" ns2:y1="8.85cm" ns2:x2="12.5cm" ns2:y2="2.711cm">
          <ns6:p/>
        </ns3:line>
        <ns3:frame ns3:style-name="gr10" ns3:text-style-name="P9" ns3:layer="layout" ns2:width="3.515cm" ns2:height="0.336cm" ns2:x="12.712cm" ns2:y="8.306cm">
          <ns3:text-box>
            <ns6:p ns6:style-name="P2"><ns6:span ns6:style-name="T6">Maintien à niveau élevé</ns6:span></ns6:p>
          </ns3:text-box>
        </ns3:frame>
      </ns3:page>
      <ns3:page ns3:name="page9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frame ns3:style-name="gr2" ns3:text-style-name="P3" ns3:layer="layout" ns2:width="0.726cm" ns2:height="0.23cm" ns2:x="18.273cm" ns2:y="29.313cm">
          <ns3:text-box>
            <ns6:p ns6:style-name="P2"><ns6:span ns6:style-name="T7">Page 9</ns6:span></ns6:p>
          </ns3:text-box>
        </ns3:frame>
        <ns3:frame ns3:style-name="gr3" ns3:text-style-name="P4" ns3:layer="layout" ns2:width="16.999cm" ns2:height="8.839cm" ns2:x="2cm" ns2:y="3.382cm">
          <ns3:image ns7:href="Pictures/10000001000006F6000003721E6B7688.png" ns7:type="simple" ns7:show="embed" ns7:actuate="onLoad" ns3:mime-type="image/png">
            <ns6:p/>
          </ns3:image>
        </ns3:frame>
        <ns3:frame ns3:style-name="gr16" ns3:text-style-name="P14" ns3:layer="layout" ns2:width="3.985cm" ns2:height="0.391cm" ns2:x="2.212cm" ns2:y="2.817cm">
          <ns3:text-box>
            <ns6:p ns6:style-name="P2"><ns6:span ns6:style-name="T10">4.3 Analyse régionale</ns6:span></ns6:p>
          </ns3:text-box>
        </ns3:frame>
        <ns3:polygon ns3:style-name="gr1" ns3:text-style-name="P1" ns3:layer="layout" ns2:width="17.001cm" ns2:height="0.776cm" ns2:x="1.999cm" ns2:y="12.986cm" ns2:viewBox="0 0 17002 777" ns3:points="0,0 17002,0 17002,777 0,777">
          <ns6:p/>
        </ns3:polygon>
        <ns3:polygon ns3:style-name="gr18" ns3:text-style-name="P15" ns3:layer="layout" ns2:width="17.001cm" ns2:height="0.776cm" ns2:x="1.999cm" ns2:y="13.762cm" ns2:viewBox="0 0 17002 777" ns3:points="0,0 17002,0 17002,777 0,777">
          <ns6:p/>
        </ns3:polygon>
        <ns3:polygon ns3:style-name="gr6" ns3:text-style-name="P7" ns3:layer="layout" ns2:width="17.001cm" ns2:height="0.776cm" ns2:x="1.999cm" ns2:y="14.538cm" ns2:viewBox="0 0 17002 777" ns3:points="0,0 17002,0 17002,777 0,777">
          <ns6:p/>
        </ns3:polygon>
        <ns3:polygon ns3:style-name="gr18" ns3:text-style-name="P15" ns3:layer="layout" ns2:width="17.001cm" ns2:height="0.776cm" ns2:x="1.999cm" ns2:y="15.314cm" ns2:viewBox="0 0 17002 777" ns3:points="0,0 17002,0 17002,777 0,777">
          <ns6:p/>
        </ns3:polygon>
        <ns3:polygon ns3:style-name="gr6" ns3:text-style-name="P7" ns3:layer="layout" ns2:width="17.001cm" ns2:height="0.776cm" ns2:x="1.999cm" ns2:y="16.09cm" ns2:viewBox="0 0 17002 777" ns3:points="0,0 17002,0 17002,777 0,777">
          <ns6:p/>
        </ns3:polygon>
        <ns3:polygon ns3:style-name="gr18" ns3:text-style-name="P15" ns3:layer="layout" ns2:width="17.001cm" ns2:height="0.777cm" ns2:x="1.999cm" ns2:y="16.866cm" ns2:viewBox="0 0 17002 778" ns3:points="0,0 17002,0 17002,778 0,778">
          <ns6:p/>
        </ns3:polygon>
        <ns3:polygon ns3:style-name="gr6" ns3:text-style-name="P7" ns3:layer="layout" ns2:width="17.001cm" ns2:height="0.776cm" ns2:x="1.999cm" ns2:y="17.643cm" ns2:viewBox="0 0 17002 777" ns3:points="0,0 17002,0 17002,777 0,777">
          <ns6:p/>
        </ns3:polygon>
        <ns3:polygon ns3:style-name="gr18" ns3:text-style-name="P15" ns3:layer="layout" ns2:width="17.001cm" ns2:height="0.776cm" ns2:x="1.999cm" ns2:y="18.419cm" ns2:viewBox="0 0 17002 777" ns3:points="0,0 17002,0 17002,777 0,777">
          <ns6:p/>
        </ns3:polygon>
        <ns3:frame ns3:style-name="gr19" ns3:text-style-name="P16" ns3:layer="layout" ns2:width="12.834cm" ns2:height="0.285cm" ns2:x="4.116cm" ns2:y="12.298cm">
          <ns3:text-box>
            <ns6:p ns6:style-name="P2"><ns6:span ns6:style-name="T13">Figure 2 : Barplot des régions les plus affectées (total déplacés) avec moyenne nationale (ligne dorée)</ns6:span></ns6:p>
          </ns3:text-box>
        </ns3:frame>
        <ns3:frame ns3:style-name="gr10" ns3:text-style-name="P9" ns3:layer="layout" ns2:width="1.135cm" ns2:height="0.336cm" ns2:x="3.932cm" ns2:y="13.218cm">
          <ns3:text-box>
            <ns6:p ns6:style-name="P2"><ns6:span ns6:style-name="T11">Région</ns6:span></ns6:p>
          </ns3:text-box>
        </ns3:frame>
        <ns3:frame ns3:style-name="gr10" ns3:text-style-name="P9" ns3:layer="layout" ns2:width="1.34cm" ns2:height="0.336cm" ns2:x="7.58cm" ns2:y="13.218cm">
          <ns3:text-box>
            <ns6:p ns6:style-name="P2"><ns6:span ns6:style-name="T11">Nb. Évts</ns6:span></ns6:p>
          </ns3:text-box>
        </ns3:frame>
        <ns3:frame ns3:style-name="gr10" ns3:text-style-name="P9" ns3:layer="layout" ns2:width="2.325cm" ns2:height="0.336cm" ns2:x="10.086cm" ns2:y="13.218cm">
          <ns3:text-box>
            <ns6:p ns6:style-name="P2"><ns6:span ns6:style-name="T11">Total déplacés</ns6:span></ns6:p>
          </ns3:text-box>
        </ns3:frame>
        <ns3:frame ns3:style-name="gr10" ns3:text-style-name="P9" ns3:layer="layout" ns2:width="1.6cm" ns2:height="0.336cm" ns2:x="13.449cm" ns2:y="13.218cm">
          <ns3:text-box>
            <ns6:p ns6:style-name="P2"><ns6:span ns6:style-name="T11">% du total</ns6:span></ns6:p>
          </ns3:text-box>
        </ns3:frame>
        <ns3:frame ns3:style-name="gr10" ns3:text-style-name="P9" ns3:layer="layout" ns2:width="1.34cm" ns2:height="0.336cm" ns2:x="16.58cm" ns2:y="13.218cm">
          <ns3:text-box>
            <ns6:p ns6:style-name="P2"><ns6:span ns6:style-name="T11">Moy./evt</ns6:span></ns6:p>
          </ns3:text-box>
        </ns3:frame>
        <ns3:frame ns3:style-name="gr10" ns3:text-style-name="P9" ns3:layer="layout" ns2:width="2.976cm" ns2:height="0.336cm" ns2:x="2.212cm" ns2:y="13.994cm">
          <ns3:text-box>
            <ns6:p ns6:style-name="P2"><ns6:span ns6:style-name="T6">Boucle du Mouhoun</ns6:span></ns6:p>
          </ns3:text-box>
        </ns3:frame>
        <ns3:frame ns3:style-name="gr10" ns3:text-style-name="P9" ns3:layer="layout" ns2:width="0.374cm" ns2:height="0.336cm" ns2:x="7.212cm" ns2:y="13.994cm">
          <ns3:text-box>
            <ns6:p ns6:style-name="P2"><ns6:span ns6:style-name="T6">10</ns6:span></ns6:p>
          </ns3:text-box>
        </ns3:frame>
        <ns3:frame ns3:style-name="gr10" ns3:text-style-name="P9" ns3:layer="layout" ns2:width="1.025cm" ns2:height="0.336cm" ns2:x="9.712cm" ns2:y="13.994cm">
          <ns3:text-box>
            <ns6:p ns6:style-name="P2"><ns6:span ns6:style-name="T6">36 783</ns6:span></ns6:p>
          </ns3:text-box>
        </ns3:frame>
        <ns3:frame ns3:style-name="gr10" ns3:text-style-name="P9" ns3:layer="layout" ns2:width="1.043cm" ns2:height="0.336cm" ns2:x="13.212cm" ns2:y="13.994cm">
          <ns3:text-box>
            <ns6:p ns6:style-name="P2"><ns6:span ns6:style-name="T6">64,0 %</ns6:span></ns6:p>
          </ns3:text-box>
        </ns3:frame>
        <ns3:frame ns3:style-name="gr10" ns3:text-style-name="P9" ns3:layer="layout" ns2:width="0.839cm" ns2:height="0.336cm" ns2:x="15.712cm" ns2:y="13.994cm">
          <ns3:text-box>
            <ns6:p ns6:style-name="P2"><ns6:span ns6:style-name="T6">3 678</ns6:span></ns6:p>
          </ns3:text-box>
        </ns3:frame>
        <ns3:frame ns3:style-name="gr10" ns3:text-style-name="P9" ns3:layer="layout" ns2:width="0.82cm" ns2:height="0.336cm" ns2:x="2.212cm" ns2:y="14.771cm">
          <ns3:text-box>
            <ns6:p ns6:style-name="P2"><ns6:span ns6:style-name="T6">Nord</ns6:span></ns6:p>
          </ns3:text-box>
        </ns3:frame>
        <ns3:frame ns3:style-name="gr10" ns3:text-style-name="P9" ns3:layer="layout" ns2:width="0.334cm" ns2:height="0.336cm" ns2:x="7.212cm" ns2:y="14.771cm">
          <ns3:text-box>
            <ns6:p ns6:style-name="P2"><ns6:span ns6:style-name="T6">7</ns6:span></ns6:p>
          </ns3:text-box>
        </ns3:frame>
        <ns3:frame ns3:style-name="gr10" ns3:text-style-name="P9" ns3:layer="layout" ns2:width="1.025cm" ns2:height="0.336cm" ns2:x="9.712cm" ns2:y="14.771cm">
          <ns3:text-box>
            <ns6:p ns6:style-name="P2"><ns6:span ns6:style-name="T6">11 753</ns6:span></ns6:p>
          </ns3:text-box>
        </ns3:frame>
        <ns3:frame ns3:style-name="gr10" ns3:text-style-name="P9" ns3:layer="layout" ns2:width="1.043cm" ns2:height="0.336cm" ns2:x="13.212cm" ns2:y="14.771cm">
          <ns3:text-box>
            <ns6:p ns6:style-name="P2"><ns6:span ns6:style-name="T6">20,5 %</ns6:span></ns6:p>
          </ns3:text-box>
        </ns3:frame>
        <ns3:frame ns3:style-name="gr10" ns3:text-style-name="P9" ns3:layer="layout" ns2:width="0.839cm" ns2:height="0.336cm" ns2:x="15.712cm" ns2:y="14.771cm">
          <ns3:text-box>
            <ns6:p ns6:style-name="P2"><ns6:span ns6:style-name="T6">1 679</ns6:span></ns6:p>
          </ns3:text-box>
        </ns3:frame>
        <ns3:frame ns3:style-name="gr10" ns3:text-style-name="P9" ns3:layer="layout" ns2:width="0.485cm" ns2:height="0.336cm" ns2:x="2.212cm" ns2:y="15.547cm">
          <ns3:text-box>
            <ns6:p ns6:style-name="P2"><ns6:span ns6:style-name="T6">Est</ns6:span></ns6:p>
          </ns3:text-box>
        </ns3:frame>
        <ns3:frame ns3:style-name="gr10" ns3:text-style-name="P9" ns3:layer="layout" ns2:width="0.334cm" ns2:height="0.336cm" ns2:x="7.212cm" ns2:y="15.547cm">
          <ns3:text-box>
            <ns6:p ns6:style-name="P2"><ns6:span ns6:style-name="T6">2</ns6:span></ns6:p>
          </ns3:text-box>
        </ns3:frame>
        <ns3:frame ns3:style-name="gr10" ns3:text-style-name="P9" ns3:layer="layout" ns2:width="0.839cm" ns2:height="0.336cm" ns2:x="9.712cm" ns2:y="15.547cm">
          <ns3:text-box>
            <ns6:p ns6:style-name="P2"><ns6:span ns6:style-name="T6">4 391</ns6:span></ns6:p>
          </ns3:text-box>
        </ns3:frame>
        <ns3:frame ns3:style-name="gr10" ns3:text-style-name="P9" ns3:layer="layout" ns2:width="0.857cm" ns2:height="0.336cm" ns2:x="13.212cm" ns2:y="15.547cm">
          <ns3:text-box>
            <ns6:p ns6:style-name="P2"><ns6:span ns6:style-name="T6">7,6 %</ns6:span></ns6:p>
          </ns3:text-box>
        </ns3:frame>
        <ns3:frame ns3:style-name="gr10" ns3:text-style-name="P9" ns3:layer="layout" ns2:width="0.839cm" ns2:height="0.336cm" ns2:x="15.712cm" ns2:y="15.547cm">
          <ns3:text-box>
            <ns6:p ns6:style-name="P2"><ns6:span ns6:style-name="T6">2 196</ns6:span></ns6:p>
          </ns3:text-box>
        </ns3:frame>
        <ns3:frame ns3:style-name="gr10" ns3:text-style-name="P9" ns3:layer="layout" ns2:width="1.47cm" ns2:height="0.336cm" ns2:x="2.212cm" ns2:y="16.323cm">
          <ns3:text-box>
            <ns6:p ns6:style-name="P2"><ns6:span ns6:style-name="T6">East (Est)</ns6:span></ns6:p>
          </ns3:text-box>
        </ns3:frame>
        <ns3:frame ns3:style-name="gr10" ns3:text-style-name="P9" ns3:layer="layout" ns2:width="0.334cm" ns2:height="0.336cm" ns2:x="7.212cm" ns2:y="16.323cm">
          <ns3:text-box>
            <ns6:p ns6:style-name="P2"><ns6:span ns6:style-name="T6">3</ns6:span></ns6:p>
          </ns3:text-box>
        </ns3:frame>
        <ns3:frame ns3:style-name="gr10" ns3:text-style-name="P9" ns3:layer="layout" ns2:width="0.839cm" ns2:height="0.336cm" ns2:x="9.712cm" ns2:y="16.323cm">
          <ns3:text-box>
            <ns6:p ns6:style-name="P2"><ns6:span ns6:style-name="T6">1 507</ns6:span></ns6:p>
          </ns3:text-box>
        </ns3:frame>
        <ns3:frame ns3:style-name="gr10" ns3:text-style-name="P9" ns3:layer="layout" ns2:width="0.857cm" ns2:height="0.336cm" ns2:x="13.212cm" ns2:y="16.323cm">
          <ns3:text-box>
            <ns6:p ns6:style-name="P2"><ns6:span ns6:style-name="T6">2,6 %</ns6:span></ns6:p>
          </ns3:text-box>
        </ns3:frame>
        <ns3:frame ns3:style-name="gr10" ns3:text-style-name="P9" ns3:layer="layout" ns2:width="0.56cm" ns2:height="0.336cm" ns2:x="15.712cm" ns2:y="16.323cm">
          <ns3:text-box>
            <ns6:p ns6:style-name="P2"><ns6:span ns6:style-name="T6">502</ns6:span></ns6:p>
          </ns3:text-box>
        </ns3:frame>
        <ns3:frame ns3:style-name="gr10" ns3:text-style-name="P9" ns3:layer="layout" ns2:width="1.86cm" ns2:height="0.336cm" ns2:x="2.212cm" ns2:y="17.099cm">
          <ns3:text-box>
            <ns6:p ns6:style-name="P2"><ns6:span ns6:style-name="T6">Nord (North)</ns6:span></ns6:p>
          </ns3:text-box>
        </ns3:frame>
        <ns3:frame ns3:style-name="gr10" ns3:text-style-name="P9" ns3:layer="layout" ns2:width="0.334cm" ns2:height="0.336cm" ns2:x="7.212cm" ns2:y="17.099cm">
          <ns3:text-box>
            <ns6:p ns6:style-name="P2"><ns6:span ns6:style-name="T6">2</ns6:span></ns6:p>
          </ns3:text-box>
        </ns3:frame>
        <ns3:frame ns3:style-name="gr10" ns3:text-style-name="P9" ns3:layer="layout" ns2:width="0.839cm" ns2:height="0.336cm" ns2:x="9.712cm" ns2:y="17.099cm">
          <ns3:text-box>
            <ns6:p ns6:style-name="P2"><ns6:span ns6:style-name="T6">1 942</ns6:span></ns6:p>
          </ns3:text-box>
        </ns3:frame>
        <ns3:frame ns3:style-name="gr10" ns3:text-style-name="P9" ns3:layer="layout" ns2:width="0.857cm" ns2:height="0.336cm" ns2:x="13.212cm" ns2:y="17.099cm">
          <ns3:text-box>
            <ns6:p ns6:style-name="P2"><ns6:span ns6:style-name="T6">3,4 %</ns6:span></ns6:p>
          </ns3:text-box>
        </ns3:frame>
        <ns3:frame ns3:style-name="gr10" ns3:text-style-name="P9" ns3:layer="layout" ns2:width="0.56cm" ns2:height="0.336cm" ns2:x="15.712cm" ns2:y="17.099cm">
          <ns3:text-box>
            <ns6:p ns6:style-name="P2"><ns6:span ns6:style-name="T6">971</ns6:span></ns6:p>
          </ns3:text-box>
        </ns3:frame>
        <ns3:frame ns3:style-name="gr10" ns3:text-style-name="P9" ns3:layer="layout" ns2:width="2.994cm" ns2:height="0.336cm" ns2:x="2.212cm" ns2:y="17.875cm">
          <ns3:text-box>
            <ns6:p ns6:style-name="P2"><ns6:span ns6:style-name="T6">Centre-Nord</ns6:span></ns6:p>
          </ns3:text-box>
        </ns3:frame>
        <ns3:frame ns3:style-name="gr10" ns3:text-style-name="P9" ns3:layer="layout" ns2:width="0.334cm" ns2:height="0.336cm" ns2:x="7.212cm" ns2:y="17.875cm">
          <ns3:text-box>
            <ns6:p ns6:style-name="P2"><ns6:span ns6:style-name="T6">1</ns6:span></ns6:p>
          </ns3:text-box>
        </ns3:frame>
        <ns3:frame ns3:style-name="gr10" ns3:text-style-name="P9" ns3:layer="layout" ns2:width="0.839cm" ns2:height="0.336cm" ns2:x="9.712cm" ns2:y="17.875cm">
          <ns3:text-box>
            <ns6:p ns6:style-name="P2"><ns6:span ns6:style-name="T6">1 370</ns6:span></ns6:p>
          </ns3:text-box>
        </ns3:frame>
        <ns3:frame ns3:style-name="gr10" ns3:text-style-name="P9" ns3:layer="layout" ns2:width="0.857cm" ns2:height="0.336cm" ns2:x="13.212cm" ns2:y="17.875cm">
          <ns3:text-box>
            <ns6:p ns6:style-name="P2"><ns6:span ns6:style-name="T6">2,4 %</ns6:span></ns6:p>
          </ns3:text-box>
        </ns3:frame>
        <ns3:frame ns3:style-name="gr10" ns3:text-style-name="P9" ns3:layer="layout" ns2:width="0.839cm" ns2:height="0.336cm" ns2:x="15.712cm" ns2:y="17.875cm">
          <ns3:text-box>
            <ns6:p ns6:style-name="P2"><ns6:span ns6:style-name="T6">1 370</ns6:span></ns6:p>
          </ns3:text-box>
        </ns3:frame>
        <ns3:frame ns3:style-name="gr10" ns3:text-style-name="P9" ns3:layer="layout" ns2:width="1.117cm" ns2:height="0.336cm" ns2:x="2.212cm" ns2:y="18.651cm">
          <ns3:text-box>
            <ns6:p ns6:style-name="P2"><ns6:span ns6:style-name="T11">TOTAL</ns6:span></ns6:p>
          </ns3:text-box>
        </ns3:frame>
        <ns3:frame ns3:style-name="gr10" ns3:text-style-name="P9" ns3:layer="layout" ns2:width="0.374cm" ns2:height="0.336cm" ns2:x="7.212cm" ns2:y="18.651cm">
          <ns3:text-box>
            <ns6:p ns6:style-name="P2"><ns6:span ns6:style-name="T11">25</ns6:span></ns6:p>
          </ns3:text-box>
        </ns3:frame>
        <ns3:frame ns3:style-name="gr10" ns3:text-style-name="P9" ns3:layer="layout" ns2:width="1.025cm" ns2:height="0.336cm" ns2:x="9.712cm" ns2:y="18.651cm">
          <ns3:text-box>
            <ns6:p ns6:style-name="P2"><ns6:span ns6:style-name="T11">61 746</ns6:span></ns6:p>
          </ns3:text-box>
        </ns3:frame>
        <ns3:frame ns3:style-name="gr10" ns3:text-style-name="P9" ns3:layer="layout" ns2:width="0.95cm" ns2:height="0.336cm" ns2:x="13.212cm" ns2:y="18.651cm">
          <ns3:text-box>
            <ns6:p ns6:style-name="P2"><ns6:span ns6:style-name="T11">100 %</ns6:span></ns6:p>
          </ns3:text-box>
        </ns3:frame>
        <ns3:line ns3:style-name="gr9" ns3:text-style-name="P4" ns3:layer="layout" ns2:x1="1.999cm" ns2:y1="12.986cm" ns2:x2="19cm" ns2:y2="12.986cm">
          <ns6:p/>
        </ns3:line>
        <ns3:line ns3:style-name="gr9" ns3:text-style-name="P4" ns3:layer="layout" ns2:x1="1.999cm" ns2:y1="19.195cm" ns2:x2="19cm" ns2:y2="19.195cm">
          <ns6:p/>
        </ns3:line>
        <ns3:line ns3:style-name="gr9" ns3:text-style-name="P4" ns3:layer="layout" ns2:x1="1.999cm" ns2:y1="19.195cm" ns2:x2="1.999cm" ns2:y2="12.986cm">
          <ns6:p/>
        </ns3:line>
        <ns3:line ns3:style-name="gr9" ns3:text-style-name="P4" ns3:layer="layout" ns2:x1="19cm" ns2:y1="19.195cm" ns2:x2="19cm" ns2:y2="12.986cm">
          <ns6:p/>
        </ns3:line>
        <ns3:line ns3:style-name="gr8" ns3:text-style-name="P4" ns3:layer="layout" ns2:x1="1.999cm" ns2:y1="13.762cm" ns2:x2="19cm" ns2:y2="13.762cm">
          <ns6:p/>
        </ns3:line>
        <ns3:line ns3:style-name="gr8" ns3:text-style-name="P4" ns3:layer="layout" ns2:x1="1.999cm" ns2:y1="14.538cm" ns2:x2="19cm" ns2:y2="14.538cm">
          <ns6:p/>
        </ns3:line>
        <ns3:line ns3:style-name="gr8" ns3:text-style-name="P4" ns3:layer="layout" ns2:x1="1.999cm" ns2:y1="15.314cm" ns2:x2="19cm" ns2:y2="15.314cm">
          <ns6:p/>
        </ns3:line>
        <ns3:line ns3:style-name="gr8" ns3:text-style-name="P4" ns3:layer="layout" ns2:x1="1.999cm" ns2:y1="16.09cm" ns2:x2="19cm" ns2:y2="16.09cm">
          <ns6:p/>
        </ns3:line>
        <ns3:line ns3:style-name="gr8" ns3:text-style-name="P4" ns3:layer="layout" ns2:x1="1.999cm" ns2:y1="16.866cm" ns2:x2="19cm" ns2:y2="16.866cm">
          <ns6:p/>
        </ns3:line>
        <ns3:line ns3:style-name="gr8" ns3:text-style-name="P4" ns3:layer="layout" ns2:x1="1.999cm" ns2:y1="17.643cm" ns2:x2="19cm" ns2:y2="17.643cm">
          <ns6:p/>
        </ns3:line>
        <ns3:line ns3:style-name="gr8" ns3:text-style-name="P4" ns3:layer="layout" ns2:x1="1.999cm" ns2:y1="18.419cm" ns2:x2="19cm" ns2:y2="18.419cm">
          <ns6:p/>
        </ns3:line>
        <ns3:line ns3:style-name="gr8" ns3:text-style-name="P4" ns3:layer="layout" ns2:x1="7cm" ns2:y1="19.195cm" ns2:x2="7cm" ns2:y2="12.986cm">
          <ns6:p/>
        </ns3:line>
        <ns3:line ns3:style-name="gr8" ns3:text-style-name="P4" ns3:layer="layout" ns2:x1="9.499cm" ns2:y1="19.195cm" ns2:x2="9.499cm" ns2:y2="12.986cm">
          <ns6:p/>
        </ns3:line>
        <ns3:line ns3:style-name="gr8" ns3:text-style-name="P4" ns3:layer="layout" ns2:x1="12.999cm" ns2:y1="19.195cm" ns2:x2="12.999cm" ns2:y2="12.986cm">
          <ns6:p/>
        </ns3:line>
        <ns3:line ns3:style-name="gr8" ns3:text-style-name="P4" ns3:layer="layout" ns2:x1="15.5cm" ns2:y1="19.195cm" ns2:x2="15.5cm" ns2:y2="12.986cm">
          <ns6:p/>
        </ns3:line>
        <ns3:polygon ns3:style-name="gr20" ns3:text-style-name="P17" ns3:layer="layout" ns2:width="17.001cm" ns2:height="1.552cm" ns2:x="1.999cm" ns2:y="19.395cm" ns2:viewBox="0 0 17002 1553" ns3:points="0,0 17002,0 17002,1553 0,1553">
          <ns6:p/>
        </ns3:polygon>
        <ns3:frame ns3:style-name="gr10" ns3:text-style-name="P9" ns3:layer="layout" ns2:width="0.839cm" ns2:height="0.336cm" ns2:x="15.712cm" ns2:y="18.651cm">
          <ns3:text-box>
            <ns6:p ns6:style-name="P2"><ns6:span ns6:style-name="T11">2 298</ns6:span></ns6:p>
          </ns3:text-box>
        </ns3:frame>
        <ns3:frame ns3:style-name="gr10" ns3:text-style-name="P9" ns3:layer="layout" ns2:width="16.591cm" ns2:height="0.336cm" ns2:x="2.353cm" ns2:y="19.768cm">
          <ns3:text-box>
            <ns6:p ns6:style-name="P2"><ns6:span ns6:style-name="T11">Incohérence <ns6:s/>détectée <ns6:s/>: </ns6:span><ns6:span ns6:style-name="T6"><ns6:s/>'Est' <ns6:s/>et <ns6:s/>'East' <ns6:s/>ainsi <ns6:s/>que <ns6:s/>'Nord' <ns6:s/>et <ns6:s/>'North' <ns6:s/>semblent <ns6:s/>désigner <ns6:s/>les <ns6:s/>mêmes <ns6:s/>régions.</ns6:span></ns6:p>
          </ns3:text-box>
        </ns3:frame>
        <ns3:line ns3:style-name="gr21" ns3:text-style-name="P4" ns3:layer="layout" ns2:x1="1.999cm" ns2:y1="19.395cm" ns2:x2="19cm" ns2:y2="19.395cm">
          <ns6:p/>
        </ns3:line>
        <ns3:line ns3:style-name="gr21" ns3:text-style-name="P4" ns3:layer="layout" ns2:x1="1.999cm" ns2:y1="20.947cm" ns2:x2="19cm" ns2:y2="20.947cm">
          <ns6:p/>
        </ns3:line>
        <ns3:line ns3:style-name="gr21" ns3:text-style-name="P4" ns3:layer="layout" ns2:x1="1.999cm" ns2:y1="20.947cm" ns2:x2="1.999cm" ns2:y2="19.395cm">
          <ns6:p/>
        </ns3:line>
        <ns3:line ns3:style-name="gr21" ns3:text-style-name="P4" ns3:layer="layout" ns2:x1="19cm" ns2:y1="20.947cm" ns2:x2="19cm" ns2:y2="19.395cm">
          <ns6:p/>
        </ns3:line>
        <ns3:frame ns3:style-name="gr10" ns3:text-style-name="P9" ns3:layer="layout" ns2:width="10.095cm" ns2:height="0.336cm" ns2:x="2.353cm" ns2:y="20.262cm">
          <ns3:text-box>
            <ns6:p ns6:style-name="P2"><ns6:span ns6:style-name="T6">Corrigé, Est totalise 5 898 déplacés (5 évts) et Nord 13 695 (9 évts).</ns6:span></ns6:p>
          </ns3:text-box>
        </ns3:frame>
      </ns3:page>
      <ns3:page ns3:name="page10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frame ns3:style-name="gr2" ns3:text-style-name="P3" ns3:layer="layout" ns2:width="0.726cm" ns2:height="0.23cm" ns2:x="18.273cm" ns2:y="29.313cm">
          <ns3:text-box>
            <ns6:p ns6:style-name="P2"><ns6:span ns6:style-name="T7">Page 10</ns6:span></ns6:p>
          </ns3:text-box>
        </ns3:frame>
        <ns3:frame ns3:style-name="gr3" ns3:text-style-name="P4" ns3:layer="layout" ns2:width="16.999cm" ns2:height="8.839cm" ns2:x="2cm" ns2:y="3.382cm">
          <ns3:image ns7:href="Pictures/100000010000058E000003714518E11F.png" ns7:type="simple" ns7:show="embed" ns7:actuate="onLoad" ns3:mime-type="image/png">
            <ns6:p/>
          </ns3:image>
        </ns3:frame>
        <ns3:frame ns3:style-name="gr16" ns3:text-style-name="P14" ns3:layer="layout" ns2:width="7.068cm" ns2:height="0.391cm" ns2:x="2.212cm" ns2:y="2.817cm">
          <ns3:text-box>
            <ns6:p ns6:style-name="P2"><ns6:span ns6:style-name="T10">4.4 Distribution croisée Région × Mois</ns6:span></ns6:p>
          </ns3:text-box>
        </ns3:frame>
        <ns3:frame ns3:style-name="gr19" ns3:text-style-name="P16" ns3:layer="layout" ns2:width="9.713cm" ns2:height="0.285cm" ns2:x="5.669cm" ns2:y="12.298cm">
          <ns3:text-box>
            <ns6:p ns6:style-name="P2"><ns6:span ns6:style-name="T13">Figure 3 : Heatmap des déplacements (nb. personnes) par région et par mois</ns6:span></ns6:p>
          </ns3:text-box>
        </ns3:frame>
        <ns3:frame ns3:style-name="gr10" ns3:text-style-name="P9" ns3:layer="layout" ns2:width="16.487cm" ns2:height="0.336cm" ns2:x="2.212cm" ns2:y="13.148cm">
          <ns3:text-box>
            <ns6:p ns6:style-name="P2"><ns6:span ns6:style-name="T6">La heatmap confirme la </ns6:span><ns6:span ns6:style-name="T11">dominance persistante de la Boucle du Mouhoun </ns6:span><ns6:span ns6:style-name="T6">sur tous les mois. La région North</ns6:span></ns6:p>
          </ns3:text-box>
        </ns3:frame>
        <ns3:frame ns3:style-name="gr10" ns3:text-style-name="P9" ns3:layer="layout" ns2:width="17.067cm" ns2:height="0.336cm" ns2:x="2.212cm" ns2:y="13.642cm">
          <ns3:text-box>
            <ns6:p ns6:style-name="P2"><ns6:span ns6:style-name="T6">présente <ns6:s/>une <ns6:s/>concentration <ns6:s/>en <ns6:s/>décembre <ns6:s/>2025 <ns6:s/>– <ns6:s/>janvier <ns6:s/>2026, <ns6:s/>tandis <ns6:s/>que <ns6:s/>Est <ns6:s/>est <ns6:s/>active <ns6:s/>principalement <ns6:s/>en</ns6:span></ns6:p>
          </ns3:text-box>
        </ns3:frame>
        <ns3:frame ns3:style-name="gr10" ns3:text-style-name="P9" ns3:layer="layout" ns2:width="2.419cm" ns2:height="0.336cm" ns2:x="2.212cm" ns2:y="14.136cm">
          <ns3:text-box>
            <ns6:p ns6:style-name="P2"><ns6:span ns6:style-name="T6">novembre 2025.</ns6:span></ns6:p>
          </ns3:text-box>
        </ns3:frame>
        <ns3:frame ns3:style-name="gr3" ns3:text-style-name="P4" ns3:layer="layout" ns2:width="14.449cm" ns2:height="7.513cm" ns2:x="3.275cm" ns2:y="15.897cm">
          <ns3:image ns7:href="Pictures/100000010000057B0000049D95859FED.png" ns7:type="simple" ns7:show="embed" ns7:actuate="onLoad" ns3:mime-type="image/png">
            <ns6:p/>
          </ns3:image>
        </ns3:frame>
        <ns3:frame ns3:style-name="gr16" ns3:text-style-name="P14" ns3:layer="layout" ns2:width="7.727cm" ns2:height="0.391cm" ns2:x="2.212cm" ns2:y="15.332cm">
          <ns3:text-box>
            <ns6:p ns6:style-name="P2"><ns6:span ns6:style-name="T10">4.5 Distribution géographique et hotspots</ns6:span></ns6:p>
          </ns3:text-box>
        </ns3:frame>
        <ns3:polygon ns3:style-name="gr1" ns3:text-style-name="P1" ns3:layer="layout" ns2:width="17.001cm" ns2:height="0.776cm" ns2:x="1.999cm" ns2:y="24.175cm" ns2:viewBox="0 0 17002 777" ns3:points="0,0 17002,0 17002,777 0,777">
          <ns6:p/>
        </ns3:polygon>
        <ns3:polygon ns3:style-name="gr18" ns3:text-style-name="P15" ns3:layer="layout" ns2:width="17.001cm" ns2:height="0.776cm" ns2:x="1.999cm" ns2:y="24.951cm" ns2:viewBox="0 0 17002 777" ns3:points="0,0 17002,0 17002,777 0,777">
          <ns6:p/>
        </ns3:polygon>
        <ns3:polygon ns3:style-name="gr6" ns3:text-style-name="P7" ns3:layer="layout" ns2:width="17.001cm" ns2:height="0.776cm" ns2:x="1.999cm" ns2:y="25.727cm" ns2:viewBox="0 0 17002 777" ns3:points="0,0 17002,0 17002,777 0,777">
          <ns6:p/>
        </ns3:polygon>
        <ns3:polygon ns3:style-name="gr18" ns3:text-style-name="P15" ns3:layer="layout" ns2:width="17.001cm" ns2:height="0.776cm" ns2:x="1.999cm" ns2:y="26.503cm" ns2:viewBox="0 0 17002 777" ns3:points="0,0 17002,0 17002,777 0,777">
          <ns6:p/>
        </ns3:polygon>
        <ns3:frame ns3:style-name="gr19" ns3:text-style-name="P16" ns3:layer="layout" ns2:width="10.69cm" ns2:height="0.285cm" ns2:x="5.183cm" ns2:y="23.487cm">
          <ns3:text-box>
            <ns6:p ns6:style-name="P2"><ns6:span ns6:style-name="T13">Figure 4 : Carte de dispersion des événements (taille = nb. déplacés, couleur = mois)</ns6:span></ns6:p>
          </ns3:text-box>
        </ns3:frame>
        <ns3:frame ns3:style-name="gr10" ns3:text-style-name="P9" ns3:layer="layout" ns2:width="1.266cm" ns2:height="0.336cm" ns2:x="4.617cm" ns2:y="24.407cm">
          <ns3:text-box>
            <ns6:p ns6:style-name="P2"><ns6:span ns6:style-name="T11">Localité</ns6:span></ns6:p>
          </ns3:text-box>
        </ns3:frame>
        <ns3:frame ns3:style-name="gr10" ns3:text-style-name="P9" ns3:layer="layout" ns2:width="2.325cm" ns2:height="0.336cm" ns2:x="9.086cm" ns2:y="24.407cm">
          <ns3:text-box>
            <ns6:p ns6:style-name="P2"><ns6:span ns6:style-name="T11">Total déplacés</ns6:span></ns6:p>
          </ns3:text-box>
        </ns3:frame>
        <ns3:frame ns3:style-name="gr10" ns3:text-style-name="P9" ns3:layer="layout" ns2:width="1.303cm" ns2:height="0.336cm" ns2:x="12.598cm" ns2:y="24.407cm">
          <ns3:text-box>
            <ns6:p ns6:style-name="P2"><ns6:span ns6:style-name="T11">Nb. évts</ns6:span></ns6:p>
          </ns3:text-box>
        </ns3:frame>
        <ns3:frame ns3:style-name="gr10" ns3:text-style-name="P9" ns3:layer="layout" ns2:width="0.949cm" ns2:height="0.336cm" ns2:x="16.275cm" ns2:y="24.407cm">
          <ns3:text-box>
            <ns6:p ns6:style-name="P2"><ns6:span ns6:style-name="T11">Statut</ns6:span></ns6:p>
          </ns3:text-box>
        </ns3:frame>
        <ns3:frame ns3:style-name="gr10" ns3:text-style-name="P9" ns3:layer="layout" ns2:width="5.448cm" ns2:height="0.336cm" ns2:x="2.212cm" ns2:y="25.183cm">
          <ns3:text-box>
            <ns6:p ns6:style-name="P2"><ns6:span ns6:style-name="T6">Djibasso, Kossi, Boucle du Mouhoun</ns6:span></ns6:p>
          </ns3:text-box>
        </ns3:frame>
        <ns3:frame ns3:style-name="gr10" ns3:text-style-name="P9" ns3:layer="layout" ns2:width="1.025cm" ns2:height="0.336cm" ns2:x="8.712cm" ns2:y="25.183cm">
          <ns3:text-box>
            <ns6:p ns6:style-name="P2"><ns6:span ns6:style-name="T6">32 643</ns6:span></ns6:p>
          </ns3:text-box>
        </ns3:frame>
        <ns3:frame ns3:style-name="gr10" ns3:text-style-name="P9" ns3:layer="layout" ns2:width="0.334cm" ns2:height="0.336cm" ns2:x="12.212cm" ns2:y="25.183cm">
          <ns3:text-box>
            <ns6:p ns6:style-name="P2"><ns6:span ns6:style-name="T6">8</ns6:span></ns6:p>
          </ns3:text-box>
        </ns3:frame>
        <ns3:frame ns3:style-name="gr10" ns3:text-style-name="P9" ns3:layer="layout" ns2:width="0.334cm" ns2:height="0.404cm" ns2:x="14.712cm" ns2:y="25.074cm">
          <ns3:text-box>
            <ns6:p ns6:style-name="P2"><ns6:span ns6:style-name="T14">■</ns6:span></ns6:p>
          </ns3:text-box>
        </ns3:frame>
        <ns3:frame ns3:style-name="gr10" ns3:text-style-name="P9" ns3:layer="layout" ns2:width="3.403cm" ns2:height="0.336cm" ns2:x="14.967cm" ns2:y="25.183cm">
          <ns3:text-box>
            <ns6:p ns6:style-name="P2"><ns6:span ns6:style-name="T6"><ns6:s/>HOTSPOT CRITIQUE</ns6:span></ns6:p>
          </ns3:text-box>
        </ns3:frame>
        <ns3:frame ns3:style-name="gr10" ns3:text-style-name="P9" ns3:layer="layout" ns2:width="4.686cm" ns2:height="0.336cm" ns2:x="2.212cm" ns2:y="25.96cm">
          <ns3:text-box>
            <ns6:p ns6:style-name="P2"><ns6:span ns6:style-name="T6">Gomboro-Zogoré, Boucle/North</ns6:span></ns6:p>
          </ns3:text-box>
        </ns3:frame>
        <ns3:frame ns3:style-name="gr10" ns3:text-style-name="P9" ns3:layer="layout" ns2:width="0.839cm" ns2:height="0.336cm" ns2:x="8.712cm" ns2:y="25.96cm">
          <ns3:text-box>
            <ns6:p ns6:style-name="P2"><ns6:span ns6:style-name="T6">7 839</ns6:span></ns6:p>
          </ns3:text-box>
        </ns3:frame>
        <ns3:frame ns3:style-name="gr10" ns3:text-style-name="P9" ns3:layer="layout" ns2:width="0.334cm" ns2:height="0.336cm" ns2:x="12.212cm" ns2:y="25.96cm">
          <ns3:text-box>
            <ns6:p ns6:style-name="P2"><ns6:span ns6:style-name="T6">3</ns6:span></ns6:p>
          </ns3:text-box>
        </ns3:frame>
        <ns3:frame ns3:style-name="gr10" ns3:text-style-name="P9" ns3:layer="layout" ns2:width="0.334cm" ns2:height="0.404cm" ns2:x="14.712cm" ns2:y="25.85cm">
          <ns3:text-box>
            <ns6:p ns6:style-name="P2"><ns6:span ns6:style-name="T14">■</ns6:span></ns6:p>
          </ns3:text-box>
        </ns3:frame>
        <ns3:frame ns3:style-name="gr10" ns3:text-style-name="P9" ns3:layer="layout" ns2:width="1.712cm" ns2:height="0.336cm" ns2:x="14.967cm" ns2:y="25.96cm">
          <ns3:text-box>
            <ns6:p ns6:style-name="P2"><ns6:span ns6:style-name="T6"><ns6:s/>HOTSPOT</ns6:span></ns6:p>
          </ns3:text-box>
        </ns3:frame>
        <ns3:frame ns3:style-name="gr10" ns3:text-style-name="P9" ns3:layer="layout" ns2:width="3.496cm" ns2:height="0.336cm" ns2:x="2.212cm" ns2:y="26.736cm">
          <ns3:text-box>
            <ns6:p ns6:style-name="P2"><ns6:span ns6:style-name="T6">Bagaré, Passoré, North</ns6:span></ns6:p>
          </ns3:text-box>
        </ns3:frame>
        <ns3:frame ns3:style-name="gr10" ns3:text-style-name="P9" ns3:layer="layout" ns2:width="0.839cm" ns2:height="0.336cm" ns2:x="8.712cm" ns2:y="26.736cm">
          <ns3:text-box>
            <ns6:p ns6:style-name="P2"><ns6:span ns6:style-name="T6">4 907</ns6:span></ns6:p>
          </ns3:text-box>
        </ns3:frame>
        <ns3:frame ns3:style-name="gr10" ns3:text-style-name="P9" ns3:layer="layout" ns2:width="0.334cm" ns2:height="0.336cm" ns2:x="12.212cm" ns2:y="26.736cm">
          <ns3:text-box>
            <ns6:p ns6:style-name="P2"><ns6:span ns6:style-name="T6">4</ns6:span></ns6:p>
          </ns3:text-box>
        </ns3:frame>
        <ns3:frame ns3:style-name="gr10" ns3:text-style-name="P9" ns3:layer="layout" ns2:width="0.334cm" ns2:height="0.404cm" ns2:x="14.712cm" ns2:y="26.626cm">
          <ns3:text-box>
            <ns6:p ns6:style-name="P2"><ns6:span ns6:style-name="T14">■</ns6:span></ns6:p>
          </ns3:text-box>
        </ns3:frame>
        <ns3:line ns3:style-name="gr9" ns3:text-style-name="P4" ns3:layer="layout" ns2:x1="1.999cm" ns2:y1="24.175cm" ns2:x2="19cm" ns2:y2="24.175cm">
          <ns6:p/>
        </ns3:line>
        <ns3:line ns3:style-name="gr9" ns3:text-style-name="P4" ns3:layer="layout" ns2:x1="1.999cm" ns2:y1="27.279cm" ns2:x2="1.999cm" ns2:y2="24.175cm">
          <ns6:p/>
        </ns3:line>
        <ns3:line ns3:style-name="gr9" ns3:text-style-name="P4" ns3:layer="layout" ns2:x1="19cm" ns2:y1="27.279cm" ns2:x2="19cm" ns2:y2="24.175cm">
          <ns6:p/>
        </ns3:line>
        <ns3:line ns3:style-name="gr8" ns3:text-style-name="P4" ns3:layer="layout" ns2:x1="1.999cm" ns2:y1="27.279cm" ns2:x2="19cm" ns2:y2="27.279cm">
          <ns6:p/>
        </ns3:line>
        <ns3:line ns3:style-name="gr8" ns3:text-style-name="P4" ns3:layer="layout" ns2:x1="1.999cm" ns2:y1="24.951cm" ns2:x2="19cm" ns2:y2="24.951cm">
          <ns6:p/>
        </ns3:line>
        <ns3:line ns3:style-name="gr8" ns3:text-style-name="P4" ns3:layer="layout" ns2:x1="1.999cm" ns2:y1="25.727cm" ns2:x2="19cm" ns2:y2="25.727cm">
          <ns6:p/>
        </ns3:line>
        <ns3:line ns3:style-name="gr8" ns3:text-style-name="P4" ns3:layer="layout" ns2:x1="1.999cm" ns2:y1="26.503cm" ns2:x2="19cm" ns2:y2="26.503cm">
          <ns6:p/>
        </ns3:line>
        <ns3:line ns3:style-name="gr8" ns3:text-style-name="P4" ns3:layer="layout" ns2:x1="8.5cm" ns2:y1="27.279cm" ns2:x2="8.5cm" ns2:y2="24.175cm">
          <ns6:p/>
        </ns3:line>
        <ns3:line ns3:style-name="gr8" ns3:text-style-name="P4" ns3:layer="layout" ns2:x1="12cm" ns2:y1="27.279cm" ns2:x2="12cm" ns2:y2="24.175cm">
          <ns6:p/>
        </ns3:line>
        <ns3:line ns3:style-name="gr8" ns3:text-style-name="P4" ns3:layer="layout" ns2:x1="14.499cm" ns2:y1="27.279cm" ns2:x2="14.499cm" ns2:y2="24.175cm">
          <ns6:p/>
        </ns3:line>
        <ns3:frame ns3:style-name="gr10" ns3:text-style-name="P9" ns3:layer="layout" ns2:width="3.422cm" ns2:height="0.336cm" ns2:x="14.967cm" ns2:y="26.736cm">
          <ns3:text-box>
            <ns6:p ns6:style-name="P2"><ns6:span ns6:style-name="T6"><ns6:s/>Surveillance renforcée</ns6:span></ns6:p>
          </ns3:text-box>
        </ns3:frame>
      </ns3:page>
      <ns3:page ns3:name="page11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0.776cm" ns2:x="1.999cm" ns2:y="2.711cm" ns2:viewBox="0 0 17002 777" ns3:points="0,0 17002,0 17002,777 0,777">
          <ns6:p/>
        </ns3:polygon>
        <ns3:polygon ns3:style-name="gr6" ns3:text-style-name="P7" ns3:layer="layout" ns2:width="17.001cm" ns2:height="0.776cm" ns2:x="1.999cm" ns2:y="3.487cm" ns2:viewBox="0 0 17002 777" ns3:points="0,0 17002,0 17002,777 0,777">
          <ns6:p/>
        </ns3:polygon>
        <ns3:frame ns3:style-name="gr2" ns3:text-style-name="P3" ns3:layer="layout" ns2:width="0.854cm" ns2:height="0.23cm" ns2:x="18.146cm" ns2:y="29.313cm">
          <ns3:text-box>
            <ns6:p ns6:style-name="P2"><ns6:span ns6:style-name="T7">Page 11</ns6:span></ns6:p>
          </ns3:text-box>
        </ns3:frame>
        <ns3:frame ns3:style-name="gr10" ns3:text-style-name="P9" ns3:layer="layout" ns2:width="1.266cm" ns2:height="0.336cm" ns2:x="4.617cm" ns2:y="2.944cm">
          <ns3:text-box>
            <ns6:p ns6:style-name="P2"><ns6:span ns6:style-name="T11">Localité</ns6:span></ns6:p>
          </ns3:text-box>
        </ns3:frame>
        <ns3:frame ns3:style-name="gr10" ns3:text-style-name="P9" ns3:layer="layout" ns2:width="2.325cm" ns2:height="0.336cm" ns2:x="9.086cm" ns2:y="2.944cm">
          <ns3:text-box>
            <ns6:p ns6:style-name="P2"><ns6:span ns6:style-name="T11">Total déplacés</ns6:span></ns6:p>
          </ns3:text-box>
        </ns3:frame>
        <ns3:frame ns3:style-name="gr10" ns3:text-style-name="P9" ns3:layer="layout" ns2:width="1.303cm" ns2:height="0.336cm" ns2:x="12.598cm" ns2:y="2.944cm">
          <ns3:text-box>
            <ns6:p ns6:style-name="P2"><ns6:span ns6:style-name="T11">Nb. évts</ns6:span></ns6:p>
          </ns3:text-box>
        </ns3:frame>
        <ns3:frame ns3:style-name="gr10" ns3:text-style-name="P9" ns3:layer="layout" ns2:width="0.949cm" ns2:height="0.336cm" ns2:x="16.275cm" ns2:y="2.944cm">
          <ns3:text-box>
            <ns6:p ns6:style-name="P2"><ns6:span ns6:style-name="T11">Statut</ns6:span></ns6:p>
          </ns3:text-box>
        </ns3:frame>
        <ns3:frame ns3:style-name="gr10" ns3:text-style-name="P9" ns3:layer="layout" ns2:width="5.319cm" ns2:height="0.336cm" ns2:x="2.212cm" ns2:y="3.72cm">
          <ns3:text-box>
            <ns6:p ns6:style-name="P2"><ns6:span ns6:style-name="T6">Kouka, Banwa, Boucle du Mouhoun</ns6:span></ns6:p>
          </ns3:text-box>
        </ns3:frame>
        <ns3:frame ns3:style-name="gr10" ns3:text-style-name="P9" ns3:layer="layout" ns2:width="0.839cm" ns2:height="0.336cm" ns2:x="8.712cm" ns2:y="3.72cm">
          <ns3:text-box>
            <ns6:p ns6:style-name="P2"><ns6:span ns6:style-name="T6">4 140</ns6:span></ns6:p>
          </ns3:text-box>
        </ns3:frame>
        <ns3:frame ns3:style-name="gr10" ns3:text-style-name="P9" ns3:layer="layout" ns2:width="0.334cm" ns2:height="0.336cm" ns2:x="12.212cm" ns2:y="3.72cm">
          <ns3:text-box>
            <ns6:p ns6:style-name="P2"><ns6:span ns6:style-name="T6">2</ns6:span></ns6:p>
          </ns3:text-box>
        </ns3:frame>
        <ns3:frame ns3:style-name="gr10" ns3:text-style-name="P9" ns3:layer="layout" ns2:width="0.334cm" ns2:height="0.404cm" ns2:x="14.712cm" ns2:y="3.61cm">
          <ns3:text-box>
            <ns6:p ns6:style-name="P2"><ns6:span ns6:style-name="T14">■</ns6:span></ns6:p>
          </ns3:text-box>
        </ns3:frame>
        <ns3:line ns3:style-name="gr9" ns3:text-style-name="P4" ns3:layer="layout" ns2:x1="1.999cm" ns2:y1="2.711cm" ns2:x2="19cm" ns2:y2="2.711cm">
          <ns6:p/>
        </ns3:line>
        <ns3:line ns3:style-name="gr9" ns3:text-style-name="P4" ns3:layer="layout" ns2:x1="1.999cm" ns2:y1="3.487cm" ns2:x2="1.999cm" ns2:y2="2.711cm">
          <ns6:p/>
        </ns3:line>
        <ns3:line ns3:style-name="gr9" ns3:text-style-name="P4" ns3:layer="layout" ns2:x1="1.999cm" ns2:y1="4.263cm" ns2:x2="1.999cm" ns2:y2="3.487cm">
          <ns6:p/>
        </ns3:line>
        <ns3:line ns3:style-name="gr9" ns3:text-style-name="P4" ns3:layer="layout" ns2:x1="19cm" ns2:y1="3.487cm" ns2:x2="19cm" ns2:y2="2.711cm">
          <ns6:p/>
        </ns3:line>
        <ns3:line ns3:style-name="gr9" ns3:text-style-name="P4" ns3:layer="layout" ns2:x1="19cm" ns2:y1="4.263cm" ns2:x2="19cm" ns2:y2="3.487cm">
          <ns6:p/>
        </ns3:line>
        <ns3:line ns3:style-name="gr9" ns3:text-style-name="P4" ns3:layer="layout" ns2:x1="1.999cm" ns2:y1="4.263cm" ns2:x2="19cm" ns2:y2="4.263cm">
          <ns6:p/>
        </ns3:line>
        <ns3:line ns3:style-name="gr8" ns3:text-style-name="P4" ns3:layer="layout" ns2:x1="1.999cm" ns2:y1="3.487cm" ns2:x2="19cm" ns2:y2="3.487cm">
          <ns6:p/>
        </ns3:line>
        <ns3:line ns3:style-name="gr8" ns3:text-style-name="P4" ns3:layer="layout" ns2:x1="8.5cm" ns2:y1="3.487cm" ns2:x2="8.5cm" ns2:y2="2.711cm">
          <ns6:p/>
        </ns3:line>
        <ns3:line ns3:style-name="gr8" ns3:text-style-name="P4" ns3:layer="layout" ns2:x1="12cm" ns2:y1="3.487cm" ns2:x2="12cm" ns2:y2="2.711cm">
          <ns6:p/>
        </ns3:line>
        <ns3:line ns3:style-name="gr8" ns3:text-style-name="P4" ns3:layer="layout" ns2:x1="14.499cm" ns2:y1="3.487cm" ns2:x2="14.499cm" ns2:y2="2.711cm">
          <ns6:p/>
        </ns3:line>
        <ns3:line ns3:style-name="gr8" ns3:text-style-name="P4" ns3:layer="layout" ns2:x1="8.5cm" ns2:y1="4.263cm" ns2:x2="8.5cm" ns2:y2="3.487cm">
          <ns6:p/>
        </ns3:line>
        <ns3:line ns3:style-name="gr8" ns3:text-style-name="P4" ns3:layer="layout" ns2:x1="12cm" ns2:y1="4.263cm" ns2:x2="12cm" ns2:y2="3.487cm">
          <ns6:p/>
        </ns3:line>
        <ns3:line ns3:style-name="gr8" ns3:text-style-name="P4" ns3:layer="layout" ns2:x1="14.499cm" ns2:y1="4.263cm" ns2:x2="14.499cm" ns2:y2="3.487cm">
          <ns6:p/>
        </ns3:line>
        <ns3:frame ns3:style-name="gr10" ns3:text-style-name="P9" ns3:layer="layout" ns2:width="3.422cm" ns2:height="0.336cm" ns2:x="14.967cm" ns2:y="3.72cm">
          <ns3:text-box>
            <ns6:p ns6:style-name="P2"><ns6:span ns6:style-name="T6"><ns6:s/>Surveillance renforcée</ns6:span></ns6:p>
          </ns3:text-box>
        </ns3:frame>
        <ns3:frame ns3:style-name="gr16" ns3:text-style-name="P14" ns3:layer="layout" ns2:width="8.207cm" ns2:height="0.391cm" ns2:x="2.212cm" ns2:y="4.987cm">
          <ns3:text-box>
            <ns6:p ns6:style-name="P2"><ns6:span ns6:style-name="T10">4.6 Analyse spatiale — distance à la capitale</ns6:span></ns6:p>
          </ns3:text-box>
        </ns3:frame>
        <ns3:frame ns3:style-name="gr10" ns3:text-style-name="P9" ns3:layer="layout" ns2:width="17.244cm" ns2:height="0.336cm" ns2:x="2.212cm" ns2:y="5.642cm">
          <ns3:text-box>
            <ns6:p ns6:style-name="P2"><ns6:span ns6:style-name="T6">La <ns6:s/>corrélation <ns6:s/>de <ns6:s/>Pearson <ns6:s/>entre <ns6:s/>distance <ns6:s/>à <ns6:s/>Ouagadougou <ns6:s/>et <ns6:s/>nombre <ns6:s/>de <ns6:s/>déplacés <ns6:s/>est </ns6:span><ns6:span ns6:style-name="T11"><ns6:s/>r <ns6:s/>= <ns6:s/>0,402 </ns6:span><ns6:span ns6:style-name="T6"><ns6:s/>(corrélation</ns6:span></ns6:p>
          </ns3:text-box>
        </ns3:frame>
        <ns3:frame ns3:style-name="gr10" ns3:text-style-name="P9" ns3:layer="layout" ns2:width="15.932cm" ns2:height="0.336cm" ns2:x="2.212cm" ns2:y="6.136cm">
          <ns3:text-box>
            <ns6:p ns6:style-name="P2"><ns6:span ns6:style-name="T6">positive modérée). Les zones 100–200 km de la capitale concentrent la majorité des événements, avec une</ns6:span></ns6:p>
          </ns3:text-box>
        </ns3:frame>
        <ns3:polygon ns3:style-name="gr1" ns3:text-style-name="P1" ns3:layer="layout" ns2:width="17.001cm" ns2:height="0.777cm" ns2:x="1.999cm" ns2:y="7.303cm" ns2:viewBox="0 0 17002 778" ns3:points="0,0 17002,0 17002,778 0,778">
          <ns6:p/>
        </ns3:polygon>
        <ns3:polygon ns3:style-name="gr18" ns3:text-style-name="P15" ns3:layer="layout" ns2:width="17.001cm" ns2:height="1.271cm" ns2:x="1.999cm" ns2:y="8.08cm" ns2:viewBox="0 0 17002 1272" ns3:points="0,0 17002,0 17002,1272 0,1272">
          <ns6:p/>
        </ns3:polygon>
        <ns3:polygon ns3:style-name="gr6" ns3:text-style-name="P7" ns3:layer="layout" ns2:width="17.001cm" ns2:height="0.776cm" ns2:x="1.999cm" ns2:y="9.35cm" ns2:viewBox="0 0 17002 777" ns3:points="0,0 17002,0 17002,777 0,777">
          <ns6:p/>
        </ns3:polygon>
        <ns3:polygon ns3:style-name="gr18" ns3:text-style-name="P15" ns3:layer="layout" ns2:width="17.001cm" ns2:height="0.776cm" ns2:x="1.999cm" ns2:y="10.126cm" ns2:viewBox="0 0 17002 777" ns3:points="0,0 17002,0 17002,777 0,777">
          <ns6:p/>
        </ns3:polygon>
        <ns3:polygon ns3:style-name="gr6" ns3:text-style-name="P7" ns3:layer="layout" ns2:width="17.001cm" ns2:height="0.776cm" ns2:x="1.999cm" ns2:y="10.902cm" ns2:viewBox="0 0 17002 777" ns3:points="0,0 17002,0 17002,777 0,777">
          <ns6:p/>
        </ns3:polygon>
        <ns3:frame ns3:style-name="gr10" ns3:text-style-name="P9" ns3:layer="layout" ns2:width="4.779cm" ns2:height="0.336cm" ns2:x="2.212cm" ns2:y="6.63cm">
          <ns3:text-box>
            <ns6:p ns6:style-name="P2"><ns6:span ns6:style-name="T6">intensité légèrement supérieure.</ns6:span></ns6:p>
          </ns3:text-box>
        </ns3:frame>
        <ns3:frame ns3:style-name="gr10" ns3:text-style-name="P9" ns3:layer="layout" ns2:width="0.801cm" ns2:height="0.336cm" ns2:x="3.35cm" ns2:y="7.536cm">
          <ns3:text-box>
            <ns6:p ns6:style-name="P2"><ns6:span ns6:style-name="T11">Zone</ns6:span></ns6:p>
          </ns3:text-box>
        </ns3:frame>
        <ns3:frame ns3:style-name="gr10" ns3:text-style-name="P9" ns3:layer="layout" ns2:width="1.303cm" ns2:height="0.336cm" ns2:x="6.098cm" ns2:y="7.536cm">
          <ns3:text-box>
            <ns6:p ns6:style-name="P2"><ns6:span ns6:style-name="T11">Nb. évts</ns6:span></ns6:p>
          </ns3:text-box>
        </ns3:frame>
        <ns3:frame ns3:style-name="gr10" ns3:text-style-name="P9" ns3:layer="layout" ns2:width="2.864cm" ns2:height="0.336cm" ns2:x="8.566cm" ns2:y="7.536cm">
          <ns3:text-box>
            <ns6:p ns6:style-name="P2"><ns6:span ns6:style-name="T11">Moy. déplacés/evt</ns6:span></ns6:p>
          </ns3:text-box>
        </ns3:frame>
        <ns3:frame ns3:style-name="gr10" ns3:text-style-name="P9" ns3:layer="layout" ns2:width="1.953cm" ns2:height="0.336cm" ns2:x="14.522cm" ns2:y="7.536cm">
          <ns3:text-box>
            <ns6:p ns6:style-name="P2"><ns6:span ns6:style-name="T11">Observation</ns6:span></ns6:p>
          </ns3:text-box>
        </ns3:frame>
        <ns3:frame ns3:style-name="gr10" ns3:text-style-name="P9" ns3:layer="layout" ns2:width="1.201cm" ns2:height="0.336cm" ns2:x="2.212cm" ns2:y="8.559cm">
          <ns3:text-box>
            <ns6:p ns6:style-name="P2"><ns6:span ns6:style-name="T6">&lt; 50 km</ns6:span></ns6:p>
          </ns3:text-box>
        </ns3:frame>
        <ns3:frame ns3:style-name="gr10" ns3:text-style-name="P9" ns3:layer="layout" ns2:width="0.334cm" ns2:height="0.336cm" ns2:x="5.712cm" ns2:y="8.559cm">
          <ns3:text-box>
            <ns6:p ns6:style-name="P2"><ns6:span ns6:style-name="T6">0</ns6:span></ns6:p>
          </ns3:text-box>
        </ns3:frame>
        <ns3:frame ns3:style-name="gr10" ns3:text-style-name="P9" ns3:layer="layout" ns2:width="0.336cm" ns2:height="0.336cm" ns2:x="8.212cm" ns2:y="8.559cm">
          <ns3:text-box>
            <ns6:p ns6:style-name="P2"><ns6:span ns6:style-name="T6">—</ns6:span></ns6:p>
          </ns3:text-box>
        </ns3:frame>
        <ns3:frame ns3:style-name="gr10" ns3:text-style-name="P9" ns3:layer="layout" ns2:width="1.043cm" ns2:height="0.336cm" ns2:x="12.212cm" ns2:y="8.312cm">
          <ns3:text-box>
            <ns6:p ns6:style-name="P2"><ns6:span ns6:style-name="T6">Aucun </ns6:span></ns6:p>
          </ns3:text-box>
        </ns3:frame>
        <ns3:frame ns3:style-name="gr10" ns3:text-style-name="P9" ns3:layer="layout" ns2:width="1.749cm" ns2:height="0.336cm" ns2:x="13.471cm" ns2:y="8.312cm">
          <ns3:text-box>
            <ns6:p ns6:style-name="P2"><ns6:span ns6:style-name="T6">événement </ns6:span></ns6:p>
          </ns3:text-box>
        </ns3:frame>
        <ns3:frame ns3:style-name="gr10" ns3:text-style-name="P9" ns3:layer="layout" ns2:width="0.467cm" ns2:height="0.336cm" ns2:x="15.438cm" ns2:y="8.312cm">
          <ns3:text-box>
            <ns6:p ns6:style-name="P2"><ns6:span ns6:style-name="T6">au </ns6:span></ns6:p>
          </ns3:text-box>
        </ns3:frame>
        <ns3:frame ns3:style-name="gr10" ns3:text-style-name="P9" ns3:layer="layout" ns2:width="1.508cm" ns2:height="0.336cm" ns2:x="16.121cm" ns2:y="8.312cm">
          <ns3:text-box>
            <ns6:p ns6:style-name="P2"><ns6:span ns6:style-name="T6">voisinage </ns6:span></ns6:p>
          </ns3:text-box>
        </ns3:frame>
        <ns3:frame ns3:style-name="gr10" ns3:text-style-name="P9" ns3:layer="layout" ns2:width="0.467cm" ns2:height="0.336cm" ns2:x="17.846cm" ns2:y="8.312cm">
          <ns3:text-box>
            <ns6:p ns6:style-name="P2"><ns6:span ns6:style-name="T6">de </ns6:span></ns6:p>
          </ns3:text-box>
        </ns3:frame>
        <ns3:frame ns3:style-name="gr10" ns3:text-style-name="P9" ns3:layer="layout" ns2:width="0.334cm" ns2:height="0.336cm" ns2:x="18.528cm" ns2:y="8.312cm">
          <ns3:text-box>
            <ns6:p ns6:style-name="P2"><ns6:span ns6:style-name="T6">la</ns6:span></ns6:p>
          </ns3:text-box>
        </ns3:frame>
        <ns3:frame ns3:style-name="gr10" ns3:text-style-name="P9" ns3:layer="layout" ns2:width="1.154cm" ns2:height="0.336cm" ns2:x="12.212cm" ns2:y="8.806cm">
          <ns3:text-box>
            <ns6:p ns6:style-name="P2"><ns6:span ns6:style-name="T6">capitale</ns6:span></ns6:p>
          </ns3:text-box>
        </ns3:frame>
        <ns3:frame ns3:style-name="gr10" ns3:text-style-name="P9" ns3:layer="layout" ns2:width="1.656cm" ns2:height="0.336cm" ns2:x="2.212cm" ns2:y="9.582cm">
          <ns3:text-box>
            <ns6:p ns6:style-name="P2"><ns6:span ns6:style-name="T6">50–100 km</ns6:span></ns6:p>
          </ns3:text-box>
        </ns3:frame>
        <ns3:frame ns3:style-name="gr10" ns3:text-style-name="P9" ns3:layer="layout" ns2:width="0.334cm" ns2:height="0.336cm" ns2:x="5.712cm" ns2:y="9.582cm">
          <ns3:text-box>
            <ns6:p ns6:style-name="P2"><ns6:span ns6:style-name="T6">0</ns6:span></ns6:p>
          </ns3:text-box>
        </ns3:frame>
        <ns3:frame ns3:style-name="gr10" ns3:text-style-name="P9" ns3:layer="layout" ns2:width="0.336cm" ns2:height="0.336cm" ns2:x="8.212cm" ns2:y="9.582cm">
          <ns3:text-box>
            <ns6:p ns6:style-name="P2"><ns6:span ns6:style-name="T6">—</ns6:span></ns6:p>
          </ns3:text-box>
        </ns3:frame>
        <ns3:frame ns3:style-name="gr10" ns3:text-style-name="P9" ns3:layer="layout" ns2:width="4.464cm" ns2:height="0.336cm" ns2:x="12.212cm" ns2:y="9.582cm">
          <ns3:text-box>
            <ns6:p ns6:style-name="P2"><ns6:span ns6:style-name="T6">Zone périurbaine non affectée</ns6:span></ns6:p>
          </ns3:text-box>
        </ns3:frame>
        <ns3:frame ns3:style-name="gr10" ns3:text-style-name="P9" ns3:layer="layout" ns2:width="1.842cm" ns2:height="0.336cm" ns2:x="2.212cm" ns2:y="10.358cm">
          <ns3:text-box>
            <ns6:p ns6:style-name="P2"><ns6:span ns6:style-name="T6">100–200 km</ns6:span></ns6:p>
          </ns3:text-box>
        </ns3:frame>
        <ns3:frame ns3:style-name="gr10" ns3:text-style-name="P9" ns3:layer="layout" ns2:width="0.374cm" ns2:height="0.336cm" ns2:x="5.712cm" ns2:y="10.358cm">
          <ns3:text-box>
            <ns6:p ns6:style-name="P2"><ns6:span ns6:style-name="T6">14</ns6:span></ns6:p>
          </ns3:text-box>
        </ns3:frame>
        <ns3:frame ns3:style-name="gr10" ns3:text-style-name="P9" ns3:layer="layout" ns2:width="1.034cm" ns2:height="0.336cm" ns2:x="8.212cm" ns2:y="10.358cm">
          <ns3:text-box>
            <ns6:p ns6:style-name="P2"><ns6:span ns6:style-name="T6">~2 800</ns6:span></ns6:p>
          </ns3:text-box>
        </ns3:frame>
        <ns3:frame ns3:style-name="gr10" ns3:text-style-name="P9" ns3:layer="layout" ns2:width="4.854cm" ns2:height="0.336cm" ns2:x="12.212cm" ns2:y="10.358cm">
          <ns3:text-box>
            <ns6:p ns6:style-name="P2"><ns6:span ns6:style-name="T6">Zone principale de concentration</ns6:span></ns6:p>
          </ns3:text-box>
        </ns3:frame>
        <ns3:frame ns3:style-name="gr10" ns3:text-style-name="P9" ns3:layer="layout" ns2:width="1.387cm" ns2:height="0.336cm" ns2:x="2.212cm" ns2:y="11.134cm">
          <ns3:text-box>
            <ns6:p ns6:style-name="P2"><ns6:span ns6:style-name="T6">&gt; 200 km</ns6:span></ns6:p>
          </ns3:text-box>
        </ns3:frame>
        <ns3:frame ns3:style-name="gr10" ns3:text-style-name="P9" ns3:layer="layout" ns2:width="0.374cm" ns2:height="0.336cm" ns2:x="5.712cm" ns2:y="11.134cm">
          <ns3:text-box>
            <ns6:p ns6:style-name="P2"><ns6:span ns6:style-name="T6">11</ns6:span></ns6:p>
          </ns3:text-box>
        </ns3:frame>
        <ns3:frame ns3:style-name="gr10" ns3:text-style-name="P9" ns3:layer="layout" ns2:width="1.034cm" ns2:height="0.336cm" ns2:x="8.212cm" ns2:y="11.134cm">
          <ns3:text-box>
            <ns6:p ns6:style-name="P2"><ns6:span ns6:style-name="T6">~2 040</ns6:span></ns6:p>
          </ns3:text-box>
        </ns3:frame>
        <ns3:line ns3:style-name="gr9" ns3:text-style-name="P4" ns3:layer="layout" ns2:x1="1.999cm" ns2:y1="7.303cm" ns2:x2="19cm" ns2:y2="7.303cm">
          <ns6:p/>
        </ns3:line>
        <ns3:line ns3:style-name="gr9" ns3:text-style-name="P4" ns3:layer="layout" ns2:x1="1.999cm" ns2:y1="11.678cm" ns2:x2="19cm" ns2:y2="11.678cm">
          <ns6:p/>
        </ns3:line>
        <ns3:line ns3:style-name="gr9" ns3:text-style-name="P4" ns3:layer="layout" ns2:x1="1.999cm" ns2:y1="11.678cm" ns2:x2="1.999cm" ns2:y2="7.303cm">
          <ns6:p/>
        </ns3:line>
        <ns3:line ns3:style-name="gr9" ns3:text-style-name="P4" ns3:layer="layout" ns2:x1="19cm" ns2:y1="11.678cm" ns2:x2="19cm" ns2:y2="7.303cm">
          <ns6:p/>
        </ns3:line>
        <ns3:line ns3:style-name="gr8" ns3:text-style-name="P4" ns3:layer="layout" ns2:x1="1.999cm" ns2:y1="8.08cm" ns2:x2="19cm" ns2:y2="8.08cm">
          <ns6:p/>
        </ns3:line>
        <ns3:line ns3:style-name="gr8" ns3:text-style-name="P4" ns3:layer="layout" ns2:x1="1.999cm" ns2:y1="9.35cm" ns2:x2="19cm" ns2:y2="9.35cm">
          <ns6:p/>
        </ns3:line>
        <ns3:line ns3:style-name="gr8" ns3:text-style-name="P4" ns3:layer="layout" ns2:x1="1.999cm" ns2:y1="10.126cm" ns2:x2="19cm" ns2:y2="10.126cm">
          <ns6:p/>
        </ns3:line>
        <ns3:line ns3:style-name="gr8" ns3:text-style-name="P4" ns3:layer="layout" ns2:x1="1.999cm" ns2:y1="10.902cm" ns2:x2="19cm" ns2:y2="10.902cm">
          <ns6:p/>
        </ns3:line>
        <ns3:line ns3:style-name="gr8" ns3:text-style-name="P4" ns3:layer="layout" ns2:x1="5.499cm" ns2:y1="11.678cm" ns2:x2="5.499cm" ns2:y2="7.303cm">
          <ns6:p/>
        </ns3:line>
        <ns3:line ns3:style-name="gr8" ns3:text-style-name="P4" ns3:layer="layout" ns2:x1="7.999cm" ns2:y1="11.678cm" ns2:x2="7.999cm" ns2:y2="7.303cm">
          <ns6:p/>
        </ns3:line>
        <ns3:line ns3:style-name="gr8" ns3:text-style-name="P4" ns3:layer="layout" ns2:x1="12cm" ns2:y1="11.678cm" ns2:x2="12cm" ns2:y2="7.303cm">
          <ns6:p/>
        </ns3:line>
        <ns3:frame ns3:style-name="gr10" ns3:text-style-name="P9" ns3:layer="layout" ns2:width="5.783cm" ns2:height="0.336cm" ns2:x="12.212cm" ns2:y="11.134cm">
          <ns3:text-box>
            <ns6:p ns6:style-name="P2"><ns6:span ns6:style-name="T6">Zones frontalières également touchées</ns6:span></ns6:p>
          </ns3:text-box>
        </ns3:frame>
        <ns3:frame ns3:style-name="gr3" ns3:text-style-name="P4" ns3:layer="layout" ns2:width="16.999cm" ns2:height="8.839cm" ns2:x="2cm" ns2:y="12.966cm">
          <ns3:image ns7:href="Pictures/1000000100000813000005C4F629856C.png" ns7:type="simple" ns7:show="embed" ns7:actuate="onLoad" ns3:mime-type="image/png">
            <ns6:p/>
          </ns3:image>
        </ns3:frame>
        <ns3:frame ns3:style-name="gr16" ns3:text-style-name="P14" ns3:layer="layout" ns2:width="9.158cm" ns2:height="0.391cm" ns2:x="2.212cm" ns2:y="12.401cm">
          <ns3:text-box>
            <ns6:p ns6:style-name="P2"><ns6:span ns6:style-name="T10">4.7 Modélisation et prévision (régression linéaire)</ns6:span></ns6:p>
          </ns3:text-box>
        </ns3:frame>
        <ns3:polygon ns3:style-name="gr1" ns3:text-style-name="P1" ns3:layer="layout" ns2:width="17.001cm" ns2:height="0.776cm" ns2:x="1.999cm" ns2:y="22.57cm" ns2:viewBox="0 0 17002 777" ns3:points="0,0 17002,0 17002,777 0,777">
          <ns6:p/>
        </ns3:polygon>
        <ns3:polygon ns3:style-name="gr18" ns3:text-style-name="P15" ns3:layer="layout" ns2:width="17.001cm" ns2:height="0.776cm" ns2:x="1.999cm" ns2:y="23.346cm" ns2:viewBox="0 0 17002 777" ns3:points="0,0 17002,0 17002,777 0,777">
          <ns6:p/>
        </ns3:polygon>
        <ns3:polygon ns3:style-name="gr6" ns3:text-style-name="P7" ns3:layer="layout" ns2:width="17.001cm" ns2:height="0.776cm" ns2:x="1.999cm" ns2:y="24.122cm" ns2:viewBox="0 0 17002 777" ns3:points="0,0 17002,0 17002,777 0,777">
          <ns6:p/>
        </ns3:polygon>
        <ns3:polygon ns3:style-name="gr18" ns3:text-style-name="P15" ns3:layer="layout" ns2:width="17.001cm" ns2:height="0.777cm" ns2:x="1.999cm" ns2:y="24.898cm" ns2:viewBox="0 0 17002 778" ns3:points="0,0 17002,0 17002,778 0,778">
          <ns6:p/>
        </ns3:polygon>
        <ns3:polygon ns3:style-name="gr6" ns3:text-style-name="P7" ns3:layer="layout" ns2:width="17.001cm" ns2:height="0.776cm" ns2:x="1.999cm" ns2:y="25.675cm" ns2:viewBox="0 0 17002 777" ns3:points="0,0 17002,0 17002,777 0,777">
          <ns6:p/>
        </ns3:polygon>
        <ns3:frame ns3:style-name="gr19" ns3:text-style-name="P16" ns3:layer="layout" ns2:width="12.393cm" ns2:height="0.285cm" ns2:x="4.335cm" ns2:y="21.883cm">
          <ns3:text-box>
            <ns6:p ns6:style-name="P2"><ns6:span ns6:style-name="T13">Figure 5 : Dashboard 2×2 — évolution mensuelle, régions, tendance (R²=0,15), répartition localités</ns6:span></ns6:p>
          </ns3:text-box>
        </ns3:frame>
        <ns3:frame ns3:style-name="gr10" ns3:text-style-name="P9" ns3:layer="layout" ns2:width="1.638cm" ns2:height="0.336cm" ns2:x="3.68cm" ns2:y="22.802cm">
          <ns3:text-box>
            <ns6:p ns6:style-name="P2"><ns6:span ns6:style-name="T11">Paramètre</ns6:span></ns6:p>
          </ns3:text-box>
        </ns3:frame>
        <ns3:frame ns3:style-name="gr10" ns3:text-style-name="P9" ns3:layer="layout" ns2:width="1.024cm" ns2:height="0.336cm" ns2:x="8.988cm" ns2:y="22.802cm">
          <ns3:text-box>
            <ns6:p ns6:style-name="P2"><ns6:span ns6:style-name="T11">Valeur</ns6:span></ns6:p>
          </ns3:text-box>
        </ns3:frame>
        <ns3:frame ns3:style-name="gr10" ns3:text-style-name="P9" ns3:layer="layout" ns2:width="2.157cm" ns2:height="0.336cm" ns2:x="14.42cm" ns2:y="22.802cm">
          <ns3:text-box>
            <ns6:p ns6:style-name="P2"><ns6:span ns6:style-name="T11">Interprétation</ns6:span></ns6:p>
          </ns3:text-box>
        </ns3:frame>
        <ns3:frame ns3:style-name="gr10" ns3:text-style-name="P9" ns3:layer="layout" ns2:width="1.991cm" ns2:height="0.336cm" ns2:x="2.212cm" ns2:y="23.579cm">
          <ns3:text-box>
            <ns6:p ns6:style-name="P2"><ns6:span ns6:style-name="T6">Pente (slope)</ns6:span></ns6:p>
          </ns3:text-box>
        </ns3:frame>
        <ns3:frame ns3:style-name="gr10" ns3:text-style-name="P9" ns3:layer="layout" ns2:width="3.376cm" ns2:height="0.336cm" ns2:x="7.212cm" ns2:y="23.579cm">
          <ns3:text-box>
            <ns6:p ns6:style-name="P2"><ns6:span ns6:style-name="T6">~-1 134 déplacés/mois</ns6:span></ns6:p>
          </ns3:text-box>
        </ns3:frame>
        <ns3:frame ns3:style-name="gr10" ns3:text-style-name="P9" ns3:layer="layout" ns2:width="6.062cm" ns2:height="0.336cm" ns2:x="12.212cm" ns2:y="23.579cm">
          <ns3:text-box>
            <ns6:p ns6:style-name="P2"><ns6:span ns6:style-name="T6">Légère tendance baissière sur la période</ns6:span></ns6:p>
          </ns3:text-box>
        </ns3:frame>
        <ns3:frame ns3:style-name="gr10" ns3:text-style-name="P9" ns3:layer="layout" ns2:width="0.355cm" ns2:height="0.336cm" ns2:x="2.212cm" ns2:y="24.355cm">
          <ns3:text-box>
            <ns6:p ns6:style-name="P2"><ns6:span ns6:style-name="T6">R²</ns6:span></ns6:p>
          </ns3:text-box>
        </ns3:frame>
        <ns3:frame ns3:style-name="gr10" ns3:text-style-name="P9" ns3:layer="layout" ns2:width="0.839cm" ns2:height="0.336cm" ns2:x="7.212cm" ns2:y="24.355cm">
          <ns3:text-box>
            <ns6:p ns6:style-name="P2"><ns6:span ns6:style-name="T6">0,147</ns6:span></ns6:p>
          </ns3:text-box>
        </ns3:frame>
        <ns3:frame ns3:style-name="gr10" ns3:text-style-name="P9" ns3:layer="layout" ns2:width="6.581cm" ns2:height="0.336cm" ns2:x="12.212cm" ns2:y="24.355cm">
          <ns3:text-box>
            <ns6:p ns6:style-name="P2"><ns6:span ns6:style-name="T6">Faible pouvoir explicatif — crise imprévisible</ns6:span></ns6:p>
          </ns3:text-box>
        </ns3:frame>
        <ns3:frame ns3:style-name="gr10" ns3:text-style-name="P9" ns3:layer="layout" ns2:width="3.998cm" ns2:height="0.336cm" ns2:x="2.212cm" ns2:y="25.131cm">
          <ns3:text-box>
            <ns6:p ns6:style-name="P2"><ns6:span ns6:style-name="T6">Taux de croissance moyen</ns6:span></ns6:p>
          </ns3:text-box>
        </ns3:frame>
        <ns3:frame ns3:style-name="gr10" ns3:text-style-name="P9" ns3:layer="layout" ns2:width="2.233cm" ns2:height="0.336cm" ns2:x="7.212cm" ns2:y="25.131cm">
          <ns3:text-box>
            <ns6:p ns6:style-name="P2"><ns6:span ns6:style-name="T6">~+36,9 %/mois</ns6:span></ns6:p>
          </ns3:text-box>
        </ns3:frame>
        <ns3:frame ns3:style-name="gr10" ns3:text-style-name="P9" ns3:layer="layout" ns2:width="3.905cm" ns2:height="0.336cm" ns2:x="12.212cm" ns2:y="25.131cm">
          <ns3:text-box>
            <ns6:p ns6:style-name="P2"><ns6:span ns6:style-name="T6">Forte variabilité mensuelle</ns6:span></ns6:p>
          </ns3:text-box>
        </ns3:frame>
        <ns3:frame ns3:style-name="gr10" ns3:text-style-name="P9" ns3:layer="layout" ns2:width="3.05cm" ns2:height="0.336cm" ns2:x="2.212cm" ns2:y="25.907cm">
          <ns3:text-box>
            <ns6:p ns6:style-name="P2"><ns6:span ns6:style-name="T6">Prévision mars 2026</ns6:span></ns6:p>
          </ns3:text-box>
        </ns3:frame>
        <ns3:frame ns3:style-name="gr10" ns3:text-style-name="P9" ns3:layer="layout" ns2:width="2.689cm" ns2:height="0.336cm" ns2:x="7.212cm" ns2:y="25.907cm">
          <ns3:text-box>
            <ns6:p ns6:style-name="P2"><ns6:span ns6:style-name="T6">~6 324 personnes</ns6:span></ns6:p>
          </ns3:text-box>
        </ns3:frame>
        <ns3:line ns3:style-name="gr9" ns3:text-style-name="P4" ns3:layer="layout" ns2:x1="1.999cm" ns2:y1="22.57cm" ns2:x2="19cm" ns2:y2="22.57cm">
          <ns6:p/>
        </ns3:line>
        <ns3:line ns3:style-name="gr9" ns3:text-style-name="P4" ns3:layer="layout" ns2:x1="1.999cm" ns2:y1="26.451cm" ns2:x2="19cm" ns2:y2="26.451cm">
          <ns6:p/>
        </ns3:line>
        <ns3:line ns3:style-name="gr9" ns3:text-style-name="P4" ns3:layer="layout" ns2:x1="1.999cm" ns2:y1="26.451cm" ns2:x2="1.999cm" ns2:y2="22.57cm">
          <ns6:p/>
        </ns3:line>
        <ns3:line ns3:style-name="gr9" ns3:text-style-name="P4" ns3:layer="layout" ns2:x1="19cm" ns2:y1="26.451cm" ns2:x2="19cm" ns2:y2="22.57cm">
          <ns6:p/>
        </ns3:line>
        <ns3:line ns3:style-name="gr8" ns3:text-style-name="P4" ns3:layer="layout" ns2:x1="1.999cm" ns2:y1="23.346cm" ns2:x2="19cm" ns2:y2="23.346cm">
          <ns6:p/>
        </ns3:line>
        <ns3:line ns3:style-name="gr8" ns3:text-style-name="P4" ns3:layer="layout" ns2:x1="1.999cm" ns2:y1="24.122cm" ns2:x2="19cm" ns2:y2="24.122cm">
          <ns6:p/>
        </ns3:line>
        <ns3:line ns3:style-name="gr8" ns3:text-style-name="P4" ns3:layer="layout" ns2:x1="1.999cm" ns2:y1="24.898cm" ns2:x2="19cm" ns2:y2="24.898cm">
          <ns6:p/>
        </ns3:line>
        <ns3:line ns3:style-name="gr8" ns3:text-style-name="P4" ns3:layer="layout" ns2:x1="1.999cm" ns2:y1="25.675cm" ns2:x2="19cm" ns2:y2="25.675cm">
          <ns6:p/>
        </ns3:line>
        <ns3:line ns3:style-name="gr8" ns3:text-style-name="P4" ns3:layer="layout" ns2:x1="7cm" ns2:y1="26.451cm" ns2:x2="7cm" ns2:y2="22.57cm">
          <ns6:p/>
        </ns3:line>
        <ns3:line ns3:style-name="gr8" ns3:text-style-name="P4" ns3:layer="layout" ns2:x1="12cm" ns2:y1="26.451cm" ns2:x2="12cm" ns2:y2="22.57cm">
          <ns6:p/>
        </ns3:line>
        <ns3:frame ns3:style-name="gr10" ns3:text-style-name="P9" ns3:layer="layout" ns2:width="4.89cm" ns2:height="0.336cm" ns2:x="12.212cm" ns2:y="25.907cm">
          <ns3:text-box>
            <ns6:p ns6:style-name="P2"><ns6:span ns6:style-name="T6">Estimation indicative uniquement</ns6:span></ns6:p>
          </ns3:text-box>
        </ns3:frame>
      </ns3:page>
      <ns3:page ns3:name="page12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854cm" ns2:height="0.23cm" ns2:x="18.146cm" ns2:y="29.313cm">
          <ns3:text-box>
            <ns6:p ns6:style-name="P2"><ns6:span ns6:style-name="T7">Page 12</ns6:span></ns6:p>
          </ns3:text-box>
        </ns3:frame>
        <ns3:frame ns3:style-name="gr12" ns3:text-style-name="P11" ns3:layer="layout" ns2:width="3.356cm" ns2:height="0.458cm" ns2:x="2.353cm" ns2:y="3.083cm">
          <ns3:text-box>
            <ns6:p ns6:style-name="P2"><ns6:span ns6:style-name="T7">5. DISCUSSION</ns6:span></ns6:p>
          </ns3:text-box>
        </ns3:frame>
        <ns3:frame ns3:style-name="gr16" ns3:text-style-name="P14" ns3:layer="layout" ns2:width="5.673cm" ns2:height="0.391cm" ns2:x="2.212cm" ns2:y="4.528cm">
          <ns3:text-box>
            <ns6:p ns6:style-name="P2"><ns6:span ns6:style-name="T10">5.1 Interprétation des résultats</ns6:span></ns6:p>
          </ns3:text-box>
        </ns3:frame>
        <ns3:frame ns3:style-name="gr10" ns3:text-style-name="P9" ns3:layer="layout" ns2:width="2.362cm" ns2:height="0.336cm" ns2:x="2.212cm" ns2:y="5.184cm">
          <ns3:text-box>
            <ns6:p ns6:style-name="P2"><ns6:span ns6:style-name="T11">Concentration </ns6:span></ns6:p>
          </ns3:text-box>
        </ns3:frame>
        <ns3:frame ns3:style-name="gr10" ns3:text-style-name="P9" ns3:layer="layout" ns2:width="2.306cm" ns2:height="0.336cm" ns2:x="4.741cm" ns2:y="5.184cm">
          <ns3:text-box>
            <ns6:p ns6:style-name="P2"><ns6:span ns6:style-name="T11">géographique </ns6:span></ns6:p>
          </ns3:text-box>
        </ns3:frame>
        <ns3:frame ns3:style-name="gr10" ns3:text-style-name="P9" ns3:layer="layout" ns2:width="1.378cm" ns2:height="0.336cm" ns2:x="7.215cm" ns2:y="5.184cm">
          <ns3:text-box>
            <ns6:p ns6:style-name="P2"><ns6:span ns6:style-name="T11">extrême </ns6:span></ns6:p>
          </ns3:text-box>
        </ns3:frame>
        <ns3:frame ns3:style-name="gr10" ns3:text-style-name="P9" ns3:layer="layout" ns2:width="0.334cm" ns2:height="0.336cm" ns2:x="8.758cm" ns2:y="5.184cm">
          <ns3:text-box>
            <ns6:p ns6:style-name="P2"><ns6:span ns6:style-name="T11">: </ns6:span></ns6:p>
          </ns3:text-box>
        </ns3:frame>
        <ns3:frame ns3:style-name="gr10" ns3:text-style-name="P9" ns3:layer="layout" ns2:width="1.377cm" ns2:height="0.336cm" ns2:x="9.128cm" ns2:y="5.184cm">
          <ns3:text-box>
            <ns6:p ns6:style-name="P2"><ns6:span ns6:style-name="T6">Djibasso </ns6:span></ns6:p>
          </ns3:text-box>
        </ns3:frame>
        <ns3:frame ns3:style-name="gr10" ns3:text-style-name="P9" ns3:layer="layout" ns2:width="1.563cm" ns2:height="0.336cm" ns2:x="10.671cm" ns2:y="5.184cm">
          <ns3:text-box>
            <ns6:p ns6:style-name="P2"><ns6:span ns6:style-name="T6">concentre </ns6:span></ns6:p>
          </ns3:text-box>
        </ns3:frame>
        <ns3:frame ns3:style-name="gr10" ns3:text-style-name="P9" ns3:layer="layout" ns2:width="0.467cm" ns2:height="0.336cm" ns2:x="12.4cm" ns2:y="5.184cm">
          <ns3:text-box>
            <ns6:p ns6:style-name="P2"><ns6:span ns6:style-name="T6">56 </ns6:span></ns6:p>
          </ns3:text-box>
        </ns3:frame>
        <ns3:frame ns3:style-name="gr10" ns3:text-style-name="P9" ns3:layer="layout" ns2:width="0.392cm" ns2:height="0.336cm" ns2:x="13.031cm" ns2:y="5.184cm">
          <ns3:text-box>
            <ns6:p ns6:style-name="P2"><ns6:span ns6:style-name="T6">% </ns6:span></ns6:p>
          </ns3:text-box>
        </ns3:frame>
        <ns3:frame ns3:style-name="gr10" ns3:text-style-name="P9" ns3:layer="layout" ns2:width="0.634cm" ns2:height="0.336cm" ns2:x="13.587cm" ns2:y="5.184cm">
          <ns3:text-box>
            <ns6:p ns6:style-name="P2"><ns6:span ns6:style-name="T6">des </ns6:span></ns6:p>
          </ns3:text-box>
        </ns3:frame>
        <ns3:frame ns3:style-name="gr10" ns3:text-style-name="P9" ns3:layer="layout" ns2:width="1.433cm" ns2:height="0.336cm" ns2:x="14.385cm" ns2:y="5.184cm">
          <ns3:text-box>
            <ns6:p ns6:style-name="P2"><ns6:span ns6:style-name="T6">déplacés </ns6:span></ns6:p>
          </ns3:text-box>
        </ns3:frame>
        <ns3:frame ns3:style-name="gr10" ns3:text-style-name="P9" ns3:layer="layout" ns2:width="0.334cm" ns2:height="0.336cm" ns2:x="15.984cm" ns2:y="5.184cm">
          <ns3:text-box>
            <ns6:p ns6:style-name="P2"><ns6:span ns6:style-name="T6">à </ns6:span></ns6:p>
          </ns3:text-box>
        </ns3:frame>
        <ns3:frame ns3:style-name="gr10" ns3:text-style-name="P9" ns3:layer="layout" ns2:width="0.429cm" ns2:height="0.336cm" ns2:x="16.428cm" ns2:y="5.184cm">
          <ns3:text-box>
            <ns6:p ns6:style-name="P2"><ns6:span ns6:style-name="T6">lui </ns6:span></ns6:p>
          </ns3:text-box>
        </ns3:frame>
        <ns3:frame ns3:style-name="gr10" ns3:text-style-name="P9" ns3:layer="layout" ns2:width="0.801cm" ns2:height="0.336cm" ns2:x="17.022cm" ns2:y="5.184cm">
          <ns3:text-box>
            <ns6:p ns6:style-name="P2"><ns6:span ns6:style-name="T6">seul. </ns6:span></ns6:p>
          </ns3:text-box>
        </ns3:frame>
        <ns3:frame ns3:style-name="gr10" ns3:text-style-name="P9" ns3:layer="layout" ns2:width="0.801cm" ns2:height="0.336cm" ns2:x="17.987cm" ns2:y="5.184cm">
          <ns3:text-box>
            <ns6:p ns6:style-name="P2"><ns6:span ns6:style-name="T6">Cette</ns6:span></ns6:p>
          </ns3:text-box>
        </ns3:frame>
        <ns3:frame ns3:style-name="gr10" ns3:text-style-name="P9" ns3:layer="layout" ns2:width="16.695cm" ns2:height="0.336cm" ns2:x="2.212cm" ns2:y="5.678cm">
          <ns3:text-box>
            <ns6:p ns6:style-name="P2"><ns6:span ns6:style-name="T6">hyper-concentration <ns6:s/>suggère <ns6:s/>un <ns6:s/>foyer <ns6:s/>de <ns6:s/>conflit <ns6:s/>chronique <ns6:s/>où <ns6:s/>les <ns6:s/>cycles <ns6:s/>déplacement-retour <ns6:s/>sont <ns6:s/>répétés,</ns6:span></ns6:p>
          </ns3:text-box>
        </ns3:frame>
        <ns3:frame ns3:style-name="gr10" ns3:text-style-name="P9" ns3:layer="layout" ns2:width="4.556cm" ns2:height="0.336cm" ns2:x="2.212cm" ns2:y="6.172cm">
          <ns3:text-box>
            <ns6:p ns6:style-name="P2"><ns6:span ns6:style-name="T6">limitant la stabilisation durable.</ns6:span></ns6:p>
          </ns3:text-box>
        </ns3:frame>
        <ns3:frame ns3:style-name="gr10" ns3:text-style-name="P9" ns3:layer="layout" ns2:width="16.962cm" ns2:height="0.336cm" ns2:x="2.212cm" ns2:y="6.957cm">
          <ns3:text-box>
            <ns6:p ns6:style-name="P2"><ns6:span ns6:style-name="T11">Dynamique <ns6:s/>temporelle <ns6:s/>irrégulière <ns6:s/>: </ns6:span><ns6:span ns6:style-name="T6"><ns6:s/>Aucune <ns6:s/>saisonnalité <ns6:s/>claire <ns6:s/>n'est <ns6:s/>observée. <ns6:s/>La <ns6:s/>crise <ns6:s/>burkinabè <ns6:s/>semble</ns6:span></ns6:p>
          </ns3:text-box>
        </ns3:frame>
        <ns3:frame ns3:style-name="gr10" ns3:text-style-name="P9" ns3:layer="layout" ns2:width="13.802cm" ns2:height="0.336cm" ns2:x="2.212cm" ns2:y="7.451cm">
          <ns3:text-box>
            <ns6:p ns6:style-name="P2"><ns6:span ns6:style-name="T6">réactive aux événements sécuritaires ponctuels plutôt qu'aux cycles agricoles ou climatiques.</ns6:span></ns6:p>
          </ns3:text-box>
        </ns3:frame>
        <ns3:frame ns3:style-name="gr10" ns3:text-style-name="P9" ns3:layer="layout" ns2:width="16.405cm" ns2:height="0.336cm" ns2:x="2.212cm" ns2:y="8.236cm">
          <ns3:text-box>
            <ns6:p ns6:style-name="P2"><ns6:span ns6:style-name="T11">Corrélation distance-intensité modérée : </ns6:span><ns6:span ns6:style-name="T6">r=0,40 indique que les zones périphériques sont les plus touchées,</ns6:span></ns6:p>
          </ns3:text-box>
        </ns3:frame>
        <ns3:frame ns3:style-name="gr10" ns3:text-style-name="P9" ns3:layer="layout" ns2:width="15.435cm" ns2:height="0.336cm" ns2:x="2.212cm" ns2:y="8.729cm">
          <ns3:text-box>
            <ns6:p ns6:style-name="P2"><ns6:span ns6:style-name="T6">mais la distance seule n'explique pas l'intensité — l'état de la sécurité locale est le déterminant principal.</ns6:span></ns6:p>
          </ns3:text-box>
        </ns3:frame>
        <ns3:polygon ns3:style-name="gr1" ns3:text-style-name="P1" ns3:layer="layout" ns2:width="17.001cm" ns2:height="0.776cm" ns2:x="1.999cm" ns2:y="10.54cm" ns2:viewBox="0 0 17002 777" ns3:points="0,0 17002,0 17002,777 0,777">
          <ns6:p/>
        </ns3:polygon>
        <ns3:polygon ns3:style-name="gr18" ns3:text-style-name="P15" ns3:layer="layout" ns2:width="17.001cm" ns2:height="0.777cm" ns2:x="1.999cm" ns2:y="11.316cm" ns2:viewBox="0 0 17002 778" ns3:points="0,0 17002,0 17002,778 0,778">
          <ns6:p/>
        </ns3:polygon>
        <ns3:polygon ns3:style-name="gr6" ns3:text-style-name="P7" ns3:layer="layout" ns2:width="17.001cm" ns2:height="0.776cm" ns2:x="1.999cm" ns2:y="12.093cm" ns2:viewBox="0 0 17002 777" ns3:points="0,0 17002,0 17002,777 0,777">
          <ns6:p/>
        </ns3:polygon>
        <ns3:polygon ns3:style-name="gr18" ns3:text-style-name="P15" ns3:layer="layout" ns2:width="17.001cm" ns2:height="1.271cm" ns2:x="1.999cm" ns2:y="12.869cm" ns2:viewBox="0 0 17002 1272" ns3:points="0,0 17002,0 17002,1272 0,1272">
          <ns6:p/>
        </ns3:polygon>
        <ns3:polygon ns3:style-name="gr6" ns3:text-style-name="P7" ns3:layer="layout" ns2:width="17.001cm" ns2:height="0.776cm" ns2:x="1.999cm" ns2:y="14.139cm" ns2:viewBox="0 0 17002 777" ns3:points="0,0 17002,0 17002,777 0,777">
          <ns6:p/>
        </ns3:polygon>
        <ns3:polygon ns3:style-name="gr18" ns3:text-style-name="P15" ns3:layer="layout" ns2:width="17.001cm" ns2:height="0.776cm" ns2:x="1.999cm" ns2:y="14.915cm" ns2:viewBox="0 0 17002 777" ns3:points="0,0 17002,0 17002,777 0,777">
          <ns6:p/>
        </ns3:polygon>
        <ns3:frame ns3:style-name="gr16" ns3:text-style-name="P14" ns3:layer="layout" ns2:width="7.773cm" ns2:height="0.391cm" ns2:x="2.212cm" ns2:y="9.976cm">
          <ns3:text-box>
            <ns6:p ns6:style-name="P2"><ns6:span ns6:style-name="T10">5.2 Réponses aux questions de recherche</ns6:span></ns6:p>
          </ns3:text-box>
        </ns3:frame>
        <ns3:frame ns3:style-name="gr10" ns3:text-style-name="P9" ns3:layer="layout" ns2:width="1.451cm" ns2:height="0.336cm" ns2:x="4.024cm" ns2:y="10.773cm">
          <ns3:text-box>
            <ns6:p ns6:style-name="P2"><ns6:span ns6:style-name="T11">Question</ns6:span></ns6:p>
          </ns3:text-box>
        </ns3:frame>
        <ns3:frame ns3:style-name="gr10" ns3:text-style-name="P9" ns3:layer="layout" ns2:width="1.414cm" ns2:height="0.336cm" ns2:x="12.542cm" ns2:y="10.773cm">
          <ns3:text-box>
            <ns6:p ns6:style-name="P2"><ns6:span ns6:style-name="T11">Réponse</ns6:span></ns6:p>
          </ns3:text-box>
        </ns3:frame>
        <ns3:frame ns3:style-name="gr10" ns3:text-style-name="P9" ns3:layer="layout" ns2:width="4.909cm" ns2:height="0.336cm" ns2:x="2.212cm" ns2:y="11.549cm">
          <ns3:text-box>
            <ns6:p ns6:style-name="P2"><ns6:span ns6:style-name="T6">Q1 : Régions les plus affectées ?</ns6:span></ns6:p>
          </ns3:text-box>
        </ns3:frame>
        <ns3:frame ns3:style-name="gr10" ns3:text-style-name="P9" ns3:layer="layout" ns2:width="9.24cm" ns2:height="0.336cm" ns2:x="7.712cm" ns2:y="11.549cm">
          <ns3:text-box>
            <ns6:p ns6:style-name="P2"><ns6:span ns6:style-name="T6">Boucle du Mouhoun (64 %) et North (20 %) — ensemble 84 %</ns6:span></ns6:p>
          </ns3:text-box>
        </ns3:frame>
        <ns3:frame ns3:style-name="gr10" ns3:text-style-name="P9" ns3:layer="layout" ns2:width="3.57cm" ns2:height="0.336cm" ns2:x="2.212cm" ns2:y="12.325cm">
          <ns3:text-box>
            <ns6:p ns6:style-name="P2"><ns6:span ns6:style-name="T6">Q2 : Cycles temporels ?</ns6:span></ns6:p>
          </ns3:text-box>
        </ns3:frame>
        <ns3:frame ns3:style-name="gr10" ns3:text-style-name="P9" ns3:layer="layout" ns2:width="9.723cm" ns2:height="0.336cm" ns2:x="7.712cm" ns2:y="12.325cm">
          <ns3:text-box>
            <ns6:p ns6:style-name="P2"><ns6:span ns6:style-name="T6">Pas de saisonnalité — dynamique réactive aux chocs sécuritaires</ns6:span></ns6:p>
          </ns3:text-box>
        </ns3:frame>
        <ns3:frame ns3:style-name="gr10" ns3:text-style-name="P9" ns3:layer="layout" ns2:width="4.965cm" ns2:height="0.336cm" ns2:x="2.212cm" ns2:y="13.101cm">
          <ns3:text-box>
            <ns6:p ns6:style-name="P2"><ns6:span ns6:style-name="T6">Q3 : Corrélation distance-capitale</ns6:span></ns6:p>
          </ns3:text-box>
        </ns3:frame>
        <ns3:frame ns3:style-name="gr10" ns3:text-style-name="P9" ns3:layer="layout" ns2:width="0.334cm" ns2:height="0.336cm" ns2:x="2.212cm" ns2:y="13.595cm">
          <ns3:text-box>
            <ns6:p ns6:style-name="P2"><ns6:span ns6:style-name="T6">?</ns6:span></ns6:p>
          </ns3:text-box>
        </ns3:frame>
        <ns3:frame ns3:style-name="gr10" ns3:text-style-name="P9" ns3:layer="layout" ns2:width="6.815cm" ns2:height="0.336cm" ns2:x="7.712cm" ns2:y="13.348cm">
          <ns3:text-box>
            <ns6:p ns6:style-name="P2"><ns6:span ns6:style-name="T6">r=0,40 — zones 100-200km les plus touchées</ns6:span></ns6:p>
          </ns3:text-box>
        </ns3:frame>
        <ns3:frame ns3:style-name="gr10" ns3:text-style-name="P9" ns3:layer="layout" ns2:width="2.326cm" ns2:height="0.336cm" ns2:x="2.212cm" ns2:y="14.371cm">
          <ns3:text-box>
            <ns6:p ns6:style-name="P2"><ns6:span ns6:style-name="T6">Q4 : Hotspots ?</ns6:span></ns6:p>
          </ns3:text-box>
        </ns3:frame>
        <ns3:frame ns3:style-name="gr10" ns3:text-style-name="P9" ns3:layer="layout" ns2:width="7.585cm" ns2:height="0.336cm" ns2:x="7.712cm" ns2:y="14.371cm">
          <ns3:text-box>
            <ns6:p ns6:style-name="P2"><ns6:span ns6:style-name="T6">2 identifiés : Djibasso (critique) et Gomboro-Zogoré</ns6:span></ns6:p>
          </ns3:text-box>
        </ns3:frame>
        <ns3:frame ns3:style-name="gr10" ns3:text-style-name="P9" ns3:layer="layout" ns2:width="4.166cm" ns2:height="0.336cm" ns2:x="2.212cm" ns2:y="15.147cm">
          <ns3:text-box>
            <ns6:p ns6:style-name="P2"><ns6:span ns6:style-name="T6">Q5 : Tendance mars 2026 ?</ns6:span></ns6:p>
          </ns3:text-box>
        </ns3:frame>
        <ns3:line ns3:style-name="gr9" ns3:text-style-name="P4" ns3:layer="layout" ns2:x1="1.999cm" ns2:y1="10.54cm" ns2:x2="19cm" ns2:y2="10.54cm">
          <ns6:p/>
        </ns3:line>
        <ns3:line ns3:style-name="gr9" ns3:text-style-name="P4" ns3:layer="layout" ns2:x1="1.999cm" ns2:y1="15.691cm" ns2:x2="19cm" ns2:y2="15.691cm">
          <ns6:p/>
        </ns3:line>
        <ns3:line ns3:style-name="gr9" ns3:text-style-name="P4" ns3:layer="layout" ns2:x1="1.999cm" ns2:y1="15.691cm" ns2:x2="1.999cm" ns2:y2="10.54cm">
          <ns6:p/>
        </ns3:line>
        <ns3:line ns3:style-name="gr9" ns3:text-style-name="P4" ns3:layer="layout" ns2:x1="19cm" ns2:y1="15.691cm" ns2:x2="19cm" ns2:y2="10.54cm">
          <ns6:p/>
        </ns3:line>
        <ns3:line ns3:style-name="gr8" ns3:text-style-name="P4" ns3:layer="layout" ns2:x1="1.999cm" ns2:y1="11.316cm" ns2:x2="19cm" ns2:y2="11.316cm">
          <ns6:p/>
        </ns3:line>
        <ns3:line ns3:style-name="gr8" ns3:text-style-name="P4" ns3:layer="layout" ns2:x1="1.999cm" ns2:y1="12.093cm" ns2:x2="19cm" ns2:y2="12.093cm">
          <ns6:p/>
        </ns3:line>
        <ns3:line ns3:style-name="gr8" ns3:text-style-name="P4" ns3:layer="layout" ns2:x1="1.999cm" ns2:y1="12.869cm" ns2:x2="19cm" ns2:y2="12.869cm">
          <ns6:p/>
        </ns3:line>
        <ns3:line ns3:style-name="gr8" ns3:text-style-name="P4" ns3:layer="layout" ns2:x1="1.999cm" ns2:y1="14.139cm" ns2:x2="19cm" ns2:y2="14.139cm">
          <ns6:p/>
        </ns3:line>
        <ns3:line ns3:style-name="gr8" ns3:text-style-name="P4" ns3:layer="layout" ns2:x1="1.999cm" ns2:y1="14.915cm" ns2:x2="19cm" ns2:y2="14.915cm">
          <ns6:p/>
        </ns3:line>
        <ns3:line ns3:style-name="gr8" ns3:text-style-name="P4" ns3:layer="layout" ns2:x1="7.499cm" ns2:y1="15.691cm" ns2:x2="7.499cm" ns2:y2="10.54cm">
          <ns6:p/>
        </ns3:line>
        <ns3:frame ns3:style-name="gr10" ns3:text-style-name="P9" ns3:layer="layout" ns2:width="7.884cm" ns2:height="0.336cm" ns2:x="7.712cm" ns2:y="15.147cm">
          <ns3:text-box>
            <ns6:p ns6:style-name="P2"><ns6:span ns6:style-name="T6">~6 324 déplacés prévus (incertitude élevée, R²=0,15)</ns6:span></ns6:p>
          </ns3:text-box>
        </ns3:frame>
        <ns3:frame ns3:style-name="gr16" ns3:text-style-name="P14" ns3:layer="layout" ns2:width="4.959cm" ns2:height="0.391cm" ns2:x="2.212cm" ns2:y="16.314cm">
          <ns3:text-box>
            <ns6:p ns6:style-name="P2"><ns6:span ns6:style-name="T10">5.3 Limites et perspectives</ns6:span></ns6:p>
          </ns3:text-box>
        </ns3:frame>
        <ns3:frame ns3:style-name="gr10" ns3:text-style-name="P9" ns3:layer="layout" ns2:width="13.326cm" ns2:height="0.336cm" ns2:x="2.706cm" ns2:y="16.97cm">
          <ns3:text-box>
            <ns6:p ns6:style-name="P2"><ns6:span ns6:style-name="T6">• Dataset limité (n=25) — certaines régions ne sont représentées que par 1-2 événements</ns6:span></ns6:p>
          </ns3:text-box>
        </ns3:frame>
        <ns3:frame ns3:style-name="gr10" ns3:text-style-name="P9" ns3:layer="layout" ns2:width="12.127cm" ns2:height="0.336cm" ns2:x="2.706cm" ns2:y="17.534cm">
          <ns3:text-box>
            <ns6:p ns6:style-name="P2"><ns6:span ns6:style-name="T6">• Période courte (4 mois) — insuffisante pour détecter des tendances structurelles</ns6:span></ns6:p>
          </ns3:text-box>
        </ns3:frame>
        <ns3:frame ns3:style-name="gr10" ns3:text-style-name="P9" ns3:layer="layout" ns2:width="12.015cm" ns2:height="0.336cm" ns2:x="2.706cm" ns2:y="18.099cm">
          <ns3:text-box>
            <ns6:p ns6:style-name="P2"><ns6:span ns6:style-name="T6">• Incohérences orthographiques dans les noms de régions (Est/East, Nord/North)</ns6:span></ns6:p>
          </ns3:text-box>
        </ns3:frame>
        <ns3:frame ns3:style-name="gr10" ns3:text-style-name="P9" ns3:layer="layout" ns2:width="12.37cm" ns2:height="0.336cm" ns2:x="2.706cm" ns2:y="18.663cm">
          <ns3:text-box>
            <ns6:p ns6:style-name="P2"><ns6:span ns6:style-name="T6">• Absence de données de population pour calculer des taux de déplacement relatifs</ns6:span></ns6:p>
          </ns3:text-box>
        </ns3:frame>
        <ns3:frame ns3:style-name="gr10" ns3:text-style-name="P9" ns3:layer="layout" ns2:width="11.028cm" ns2:height="0.336cm" ns2:x="2.706cm" ns2:y="19.228cm">
          <ns3:text-box>
            <ns6:p ns6:style-name="P2"><ns6:span ns6:style-name="T6">• Modèle linéaire inadapté à la complexité d'une crise sécuritaire (R²=0,15)</ns6:span></ns6:p>
          </ns3:text-box>
        </ns3:frame>
      </ns3:page>
      <ns3:page ns3:name="page13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854cm" ns2:height="0.23cm" ns2:x="18.146cm" ns2:y="29.313cm">
          <ns3:text-box>
            <ns6:p ns6:style-name="P2"><ns6:span ns6:style-name="T7">Page 13</ns6:span></ns6:p>
          </ns3:text-box>
        </ns3:frame>
        <ns3:polygon ns3:style-name="gr22" ns3:text-style-name="P18" ns3:layer="layout" ns2:width="2.8cm" ns2:height="0.776cm" ns2:x="1.999cm" ns2:y="4.105cm" ns2:viewBox="0 0 2801 777" ns3:points="0,0 2801,0 2801,777 0,777">
          <ns6:p/>
        </ns3:polygon>
        <ns3:polygon ns3:style-name="gr6" ns3:text-style-name="P7" ns3:layer="layout" ns2:width="2.8cm" ns2:height="1.34cm" ns2:x="1.999cm" ns2:y="4.881cm" ns2:viewBox="0 0 2801 1341" ns3:points="0,0 2801,0 2801,1341 0,1341">
          <ns6:p/>
        </ns3:polygon>
        <ns3:frame ns3:style-name="gr12" ns3:text-style-name="P11" ns3:layer="layout" ns2:width="5.311cm" ns2:height="0.458cm" ns2:x="2.353cm" ns2:y="3.083cm">
          <ns3:text-box>
            <ns6:p ns6:style-name="P2"><ns6:span ns6:style-name="T7">6. RECOMMANDATIONS</ns6:span></ns6:p>
          </ns3:text-box>
        </ns3:frame>
        <ns3:frame ns3:style-name="gr23" ns3:text-style-name="P19" ns3:layer="layout" ns2:width="1.438cm" ns2:height="0.302cm" ns2:x="2.684cm" ns2:y="4.363cm">
          <ns3:text-box>
            <ns6:p ns6:style-name="P2"><ns6:span ns6:style-name="T15">CRITIQUE</ns6:span></ns6:p>
          </ns3:text-box>
        </ns3:frame>
        <ns3:frame ns3:style-name="gr24" ns3:text-style-name="P20" ns3:layer="layout" ns2:width="5.704cm" ns2:height="0.352cm" ns2:x="5.047cm" ns2:y="4.377cm">
          <ns3:text-box>
            <ns6:p ns6:style-name="P2"><ns6:span ns6:style-name="T16">Intervention immédiate à Djibasso</ns6:span></ns6:p>
          </ns3:text-box>
        </ns3:frame>
        <ns3:frame ns3:style-name="gr10" ns3:text-style-name="P9" ns3:layer="layout" ns2:width="13.487cm" ns2:height="0.336cm" ns2:x="5.047cm" ns2:y="5.149cm">
          <ns3:text-box>
            <ns6:p ns6:style-name="P2"><ns6:span ns6:style-name="T6">Renforcer <ns6:s/>massivement <ns6:s/>la <ns6:s/>présence <ns6:s/>humanitaire <ns6:s/>à <ns6:s/>Djibasso <ns6:s/>(8 <ns6:s/>événements, <ns6:s/>32 <ns6:s/>000+</ns6:span></ns6:p>
          </ns3:text-box>
        </ns3:frame>
        <ns3:line ns3:style-name="gr25" ns3:text-style-name="P4" ns3:layer="layout" ns2:x1="1.999cm" ns2:y1="4.105cm" ns2:x2="19cm" ns2:y2="4.105cm">
          <ns6:p/>
        </ns3:line>
        <ns3:line ns3:style-name="gr25" ns3:text-style-name="P4" ns3:layer="layout" ns2:x1="1.999cm" ns2:y1="6.221cm" ns2:x2="19cm" ns2:y2="6.221cm">
          <ns6:p/>
        </ns3:line>
        <ns3:line ns3:style-name="gr25" ns3:text-style-name="P4" ns3:layer="layout" ns2:x1="1.999cm" ns2:y1="6.221cm" ns2:x2="1.999cm" ns2:y2="4.105cm">
          <ns6:p/>
        </ns3:line>
        <ns3:line ns3:style-name="gr25" ns3:text-style-name="P4" ns3:layer="layout" ns2:x1="19cm" ns2:y1="6.221cm" ns2:x2="19cm" ns2:y2="4.105cm">
          <ns6:p/>
        </ns3:line>
        <ns3:polygon ns3:style-name="gr26" ns3:text-style-name="P21" ns3:layer="layout" ns2:width="2.8cm" ns2:height="0.777cm" ns2:x="1.999cm" ns2:y="6.371cm" ns2:viewBox="0 0 2801 778" ns3:points="0,0 2801,0 2801,778 0,778">
          <ns6:p/>
        </ns3:polygon>
        <ns3:polygon ns3:style-name="gr6" ns3:text-style-name="P7" ns3:layer="layout" ns2:width="2.8cm" ns2:height="1.34cm" ns2:x="1.999cm" ns2:y="7.148cm" ns2:viewBox="0 0 2801 1341" ns3:points="0,0 2801,0 2801,1341 0,1341">
          <ns6:p/>
        </ns3:polygon>
        <ns3:frame ns3:style-name="gr10" ns3:text-style-name="P9" ns3:layer="layout" ns2:width="13.617cm" ns2:height="0.336cm" ns2:x="5.047cm" ns2:y="5.642cm">
          <ns3:text-box>
            <ns6:p ns6:style-name="P2"><ns6:span ns6:style-name="T6">déplacés). Mise en place d'un hub humanitaire permanent avec capacité de réponse rapide.</ns6:span></ns6:p>
          </ns3:text-box>
        </ns3:frame>
        <ns3:frame ns3:style-name="gr23" ns3:text-style-name="P19" ns3:layer="layout" ns2:width="1.037cm" ns2:height="0.302cm" ns2:x="2.884cm" ns2:y="6.63cm">
          <ns3:text-box>
            <ns6:p ns6:style-name="P2"><ns6:span ns6:style-name="T15">HAUTE</ns6:span></ns6:p>
          </ns3:text-box>
        </ns3:frame>
        <ns3:frame ns3:style-name="gr24" ns3:text-style-name="P20" ns3:layer="layout" ns2:width="6.432cm" ns2:height="0.352cm" ns2:x="5.047cm" ns2:y="6.644cm">
          <ns3:text-box>
            <ns6:p ns6:style-name="P2"><ns6:span ns6:style-name="T16">Surveillance de l'axe Gomboro-Zogoré</ns6:span></ns6:p>
          </ns3:text-box>
        </ns3:frame>
        <ns3:frame ns3:style-name="gr10" ns3:text-style-name="P9" ns3:layer="layout" ns2:width="13.366cm" ns2:height="0.336cm" ns2:x="5.047cm" ns2:y="7.415cm">
          <ns3:text-box>
            <ns6:p ns6:style-name="P2"><ns6:span ns6:style-name="T6">Établir un mécanisme de surveillance renforcé — 3 événements distincts (7 839 déplacés)</ns6:span></ns6:p>
          </ns3:text-box>
        </ns3:frame>
        <ns3:line ns3:style-name="gr25" ns3:text-style-name="P4" ns3:layer="layout" ns2:x1="1.999cm" ns2:y1="6.371cm" ns2:x2="19cm" ns2:y2="6.371cm">
          <ns6:p/>
        </ns3:line>
        <ns3:line ns3:style-name="gr25" ns3:text-style-name="P4" ns3:layer="layout" ns2:x1="1.999cm" ns2:y1="8.488cm" ns2:x2="19cm" ns2:y2="8.488cm">
          <ns6:p/>
        </ns3:line>
        <ns3:line ns3:style-name="gr25" ns3:text-style-name="P4" ns3:layer="layout" ns2:x1="1.999cm" ns2:y1="8.488cm" ns2:x2="1.999cm" ns2:y2="6.371cm">
          <ns6:p/>
        </ns3:line>
        <ns3:line ns3:style-name="gr25" ns3:text-style-name="P4" ns3:layer="layout" ns2:x1="19cm" ns2:y1="8.488cm" ns2:x2="19cm" ns2:y2="6.371cm">
          <ns6:p/>
        </ns3:line>
        <ns3:polygon ns3:style-name="gr26" ns3:text-style-name="P21" ns3:layer="layout" ns2:width="2.8cm" ns2:height="0.776cm" ns2:x="1.999cm" ns2:y="8.638cm" ns2:viewBox="0 0 2801 777" ns3:points="0,0 2801,0 2801,777 0,777">
          <ns6:p/>
        </ns3:polygon>
        <ns3:polygon ns3:style-name="gr6" ns3:text-style-name="P7" ns3:layer="layout" ns2:width="2.8cm" ns2:height="1.341cm" ns2:x="1.999cm" ns2:y="9.414cm" ns2:viewBox="0 0 2801 1342" ns3:points="0,0 2801,0 2801,1342 0,1342">
          <ns6:p/>
        </ns3:polygon>
        <ns3:frame ns3:style-name="gr10" ns3:text-style-name="P9" ns3:layer="layout" ns2:width="10.096cm" ns2:height="0.336cm" ns2:x="5.047cm" ns2:y="7.909cm">
          <ns3:text-box>
            <ns6:p ns6:style-name="P2"><ns6:span ns6:style-name="T6">indiquent une instabilité persistante dans cette zone transfrontalière.</ns6:span></ns6:p>
          </ns3:text-box>
        </ns3:frame>
        <ns3:frame ns3:style-name="gr23" ns3:text-style-name="P19" ns3:layer="layout" ns2:width="1.037cm" ns2:height="0.302cm" ns2:x="2.884cm" ns2:y="8.896cm">
          <ns3:text-box>
            <ns6:p ns6:style-name="P2"><ns6:span ns6:style-name="T15">HAUTE</ns6:span></ns6:p>
          </ns3:text-box>
        </ns3:frame>
        <ns3:frame ns3:style-name="gr24" ns3:text-style-name="P20" ns3:layer="layout" ns2:width="4.401cm" ns2:height="0.352cm" ns2:x="5.047cm" ns2:y="8.911cm">
          <ns3:text-box>
            <ns6:p ns6:style-name="P2"><ns6:span ns6:style-name="T16">Protocole d'alerte précoce</ns6:span></ns6:p>
          </ns3:text-box>
        </ns3:frame>
        <ns3:frame ns3:style-name="gr10" ns3:text-style-name="P9" ns3:layer="layout" ns2:width="1.117cm" ns2:height="0.336cm" ns2:x="5.047cm" ns2:y="9.682cm">
          <ns3:text-box>
            <ns6:p ns6:style-name="P2"><ns6:span ns6:style-name="T6">Activer </ns6:span></ns6:p>
          </ns3:text-box>
        </ns3:frame>
        <ns3:frame ns3:style-name="gr10" ns3:text-style-name="P9" ns3:layer="layout" ns2:width="0.355cm" ns2:height="0.336cm" ns2:x="6.3cm" ns2:y="9.682cm">
          <ns3:text-box>
            <ns6:p ns6:style-name="P2"><ns6:span ns6:style-name="T6">le </ns6:span></ns6:p>
          </ns3:text-box>
        </ns3:frame>
        <ns3:frame ns3:style-name="gr10" ns3:text-style-name="P9" ns3:layer="layout" ns2:width="1.47cm" ns2:height="0.336cm" ns2:x="6.789cm" ns2:y="9.682cm">
          <ns3:text-box>
            <ns6:p ns6:style-name="P2"><ns6:span ns6:style-name="T6">protocole </ns6:span></ns6:p>
          </ns3:text-box>
        </ns3:frame>
        <ns3:frame ns3:style-name="gr10" ns3:text-style-name="P9" ns3:layer="layout" ns2:width="0.467cm" ns2:height="0.336cm" ns2:x="8.396cm" ns2:y="9.682cm">
          <ns3:text-box>
            <ns6:p ns6:style-name="P2"><ns6:span ns6:style-name="T6">en </ns6:span></ns6:p>
          </ns3:text-box>
        </ns3:frame>
        <ns3:frame ns3:style-name="gr10" ns3:text-style-name="P9" ns3:layer="layout" ns2:width="1.582cm" ns2:height="0.336cm" ns2:x="8.997cm" ns2:y="9.682cm">
          <ns3:text-box>
            <ns6:p ns6:style-name="P2"><ns6:span ns6:style-name="T6">novembre </ns6:span></ns6:p>
          </ns3:text-box>
        </ns3:frame>
        <ns3:frame ns3:style-name="gr10" ns3:text-style-name="P9" ns3:layer="layout" ns2:width="0.374cm" ns2:height="0.336cm" ns2:x="10.715cm" ns2:y="9.682cm">
          <ns3:text-box>
            <ns6:p ns6:style-name="P2"><ns6:span ns6:style-name="T6">et </ns6:span></ns6:p>
          </ns3:text-box>
        </ns3:frame>
        <ns3:frame ns3:style-name="gr10" ns3:text-style-name="P9" ns3:layer="layout" ns2:width="1.08cm" ns2:height="0.336cm" ns2:x="11.223cm" ns2:y="9.682cm">
          <ns3:text-box>
            <ns6:p ns6:style-name="P2"><ns6:span ns6:style-name="T6">janvier </ns6:span></ns6:p>
          </ns3:text-box>
        </ns3:frame>
        <ns3:frame ns3:style-name="gr10" ns3:text-style-name="P9" ns3:layer="layout" ns2:width="1.489cm" ns2:height="0.336cm" ns2:x="12.438cm" ns2:y="9.682cm">
          <ns3:text-box>
            <ns6:p ns6:style-name="P2"><ns6:span ns6:style-name="T6">(périodes </ns6:span></ns6:p>
          </ns3:text-box>
        </ns3:frame>
        <ns3:frame ns3:style-name="gr10" ns3:text-style-name="P9" ns3:layer="layout" ns2:width="0.522cm" ns2:height="0.336cm" ns2:x="14.064cm" ns2:y="9.682cm">
          <ns3:text-box>
            <ns6:p ns6:style-name="P2"><ns6:span ns6:style-name="T6">les </ns6:span></ns6:p>
          </ns3:text-box>
        </ns3:frame>
        <ns3:frame ns3:style-name="gr10" ns3:text-style-name="P9" ns3:layer="layout" ns2:width="0.708cm" ns2:height="0.336cm" ns2:x="14.72cm" ns2:y="9.682cm">
          <ns3:text-box>
            <ns6:p ns6:style-name="P2"><ns6:span ns6:style-name="T6">plus </ns6:span></ns6:p>
          </ns3:text-box>
        </ns3:frame>
        <ns3:frame ns3:style-name="gr10" ns3:text-style-name="P9" ns3:layer="layout" ns2:width="1.34cm" ns2:height="0.336cm" ns2:x="15.563cm" ns2:y="9.682cm">
          <ns3:text-box>
            <ns6:p ns6:style-name="P2"><ns6:span ns6:style-name="T6">critiques </ns6:span></ns6:p>
          </ns3:text-box>
        </ns3:frame>
        <ns3:frame ns3:style-name="gr10" ns3:text-style-name="P9" ns3:layer="layout" ns2:width="1.712cm" ns2:height="0.336cm" ns2:x="17.039cm" ns2:y="9.682cm">
          <ns3:text-box>
            <ns6:p ns6:style-name="P2"><ns6:span ns6:style-name="T6">identifiées).</ns6:span></ns6:p>
          </ns3:text-box>
        </ns3:frame>
        <ns3:line ns3:style-name="gr25" ns3:text-style-name="P4" ns3:layer="layout" ns2:x1="1.999cm" ns2:y1="8.638cm" ns2:x2="19cm" ns2:y2="8.638cm">
          <ns6:p/>
        </ns3:line>
        <ns3:line ns3:style-name="gr25" ns3:text-style-name="P4" ns3:layer="layout" ns2:x1="1.999cm" ns2:y1="10.755cm" ns2:x2="19cm" ns2:y2="10.755cm">
          <ns6:p/>
        </ns3:line>
        <ns3:line ns3:style-name="gr25" ns3:text-style-name="P4" ns3:layer="layout" ns2:x1="1.999cm" ns2:y1="10.755cm" ns2:x2="1.999cm" ns2:y2="8.638cm">
          <ns6:p/>
        </ns3:line>
        <ns3:line ns3:style-name="gr25" ns3:text-style-name="P4" ns3:layer="layout" ns2:x1="19cm" ns2:y1="10.755cm" ns2:x2="19cm" ns2:y2="8.638cm">
          <ns6:p/>
        </ns3:line>
        <ns3:polygon ns3:style-name="gr27" ns3:text-style-name="P22" ns3:layer="layout" ns2:width="2.8cm" ns2:height="0.776cm" ns2:x="1.999cm" ns2:y="10.905cm" ns2:viewBox="0 0 2801 777" ns3:points="0,0 2801,0 2801,777 0,777">
          <ns6:p/>
        </ns3:polygon>
        <ns3:polygon ns3:style-name="gr6" ns3:text-style-name="P7" ns3:layer="layout" ns2:width="2.8cm" ns2:height="1.34cm" ns2:x="1.999cm" ns2:y="11.681cm" ns2:viewBox="0 0 2801 1341" ns3:points="0,0 2801,0 2801,1341 0,1341">
          <ns6:p/>
        </ns3:polygon>
        <ns3:frame ns3:style-name="gr10" ns3:text-style-name="P9" ns3:layer="layout" ns2:width="8.942cm" ns2:height="0.336cm" ns2:x="5.047cm" ns2:y="10.176cm">
          <ns3:text-box>
            <ns6:p ns6:style-name="P2"><ns6:span ns6:style-name="T6">Pré-positionner des stocks humanitaires avant ces périodes.</ns6:span></ns6:p>
          </ns3:text-box>
        </ns3:frame>
        <ns3:frame ns3:style-name="gr23" ns3:text-style-name="P19" ns3:layer="layout" ns2:width="1.522cm" ns2:height="0.302cm" ns2:x="2.642cm" ns2:y="11.163cm">
          <ns3:text-box>
            <ns6:p ns6:style-name="P2"><ns6:span ns6:style-name="T15">MOYENNE</ns6:span></ns6:p>
          </ns3:text-box>
        </ns3:frame>
        <ns3:frame ns3:style-name="gr24" ns3:text-style-name="P20" ns3:layer="layout" ns2:width="4.708cm" ns2:height="0.352cm" ns2:x="5.047cm" ns2:y="11.177cm">
          <ns3:text-box>
            <ns6:p ns6:style-name="P2"><ns6:span ns6:style-name="T16">Harmonisation des données</ns6:span></ns6:p>
          </ns3:text-box>
        </ns3:frame>
        <ns3:frame ns3:style-name="gr10" ns3:text-style-name="P9" ns3:layer="layout" ns2:width="14.035cm" ns2:height="0.336cm" ns2:x="5.047cm" ns2:y="11.949cm">
          <ns3:text-box>
            <ns6:p ns6:style-name="P2"><ns6:span ns6:style-name="T6">Standardiser <ns6:s/>les <ns6:s/>nomenclatures <ns6:s/>géographiques <ns6:s/>dans <ns6:s/>les <ns6:s/>systèmes <ns6:s/>IDMC/IDRM <ns6:s/>(Est/East,</ns6:span></ns6:p>
          </ns3:text-box>
        </ns3:frame>
        <ns3:line ns3:style-name="gr25" ns3:text-style-name="P4" ns3:layer="layout" ns2:x1="1.999cm" ns2:y1="10.905cm" ns2:x2="19cm" ns2:y2="10.905cm">
          <ns6:p/>
        </ns3:line>
        <ns3:line ns3:style-name="gr25" ns3:text-style-name="P4" ns3:layer="layout" ns2:x1="1.999cm" ns2:y1="13.021cm" ns2:x2="19cm" ns2:y2="13.021cm">
          <ns6:p/>
        </ns3:line>
        <ns3:line ns3:style-name="gr25" ns3:text-style-name="P4" ns3:layer="layout" ns2:x1="1.999cm" ns2:y1="13.021cm" ns2:x2="1.999cm" ns2:y2="10.905cm">
          <ns6:p/>
        </ns3:line>
        <ns3:line ns3:style-name="gr25" ns3:text-style-name="P4" ns3:layer="layout" ns2:x1="19cm" ns2:y1="13.021cm" ns2:x2="19cm" ns2:y2="10.905cm">
          <ns6:p/>
        </ns3:line>
        <ns3:polygon ns3:style-name="gr27" ns3:text-style-name="P22" ns3:layer="layout" ns2:width="2.8cm" ns2:height="0.777cm" ns2:x="1.999cm" ns2:y="13.171cm" ns2:viewBox="0 0 2801 778" ns3:points="0,0 2801,0 2801,778 0,778">
          <ns6:p/>
        </ns3:polygon>
        <ns3:polygon ns3:style-name="gr6" ns3:text-style-name="P7" ns3:layer="layout" ns2:width="2.8cm" ns2:height="1.34cm" ns2:x="1.999cm" ns2:y="13.948cm" ns2:viewBox="0 0 2801 1341" ns3:points="0,0 2801,0 2801,1341 0,1341">
          <ns6:p/>
        </ns3:polygon>
        <ns3:frame ns3:style-name="gr10" ns3:text-style-name="P9" ns3:layer="layout" ns2:width="7.622cm" ns2:height="0.336cm" ns2:x="5.047cm" ns2:y="12.442cm">
          <ns3:text-box>
            <ns6:p ns6:style-name="P2"><ns6:span ns6:style-name="T6">Nord/North) pour améliorer la fiabilité des analyses.</ns6:span></ns6:p>
          </ns3:text-box>
        </ns3:frame>
        <ns3:frame ns3:style-name="gr23" ns3:text-style-name="P19" ns3:layer="layout" ns2:width="1.522cm" ns2:height="0.302cm" ns2:x="2.642cm" ns2:y="13.43cm">
          <ns3:text-box>
            <ns6:p ns6:style-name="P2"><ns6:span ns6:style-name="T15">MOYENNE</ns6:span></ns6:p>
          </ns3:text-box>
        </ns3:frame>
        <ns3:frame ns3:style-name="gr24" ns3:text-style-name="P20" ns3:layer="layout" ns2:width="5.528cm" ns2:height="0.352cm" ns2:x="5.047cm" ns2:y="13.444cm">
          <ns3:text-box>
            <ns6:p ns6:style-name="P2"><ns6:span ns6:style-name="T16">Extension de la base de données</ns6:span></ns6:p>
          </ns3:text-box>
        </ns3:frame>
        <ns3:frame ns3:style-name="gr10" ns3:text-style-name="P9" ns3:layer="layout" ns2:width="13.46cm" ns2:height="0.336cm" ns2:x="5.047cm" ns2:y="14.215cm">
          <ns3:text-box>
            <ns6:p ns6:style-name="P2"><ns6:span ns6:style-name="T6">Collecter et intégrer les données 2019-2025 pour des analyses prédictives plus robustes et</ns6:span></ns6:p>
          </ns3:text-box>
        </ns3:frame>
        <ns3:line ns3:style-name="gr25" ns3:text-style-name="P4" ns3:layer="layout" ns2:x1="1.999cm" ns2:y1="13.171cm" ns2:x2="19cm" ns2:y2="13.171cm">
          <ns6:p/>
        </ns3:line>
        <ns3:line ns3:style-name="gr25" ns3:text-style-name="P4" ns3:layer="layout" ns2:x1="1.999cm" ns2:y1="15.288cm" ns2:x2="19cm" ns2:y2="15.288cm">
          <ns6:p/>
        </ns3:line>
        <ns3:line ns3:style-name="gr25" ns3:text-style-name="P4" ns3:layer="layout" ns2:x1="1.999cm" ns2:y1="15.288cm" ns2:x2="1.999cm" ns2:y2="13.171cm">
          <ns6:p/>
        </ns3:line>
        <ns3:line ns3:style-name="gr25" ns3:text-style-name="P4" ns3:layer="layout" ns2:x1="19cm" ns2:y1="15.288cm" ns2:x2="19cm" ns2:y2="13.171cm">
          <ns6:p/>
        </ns3:line>
        <ns3:frame ns3:style-name="gr10" ns3:text-style-name="P9" ns3:layer="layout" ns2:width="5.531cm" ns2:height="0.336cm" ns2:x="5.047cm" ns2:y="14.709cm">
          <ns3:text-box>
            <ns6:p ns6:style-name="P2"><ns6:span ns6:style-name="T6">l'identification de patterns long terme.</ns6:span></ns6:p>
          </ns3:text-box>
        </ns3:frame>
        <ns3:polygon ns3:style-name="gr1" ns3:text-style-name="P1" ns3:layer="layout" ns2:width="17.001cm" ns2:height="0.776cm" ns2:x="1.999cm" ns2:y="16.726cm" ns2:viewBox="0 0 17002 777" ns3:points="0,0 17002,0 17002,777 0,777">
          <ns6:p/>
        </ns3:polygon>
        <ns3:polygon ns3:style-name="gr18" ns3:text-style-name="P15" ns3:layer="layout" ns2:width="17.001cm" ns2:height="0.776cm" ns2:x="1.999cm" ns2:y="17.502cm" ns2:viewBox="0 0 17002 777" ns3:points="0,0 17002,0 17002,777 0,777">
          <ns6:p/>
        </ns3:polygon>
        <ns3:polygon ns3:style-name="gr6" ns3:text-style-name="P7" ns3:layer="layout" ns2:width="17.001cm" ns2:height="0.776cm" ns2:x="1.999cm" ns2:y="18.278cm" ns2:viewBox="0 0 17002 777" ns3:points="0,0 17002,0 17002,777 0,777">
          <ns6:p/>
        </ns3:polygon>
        <ns3:polygon ns3:style-name="gr18" ns3:text-style-name="P15" ns3:layer="layout" ns2:width="17.001cm" ns2:height="0.776cm" ns2:x="1.999cm" ns2:y="19.054cm" ns2:viewBox="0 0 17002 777" ns3:points="0,0 17002,0 17002,777 0,777">
          <ns6:p/>
        </ns3:polygon>
        <ns3:polygon ns3:style-name="gr6" ns3:text-style-name="P7" ns3:layer="layout" ns2:width="17.001cm" ns2:height="0.776cm" ns2:x="1.999cm" ns2:y="19.83cm" ns2:viewBox="0 0 17002 777" ns3:points="0,0 17002,0 17002,777 0,777">
          <ns6:p/>
        </ns3:polygon>
        <ns3:frame ns3:style-name="gr16" ns3:text-style-name="P14" ns3:layer="layout" ns2:width="3.638cm" ns2:height="0.391cm" ns2:x="2.212cm" ns2:y="16.161cm">
          <ns3:text-box>
            <ns6:p ns6:style-name="P2"><ns6:span ns6:style-name="T10">Indicateurs de suivi</ns6:span></ns6:p>
          </ns3:text-box>
        </ns3:frame>
        <ns3:frame ns3:style-name="gr10" ns3:text-style-name="P9" ns3:layer="layout" ns2:width="1.6cm" ns2:height="0.336cm" ns2:x="3.699cm" ns2:y="16.958cm">
          <ns3:text-box>
            <ns6:p ns6:style-name="P2"><ns6:span ns6:style-name="T11">Indicateur</ns6:span></ns6:p>
          </ns3:text-box>
        </ns3:frame>
        <ns3:frame ns3:style-name="gr10" ns3:text-style-name="P9" ns3:layer="layout" ns2:width="1.619cm" ns2:height="0.336cm" ns2:x="7.94cm" ns2:y="16.958cm">
          <ns3:text-box>
            <ns6:p ns6:style-name="P2"><ns6:span ns6:style-name="T11">Référence</ns6:span></ns6:p>
          </ns3:text-box>
        </ns3:frame>
        <ns3:frame ns3:style-name="gr10" ns3:text-style-name="P9" ns3:layer="layout" ns2:width="2.07cm" ns2:height="0.336cm" ns2:x="11.214cm" ns2:y="16.958cm">
          <ns3:text-box>
            <ns6:p ns6:style-name="P2"><ns6:span ns6:style-name="T11">Seuil d'alerte</ns6:span></ns6:p>
          </ns3:text-box>
        </ns3:frame>
        <ns3:frame ns3:style-name="gr10" ns3:text-style-name="P9" ns3:layer="layout" ns2:width="1.693cm" ns2:height="0.336cm" ns2:x="15.653cm" ns2:y="16.958cm">
          <ns3:text-box>
            <ns6:p ns6:style-name="P2"><ns6:span ns6:style-name="T11">Fréquence</ns6:span></ns6:p>
          </ns3:text-box>
        </ns3:frame>
        <ns3:frame ns3:style-name="gr10" ns3:text-style-name="P9" ns3:layer="layout" ns2:width="2.195cm" ns2:height="0.336cm" ns2:x="2.212cm" ns2:y="17.734cm">
          <ns3:text-box>
            <ns6:p ns6:style-name="P2"><ns6:span ns6:style-name="T6">Déplacés/mois</ns6:span></ns6:p>
          </ns3:text-box>
        </ns3:frame>
        <ns3:frame ns3:style-name="gr10" ns3:text-style-name="P9" ns3:layer="layout" ns2:width="2.26cm" ns2:height="0.336cm" ns2:x="7.212cm" ns2:y="17.734cm">
          <ns3:text-box>
            <ns6:p ns6:style-name="P2"><ns6:span ns6:style-name="T6">~12 300 (moy.)</ns6:span></ns6:p>
          </ns3:text-box>
        </ns3:frame>
        <ns3:frame ns3:style-name="gr10" ns3:text-style-name="P9" ns3:layer="layout" ns2:width="1.313cm" ns2:height="0.336cm" ns2:x="10.712cm" ns2:y="17.734cm">
          <ns3:text-box>
            <ns6:p ns6:style-name="P2"><ns6:span ns6:style-name="T6">&gt; 15 000</ns6:span></ns6:p>
          </ns3:text-box>
        </ns3:frame>
        <ns3:frame ns3:style-name="gr10" ns3:text-style-name="P9" ns3:layer="layout" ns2:width="1.526cm" ns2:height="0.336cm" ns2:x="14.212cm" ns2:y="17.734cm">
          <ns3:text-box>
            <ns6:p ns6:style-name="P2"><ns6:span ns6:style-name="T6">Mensuelle</ns6:span></ns6:p>
          </ns3:text-box>
        </ns3:frame>
        <ns3:frame ns3:style-name="gr10" ns3:text-style-name="P9" ns3:layer="layout" ns2:width="2.66cm" ns2:height="0.336cm" ns2:x="2.212cm" ns2:y="18.511cm">
          <ns3:text-box>
            <ns6:p ns6:style-name="P2"><ns6:span ns6:style-name="T6">Événements/mois</ns6:span></ns6:p>
          </ns3:text-box>
        </ns3:frame>
        <ns3:frame ns3:style-name="gr10" ns3:text-style-name="P9" ns3:layer="layout" ns2:width="1.228cm" ns2:height="0.336cm" ns2:x="7.212cm" ns2:y="18.511cm">
          <ns3:text-box>
            <ns6:p ns6:style-name="P2"><ns6:span ns6:style-name="T6">5 (moy.)</ns6:span></ns6:p>
          </ns3:text-box>
        </ns3:frame>
        <ns3:frame ns3:style-name="gr10" ns3:text-style-name="P9" ns3:layer="layout" ns2:width="0.476cm" ns2:height="0.336cm" ns2:x="10.712cm" ns2:y="18.511cm">
          <ns3:text-box>
            <ns6:p ns6:style-name="P2"><ns6:span ns6:style-name="T6">&gt; 8</ns6:span></ns6:p>
          </ns3:text-box>
        </ns3:frame>
        <ns3:frame ns3:style-name="gr10" ns3:text-style-name="P9" ns3:layer="layout" ns2:width="1.526cm" ns2:height="0.336cm" ns2:x="14.212cm" ns2:y="18.511cm">
          <ns3:text-box>
            <ns6:p ns6:style-name="P2"><ns6:span ns6:style-name="T6">Mensuelle</ns6:span></ns6:p>
          </ns3:text-box>
        </ns3:frame>
        <ns3:frame ns3:style-name="gr10" ns3:text-style-name="P9" ns3:layer="layout" ns2:width="3.459cm" ns2:height="0.336cm" ns2:x="2.212cm" ns2:y="19.287cm">
          <ns3:text-box>
            <ns6:p ns6:style-name="P2"><ns6:span ns6:style-name="T6">Concentration Djibasso</ns6:span></ns6:p>
          </ns3:text-box>
        </ns3:frame>
        <ns3:frame ns3:style-name="gr10" ns3:text-style-name="P9" ns3:layer="layout" ns2:width="0.764cm" ns2:height="0.336cm" ns2:x="7.212cm" ns2:y="19.287cm">
          <ns3:text-box>
            <ns6:p ns6:style-name="P2"><ns6:span ns6:style-name="T6">56 %</ns6:span></ns6:p>
          </ns3:text-box>
        </ns3:frame>
        <ns3:frame ns3:style-name="gr10" ns3:text-style-name="P9" ns3:layer="layout" ns2:width="1.052cm" ns2:height="0.336cm" ns2:x="10.712cm" ns2:y="19.287cm">
          <ns3:text-box>
            <ns6:p ns6:style-name="P2"><ns6:span ns6:style-name="T6">&gt; 60 %</ns6:span></ns6:p>
          </ns3:text-box>
        </ns3:frame>
        <ns3:frame ns3:style-name="gr10" ns3:text-style-name="P9" ns3:layer="layout" ns2:width="1.526cm" ns2:height="0.336cm" ns2:x="14.212cm" ns2:y="19.287cm">
          <ns3:text-box>
            <ns6:p ns6:style-name="P2"><ns6:span ns6:style-name="T6">Mensuelle</ns6:span></ns6:p>
          </ns3:text-box>
        </ns3:frame>
        <ns3:frame ns3:style-name="gr10" ns3:text-style-name="P9" ns3:layer="layout" ns2:width="2.865cm" ns2:height="0.336cm" ns2:x="2.212cm" ns2:y="20.063cm">
          <ns3:text-box>
            <ns6:p ns6:style-name="P2"><ns6:span ns6:style-name="T6">Nouveaux hotspots</ns6:span></ns6:p>
          </ns3:text-box>
        </ns3:frame>
        <ns3:frame ns3:style-name="gr10" ns3:text-style-name="P9" ns3:layer="layout" ns2:width="0.334cm" ns2:height="0.336cm" ns2:x="7.212cm" ns2:y="20.063cm">
          <ns3:text-box>
            <ns6:p ns6:style-name="P2"><ns6:span ns6:style-name="T6">2</ns6:span></ns6:p>
          </ns3:text-box>
        </ns3:frame>
        <ns3:frame ns3:style-name="gr10" ns3:text-style-name="P9" ns3:layer="layout" ns2:width="0.476cm" ns2:height="0.336cm" ns2:x="10.712cm" ns2:y="20.063cm">
          <ns3:text-box>
            <ns6:p ns6:style-name="P2"><ns6:span ns6:style-name="T6">&gt; 3</ns6:span></ns6:p>
          </ns3:text-box>
        </ns3:frame>
        <ns3:line ns3:style-name="gr9" ns3:text-style-name="P4" ns3:layer="layout" ns2:x1="1.999cm" ns2:y1="16.726cm" ns2:x2="19cm" ns2:y2="16.726cm">
          <ns6:p/>
        </ns3:line>
        <ns3:line ns3:style-name="gr9" ns3:text-style-name="P4" ns3:layer="layout" ns2:x1="1.999cm" ns2:y1="20.606cm" ns2:x2="19cm" ns2:y2="20.606cm">
          <ns6:p/>
        </ns3:line>
        <ns3:line ns3:style-name="gr9" ns3:text-style-name="P4" ns3:layer="layout" ns2:x1="1.999cm" ns2:y1="20.606cm" ns2:x2="1.999cm" ns2:y2="16.726cm">
          <ns6:p/>
        </ns3:line>
        <ns3:line ns3:style-name="gr9" ns3:text-style-name="P4" ns3:layer="layout" ns2:x1="19cm" ns2:y1="20.606cm" ns2:x2="19cm" ns2:y2="16.726cm">
          <ns6:p/>
        </ns3:line>
        <ns3:line ns3:style-name="gr8" ns3:text-style-name="P4" ns3:layer="layout" ns2:x1="1.999cm" ns2:y1="17.502cm" ns2:x2="19cm" ns2:y2="17.502cm">
          <ns6:p/>
        </ns3:line>
        <ns3:line ns3:style-name="gr8" ns3:text-style-name="P4" ns3:layer="layout" ns2:x1="1.999cm" ns2:y1="18.278cm" ns2:x2="19cm" ns2:y2="18.278cm">
          <ns6:p/>
        </ns3:line>
        <ns3:line ns3:style-name="gr8" ns3:text-style-name="P4" ns3:layer="layout" ns2:x1="1.999cm" ns2:y1="19.054cm" ns2:x2="19cm" ns2:y2="19.054cm">
          <ns6:p/>
        </ns3:line>
        <ns3:line ns3:style-name="gr8" ns3:text-style-name="P4" ns3:layer="layout" ns2:x1="1.999cm" ns2:y1="19.83cm" ns2:x2="19cm" ns2:y2="19.83cm">
          <ns6:p/>
        </ns3:line>
        <ns3:line ns3:style-name="gr8" ns3:text-style-name="P4" ns3:layer="layout" ns2:x1="7cm" ns2:y1="20.606cm" ns2:x2="7cm" ns2:y2="16.726cm">
          <ns6:p/>
        </ns3:line>
        <ns3:line ns3:style-name="gr8" ns3:text-style-name="P4" ns3:layer="layout" ns2:x1="10.5cm" ns2:y1="20.606cm" ns2:x2="10.5cm" ns2:y2="16.726cm">
          <ns6:p/>
        </ns3:line>
        <ns3:line ns3:style-name="gr8" ns3:text-style-name="P4" ns3:layer="layout" ns2:x1="14cm" ns2:y1="20.606cm" ns2:x2="14cm" ns2:y2="16.726cm">
          <ns6:p/>
        </ns3:line>
        <ns3:frame ns3:style-name="gr10" ns3:text-style-name="P9" ns3:layer="layout" ns2:width="1.823cm" ns2:height="0.336cm" ns2:x="14.212cm" ns2:y="20.063cm">
          <ns3:text-box>
            <ns6:p ns6:style-name="P2"><ns6:span ns6:style-name="T6">Trimestrielle</ns6:span></ns6:p>
          </ns3:text-box>
        </ns3:frame>
      </ns3:page>
      <ns3:page ns3:name="page14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polygon ns3:style-name="gr1" ns3:text-style-name="P1" ns3:layer="layout" ns2:width="17.001cm" ns2:height="1.094cm" ns2:x="1.999cm" ns2:y="2.711cm" ns2:viewBox="0 0 17002 1095" ns3:points="0,0 17002,0 17002,1095 0,1095">
          <ns6:p/>
        </ns3:polygon>
        <ns3:frame ns3:style-name="gr2" ns3:text-style-name="P3" ns3:layer="layout" ns2:width="0.854cm" ns2:height="0.23cm" ns2:x="18.146cm" ns2:y="29.313cm">
          <ns3:text-box>
            <ns6:p ns6:style-name="P2"><ns6:span ns6:style-name="T7">Page 14</ns6:span></ns6:p>
          </ns3:text-box>
        </ns3:frame>
        <ns3:frame ns3:style-name="gr12" ns3:text-style-name="P11" ns3:layer="layout" ns2:width="2.721cm" ns2:height="0.458cm" ns2:x="2.353cm" ns2:y="3.083cm">
          <ns3:text-box>
            <ns6:p ns6:style-name="P2"><ns6:span ns6:style-name="T7">7. ANNEXES</ns6:span></ns6:p>
          </ns3:text-box>
        </ns3:frame>
        <ns3:polygon ns3:style-name="gr28" ns3:text-style-name="P23" ns3:layer="layout" ns2:width="17.001cm" ns2:height="1.411cm" ns2:x="1.999cm" ns2:y="5.093cm" ns2:viewBox="0 0 17002 1412" ns3:points="0,0 17002,0 17002,1412 0,1412">
          <ns6:p/>
        </ns3:polygon>
        <ns3:frame ns3:style-name="gr16" ns3:text-style-name="P14" ns3:layer="layout" ns2:width="9.092cm" ns2:height="0.391cm" ns2:x="2.212cm" ns2:y="4.528cm">
          <ns3:text-box>
            <ns6:p ns6:style-name="P2"><ns6:span ns6:style-name="T10">Annexe A — Lien vers le Notebook Google Colab</ns6:span></ns6:p>
          </ns3:text-box>
        </ns3:frame>
        <ns3:frame ns3:style-name="gr7" ns3:text-style-name="P8" ns3:layer="layout" ns2:width="0.317cm" ns2:height="0.382cm" ns2:x="2.353cm" ns2:y="5.357cm">
          <ns3:text-box>
            <ns6:p ns6:style-name="P2"><ns6:span ns6:style-name="T17">■</ns6:span></ns6:p>
          </ns3:text-box>
        </ns3:frame>
        <ns3:frame ns3:style-name="gr7" ns3:text-style-name="P8" ns3:layer="layout" ns2:width="2.736cm" ns2:height="0.319cm" ns2:x="2.594cm" ns2:y="5.461cm">
          <ns3:text-box>
            <ns6:p ns6:style-name="P2"><ns6:span ns6:style-name="T4"><ns6:s/>Notebook Google</ns6:span></ns6:p>
          </ns3:text-box>
        </ns3:frame>
        <ns3:frame ns3:style-name="gr7" ns3:text-style-name="P8" ns3:layer="layout" ns2:width="1.078cm" ns2:height="0.319cm" ns2:x="2.353cm" ns2:y="5.885cm">
          <ns3:text-box>
            <ns6:p ns6:style-name="P2"><ns6:span ns6:style-name="T4">Colab :</ns6:span></ns6:p>
          </ns3:text-box>
        </ns3:frame>
        <ns3:line ns3:style-name="gr29" ns3:text-style-name="P4" ns3:layer="layout" ns2:x1="1.999cm" ns2:y1="5.093cm" ns2:x2="19cm" ns2:y2="5.093cm">
          <ns6:p/>
        </ns3:line>
        <ns3:line ns3:style-name="gr29" ns3:text-style-name="P4" ns3:layer="layout" ns2:x1="1.999cm" ns2:y1="6.504cm" ns2:x2="19cm" ns2:y2="6.504cm">
          <ns6:p/>
        </ns3:line>
        <ns3:line ns3:style-name="gr29" ns3:text-style-name="P4" ns3:layer="layout" ns2:x1="1.999cm" ns2:y1="6.504cm" ns2:x2="1.999cm" ns2:y2="5.093cm">
          <ns6:p/>
        </ns3:line>
        <ns3:line ns3:style-name="gr29" ns3:text-style-name="P4" ns3:layer="layout" ns2:x1="19cm" ns2:y1="6.504cm" ns2:x2="19cm" ns2:y2="5.093cm">
          <ns6:p/>
        </ns3:line>
        <ns3:frame ns3:style-name="gr7" ns3:text-style-name="P8" ns3:layer="layout" ns2:width="11.754cm" ns2:height="0.369cm" ns2:x="6.853cm" ns2:y="5.638cm">
          <ns3:text-box>
            <ns6:p ns6:style-name="P2"><ns6:span ns6:style-name="T18">https://colab.research.google.com/drive/1aaBcpfVn1ymSslq-f02isXD6f0KTyw9r?a...</ns6:span></ns6:p>
          </ns3:text-box>
        </ns3:frame>
        <ns3:frame ns3:style-name="gr10" ns3:text-style-name="P9" ns3:layer="layout" ns2:width="16.323cm" ns2:height="0.336cm" ns2:x="2.212cm" ns2:y="6.866cm">
          <ns3:text-box>
            <ns6:p ns6:style-name="P2"><ns6:span ns6:style-name="T6">Le <ns6:s/>notebook <ns6:s/>contient <ns6:s/>31 <ns6:s/>cellules <ns6:s/>organisées <ns6:s/>en <ns6:s/>5 <ns6:s/>parties <ns6:s/>: <ns6:s/>(A) <ns6:s/>Import <ns6:s/>et <ns6:s/>exploration, <ns6:s/>(B) <ns6:s/>Nettoyage <ns6:s/>et</ns6:span></ns6:p>
          </ns3:text-box>
        </ns3:frame>
        <ns3:frame ns3:style-name="gr10" ns3:text-style-name="P9" ns3:layer="layout" ns2:width="16.898cm" ns2:height="0.336cm" ns2:x="2.212cm" ns2:y="7.359cm">
          <ns3:text-box>
            <ns6:p ns6:style-name="P2"><ns6:span ns6:style-name="T6">préparation, <ns6:s/>(C) <ns6:s/>Analyse <ns6:s/>NumPy <ns6:s/>et <ns6:s/>Pandas, <ns6:s/>(D) <ns6:s/>Visualisations, <ns6:s/>(E) <ns6:s/>Analyse <ns6:s/>avancée <ns6:s/>et <ns6:s/>export. <ns6:s/>Toutes <ns6:s/>les</ns6:span></ns6:p>
          </ns3:text-box>
        </ns3:frame>
        <ns3:frame ns3:style-name="gr10" ns3:text-style-name="P9" ns3:layer="layout" ns2:width="10.393cm" ns2:height="0.336cm" ns2:x="2.212cm" ns2:y="7.853cm">
          <ns3:text-box>
            <ns6:p ns6:style-name="P2"><ns6:span ns6:style-name="T6">cellules ont été pré-exécutées conformément aux consignes du projet.</ns6:span></ns6:p>
          </ns3:text-box>
        </ns3:frame>
        <ns3:frame ns3:style-name="gr16" ns3:text-style-name="P14" ns3:layer="layout" ns2:width="7.707cm" ns2:height="0.391cm" ns2:x="2.212cm" ns2:y="8.95cm">
          <ns3:text-box>
            <ns6:p ns6:style-name="P2"><ns6:span ns6:style-name="T10">Annexe B — Extraits de code Python clés</ns6:span></ns6:p>
          </ns3:text-box>
        </ns3:frame>
        <ns3:polygon ns3:style-name="gr30" ns3:text-style-name="P24" ns3:layer="layout" ns2:width="17.001cm" ns2:height="2.434cm" ns2:x="1.999cm" ns2:y="10.22cm" ns2:viewBox="0 0 17002 2435" ns3:points="0,0 17002,0 17002,2435 0,2435">
          <ns6:p/>
        </ns3:polygon>
        <ns3:frame ns3:style-name="gr24" ns3:text-style-name="P20" ns3:layer="layout" ns2:width="8.535cm" ns2:height="0.408cm" ns2:x="2.212cm" ns2:y="9.716cm">
          <ns3:text-box>
            <ns6:p ns6:style-name="P2"><ns6:span ns6:style-name="T19">B.1 Import et statistiques descriptives avec NumPy</ns6:span></ns6:p>
          </ns3:text-box>
        </ns3:frame>
        <ns3:frame ns3:style-name="gr14" ns3:text-style-name="P13" ns3:layer="layout" ns2:width="13.924cm" ns2:height="0.268cm" ns2:x="3.623cm" ns2:y="10.572cm">
          <ns3:text-box>
            <ns6:p ns6:style-name="P2"><ns6:span ns6:style-name="T20">import pandas as pd, numpy as np df = pd.read_csv('event_data_bfa.csv') figures_array =</ns6:span></ns6:p>
          </ns3:text-box>
        </ns3:frame>
        <ns3:frame ns3:style-name="gr14" ns3:text-style-name="P13" ns3:layer="layout" ns2:width="14.884cm" ns2:height="0.268cm" ns2:x="3.623cm" ns2:y="10.96cm">
          <ns3:text-box>
            <ns6:p ns6:style-name="P2"><ns6:span ns6:style-name="T20">df['figure'].to_numpy() mediane = np.median(figures_array) p75 = np.percentile(figures_array,</ns6:span></ns6:p>
          </ns3:text-box>
        </ns3:frame>
        <ns3:frame ns3:style-name="gr14" ns3:text-style-name="P13" ns3:layer="layout" ns2:width="11.523cm" ns2:height="0.268cm" ns2:x="3.623cm" ns2:y="11.348cm">
          <ns3:text-box>
            <ns6:p ns6:style-name="P2"><ns6:span ns6:style-name="T20">75) p90 = np.percentile(figures_array, 90) cv = (np.std(figures_array) /</ns6:span></ns6:p>
          </ns3:text-box>
        </ns3:frame>
        <ns3:frame ns3:style-name="gr14" ns3:text-style-name="P13" ns3:layer="layout" ns2:width="14.084cm" ns2:height="0.268cm" ns2:x="3.623cm" ns2:y="11.736cm">
          <ns3:text-box>
            <ns6:p ns6:style-name="P2"><ns6:span ns6:style-name="T20">np.mean(figures_array)) * 100 print(f"Médiane : {mediane:,.0f} | P90 : {p90:,.0f} | CV :</ns6:span></ns6:p>
          </ns3:text-box>
        </ns3:frame>
        <ns3:line ns3:style-name="gr31" ns3:text-style-name="P4" ns3:layer="layout" ns2:x1="1.999cm" ns2:y1="10.22cm" ns2:x2="19cm" ns2:y2="10.22cm">
          <ns6:p/>
        </ns3:line>
        <ns3:line ns3:style-name="gr31" ns3:text-style-name="P4" ns3:layer="layout" ns2:x1="1.999cm" ns2:y1="12.654cm" ns2:x2="19cm" ns2:y2="12.654cm">
          <ns6:p/>
        </ns3:line>
        <ns3:line ns3:style-name="gr31" ns3:text-style-name="P4" ns3:layer="layout" ns2:x1="1.999cm" ns2:y1="12.654cm" ns2:x2="1.999cm" ns2:y2="10.22cm">
          <ns6:p/>
        </ns3:line>
        <ns3:line ns3:style-name="gr31" ns3:text-style-name="P4" ns3:layer="layout" ns2:x1="19cm" ns2:y1="12.654cm" ns2:x2="19cm" ns2:y2="10.22cm">
          <ns6:p/>
        </ns3:line>
        <ns3:frame ns3:style-name="gr14" ns3:text-style-name="P13" ns3:layer="layout" ns2:width="1.762cm" ns2:height="0.268cm" ns2:x="3.623cm" ns2:y="12.124cm">
          <ns3:text-box>
            <ns6:p ns6:style-name="P2"><ns6:span ns6:style-name="T20">{cv:.1f}%")</ns6:span></ns6:p>
          </ns3:text-box>
        </ns3:frame>
        <ns3:polygon ns3:style-name="gr30" ns3:text-style-name="P24" ns3:layer="layout" ns2:width="17.001cm" ns2:height="2.434cm" ns2:x="1.999cm" ns2:y="13.651cm" ns2:viewBox="0 0 17002 2435" ns3:points="0,0 17002,0 17002,2435 0,2435">
          <ns6:p/>
        </ns3:polygon>
        <ns3:frame ns3:style-name="gr24" ns3:text-style-name="P20" ns3:layer="layout" ns2:width="8.008cm" ns2:height="0.408cm" ns2:x="2.212cm" ns2:y="13.147cm">
          <ns3:text-box>
            <ns6:p ns6:style-name="P2"><ns6:span ns6:style-name="T19">B.2 Nettoyage — dates, durée, extraction région</ns6:span></ns6:p>
          </ns3:text-box>
        </ns3:frame>
        <ns3:frame ns3:style-name="gr14" ns3:text-style-name="P13" ns3:layer="layout" ns2:width="14.884cm" ns2:height="0.268cm" ns2:x="3.623cm" ns2:y="14.003cm">
          <ns3:text-box>
            <ns6:p ns6:style-name="P2"><ns6:span ns6:style-name="T20">for col in ['displacement_date','displacement_start_date','displacement_end_date']: df[col] =</ns6:span></ns6:p>
          </ns3:text-box>
        </ns3:frame>
        <ns3:frame ns3:style-name="gr14" ns3:text-style-name="P13" ns3:layer="layout" ns2:width="14.244cm" ns2:height="0.268cm" ns2:x="3.623cm" ns2:y="14.391cm">
          <ns3:text-box>
            <ns6:p ns6:style-name="P2"><ns6:span ns6:style-name="T20">pd.to_datetime(df[col]) df['mois'] = df['displacement_date'].dt.month df['duree_jours'] =</ns6:span></ns6:p>
          </ns3:text-box>
        </ns3:frame>
        <ns3:frame ns3:style-name="gr14" ns3:text-style-name="P13" ns3:layer="layout" ns2:width="11.683cm" ns2:height="0.268cm" ns2:x="3.623cm" ns2:y="14.779cm">
          <ns3:text-box>
            <ns6:p ns6:style-name="P2"><ns6:span ns6:style-name="T20">(df['displacement_end_date'] - df['displacement_start_date']).dt.days def</ns6:span></ns6:p>
          </ns3:text-box>
        </ns3:frame>
        <ns3:frame ns3:style-name="gr14" ns3:text-style-name="P13" ns3:layer="layout" ns2:width="13.764cm" ns2:height="0.268cm" ns2:x="3.623cm" ns2:y="15.167cm">
          <ns3:text-box>
            <ns6:p ns6:style-name="P2"><ns6:span ns6:style-name="T20">extract_region(location): parts = str(location).split(',') return parts[-2].strip() if</ns6:span></ns6:p>
          </ns3:text-box>
        </ns3:frame>
        <ns3:line ns3:style-name="gr31" ns3:text-style-name="P4" ns3:layer="layout" ns2:x1="1.999cm" ns2:y1="13.651cm" ns2:x2="19cm" ns2:y2="13.651cm">
          <ns6:p/>
        </ns3:line>
        <ns3:line ns3:style-name="gr31" ns3:text-style-name="P4" ns3:layer="layout" ns2:x1="1.999cm" ns2:y1="16.085cm" ns2:x2="19cm" ns2:y2="16.085cm">
          <ns6:p/>
        </ns3:line>
        <ns3:line ns3:style-name="gr31" ns3:text-style-name="P4" ns3:layer="layout" ns2:x1="1.999cm" ns2:y1="16.085cm" ns2:x2="1.999cm" ns2:y2="13.651cm">
          <ns6:p/>
        </ns3:line>
        <ns3:line ns3:style-name="gr31" ns3:text-style-name="P4" ns3:layer="layout" ns2:x1="19cm" ns2:y1="16.085cm" ns2:x2="19cm" ns2:y2="13.651cm">
          <ns6:p/>
        </ns3:line>
        <ns3:frame ns3:style-name="gr14" ns3:text-style-name="P13" ns3:layer="layout" ns2:width="14.884cm" ns2:height="0.268cm" ns2:x="3.623cm" ns2:y="15.555cm">
          <ns3:text-box>
            <ns6:p ns6:style-name="P2"><ns6:span ns6:style-name="T20">len(parts) &gt;= 2 else np.nan df_geo['region'] = df_geo['locations_name'].apply(extract_region)</ns6:span></ns6:p>
          </ns3:text-box>
        </ns3:frame>
        <ns3:polygon ns3:style-name="gr30" ns3:text-style-name="P24" ns3:layer="layout" ns2:width="17.001cm" ns2:height="2.435cm" ns2:x="1.999cm" ns2:y="17.081cm" ns2:viewBox="0 0 17002 2436" ns3:points="0,0 17002,0 17002,2436 0,2436">
          <ns6:p/>
        </ns3:polygon>
        <ns3:frame ns3:style-name="gr24" ns3:text-style-name="P20" ns3:layer="layout" ns2:width="5.939cm" ns2:height="0.408cm" ns2:x="2.212cm" ns2:y="16.578cm">
          <ns3:text-box>
            <ns6:p ns6:style-name="P2"><ns6:span ns6:style-name="T19">B.3 Distance haversine à la capitale</ns6:span></ns6:p>
          </ns3:text-box>
        </ns3:frame>
        <ns3:frame ns3:style-name="gr14" ns3:text-style-name="P13" ns3:layer="layout" ns2:width="14.244cm" ns2:height="0.268cm" ns2:x="3.623cm" ns2:y="17.434cm">
          <ns3:text-box>
            <ns6:p ns6:style-name="P2"><ns6:span ns6:style-name="T20">OUA_LAT, OUA_LON = 12.37, -1.52 R = 6371 def haversine(lat, lon): dlat = np.radians(lat -</ns6:span></ns6:p>
          </ns3:text-box>
        </ns3:frame>
        <ns3:frame ns3:style-name="gr14" ns3:text-style-name="P13" ns3:layer="layout" ns2:width="15.204cm" ns2:height="0.268cm" ns2:x="3.623cm" ns2:y="17.822cm">
          <ns3:text-box>
            <ns6:p ns6:style-name="P2"><ns6:span ns6:style-name="T20">OUA_LAT) dlon = np.radians(lon - OUA_LON) a = np.sin(dlat/2)**2 + np.cos(np.radians(OUA_LAT)) *</ns6:span></ns6:p>
          </ns3:text-box>
        </ns3:frame>
        <ns3:frame ns3:style-name="gr14" ns3:text-style-name="P13" ns3:layer="layout" ns2:width="13.124cm" ns2:height="0.268cm" ns2:x="3.623cm" ns2:y="18.21cm">
          <ns3:text-box>
            <ns6:p ns6:style-name="P2"><ns6:span ns6:style-name="T20">\ np.cos(np.radians(lat)) * np.sin(dlon/2)**2 return 2 * R * np.arcsin(np.sqrt(a))</ns6:span></ns6:p>
          </ns3:text-box>
        </ns3:frame>
        <ns3:frame ns3:style-name="gr14" ns3:text-style-name="P13" ns3:layer="layout" ns2:width="14.404cm" ns2:height="0.268cm" ns2:x="3.623cm" ns2:y="18.598cm">
          <ns3:text-box>
            <ns6:p ns6:style-name="P2"><ns6:span ns6:style-name="T20">df_geo['dist_capitale'] = haversine(df_geo['latitude'].values, df_geo['longitude'].values)</ns6:span></ns6:p>
          </ns3:text-box>
        </ns3:frame>
        <ns3:line ns3:style-name="gr31" ns3:text-style-name="P4" ns3:layer="layout" ns2:x1="1.999cm" ns2:y1="17.081cm" ns2:x2="19cm" ns2:y2="17.081cm">
          <ns6:p/>
        </ns3:line>
        <ns3:line ns3:style-name="gr31" ns3:text-style-name="P4" ns3:layer="layout" ns2:x1="1.999cm" ns2:y1="19.516cm" ns2:x2="19cm" ns2:y2="19.516cm">
          <ns6:p/>
        </ns3:line>
        <ns3:line ns3:style-name="gr31" ns3:text-style-name="P4" ns3:layer="layout" ns2:x1="1.999cm" ns2:y1="19.516cm" ns2:x2="1.999cm" ns2:y2="17.081cm">
          <ns6:p/>
        </ns3:line>
        <ns3:line ns3:style-name="gr31" ns3:text-style-name="P4" ns3:layer="layout" ns2:x1="19cm" ns2:y1="19.516cm" ns2:x2="19cm" ns2:y2="17.081cm">
          <ns6:p/>
        </ns3:line>
        <ns3:frame ns3:style-name="gr14" ns3:text-style-name="P13" ns3:layer="layout" ns2:width="13.284cm" ns2:height="0.268cm" ns2:x="3.623cm" ns2:y="18.986cm">
          <ns3:text-box>
            <ns6:p ns6:style-name="P2"><ns6:span ns6:style-name="T20">corr = df_geo[['dist_capitale','figure']].corr().iloc[0,1] print(f"r = {corr:.3f}")</ns6:span></ns6:p>
          </ns3:text-box>
        </ns3:frame>
        <ns3:polygon ns3:style-name="gr30" ns3:text-style-name="P24" ns3:layer="layout" ns2:width="17.001cm" ns2:height="2.434cm" ns2:x="1.999cm" ns2:y="20.512cm" ns2:viewBox="0 0 17002 2435" ns3:points="0,0 17002,0 17002,2435 0,2435">
          <ns6:p/>
        </ns3:polygon>
        <ns3:frame ns3:style-name="gr24" ns3:text-style-name="P20" ns3:layer="layout" ns2:width="5.782cm" ns2:height="0.408cm" ns2:x="2.212cm" ns2:y="20.009cm">
          <ns3:text-box>
            <ns6:p ns6:style-name="P2"><ns6:span ns6:style-name="T19">B.4 Régression linéaire (prévision)</ns6:span></ns6:p>
          </ns3:text-box>
        </ns3:frame>
        <ns3:frame ns3:style-name="gr14" ns3:text-style-name="P13" ns3:layer="layout" ns2:width="14.564cm" ns2:height="0.268cm" ns2:x="3.623cm" ns2:y="20.865cm">
          <ns3:text-box>
            <ns6:p ns6:style-name="P2"><ns6:span ns6:style-name="T20">x = np.arange(len(deplac_par_mois)) y = deplac_par_mois.values coeffs = np.polyfit(x, y, 1)</ns6:span></ns6:p>
          </ns3:text-box>
        </ns3:frame>
        <ns3:frame ns3:style-name="gr14" ns3:text-style-name="P13" ns3:layer="layout" ns2:width="13.604cm" ns2:height="0.268cm" ns2:x="3.623cm" ns2:y="21.253cm">
          <ns3:text-box>
            <ns6:p ns6:style-name="P2"><ns6:span ns6:style-name="T20">slope, inter = coeffs y_pred = np.polyval(coeffs, x) r2 = 1 - np.sum((y-y_pred)**2) /</ns6:span></ns6:p>
          </ns3:text-box>
        </ns3:frame>
        <ns3:frame ns3:style-name="gr14" ns3:text-style-name="P13" ns3:layer="layout" ns2:width="14.564cm" ns2:height="0.268cm" ns2:x="3.623cm" ns2:y="21.641cm">
          <ns3:text-box>
            <ns6:p ns6:style-name="P2"><ns6:span ns6:style-name="T20">np.sum((y-y.mean())**2) prevision = slope * len(deplac_par_mois) + inter print(f"Tendance :</ns6:span></ns6:p>
          </ns3:text-box>
        </ns3:frame>
        <ns3:frame ns3:style-name="gr14" ns3:text-style-name="P13" ns3:layer="layout" ns2:width="13.444cm" ns2:height="0.268cm" ns2:x="3.623cm" ns2:y="22.029cm">
          <ns3:text-box>
            <ns6:p ns6:style-name="P2"><ns6:span ns6:style-name="T20">{slope:.0f}/mois | R² = {r2:.3f}") print(f"Prévision mois suivant : {prevision:,.0f}</ns6:span></ns6:p>
          </ns3:text-box>
        </ns3:frame>
        <ns3:line ns3:style-name="gr31" ns3:text-style-name="P4" ns3:layer="layout" ns2:x1="1.999cm" ns2:y1="20.512cm" ns2:x2="19cm" ns2:y2="20.512cm">
          <ns6:p/>
        </ns3:line>
        <ns3:line ns3:style-name="gr31" ns3:text-style-name="P4" ns3:layer="layout" ns2:x1="1.999cm" ns2:y1="22.946cm" ns2:x2="19cm" ns2:y2="22.946cm">
          <ns6:p/>
        </ns3:line>
        <ns3:line ns3:style-name="gr31" ns3:text-style-name="P4" ns3:layer="layout" ns2:x1="1.999cm" ns2:y1="22.946cm" ns2:x2="1.999cm" ns2:y2="20.512cm">
          <ns6:p/>
        </ns3:line>
        <ns3:line ns3:style-name="gr31" ns3:text-style-name="P4" ns3:layer="layout" ns2:x1="19cm" ns2:y1="22.946cm" ns2:x2="19cm" ns2:y2="20.512cm">
          <ns6:p/>
        </ns3:line>
        <ns3:frame ns3:style-name="gr14" ns3:text-style-name="P13" ns3:layer="layout" ns2:width="1.762cm" ns2:height="0.268cm" ns2:x="3.623cm" ns2:y="22.417cm">
          <ns3:text-box>
            <ns6:p ns6:style-name="P2"><ns6:span ns6:style-name="T20">personnes")</ns6:span></ns6:p>
          </ns3:text-box>
        </ns3:frame>
        <ns3:polygon ns3:style-name="gr30" ns3:text-style-name="P24" ns3:layer="layout" ns2:width="17.001cm" ns2:height="2.434cm" ns2:x="1.999cm" ns2:y="23.943cm" ns2:viewBox="0 0 17002 2435" ns3:points="0,0 17002,0 17002,2435 0,2435">
          <ns6:p/>
        </ns3:polygon>
        <ns3:frame ns3:style-name="gr24" ns3:text-style-name="P20" ns3:layer="layout" ns2:width="5.04cm" ns2:height="0.408cm" ns2:x="2.212cm" ns2:y="23.439cm">
          <ns3:text-box>
            <ns6:p ns6:style-name="P2"><ns6:span ns6:style-name="T19">B.5 Export Excel multi-feuilles</ns6:span></ns6:p>
          </ns3:text-box>
        </ns3:frame>
        <ns3:frame ns3:style-name="gr14" ns3:text-style-name="P13" ns3:layer="layout" ns2:width="12.484cm" ns2:height="0.268cm" ns2:x="3.623cm" ns2:y="24.296cm">
          <ns3:text-box>
            <ns6:p ns6:style-name="P2"><ns6:span ns6:style-name="T20">with pd.ExcelWriter('Rapport_Deplacements.xlsx', engine='openpyxl') as writer:</ns6:span></ns6:p>
          </ns3:text-box>
        </ns3:frame>
        <ns3:frame ns3:style-name="gr14" ns3:text-style-name="P13" ns3:layer="layout" ns2:width="14.564cm" ns2:height="0.268cm" ns2:x="3.623cm" ns2:y="24.684cm">
          <ns3:text-box>
            <ns6:p ns6:style-name="P2"><ns6:span ns6:style-name="T20">resume_df.to_excel(writer, sheet_name='Résumé', index=False) resume_region.to_excel(writer,</ns6:span></ns6:p>
          </ns3:text-box>
        </ns3:frame>
        <ns3:frame ns3:style-name="gr14" ns3:text-style-name="P13" ns3:layer="layout" ns2:width="13.764cm" ns2:height="0.268cm" ns2:x="3.623cm" ns2:y="25.072cm">
          <ns3:text-box>
            <ns6:p ns6:style-name="P2"><ns6:span ns6:style-name="T20">sheet_name='Par_Region') hotspots.to_excel(writer, sheet_name='Hotspots', index=False)</ns6:span></ns6:p>
          </ns3:text-box>
        </ns3:frame>
        <ns3:frame ns3:style-name="gr14" ns3:text-style-name="P13" ns3:layer="layout" ns2:width="13.284cm" ns2:height="0.268cm" ns2:x="3.623cm" ns2:y="25.46cm">
          <ns3:text-box>
            <ns6:p ns6:style-name="P2"><ns6:span ns6:style-name="T20">df_geo.sort_values('displacement_date').to_excel( writer, sheet_name='Chronologie',</ns6:span></ns6:p>
          </ns3:text-box>
        </ns3:frame>
        <ns3:line ns3:style-name="gr31" ns3:text-style-name="P4" ns3:layer="layout" ns2:x1="1.999cm" ns2:y1="23.943cm" ns2:x2="19cm" ns2:y2="23.943cm">
          <ns6:p/>
        </ns3:line>
        <ns3:line ns3:style-name="gr31" ns3:text-style-name="P4" ns3:layer="layout" ns2:x1="1.999cm" ns2:y1="26.377cm" ns2:x2="19cm" ns2:y2="26.377cm">
          <ns6:p/>
        </ns3:line>
        <ns3:line ns3:style-name="gr31" ns3:text-style-name="P4" ns3:layer="layout" ns2:x1="1.999cm" ns2:y1="26.377cm" ns2:x2="1.999cm" ns2:y2="23.943cm">
          <ns6:p/>
        </ns3:line>
        <ns3:line ns3:style-name="gr31" ns3:text-style-name="P4" ns3:layer="layout" ns2:x1="19cm" ns2:y1="26.377cm" ns2:x2="19cm" ns2:y2="23.943cm">
          <ns6:p/>
        </ns3:line>
        <ns3:frame ns3:style-name="gr14" ns3:text-style-name="P13" ns3:layer="layout" ns2:width="1.922cm" ns2:height="0.268cm" ns2:x="3.623cm" ns2:y="25.848cm">
          <ns3:text-box>
            <ns6:p ns6:style-name="P2"><ns6:span ns6:style-name="T20">index=False)</ns6:span></ns6:p>
          </ns3:text-box>
        </ns3:frame>
      </ns3:page>
      <ns3:page ns3:name="page15" ns3:style-name="dp1" ns3:master-page-name="master-page3">
        <ns3:polygon ns3:style-name="gr1" ns3:text-style-name="P1" ns3:layer="layout" ns2:width="21cm" ns2:height="0.3cm" ns2:x="0cm" ns2:y="0.599cm" ns2:viewBox="0 0 21001 301" ns3:points="0,0 21001,0 21001,301 0,301">
          <ns6:p/>
        </ns3:polygon>
        <ns3:polygon ns3:style-name="gr1" ns3:text-style-name="P1" ns3:layer="layout" ns2:width="21cm" ns2:height="0.22cm" ns2:x="0cm" ns2:y="28.93cm" ns2:viewBox="0 0 21001 221" ns3:points="0,0 21001,0 21001,221 0,221">
          <ns6:p/>
        </ns3:polygon>
        <ns3:frame ns3:style-name="gr2" ns3:text-style-name="P3" ns3:layer="layout" ns2:width="7.613cm" ns2:height="0.23cm" ns2:x="2cm" ns2:y="29.313cm">
          <ns3:text-box>
            <ns6:p ns6:style-name="P2"><ns6:span ns6:style-name="T7">Rapport REESO | Déplacements forcés | Burkina Faso | FADP-REESO 2026</ns6:span></ns6:p>
          </ns3:text-box>
        </ns3:frame>
        <ns3:frame ns3:style-name="gr2" ns3:text-style-name="P3" ns3:layer="layout" ns2:width="0.854cm" ns2:height="0.23cm" ns2:x="18.146cm" ns2:y="29.313cm">
          <ns3:text-box>
            <ns6:p ns6:style-name="P2"><ns6:span ns6:style-name="T7">Page 15</ns6:span></ns6:p>
          </ns3:text-box>
        </ns3:frame>
        <ns3:polygon ns3:style-name="gr1" ns3:text-style-name="P1" ns3:layer="layout" ns2:width="17.001cm" ns2:height="0.777cm" ns2:x="1.999cm" ns2:y="3.381cm" ns2:viewBox="0 0 17002 778" ns3:points="0,0 17002,0 17002,778 0,778">
          <ns6:p/>
        </ns3:polygon>
        <ns3:polygon ns3:style-name="gr18" ns3:text-style-name="P15" ns3:layer="layout" ns2:width="17.001cm" ns2:height="1.271cm" ns2:x="1.999cm" ns2:y="4.158cm" ns2:viewBox="0 0 17002 1272" ns3:points="0,0 17002,0 17002,1272 0,1272">
          <ns6:p/>
        </ns3:polygon>
        <ns3:polygon ns3:style-name="gr6" ns3:text-style-name="P7" ns3:layer="layout" ns2:width="17.001cm" ns2:height="1.271cm" ns2:x="1.999cm" ns2:y="5.428cm" ns2:viewBox="0 0 17002 1272" ns3:points="0,0 17002,0 17002,1272 0,1272">
          <ns6:p/>
        </ns3:polygon>
        <ns3:polygon ns3:style-name="gr18" ns3:text-style-name="P15" ns3:layer="layout" ns2:width="17.001cm" ns2:height="1.271cm" ns2:x="1.999cm" ns2:y="6.698cm" ns2:viewBox="0 0 17002 1272" ns3:points="0,0 17002,0 17002,1272 0,1272">
          <ns6:p/>
        </ns3:polygon>
        <ns3:polygon ns3:style-name="gr6" ns3:text-style-name="P7" ns3:layer="layout" ns2:width="17.001cm" ns2:height="1.271cm" ns2:x="1.999cm" ns2:y="7.968cm" ns2:viewBox="0 0 17002 1272" ns3:points="0,0 17002,0 17002,1272 0,1272">
          <ns6:p/>
        </ns3:polygon>
        <ns3:frame ns3:style-name="gr16" ns3:text-style-name="P14" ns3:layer="layout" ns2:width="8.638cm" ns2:height="0.391cm" ns2:x="2.212cm" ns2:y="2.817cm">
          <ns3:text-box>
            <ns6:p ns6:style-name="P2"><ns6:span ns6:style-name="T10">Annexe C — Fichiers exportés par le notebook</ns6:span></ns6:p>
          </ns3:text-box>
        </ns3:frame>
        <ns3:frame ns3:style-name="gr10" ns3:text-style-name="P9" ns3:layer="layout" ns2:width="1.099cm" ns2:height="0.336cm" ns2:x="3.951cm" ns2:y="3.614cm">
          <ns3:text-box>
            <ns6:p ns6:style-name="P2"><ns6:span ns6:style-name="T11">Fichier</ns6:span></ns6:p>
          </ns3:text-box>
        </ns3:frame>
        <ns3:frame ns3:style-name="gr10" ns3:text-style-name="P9" ns3:layer="layout" ns2:width="1.135cm" ns2:height="0.336cm" ns2:x="7.932cm" ns2:y="3.614cm">
          <ns3:text-box>
            <ns6:p ns6:style-name="P2"><ns6:span ns6:style-name="T11">Format</ns6:span></ns6:p>
          </ns3:text-box>
        </ns3:frame>
        <ns3:frame ns3:style-name="gr10" ns3:text-style-name="P9" ns3:layer="layout" ns2:width="1.842cm" ns2:height="0.336cm" ns2:x="11.828cm" ns2:y="3.614cm">
          <ns3:text-box>
            <ns6:p ns6:style-name="P2"><ns6:span ns6:style-name="T11">Description</ns6:span></ns6:p>
          </ns3:text-box>
        </ns3:frame>
        <ns3:frame ns3:style-name="gr10" ns3:text-style-name="P9" ns3:layer="layout" ns2:width="1.006cm" ns2:height="0.336cm" ns2:x="16.747cm" ns2:y="3.614cm">
          <ns3:text-box>
            <ns6:p ns6:style-name="P2"><ns6:span ns6:style-name="T11">Usage</ns6:span></ns6:p>
          </ns3:text-box>
        </ns3:frame>
        <ns3:frame ns3:style-name="gr10" ns3:text-style-name="P9" ns3:layer="layout" ns2:width="4.184cm" ns2:height="0.336cm" ns2:x="2.212cm" ns2:y="4.637cm">
          <ns3:text-box>
            <ns6:p ns6:style-name="P2"><ns6:span ns6:style-name="T6">Rapport_Deplacements.xlsx</ns6:span></ns6:p>
          </ns3:text-box>
        </ns3:frame>
        <ns3:frame ns3:style-name="gr10" ns3:text-style-name="P9" ns3:layer="layout" ns2:width="1.804cm" ns2:height="0.336cm" ns2:x="7.212cm" ns2:y="4.637cm">
          <ns3:text-box>
            <ns6:p ns6:style-name="P2"><ns6:span ns6:style-name="T6">Excel (.xlsx)</ns6:span></ns6:p>
          </ns3:text-box>
        </ns3:frame>
        <ns3:frame ns3:style-name="gr10" ns3:text-style-name="P9" ns3:layer="layout" ns2:width="4.89cm" ns2:height="0.336cm" ns2:x="10.212cm" ns2:y="4.39cm">
          <ns3:text-box>
            <ns6:p ns6:style-name="P2"><ns6:span ns6:style-name="T6">4 feuilles : Résumé, Par_Region,</ns6:span></ns6:p>
          </ns3:text-box>
        </ns3:frame>
        <ns3:frame ns3:style-name="gr10" ns3:text-style-name="P9" ns3:layer="layout" ns2:width="3.311cm" ns2:height="0.336cm" ns2:x="10.212cm" ns2:y="4.884cm">
          <ns3:text-box>
            <ns6:p ns6:style-name="P2"><ns6:span ns6:style-name="T6">Hotspots, Chronologie</ns6:span></ns6:p>
          </ns3:text-box>
        </ns3:frame>
        <ns3:frame ns3:style-name="gr10" ns3:text-style-name="P9" ns3:layer="layout" ns2:width="2.549cm" ns2:height="0.336cm" ns2:x="15.712cm" ns2:y="4.637cm">
          <ns3:text-box>
            <ns6:p ns6:style-name="P2"><ns6:span ns6:style-name="T6">Analyse avancée</ns6:span></ns6:p>
          </ns3:text-box>
        </ns3:frame>
        <ns3:frame ns3:style-name="gr10" ns3:text-style-name="P9" ns3:layer="layout" ns2:width="2.623cm" ns2:height="0.336cm" ns2:x="2.212cm" ns2:y="5.907cm">
          <ns3:text-box>
            <ns6:p ns6:style-name="P2"><ns6:span ns6:style-name="T6">hotspots_SIG.csv</ns6:span></ns6:p>
          </ns3:text-box>
        </ns3:frame>
        <ns3:frame ns3:style-name="gr10" ns3:text-style-name="P9" ns3:layer="layout" ns2:width="0.69cm" ns2:height="0.336cm" ns2:x="7.212cm" ns2:y="5.907cm">
          <ns3:text-box>
            <ns6:p ns6:style-name="P2"><ns6:span ns6:style-name="T6">CSV</ns6:span></ns6:p>
          </ns3:text-box>
        </ns3:frame>
        <ns3:frame ns3:style-name="gr10" ns3:text-style-name="P9" ns3:layer="layout" ns2:width="2.103cm" ns2:height="0.336cm" ns2:x="10.212cm" ns2:y="5.66cm">
          <ns3:text-box>
            <ns6:p ns6:style-name="P2"><ns6:span ns6:style-name="T6">Coordonnées </ns6:span></ns6:p>
          </ns3:text-box>
        </ns3:frame>
        <ns3:frame ns3:style-name="gr10" ns3:text-style-name="P9" ns3:layer="layout" ns2:width="0.374cm" ns2:height="0.336cm" ns2:x="12.561cm" ns2:y="5.66cm">
          <ns3:text-box>
            <ns6:p ns6:style-name="P2"><ns6:span ns6:style-name="T6">et </ns6:span></ns6:p>
          </ns3:text-box>
        </ns3:frame>
        <ns3:frame ns3:style-name="gr10" ns3:text-style-name="P9" ns3:layer="layout" ns2:width="0.801cm" ns2:height="0.336cm" ns2:x="13.178cm" ns2:y="5.66cm">
          <ns3:text-box>
            <ns6:p ns6:style-name="P2"><ns6:span ns6:style-name="T6">stats </ns6:span></ns6:p>
          </ns3:text-box>
        </ns3:frame>
        <ns3:frame ns3:style-name="gr10" ns3:text-style-name="P9" ns3:layer="layout" ns2:width="0.634cm" ns2:height="0.336cm" ns2:x="14.224cm" ns2:y="5.66cm">
          <ns3:text-box>
            <ns6:p ns6:style-name="P2"><ns6:span ns6:style-name="T6">des </ns6:span></ns6:p>
          </ns3:text-box>
        </ns3:frame>
        <ns3:frame ns3:style-name="gr10" ns3:text-style-name="P9" ns3:layer="layout" ns2:width="0.334cm" ns2:height="0.336cm" ns2:x="15.102cm" ns2:y="5.66cm">
          <ns3:text-box>
            <ns6:p ns6:style-name="P2"><ns6:span ns6:style-name="T6">2</ns6:span></ns6:p>
          </ns3:text-box>
        </ns3:frame>
        <ns3:frame ns3:style-name="gr10" ns3:text-style-name="P9" ns3:layer="layout" ns2:width="1.266cm" ns2:height="0.336cm" ns2:x="10.212cm" ns2:y="6.154cm">
          <ns3:text-box>
            <ns6:p ns6:style-name="P2"><ns6:span ns6:style-name="T6">hotspots</ns6:span></ns6:p>
          </ns3:text-box>
        </ns3:frame>
        <ns3:frame ns3:style-name="gr10" ns3:text-style-name="P9" ns3:layer="layout" ns2:width="2.195cm" ns2:height="0.336cm" ns2:x="15.712cm" ns2:y="5.907cm">
          <ns3:text-box>
            <ns6:p ns6:style-name="P2"><ns6:span ns6:style-name="T6">ArcGIS / QGIS</ns6:span></ns6:p>
          </ns3:text-box>
        </ns3:frame>
        <ns3:frame ns3:style-name="gr10" ns3:text-style-name="P9" ns3:layer="layout" ns2:width="3.98cm" ns2:height="0.336cm" ns2:x="2.212cm" ns2:y="7.177cm">
          <ns3:text-box>
            <ns6:p ns6:style-name="P2"><ns6:span ns6:style-name="T6">rapport_deplacements.png</ns6:span></ns6:p>
          </ns3:text-box>
        </ns3:frame>
        <ns3:frame ns3:style-name="gr10" ns3:text-style-name="P9" ns3:layer="layout" ns2:width="1.917cm" ns2:height="0.336cm" ns2:x="7.212cm" ns2:y="7.177cm">
          <ns3:text-box>
            <ns6:p ns6:style-name="P2"><ns6:span ns6:style-name="T6">PNG 150 dpi</ns6:span></ns6:p>
          </ns3:text-box>
        </ns3:frame>
        <ns3:frame ns3:style-name="gr10" ns3:text-style-name="P9" ns3:layer="layout" ns2:width="4.947cm" ns2:height="0.336cm" ns2:x="10.212cm" ns2:y="6.93cm">
          <ns3:text-box>
            <ns6:p ns6:style-name="P2"><ns6:span ns6:style-name="T6">Dashboard 4 graphiques (subplot</ns6:span></ns6:p>
          </ns3:text-box>
        </ns3:frame>
        <ns3:frame ns3:style-name="gr10" ns3:text-style-name="P9" ns3:layer="layout" ns2:width="0.681cm" ns2:height="0.336cm" ns2:x="10.212cm" ns2:y="7.424cm">
          <ns3:text-box>
            <ns6:p ns6:style-name="P2"><ns6:span ns6:style-name="T6">2×2)</ns6:span></ns6:p>
          </ns3:text-box>
        </ns3:frame>
        <ns3:frame ns3:style-name="gr10" ns3:text-style-name="P9" ns3:layer="layout" ns2:width="1.972cm" ns2:height="0.336cm" ns2:x="15.712cm" ns2:y="6.93cm">
          <ns3:text-box>
            <ns6:p ns6:style-name="P2"><ns6:span ns6:style-name="T6">Présentation </ns6:span></ns6:p>
          </ns3:text-box>
        </ns3:frame>
        <ns3:frame ns3:style-name="gr10" ns3:text-style-name="P9" ns3:layer="layout" ns2:width="0.334cm" ns2:height="0.336cm" ns2:x="18.695cm" ns2:y="6.93cm">
          <ns3:text-box>
            <ns6:p ns6:style-name="P2"><ns6:span ns6:style-name="T6">/</ns6:span></ns6:p>
          </ns3:text-box>
        </ns3:frame>
        <ns3:frame ns3:style-name="gr10" ns3:text-style-name="P9" ns3:layer="layout" ns2:width="1.061cm" ns2:height="0.336cm" ns2:x="15.712cm" ns2:y="7.424cm">
          <ns3:text-box>
            <ns6:p ns6:style-name="P2"><ns6:span ns6:style-name="T6">rapport</ns6:span></ns6:p>
          </ns3:text-box>
        </ns3:frame>
        <ns3:frame ns3:style-name="gr10" ns3:text-style-name="P9" ns3:layer="layout" ns2:width="3.887cm" ns2:height="0.336cm" ns2:x="2.212cm" ns2:y="8.447cm">
          <ns3:text-box>
            <ns6:p ns6:style-name="P2"><ns6:span ns6:style-name="T6">rapport_deplacements.md</ns6:span></ns6:p>
          </ns3:text-box>
        </ns3:frame>
        <ns3:frame ns3:style-name="gr10" ns3:text-style-name="P9" ns3:layer="layout" ns2:width="1.544cm" ns2:height="0.336cm" ns2:x="7.212cm" ns2:y="8.447cm">
          <ns3:text-box>
            <ns6:p ns6:style-name="P2"><ns6:span ns6:style-name="T6">Markdown</ns6:span></ns6:p>
          </ns3:text-box>
        </ns3:frame>
        <ns3:frame ns3:style-name="gr10" ns3:text-style-name="P9" ns3:layer="layout" ns2:width="4.408cm" ns2:height="0.336cm" ns2:x="10.212cm" ns2:y="8.447cm">
          <ns3:text-box>
            <ns6:p ns6:style-name="P2"><ns6:span ns6:style-name="T6">Synthèse rapide pour partage</ns6:span></ns6:p>
          </ns3:text-box>
        </ns3:frame>
        <ns3:frame ns3:style-name="gr10" ns3:text-style-name="P9" ns3:layer="layout" ns2:width="2.418cm" ns2:height="0.336cm" ns2:x="15.712cm" ns2:y="8.2cm">
          <ns3:text-box>
            <ns6:p ns6:style-name="P2"><ns6:span ns6:style-name="T6">Communication </ns6:span></ns6:p>
          </ns3:text-box>
        </ns3:frame>
        <ns3:frame ns3:style-name="gr10" ns3:text-style-name="P9" ns3:layer="layout" ns2:width="0.374cm" ns2:height="0.336cm" ns2:x="18.416cm" ns2:y="8.2cm">
          <ns3:text-box>
            <ns6:p ns6:style-name="P2"><ns6:span ns6:style-name="T6">en</ns6:span></ns6:p>
          </ns3:text-box>
        </ns3:frame>
        <ns3:line ns3:style-name="gr9" ns3:text-style-name="P4" ns3:layer="layout" ns2:x1="1.999cm" ns2:y1="3.381cm" ns2:x2="19cm" ns2:y2="3.381cm">
          <ns6:p/>
        </ns3:line>
        <ns3:line ns3:style-name="gr9" ns3:text-style-name="P4" ns3:layer="layout" ns2:x1="1.999cm" ns2:y1="9.238cm" ns2:x2="19cm" ns2:y2="9.238cm">
          <ns6:p/>
        </ns3:line>
        <ns3:line ns3:style-name="gr9" ns3:text-style-name="P4" ns3:layer="layout" ns2:x1="1.999cm" ns2:y1="9.238cm" ns2:x2="1.999cm" ns2:y2="3.381cm">
          <ns6:p/>
        </ns3:line>
        <ns3:line ns3:style-name="gr9" ns3:text-style-name="P4" ns3:layer="layout" ns2:x1="19cm" ns2:y1="9.238cm" ns2:x2="19cm" ns2:y2="3.381cm">
          <ns6:p/>
        </ns3:line>
        <ns3:line ns3:style-name="gr8" ns3:text-style-name="P4" ns3:layer="layout" ns2:x1="1.999cm" ns2:y1="4.158cm" ns2:x2="19cm" ns2:y2="4.158cm">
          <ns6:p/>
        </ns3:line>
        <ns3:line ns3:style-name="gr8" ns3:text-style-name="P4" ns3:layer="layout" ns2:x1="1.999cm" ns2:y1="5.428cm" ns2:x2="19cm" ns2:y2="5.428cm">
          <ns6:p/>
        </ns3:line>
        <ns3:line ns3:style-name="gr8" ns3:text-style-name="P4" ns3:layer="layout" ns2:x1="1.999cm" ns2:y1="6.698cm" ns2:x2="19cm" ns2:y2="6.698cm">
          <ns6:p/>
        </ns3:line>
        <ns3:line ns3:style-name="gr8" ns3:text-style-name="P4" ns3:layer="layout" ns2:x1="1.999cm" ns2:y1="7.968cm" ns2:x2="19cm" ns2:y2="7.968cm">
          <ns6:p/>
        </ns3:line>
        <ns3:line ns3:style-name="gr8" ns3:text-style-name="P4" ns3:layer="layout" ns2:x1="7cm" ns2:y1="9.238cm" ns2:x2="7cm" ns2:y2="3.381cm">
          <ns6:p/>
        </ns3:line>
        <ns3:line ns3:style-name="gr8" ns3:text-style-name="P4" ns3:layer="layout" ns2:x1="10cm" ns2:y1="9.238cm" ns2:x2="10cm" ns2:y2="3.381cm">
          <ns6:p/>
        </ns3:line>
        <ns3:line ns3:style-name="gr8" ns3:text-style-name="P4" ns3:layer="layout" ns2:x1="15.5cm" ns2:y1="9.238cm" ns2:x2="15.5cm" ns2:y2="3.381cm">
          <ns6:p/>
        </ns3:line>
        <ns3:polygon ns3:style-name="gr6" ns3:text-style-name="P7" ns3:layer="layout" ns2:width="17.001cm" ns2:height="2.364cm" ns2:x="1.999cm" ns2:y="9.738cm" ns2:viewBox="0 0 17002 2365" ns3:points="0,0 17002,0 17002,2365 0,2365">
          <ns6:p/>
        </ns3:polygon>
        <ns3:frame ns3:style-name="gr3" ns3:text-style-name="P4" ns3:layer="layout" ns2:width="1.799cm" ns2:height="1.799cm" ns2:x="2.353cm" ns2:y="10.02cm">
          <ns3:image ns7:href="Pictures/10000000000000C8000000C8AF795E63.jpg" ns7:type="simple" ns7:show="embed" ns7:actuate="onLoad" ns3:mime-type="image/jpeg">
            <ns6:p/>
          </ns3:image>
        </ns3:frame>
        <ns3:frame ns3:style-name="gr10" ns3:text-style-name="P9" ns3:layer="layout" ns2:width="0.708cm" ns2:height="0.336cm" ns2:x="15.712cm" ns2:y="8.694cm">
          <ns3:text-box>
            <ns6:p ns6:style-name="P2"><ns6:span ns6:style-name="T6">ligne</ns6:span></ns6:p>
          </ns3:text-box>
        </ns3:frame>
        <ns3:frame ns3:style-name="gr19" ns3:text-style-name="P16" ns3:layer="layout" ns2:width="10.486cm" ns2:height="0.285cm" ns2:x="4.853cm" ns2:y="10.573cm">
          <ns3:text-box>
            <ns6:p ns6:style-name="P2"><ns6:span ns6:style-name="T21">Rapport finalisée le 07/04/2026 dans le cadre du Projet Final </ns6:span><ns6:span ns6:style-name="T22">FADP / REESO 2026 </ns6:span></ns6:p>
          </ns3:text-box>
        </ns3:frame>
        <ns3:line ns3:style-name="gr25" ns3:text-style-name="P4" ns3:layer="layout" ns2:x1="1.999cm" ns2:y1="9.738cm" ns2:x2="19cm" ns2:y2="9.738cm">
          <ns6:p/>
        </ns3:line>
        <ns3:line ns3:style-name="gr25" ns3:text-style-name="P4" ns3:layer="layout" ns2:x1="1.999cm" ns2:y1="12.102cm" ns2:x2="19cm" ns2:y2="12.102cm">
          <ns6:p/>
        </ns3:line>
        <ns3:line ns3:style-name="gr25" ns3:text-style-name="P4" ns3:layer="layout" ns2:x1="1.999cm" ns2:y1="12.102cm" ns2:x2="1.999cm" ns2:y2="9.738cm">
          <ns6:p/>
        </ns3:line>
        <ns3:line ns3:style-name="gr25" ns3:text-style-name="P4" ns3:layer="layout" ns2:x1="19cm" ns2:y1="12.102cm" ns2:x2="19cm" ns2:y2="9.738cm">
          <ns6:p/>
        </ns3:line>
        <ns3:frame ns3:style-name="gr19" ns3:text-style-name="P16" ns3:layer="layout" ns2:width="3.707cm" ns2:height="0.285cm" ns2:x="4.853cm" ns2:y="10.997cm">
          <ns3:text-box>
            <ns6:p ns6:style-name="P2"><ns6:span ns6:style-name="T21">Ouagadougou, Burkina Faso.</ns6:span></ns6:p>
          </ns3:text-box>
        </ns3:frame>
      </ns3:page>
    </ns0:drawing>
  </ns0:body>
</ns0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ns0:document-meta xmlns:dc="http://purl.org/dc/elements/1.1/" xmlns:ns0="urn:oasis:names:tc:opendocument:xmlns:office:1.0" xmlns:ns2="urn:oasis:names:tc:opendocument:xmlns:meta:1.0" ns0:version="1.4">
  <ns0:meta>
    <dc:title>rapport_REESO — TP-02 Déplacements forcés (Burkina Faso)</dc:title>
    <dc:date>2026-04-09T10:31:41.634638016</dc:date>
    <ns2:editing-duration>P1DT2H7M1S</ns2:editing-duration>
    <ns2:editing-cycles>2</ns2:editing-cycles>
    <ns2:generator>LibreOffice/25.8.6.2$Linux_X86_64 LibreOffice_project/a46b460d1686bb49c718d2ef5f88b83ff2dc4981</ns2:generator>
    <ns2:print-date>2026-04-07T11:26:55.021132964</ns2:print-date>
    <ns2:printed-by>Fichiers PDF</ns2:printed-by>
    <ns2:document-statistic ns2:object-count="937"/>
  </ns0:meta>
</ns0:document-meta>
</file>